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7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INTERFAZ" table:style-name="ta1">
        <table:shapes>
          <draw:frame draw:z-index="0" draw:style-name="gr1" draw:text-style-name="P1" svg:width="6.2988in" svg:height="3.5429in" svg:x="5.3228in" svg:y="0.1783in">
            <draw:object draw:notify-on-update-of-ranges="OPERATIVO.F3:OPERATIVO.F302 OPERATIVO.C3:OPERATIVO.C302 OPERATIVO.F3:OPERATIVO.F302 OPERATIVO.D3:OPERATIVO.D302 OPERATIVO.F3:OPERATIVO.F302 OPERATIVO.E3:OPERATIVO.E302 OPERATIVO.K3:OPERATIVO.K12 OPERATIVO.L3:OPERATIVO.L12 OPERATIVO.K3:OPERATIVO.K12 OPERATIVO.M3:OPERATIVO.M12 OPERATIVO.K3:OPERATIVO.K12 OPERATIVO.N3:OPERATIVO.N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k1</text:p>
          </table:table-cell>
          <table:table-cell table:style-name="ce1" office:value-type="string" calcext:value-type="string">
            <text:p>k2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Error</text:p>
          </table:table-cell>
        </table:table-row>
        <table:table-row table:style-name="ro1">
          <table:table-cell table:style-name="ce2" office:value-type="float" office:value="0.15" calcext:value-type="float">
            <text:p>0.1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formula="of:=[.C3]/[.B3]" office:value-type="float" office:value="1" calcext:value-type="float">
            <text:p>1</text:p>
          </table:table-cell>
          <table:table-cell table:style-name="ce3" table:formula="of:=SQRT(SUM([OPERATIVO.Q4:.S12]))" office:value-type="float" office:value="0.0322334039356971" calcext:value-type="float">
            <text:p>0.0322334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ambiar valor de k2, presionar F9 y anotar error obtenido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petir hasta minimizar el error.</text:p>
          </table:table-cell>
          <table:table-cell table:number-columns-repeated="4"/>
        </table:table-row>
      </table:table>
      <table:table table:name="OPERATIVO" table:style-name="ta1">
        <table:table-column table:style-name="co1" table:number-columns-repeated="19" table:default-cell-style-name="Default"/>
        <table:table-row table:style-name="ro1">
          <table:table-cell table:number-columns-repeated="2"/>
          <table:table-cell table:style-name="ce5" office:value-type="string" calcext:value-type="string" table:number-columns-spanned="7" table:number-rows-spanned="1">
            <text:p>Simulacion por Incrementos</text:p>
          </table:table-cell>
          <table:covered-table-cell table:number-columns-repeated="6"/>
          <table:table-cell/>
          <table:table-cell table:style-name="ce5" office:value-type="string" calcext:value-type="string" table:number-columns-spanned="5" table:number-rows-spanned="1">
            <text:p>Concentraciones Experimentales</text:p>
          </table:table-cell>
          <table:covered-table-cell table:number-columns-repeated="4"/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K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XP</text:p>
          </table:table-cell>
          <table:table-cell table:style-name="ce1" office:value-type="string" calcext:value-type="string">
            <text:p>P2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Dx2</text:p>
          </table:table-cell>
          <table:table-cell table:style-name="ce1" office:value-type="string" calcext:value-type="string">
            <text:p>Dp2</text:p>
          </table:table-cell>
          <table:table-cell table:style-name="ce1" office:value-type="string" calcext:value-type="string">
            <text:p>Dr</text:p>
          </table:table-cell>
          <table:table-cell/>
          <table:table-cell table:style-name="ce1" office:value-type="string" calcext:value-type="string">
            <text:p>Rcon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XP</text:p>
          </table:table-cell>
          <table:table-cell table:style-name="ce1" office:value-type="string" calcext:value-type="string">
            <text:p>P2</text:p>
          </table:table-cell>
          <table:table-cell table:style-name="ce1" office:value-type="string" calcext:value-type="string">
            <text:p>R</text:p>
          </table:table-cell>
          <table:table-cell/>
          <table:table-cell table:style-name="ce9" office:value-type="string" calcext:value-type="string" table:number-columns-spanned="3" table:number-rows-spanned="1">
            <text:p>Errores</text:p>
          </table:table-cell>
          <table:covered-table-cell table:number-columns-repeated="2" table:style-name="ce10"/>
        </table:table-row>
        <table:table-row table:style-name="ro1">
          <table:table-cell/>
          <table:table-cell table:formula="of:=[INTERFAZ.D3]" office:value-type="float" office:value="1" calcext:value-type="float">
            <text:p>1</text:p>
          </table:table-cell>
          <table:table-cell table:formula="of:=[INTERFAZ.A3]" office:value-type="float" office:value="0.15" calcext:value-type="float">
            <text:p>0.1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I3]*(-1)*[.C3]/([.C3]+[.$B$3]*[.D3])" office:value-type="float" office:value="-0.001" calcext:value-type="float">
            <text:p>-0.001</text:p>
          </table:table-cell>
          <table:table-cell table:formula="of:=[.I3]*[.D3]/([.C3]/[.$B$3]+[.D3])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/>
          <table:table-cell table:style-name="ce7" table:formula="of:=0.3-[.O3]" office:value-type="float" office:value="0" calcext:value-type="float">
            <text:p>0.000</text:p>
          </table:table-cell>
          <table:table-cell table:style-name="ce7" office:value-type="float" office:value="0.15" calcext:value-type="float">
            <text:p>0.150</text:p>
          </table:table-cell>
          <table:table-cell table:number-columns-repeated="2" table:style-name="ce7" office:value-type="float" office:value="0" calcext:value-type="float">
            <text:p>0.000</text:p>
          </table:table-cell>
          <table:table-cell table:style-name="ce7" office:value-type="float" office:value="0.3" calcext:value-type="float">
            <text:p>0.300</text:p>
          </table:table-cell>
          <table:table-cell/>
          <table:table-cell table:style-name="ce1" office:value-type="string" calcext:value-type="string">
            <text:p>eX2</text:p>
          </table:table-cell>
          <table:table-cell table:style-name="ce1" office:value-type="string" calcext:value-type="string">
            <text:p>eXP</text:p>
          </table:table-cell>
          <table:table-cell table:style-name="ce1" office:value-type="string" calcext:value-type="string">
            <text:p>eP2</text:p>
          </table:table-cell>
        </table:table-row>
        <table:table-row table:style-name="ro1">
          <table:table-cell table:number-columns-repeated="2"/>
          <table:table-cell table:formula="of:=[.C3]+[.G3]" office:value-type="float" office:value="0.149" calcext:value-type="float">
            <text:p>0.149</text:p>
          </table:table-cell>
          <table:table-cell table:formula="of:=[.D3]-[.G3]-[.H3]" office:value-type="float" office:value="0.001" calcext:value-type="float">
            <text:p>0.001</text:p>
          </table:table-cell>
          <table:table-cell table:formula="of:=[.E3]+[.H3]" office:value-type="float" office:value="0" calcext:value-type="float">
            <text:p>0</text:p>
          </table:table-cell>
          <table:table-cell table:formula="of:=[.F3]+[.I3]" office:value-type="float" office:value="0.001" calcext:value-type="float">
            <text:p>0.001</text:p>
          </table:table-cell>
          <table:table-cell table:formula="of:=[.I4]*(-1)*[.C4]/([.C4]+[.$B$3]*[.D4])" office:value-type="float" office:value="-0.000993333333333333" calcext:value-type="float">
            <text:p>-0.0009933333</text:p>
          </table:table-cell>
          <table:table-cell table:formula="of:=[.I4]*[.D4]/([.C4]/[.$B$3]+[.D4])" office:value-type="float" office:value="0.00000666666666666667" calcext:value-type="float">
            <text:p>6.66666666666667E-006</text:p>
          </table:table-cell>
          <table:table-cell table:formula="of:=[.H3]-[.G3]" office:value-type="float" office:value="0.001" calcext:value-type="float">
            <text:p>0.001</text:p>
          </table:table-cell>
          <table:table-cell/>
          <table:table-cell table:style-name="ce7" table:formula="of:=0.3-[.O4]" office:value-type="float" office:value="0.033" calcext:value-type="float">
            <text:p>0.033</text:p>
          </table:table-cell>
          <table:table-cell table:style-name="ce7" office:value-type="float" office:value="0.121" calcext:value-type="float">
            <text:p>0.121</text:p>
          </table:table-cell>
          <table:table-cell table:style-name="ce7" office:value-type="float" office:value="0.027" calcext:value-type="float">
            <text:p>0.027</text:p>
          </table:table-cell>
          <table:table-cell table:style-name="ce7" office:value-type="float" office:value="0.003" calcext:value-type="float">
            <text:p>0.003</text:p>
          </table:table-cell>
          <table:table-cell table:style-name="ce7" office:value-type="float" office:value="0.267" calcext:value-type="float">
            <text:p>0.267</text:p>
          </table:table-cell>
          <table:table-cell/>
          <table:table-cell table:formula="of:=POWER([.L4]-[.C36];2)" office:value-type="float" office:value="0.000000794736895564787" calcext:value-type="float">
            <text:p>7.94736895564787E-007</text:p>
          </table:table-cell>
          <table:table-cell table:formula="of:=POWER([.M4]-[.D36];2)" office:value-type="float" office:value="0.0000000471062130090878" calcext:value-type="float">
            <text:p>4.71062130090878E-008</text:p>
          </table:table-cell>
          <table:table-cell table:formula="of:=POWER([.N4]-[.E36];2)" office:value-type="float" office:value="0.0000000117765532522738" calcext:value-type="float">
            <text:p>1.17765532522738E-008</text:p>
          </table:table-cell>
        </table:table-row>
        <table:table-row table:style-name="ro1">
          <table:table-cell table:number-columns-repeated="2"/>
          <table:table-cell table:formula="of:=[.C4]+[.G4]" office:value-type="float" office:value="0.148006666666667" calcext:value-type="float">
            <text:p>0.1480066667</text:p>
          </table:table-cell>
          <table:table-cell table:formula="of:=[.D4]-[.G4]-[.H4]" office:value-type="float" office:value="0.00198666666666667" calcext:value-type="float">
            <text:p>0.0019866667</text:p>
          </table:table-cell>
          <table:table-cell table:formula="of:=[.E4]+[.H4]" office:value-type="float" office:value="0.00000666666666666667" calcext:value-type="float">
            <text:p>6.66666666666667E-006</text:p>
          </table:table-cell>
          <table:table-cell table:formula="of:=[.F4]+[.I4]" office:value-type="float" office:value="0.002" calcext:value-type="float">
            <text:p>0.002</text:p>
          </table:table-cell>
          <table:table-cell table:formula="of:=[.I5]*(-1)*[.C5]/([.C5]+[.$B$3]*[.D5])" office:value-type="float" office:value="-0.000986754966887417" calcext:value-type="float">
            <text:p>-0.000986755</text:p>
          </table:table-cell>
          <table:table-cell table:formula="of:=[.I5]*[.D5]/([.C5]/[.$B$3]+[.D5])" office:value-type="float" office:value="0.0000132450331125828" calcext:value-type="float">
            <text:p>0.000013245</text:p>
          </table:table-cell>
          <table:table-cell table:formula="of:=[.H4]-[.G4]" office:value-type="float" office:value="0.001" calcext:value-type="float">
            <text:p>0.001</text:p>
          </table:table-cell>
          <table:table-cell/>
          <table:table-cell table:style-name="ce7" table:formula="of:=0.3-[.O5]" office:value-type="float" office:value="0.0890000000000001" calcext:value-type="float">
            <text:p>0.089</text:p>
          </table:table-cell>
          <table:table-cell table:style-name="ce7" office:value-type="float" office:value="0.087" calcext:value-type="float">
            <text:p>0.087</text:p>
          </table:table-cell>
          <table:table-cell table:style-name="ce7" office:value-type="float" office:value="0.038" calcext:value-type="float">
            <text:p>0.038</text:p>
          </table:table-cell>
          <table:table-cell table:style-name="ce7" office:value-type="float" office:value="0.026" calcext:value-type="float">
            <text:p>0.026</text:p>
          </table:table-cell>
          <table:table-cell table:style-name="ce7" office:value-type="float" office:value="0.211" calcext:value-type="float">
            <text:p>0.211</text:p>
          </table:table-cell>
          <table:table-cell/>
          <table:table-cell table:formula="of:=POWER([.L5]-[.C92];2)" office:value-type="float" office:value="0.0000445067964030087" calcext:value-type="float">
            <text:p>4.45067964030087E-005</text:p>
          </table:table-cell>
          <table:table-cell table:formula="of:=POWER([.M5]-[.D92];2)" office:value-type="float" office:value="0.000152341819913808" calcext:value-type="float">
            <text:p>0.0001523418</text:p>
          </table:table-cell>
          <table:table-cell table:formula="of:=POWER([.N5]-[.E92];2)" office:value-type="float" office:value="0.0000445067964030087" calcext:value-type="float">
            <text:p>4.45067964030087E-005</text:p>
          </table:table-cell>
        </table:table-row>
        <table:table-row table:style-name="ro1">
          <table:table-cell table:number-columns-repeated="2"/>
          <table:table-cell table:formula="of:=[.C5]+[.G5]" office:value-type="float" office:value="0.147019911699779" calcext:value-type="float">
            <text:p>0.1470199117</text:p>
          </table:table-cell>
          <table:table-cell table:formula="of:=[.D5]-[.G5]-[.H5]" office:value-type="float" office:value="0.0029601766004415" calcext:value-type="float">
            <text:p>0.0029601766</text:p>
          </table:table-cell>
          <table:table-cell table:formula="of:=[.E5]+[.H5]" office:value-type="float" office:value="0.0000199116997792494" calcext:value-type="float">
            <text:p>1.99116997792494E-005</text:p>
          </table:table-cell>
          <table:table-cell table:formula="of:=[.F5]+[.I5]" office:value-type="float" office:value="0.003" calcext:value-type="float">
            <text:p>0.003</text:p>
          </table:table-cell>
          <table:table-cell table:formula="of:=[.I6]*(-1)*[.C6]/([.C6]+[.$B$3]*[.D6])" office:value-type="float" office:value="-0.000980262869331588" calcext:value-type="float">
            <text:p>-0.0009802629</text:p>
          </table:table-cell>
          <table:table-cell table:formula="of:=[.I6]*[.D6]/([.C6]/[.$B$3]+[.D6])" office:value-type="float" office:value="0.0000197371306684125" calcext:value-type="float">
            <text:p>1.97371306684125E-005</text:p>
          </table:table-cell>
          <table:table-cell table:formula="of:=[.H5]-[.G5]" office:value-type="float" office:value="0.001" calcext:value-type="float">
            <text:p>0.001</text:p>
          </table:table-cell>
          <table:table-cell/>
          <table:table-cell table:style-name="ce7" table:formula="of:=0.3-[.O6]" office:value-type="float" office:value="0.11" calcext:value-type="float">
            <text:p>0.110</text:p>
          </table:table-cell>
          <table:table-cell table:style-name="ce7" office:value-type="float" office:value="0.072" calcext:value-type="float">
            <text:p>0.072</text:p>
          </table:table-cell>
          <table:table-cell table:style-name="ce7" office:value-type="float" office:value="0.046" calcext:value-type="float">
            <text:p>0.046</text:p>
          </table:table-cell>
          <table:table-cell table:style-name="ce7" office:value-type="float" office:value="0.032" calcext:value-type="float">
            <text:p>0.032</text:p>
          </table:table-cell>
          <table:table-cell table:style-name="ce7" office:value-type="float" office:value="0.19" calcext:value-type="float">
            <text:p>0.190</text:p>
          </table:table-cell>
          <table:table-cell/>
          <table:table-cell table:formula="of:=POWER([.L6]-[.C113];2)" office:value-type="float" office:value="0.0000159613331153787" calcext:value-type="float">
            <text:p>1.59613331153787E-005</text:p>
          </table:table-cell>
          <table:table-cell table:formula="of:=POWER([.M6]-[.D113];2)" office:value-type="float" office:value="0.0000638453324615154" calcext:value-type="float">
            <text:p>6.38453324615154E-005</text:p>
          </table:table-cell>
          <table:table-cell table:formula="of:=POWER([.N6]-[.E113];2)" office:value-type="float" office:value="0.0000159613331153787" calcext:value-type="float">
            <text:p>1.59613331153787E-005</text:p>
          </table:table-cell>
        </table:table-row>
        <table:table-row table:style-name="ro1">
          <table:table-cell table:number-columns-repeated="2"/>
          <table:table-cell table:formula="of:=[.C6]+[.G6]" office:value-type="float" office:value="0.146039648830448" calcext:value-type="float">
            <text:p>0.1460396488</text:p>
          </table:table-cell>
          <table:table-cell table:formula="of:=[.D6]-[.G6]-[.H6]" office:value-type="float" office:value="0.00392070233910468" calcext:value-type="float">
            <text:p>0.0039207023</text:p>
          </table:table-cell>
          <table:table-cell table:formula="of:=[.E6]+[.H6]" office:value-type="float" office:value="0.0000396488304476619" calcext:value-type="float">
            <text:p>3.96488304476619E-005</text:p>
          </table:table-cell>
          <table:table-cell table:formula="of:=[.F6]+[.I6]" office:value-type="float" office:value="0.004" calcext:value-type="float">
            <text:p>0.004</text:p>
          </table:table-cell>
          <table:table-cell table:formula="of:=[.I7]*(-1)*[.C7]/([.C7]+[.$B$3]*[.D7])" office:value-type="float" office:value="-0.000973855073634285" calcext:value-type="float">
            <text:p>-0.0009738551</text:p>
          </table:table-cell>
          <table:table-cell table:formula="of:=[.I7]*[.D7]/([.C7]/[.$B$3]+[.D7])" office:value-type="float" office:value="0.0000261449263657148" calcext:value-type="float">
            <text:p>2.61449263657148E-005</text:p>
          </table:table-cell>
          <table:table-cell table:formula="of:=[.H6]-[.G6]" office:value-type="float" office:value="0.001" calcext:value-type="float">
            <text:p>0.001</text:p>
          </table:table-cell>
          <table:table-cell/>
          <table:table-cell table:style-name="ce7" table:formula="of:=0.3-[.O7]" office:value-type="float" office:value="0.13" calcext:value-type="float">
            <text:p>0.130</text:p>
          </table:table-cell>
          <table:table-cell table:style-name="ce7" office:value-type="float" office:value="0.062" calcext:value-type="float">
            <text:p>0.062</text:p>
          </table:table-cell>
          <table:table-cell table:style-name="ce7" office:value-type="float" office:value="0.046" calcext:value-type="float">
            <text:p>0.046</text:p>
          </table:table-cell>
          <table:table-cell table:style-name="ce7" office:value-type="float" office:value="0.042" calcext:value-type="float">
            <text:p>0.042</text:p>
          </table:table-cell>
          <table:table-cell table:style-name="ce7" office:value-type="float" office:value="0.17" calcext:value-type="float">
            <text:p>0.170</text:p>
          </table:table-cell>
          <table:table-cell/>
          <table:table-cell table:formula="of:=POWER([.L7]-[.C133];2)" office:value-type="float" office:value="0.0000218407712470587" calcext:value-type="float">
            <text:p>2.18407712470587E-005</text:p>
          </table:table-cell>
          <table:table-cell table:formula="of:=POWER([.M7]-[.D133];2)" office:value-type="float" office:value="0.000087363084988236" calcext:value-type="float">
            <text:p>8.7363084988236E-005</text:p>
          </table:table-cell>
          <table:table-cell table:formula="of:=POWER([.N7]-[.E133];2)" office:value-type="float" office:value="0.0000218407712470588" calcext:value-type="float">
            <text:p>2.18407712470588E-005</text:p>
          </table:table-cell>
        </table:table-row>
        <table:table-row table:style-name="ro1">
          <table:table-cell table:number-columns-repeated="2"/>
          <table:table-cell table:formula="of:=[.C7]+[.G7]" office:value-type="float" office:value="0.145065793756813" calcext:value-type="float">
            <text:p>0.1450657938</text:p>
          </table:table-cell>
          <table:table-cell table:formula="of:=[.D7]-[.G7]-[.H7]" office:value-type="float" office:value="0.00486841248637325" calcext:value-type="float">
            <text:p>0.0048684125</text:p>
          </table:table-cell>
          <table:table-cell table:formula="of:=[.E7]+[.H7]" office:value-type="float" office:value="0.0000657937568133767" calcext:value-type="float">
            <text:p>6.57937568133767E-005</text:p>
          </table:table-cell>
          <table:table-cell table:formula="of:=[.F7]+[.I7]" office:value-type="float" office:value="0.005" calcext:value-type="float">
            <text:p>0.005</text:p>
          </table:table-cell>
          <table:table-cell table:formula="of:=[.I8]*(-1)*[.C8]/([.C8]+[.$B$3]*[.D8])" office:value-type="float" office:value="-0.000967529674459497" calcext:value-type="float">
            <text:p>-0.0009675297</text:p>
          </table:table-cell>
          <table:table-cell table:formula="of:=[.I8]*[.D8]/([.C8]/[.$B$3]+[.D8])" office:value-type="float" office:value="0.0000324703255405034" calcext:value-type="float">
            <text:p>3.24703255405034E-005</text:p>
          </table:table-cell>
          <table:table-cell table:formula="of:=[.H7]-[.G7]" office:value-type="float" office:value="0.001" calcext:value-type="float">
            <text:p>0.001</text:p>
          </table:table-cell>
          <table:table-cell/>
          <table:table-cell table:style-name="ce7" table:formula="of:=0.3-[.O8]" office:value-type="float" office:value="0.149" calcext:value-type="float">
            <text:p>0.149</text:p>
          </table:table-cell>
          <table:table-cell table:style-name="ce7" office:value-type="float" office:value="0.053" calcext:value-type="float">
            <text:p>0.053</text:p>
          </table:table-cell>
          <table:table-cell table:style-name="ce7" office:value-type="float" office:value="0.046" calcext:value-type="float">
            <text:p>0.046</text:p>
          </table:table-cell>
          <table:table-cell table:style-name="ce7" office:value-type="float" office:value="0.052" calcext:value-type="float">
            <text:p>0.052</text:p>
          </table:table-cell>
          <table:table-cell table:style-name="ce7" office:value-type="float" office:value="0.151" calcext:value-type="float">
            <text:p>0.151</text:p>
          </table:table-cell>
          <table:table-cell/>
          <table:table-cell table:formula="of:=POWER([.L8]-[.C152];2)" office:value-type="float" office:value="0.000024558452807767" calcext:value-type="float">
            <text:p>2.4558452807767E-005</text:p>
          </table:table-cell>
          <table:table-cell table:formula="of:=POWER([.M8]-[.D152];2)" office:value-type="float" office:value="0.0000794112169274906" calcext:value-type="float">
            <text:p>7.94112169274906E-005</text:p>
          </table:table-cell>
          <table:table-cell table:formula="of:=POWER([.N8]-[.E152];2)" office:value-type="float" office:value="0.0000245584528077672" calcext:value-type="float">
            <text:p>2.45584528077672E-005</text:p>
          </table:table-cell>
        </table:table-row>
        <table:table-row table:style-name="ro1">
          <table:table-cell table:number-columns-repeated="2"/>
          <table:table-cell table:formula="of:=[.C8]+[.G8]" office:value-type="float" office:value="0.144098264082354" calcext:value-type="float">
            <text:p>0.1440982641</text:p>
          </table:table-cell>
          <table:table-cell table:formula="of:=[.D8]-[.G8]-[.H8]" office:value-type="float" office:value="0.00580347183529224" calcext:value-type="float">
            <text:p>0.0058034718</text:p>
          </table:table-cell>
          <table:table-cell table:formula="of:=[.E8]+[.H8]" office:value-type="float" office:value="0.0000982640823538801" calcext:value-type="float">
            <text:p>9.82640823538801E-005</text:p>
          </table:table-cell>
          <table:table-cell table:formula="of:=[.F8]+[.I8]" office:value-type="float" office:value="0.006" calcext:value-type="float">
            <text:p>0.006</text:p>
          </table:table-cell>
          <table:table-cell table:formula="of:=[.I9]*(-1)*[.C9]/([.C9]+[.$B$3]*[.D9])" office:value-type="float" office:value="-0.000961284825690874" calcext:value-type="float">
            <text:p>-0.0009612848</text:p>
          </table:table-cell>
          <table:table-cell table:formula="of:=[.I9]*[.D9]/([.C9]/[.$B$3]+[.D9])" office:value-type="float" office:value="0.000038715174309126" calcext:value-type="float">
            <text:p>3.8715174309126E-005</text:p>
          </table:table-cell>
          <table:table-cell table:formula="of:=[.H8]-[.G8]" office:value-type="float" office:value="0.001" calcext:value-type="float">
            <text:p>0.001</text:p>
          </table:table-cell>
          <table:table-cell/>
          <table:table-cell table:style-name="ce7" table:formula="of:=0.3-[.O9]" office:value-type="float" office:value="0.166" calcext:value-type="float">
            <text:p>0.166</text:p>
          </table:table-cell>
          <table:table-cell table:style-name="ce7" office:value-type="float" office:value="0.044" calcext:value-type="float">
            <text:p>0.044</text:p>
          </table:table-cell>
          <table:table-cell table:style-name="ce7" office:value-type="float" office:value="0.045" calcext:value-type="float">
            <text:p>0.045</text:p>
          </table:table-cell>
          <table:table-cell table:style-name="ce7" office:value-type="float" office:value="0.06" calcext:value-type="float">
            <text:p>0.060</text:p>
          </table:table-cell>
          <table:table-cell table:style-name="ce7" office:value-type="float" office:value="0.134" calcext:value-type="float">
            <text:p>0.134</text:p>
          </table:table-cell>
          <table:table-cell/>
          <table:table-cell table:formula="of:=POWER([.L9]-[.C169];2)" office:value-type="float" office:value="0.0000129952482520428" calcext:value-type="float">
            <text:p>1.29952482520428E-005</text:p>
          </table:table-cell>
          <table:table-cell table:formula="of:=POWER([.M9]-[.D169];2)" office:value-type="float" office:value="0.0000674005620736019" calcext:value-type="float">
            <text:p>6.74005620736019E-005</text:p>
          </table:table-cell>
          <table:table-cell table:formula="of:=POWER([.N9]-[.E169];2)" office:value-type="float" office:value="0.000012995248252043" calcext:value-type="float">
            <text:p>1.2995248252043E-005</text:p>
          </table:table-cell>
        </table:table-row>
        <table:table-row table:style-name="ro1">
          <table:table-cell table:number-columns-repeated="2"/>
          <table:table-cell table:formula="of:=[.C9]+[.G9]" office:value-type="float" office:value="0.143136979256663" calcext:value-type="float">
            <text:p>0.1431369793</text:p>
          </table:table-cell>
          <table:table-cell table:formula="of:=[.D9]-[.G9]-[.H9]" office:value-type="float" office:value="0.00672604148667399" calcext:value-type="float">
            <text:p>0.0067260415</text:p>
          </table:table-cell>
          <table:table-cell table:formula="of:=[.E9]+[.H9]" office:value-type="float" office:value="0.000136979256663006" calcext:value-type="float">
            <text:p>0.0001369793</text:p>
          </table:table-cell>
          <table:table-cell table:formula="of:=[.F9]+[.I9]" office:value-type="float" office:value="0.007" calcext:value-type="float">
            <text:p>0.007</text:p>
          </table:table-cell>
          <table:table-cell table:formula="of:=[.I10]*(-1)*[.C10]/([.C10]+[.$B$3]*[.D10])" office:value-type="float" office:value="-0.000955118738076197" calcext:value-type="float">
            <text:p>-0.0009551187</text:p>
          </table:table-cell>
          <table:table-cell table:formula="of:=[.I10]*[.D10]/([.C10]/[.$B$3]+[.D10])" office:value-type="float" office:value="0.0000448812619238027" calcext:value-type="float">
            <text:p>4.48812619238027E-005</text:p>
          </table:table-cell>
          <table:table-cell table:formula="of:=[.H9]-[.G9]" office:value-type="float" office:value="0.001" calcext:value-type="float">
            <text:p>0.001</text:p>
          </table:table-cell>
          <table:table-cell/>
          <table:table-cell table:style-name="ce7" table:formula="of:=0.3-[.O10]" office:value-type="float" office:value="0.209" calcext:value-type="float">
            <text:p>0.209</text:p>
          </table:table-cell>
          <table:table-cell table:style-name="ce7" office:value-type="float" office:value="0.027" calcext:value-type="float">
            <text:p>0.027</text:p>
          </table:table-cell>
          <table:table-cell table:style-name="ce7" office:value-type="float" office:value="0.037" calcext:value-type="float">
            <text:p>0.037</text:p>
          </table:table-cell>
          <table:table-cell table:style-name="ce7" office:value-type="float" office:value="0.086" calcext:value-type="float">
            <text:p>0.086</text:p>
          </table:table-cell>
          <table:table-cell table:style-name="ce7" office:value-type="float" office:value="0.091" calcext:value-type="float">
            <text:p>0.091</text:p>
          </table:table-cell>
          <table:table-cell/>
          <table:table-cell table:formula="of:=POWER([.L10]-[.C212];2)" office:value-type="float" office:value="0.0000116825153587799" calcext:value-type="float">
            <text:p>1.16825153587799E-005</text:p>
          </table:table-cell>
          <table:table-cell table:formula="of:=POWER([.M10]-[.D212];2)" office:value-type="float" office:value="0.0000467300614351202" calcext:value-type="float">
            <text:p>4.67300614351202E-005</text:p>
          </table:table-cell>
          <table:table-cell table:formula="of:=POWER([.N10]-[.E212];2)" office:value-type="float" office:value="0.0000116825153587797" calcext:value-type="float">
            <text:p>1.16825153587797E-005</text:p>
          </table:table-cell>
        </table:table-row>
        <table:table-row table:style-name="ro1">
          <table:table-cell table:number-columns-repeated="2"/>
          <table:table-cell table:formula="of:=[.C10]+[.G10]" office:value-type="float" office:value="0.142181860518587" calcext:value-type="float">
            <text:p>0.1421818605</text:p>
          </table:table-cell>
          <table:table-cell table:formula="of:=[.D10]-[.G10]-[.H10]" office:value-type="float" office:value="0.00763627896282638" calcext:value-type="float">
            <text:p>0.007636279</text:p>
          </table:table-cell>
          <table:table-cell table:formula="of:=[.E10]+[.H10]" office:value-type="float" office:value="0.000181860518586809" calcext:value-type="float">
            <text:p>0.0001818605</text:p>
          </table:table-cell>
          <table:table-cell table:formula="of:=[.F10]+[.I10]" office:value-type="float" office:value="0.008" calcext:value-type="float">
            <text:p>0.008</text:p>
          </table:table-cell>
          <table:table-cell table:formula="of:=[.I11]*(-1)*[.C11]/([.C11]+[.$B$3]*[.D11])" office:value-type="float" office:value="-0.000949029676985318" calcext:value-type="float">
            <text:p>-0.0009490297</text:p>
          </table:table-cell>
          <table:table-cell table:formula="of:=[.I11]*[.D11]/([.C11]/[.$B$3]+[.D11])" office:value-type="float" office:value="0.0000509703230146825" calcext:value-type="float">
            <text:p>5.09703230146825E-005</text:p>
          </table:table-cell>
          <table:table-cell table:formula="of:=[.H10]-[.G10]" office:value-type="float" office:value="0.001" calcext:value-type="float">
            <text:p>0.001</text:p>
          </table:table-cell>
          <table:table-cell/>
          <table:table-cell table:style-name="ce7" table:formula="of:=0.3-[.O11]" office:value-type="float" office:value="0.212" calcext:value-type="float">
            <text:p>0.212</text:p>
          </table:table-cell>
          <table:table-cell table:style-name="ce7" office:value-type="float" office:value="0.027" calcext:value-type="float">
            <text:p>0.027</text:p>
          </table:table-cell>
          <table:table-cell table:style-name="ce7" office:value-type="float" office:value="0.035" calcext:value-type="float">
            <text:p>0.035</text:p>
          </table:table-cell>
          <table:table-cell table:number-columns-repeated="2" table:style-name="ce7" office:value-type="float" office:value="0.088" calcext:value-type="float">
            <text:p>0.088</text:p>
          </table:table-cell>
          <table:table-cell/>
          <table:table-cell table:formula="of:=POWER([.L11]-[.C215];2)" office:value-type="float" office:value="0.0000199080050010094" calcext:value-type="float">
            <text:p>0.000019908</text:p>
          </table:table-cell>
          <table:table-cell table:formula="of:=POWER([.M11]-[.D215];2)" office:value-type="float" office:value="0.0000627846650174821" calcext:value-type="float">
            <text:p>6.27846650174821E-005</text:p>
          </table:table-cell>
          <table:table-cell table:formula="of:=POWER([.N11]-[.E215];2)" office:value-type="float" office:value="0.0000119843275077311" calcext:value-type="float">
            <text:p>1.19843275077311E-005</text:p>
          </table:table-cell>
        </table:table-row>
        <table:table-row table:style-name="ro1">
          <table:table-cell table:number-columns-repeated="2"/>
          <table:table-cell table:formula="of:=[.C11]+[.G11]" office:value-type="float" office:value="0.141232830841601" calcext:value-type="float">
            <text:p>0.1412328308</text:p>
          </table:table-cell>
          <table:table-cell table:formula="of:=[.D11]-[.G11]-[.H11]" office:value-type="float" office:value="0.00853433831679702" calcext:value-type="float">
            <text:p>0.0085343383</text:p>
          </table:table-cell>
          <table:table-cell table:formula="of:=[.E11]+[.H11]" office:value-type="float" office:value="0.000232830841601491" calcext:value-type="float">
            <text:p>0.0002328308</text:p>
          </table:table-cell>
          <table:table-cell table:formula="of:=[.F11]+[.I11]" office:value-type="float" office:value="0.009" calcext:value-type="float">
            <text:p>0.009</text:p>
          </table:table-cell>
          <table:table-cell table:formula="of:=[.I12]*(-1)*[.C12]/([.C12]+[.$B$3]*[.D12])" office:value-type="float" office:value="-0.000943015960275174" calcext:value-type="float">
            <text:p>-0.000943016</text:p>
          </table:table-cell>
          <table:table-cell table:formula="of:=[.I12]*[.D12]/([.C12]/[.$B$3]+[.D12])" office:value-type="float" office:value="0.0000569840397248267" calcext:value-type="float">
            <text:p>0.000056984</text:p>
          </table:table-cell>
          <table:table-cell table:formula="of:=[.H11]-[.G11]" office:value-type="float" office:value="0.001" calcext:value-type="float">
            <text:p>0.001</text:p>
          </table:table-cell>
          <table:table-cell/>
          <table:table-cell table:style-name="ce8" table:formula="of:=0.3-[.O12]" office:value-type="float" office:value="0.251" calcext:value-type="float">
            <text:p>0.251</text:p>
          </table:table-cell>
          <table:table-cell table:style-name="ce8" office:value-type="float" office:value="0.016" calcext:value-type="float">
            <text:p>0.016</text:p>
          </table:table-cell>
          <table:table-cell table:style-name="ce8" office:value-type="float" office:value="0.017" calcext:value-type="float">
            <text:p>0.017</text:p>
          </table:table-cell>
          <table:table-cell table:style-name="ce8" office:value-type="float" office:value="0.117" calcext:value-type="float">
            <text:p>0.117</text:p>
          </table:table-cell>
          <table:table-cell table:style-name="ce8" office:value-type="float" office:value="0.049" calcext:value-type="float">
            <text:p>0.049</text:p>
          </table:table-cell>
          <table:table-cell/>
          <table:table-cell table:style-name="ce6" table:formula="of:=POWER([.L12]-[.C254];2)" office:value-type="float" office:value="0.0000305465666543204" calcext:value-type="float">
            <text:p>3.05465666543204E-005</text:p>
          </table:table-cell>
          <table:table-cell table:style-name="ce6" table:formula="of:=POWER([.M12]-[.D254];2)" office:value-type="float" office:value="0.000122186266617281" calcext:value-type="float">
            <text:p>0.0001221863</text:p>
          </table:table-cell>
          <table:table-cell table:style-name="ce6" table:formula="of:=POWER([.N12]-[.E254];2)" office:value-type="float" office:value="0.0000305465666543193" calcext:value-type="float">
            <text:p>3.05465666543193E-005</text:p>
          </table:table-cell>
        </table:table-row>
        <table:table-row table:style-name="ro1">
          <table:table-cell table:number-columns-repeated="2"/>
          <table:table-cell table:formula="of:=[.C12]+[.G12]" office:value-type="float" office:value="0.140289814881326" calcext:value-type="float">
            <text:p>0.1402898149</text:p>
          </table:table-cell>
          <table:table-cell table:formula="of:=[.D12]-[.G12]-[.H12]" office:value-type="float" office:value="0.00942037023734737" calcext:value-type="float">
            <text:p>0.0094203702</text:p>
          </table:table-cell>
          <table:table-cell table:formula="of:=[.E12]+[.H12]" office:value-type="float" office:value="0.000289814881326318" calcext:value-type="float">
            <text:p>0.0002898149</text:p>
          </table:table-cell>
          <table:table-cell table:formula="of:=[.F12]+[.I12]" office:value-type="float" office:value="0.01" calcext:value-type="float">
            <text:p>0.01</text:p>
          </table:table-cell>
          <table:table-cell table:formula="of:=[.I13]*(-1)*[.C13]/([.C13]+[.$B$3]*[.D13])" office:value-type="float" office:value="-0.000937075956255883" calcext:value-type="float">
            <text:p>-0.000937076</text:p>
          </table:table-cell>
          <table:table-cell table:formula="of:=[.I13]*[.D13]/([.C13]/[.$B$3]+[.D13])" office:value-type="float" office:value="0.0000629240437441176" calcext:value-type="float">
            <text:p>0.000062924</text:p>
          </table:table-cell>
          <table:table-cell table:formula="of:=[.H12]-[.G12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3]+[.G13]" office:value-type="float" office:value="0.13935273892507" calcext:value-type="float">
            <text:p>0.1393527389</text:p>
          </table:table-cell>
          <table:table-cell table:formula="of:=[.D13]-[.G13]-[.H13]" office:value-type="float" office:value="0.0102945221498591" calcext:value-type="float">
            <text:p>0.0102945221</text:p>
          </table:table-cell>
          <table:table-cell table:formula="of:=[.E13]+[.H13]" office:value-type="float" office:value="0.000352738925070436" calcext:value-type="float">
            <text:p>0.0003527389</text:p>
          </table:table-cell>
          <table:table-cell table:formula="of:=[.F13]+[.I13]" office:value-type="float" office:value="0.011" calcext:value-type="float">
            <text:p>0.011</text:p>
          </table:table-cell>
          <table:table-cell table:formula="of:=[.I14]*(-1)*[.C14]/([.C14]+[.$B$3]*[.D14])" office:value-type="float" office:value="-0.000931208081752298" calcext:value-type="float">
            <text:p>-0.0009312081</text:p>
          </table:table-cell>
          <table:table-cell table:formula="of:=[.I14]*[.D14]/([.C14]/[.$B$3]+[.D14])" office:value-type="float" office:value="0.0000687919182477024" calcext:value-type="float">
            <text:p>6.87919182477024E-005</text:p>
          </table:table-cell>
          <table:table-cell table:formula="of:=[.H13]-[.G13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4]+[.G14]" office:value-type="float" office:value="0.138421530843318" calcext:value-type="float">
            <text:p>0.1384215308</text:p>
          </table:table-cell>
          <table:table-cell table:formula="of:=[.D14]-[.G14]-[.H14]" office:value-type="float" office:value="0.0111569383133637" calcext:value-type="float">
            <text:p>0.0111569383</text:p>
          </table:table-cell>
          <table:table-cell table:formula="of:=[.E14]+[.H14]" office:value-type="float" office:value="0.000421530843318138" calcext:value-type="float">
            <text:p>0.0004215308</text:p>
          </table:table-cell>
          <table:table-cell table:formula="of:=[.F14]+[.I14]" office:value-type="float" office:value="0.012" calcext:value-type="float">
            <text:p>0.012</text:p>
          </table:table-cell>
          <table:table-cell table:formula="of:=[.I15]*(-1)*[.C15]/([.C15]+[.$B$3]*[.D15])" office:value-type="float" office:value="-0.000925410800255771" calcext:value-type="float">
            <text:p>-0.0009254108</text:p>
          </table:table-cell>
          <table:table-cell table:formula="of:=[.I15]*[.D15]/([.C15]/[.$B$3]+[.D15])" office:value-type="float" office:value="0.000074589199744229" calcext:value-type="float">
            <text:p>7.4589199744229E-005</text:p>
          </table:table-cell>
          <table:table-cell table:formula="of:=[.H14]-[.G14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5]+[.G15]" office:value-type="float" office:value="0.137496120043062" calcext:value-type="float">
            <text:p>0.13749612</text:p>
          </table:table-cell>
          <table:table-cell table:formula="of:=[.D15]-[.G15]-[.H15]" office:value-type="float" office:value="0.0120077599138753" calcext:value-type="float">
            <text:p>0.0120077599</text:p>
          </table:table-cell>
          <table:table-cell table:formula="of:=[.E15]+[.H15]" office:value-type="float" office:value="0.000496120043062367" calcext:value-type="float">
            <text:p>0.00049612</text:p>
          </table:table-cell>
          <table:table-cell table:formula="of:=[.F15]+[.I15]" office:value-type="float" office:value="0.013" calcext:value-type="float">
            <text:p>0.013</text:p>
          </table:table-cell>
          <table:table-cell table:formula="of:=[.I16]*(-1)*[.C16]/([.C16]+[.$B$3]*[.D16])" office:value-type="float" office:value="-0.000919682620161204" calcext:value-type="float">
            <text:p>-0.0009196826</text:p>
          </table:table-cell>
          <table:table-cell table:formula="of:=[.I16]*[.D16]/([.C16]/[.$B$3]+[.D16])" office:value-type="float" office:value="0.000080317379838797" calcext:value-type="float">
            <text:p>8.0317379838797E-005</text:p>
          </table:table-cell>
          <table:table-cell table:formula="of:=[.H15]-[.G15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6]+[.G16]" office:value-type="float" office:value="0.136576437422901" calcext:value-type="float">
            <text:p>0.1365764374</text:p>
          </table:table-cell>
          <table:table-cell table:formula="of:=[.D16]-[.G16]-[.H16]" office:value-type="float" office:value="0.0128471251541977" calcext:value-type="float">
            <text:p>0.0128471252</text:p>
          </table:table-cell>
          <table:table-cell table:formula="of:=[.E16]+[.H16]" office:value-type="float" office:value="0.000576437422901164" calcext:value-type="float">
            <text:p>0.0005764374</text:p>
          </table:table-cell>
          <table:table-cell table:formula="of:=[.F16]+[.I16]" office:value-type="float" office:value="0.014" calcext:value-type="float">
            <text:p>0.014</text:p>
          </table:table-cell>
          <table:table-cell table:formula="of:=[.I17]*(-1)*[.C17]/([.C17]+[.$B$3]*[.D17])" office:value-type="float" office:value="-0.000914022093084758" calcext:value-type="float">
            <text:p>-0.0009140221</text:p>
          </table:table-cell>
          <table:table-cell table:formula="of:=[.I17]*[.D17]/([.C17]/[.$B$3]+[.D17])" office:value-type="float" office:value="0.0000859779069152423" calcext:value-type="float">
            <text:p>8.59779069152423E-005</text:p>
          </table:table-cell>
          <table:table-cell table:formula="of:=[.H16]-[.G16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7]+[.G17]" office:value-type="float" office:value="0.135662415329816" calcext:value-type="float">
            <text:p>0.1356624153</text:p>
          </table:table-cell>
          <table:table-cell table:formula="of:=[.D17]-[.G17]-[.H17]" office:value-type="float" office:value="0.0136751693403672" calcext:value-type="float">
            <text:p>0.0136751693</text:p>
          </table:table-cell>
          <table:table-cell table:formula="of:=[.E17]+[.H17]" office:value-type="float" office:value="0.000662415329816406" calcext:value-type="float">
            <text:p>0.0006624153</text:p>
          </table:table-cell>
          <table:table-cell table:formula="of:=[.F17]+[.I17]" office:value-type="float" office:value="0.015" calcext:value-type="float">
            <text:p>0.015</text:p>
          </table:table-cell>
          <table:table-cell table:formula="of:=[.I18]*(-1)*[.C18]/([.C18]+[.$B$3]*[.D18])" office:value-type="float" office:value="-0.000908427812257918" calcext:value-type="float">
            <text:p>-0.0009084278</text:p>
          </table:table-cell>
          <table:table-cell table:formula="of:=[.I18]*[.D18]/([.C18]/[.$B$3]+[.D18])" office:value-type="float" office:value="0.0000915721877420826" calcext:value-type="float">
            <text:p>9.15721877420826E-005</text:p>
          </table:table-cell>
          <table:table-cell table:formula="of:=[.H17]-[.G17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8]+[.G18]" office:value-type="float" office:value="0.134753987517558" calcext:value-type="float">
            <text:p>0.1347539875</text:p>
          </table:table-cell>
          <table:table-cell table:formula="of:=[.D18]-[.G18]-[.H18]" office:value-type="float" office:value="0.014492024964883" calcext:value-type="float">
            <text:p>0.014492025</text:p>
          </table:table-cell>
          <table:table-cell table:formula="of:=[.E18]+[.H18]" office:value-type="float" office:value="0.000753987517558489" calcext:value-type="float">
            <text:p>0.0007539875</text:p>
          </table:table-cell>
          <table:table-cell table:formula="of:=[.F18]+[.I18]" office:value-type="float" office:value="0.016" calcext:value-type="float">
            <text:p>0.016</text:p>
          </table:table-cell>
          <table:table-cell table:formula="of:=[.I19]*(-1)*[.C19]/([.C19]+[.$B$3]*[.D19])" office:value-type="float" office:value="-0.000902898410993809" calcext:value-type="float">
            <text:p>-0.0009028984</text:p>
          </table:table-cell>
          <table:table-cell table:formula="of:=[.I19]*[.D19]/([.C19]/[.$B$3]+[.D19])" office:value-type="float" office:value="0.000097101589006192" calcext:value-type="float">
            <text:p>9.7101589006192E-005</text:p>
          </table:table-cell>
          <table:table-cell table:formula="of:=[.H18]-[.G18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9]+[.G19]" office:value-type="float" office:value="0.133851089106565" calcext:value-type="float">
            <text:p>0.1338510891</text:p>
          </table:table-cell>
          <table:table-cell table:formula="of:=[.D19]-[.G19]-[.H19]" office:value-type="float" office:value="0.0152978217868706" calcext:value-type="float">
            <text:p>0.0152978218</text:p>
          </table:table-cell>
          <table:table-cell table:formula="of:=[.E19]+[.H19]" office:value-type="float" office:value="0.000851089106564681" calcext:value-type="float">
            <text:p>0.0008510891</text:p>
          </table:table-cell>
          <table:table-cell table:formula="of:=[.F19]+[.I19]" office:value-type="float" office:value="0.017" calcext:value-type="float">
            <text:p>0.017</text:p>
          </table:table-cell>
          <table:table-cell table:formula="of:=[.I20]*(-1)*[.C20]/([.C20]+[.$B$3]*[.D20])" office:value-type="float" office:value="-0.000897432561221982" calcext:value-type="float">
            <text:p>-0.0008974326</text:p>
          </table:table-cell>
          <table:table-cell table:formula="of:=[.I20]*[.D20]/([.C20]/[.$B$3]+[.D20])" office:value-type="float" office:value="0.000102567438778019" calcext:value-type="float">
            <text:p>0.0001025674</text:p>
          </table:table-cell>
          <table:table-cell table:formula="of:=[.H19]-[.G19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0]+[.G20]" office:value-type="float" office:value="0.132953656545343" calcext:value-type="float">
            <text:p>0.1329536565</text:p>
          </table:table-cell>
          <table:table-cell table:formula="of:=[.D20]-[.G20]-[.H20]" office:value-type="float" office:value="0.0160926869093146" calcext:value-type="float">
            <text:p>0.0160926869</text:p>
          </table:table-cell>
          <table:table-cell table:formula="of:=[.E20]+[.H20]" office:value-type="float" office:value="0.0009536565453427" calcext:value-type="float">
            <text:p>0.0009536565</text:p>
          </table:table-cell>
          <table:table-cell table:formula="of:=[.F20]+[.I20]" office:value-type="float" office:value="0.018" calcext:value-type="float">
            <text:p>0.018</text:p>
          </table:table-cell>
          <table:table-cell table:formula="of:=[.I21]*(-1)*[.C21]/([.C21]+[.$B$3]*[.D21])" office:value-type="float" office:value="-0.000892028972088066" calcext:value-type="float">
            <text:p>-0.000892029</text:p>
          </table:table-cell>
          <table:table-cell table:formula="of:=[.I21]*[.D21]/([.C21]/[.$B$3]+[.D21])" office:value-type="float" office:value="0.000107971027911935" calcext:value-type="float">
            <text:p>0.000107971</text:p>
          </table:table-cell>
          <table:table-cell table:formula="of:=[.H20]-[.G20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1]+[.G21]" office:value-type="float" office:value="0.132061627573255" calcext:value-type="float">
            <text:p>0.1320616276</text:p>
          </table:table-cell>
          <table:table-cell table:formula="of:=[.D21]-[.G21]-[.H21]" office:value-type="float" office:value="0.0168767448534907" calcext:value-type="float">
            <text:p>0.0168767449</text:p>
          </table:table-cell>
          <table:table-cell table:formula="of:=[.E21]+[.H21]" office:value-type="float" office:value="0.00106162757325463" calcext:value-type="float">
            <text:p>0.0010616276</text:p>
          </table:table-cell>
          <table:table-cell table:formula="of:=[.F21]+[.I21]" office:value-type="float" office:value="0.019" calcext:value-type="float">
            <text:p>0.019</text:p>
          </table:table-cell>
          <table:table-cell table:formula="of:=[.I22]*(-1)*[.C22]/([.C22]+[.$B$3]*[.D22])" office:value-type="float" office:value="-0.000886686388614919" calcext:value-type="float">
            <text:p>-0.0008866864</text:p>
          </table:table-cell>
          <table:table-cell table:formula="of:=[.I22]*[.D22]/([.C22]/[.$B$3]+[.D22])" office:value-type="float" office:value="0.000113313611385081" calcext:value-type="float">
            <text:p>0.0001133136</text:p>
          </table:table-cell>
          <table:table-cell table:formula="of:=[.H21]-[.G21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2]+[.G22]" office:value-type="float" office:value="0.13117494118464" calcext:value-type="float">
            <text:p>0.1311749412</text:p>
          </table:table-cell>
          <table:table-cell table:formula="of:=[.D22]-[.G22]-[.H22]" office:value-type="float" office:value="0.0176501176307206" calcext:value-type="float">
            <text:p>0.0176501176</text:p>
          </table:table-cell>
          <table:table-cell table:formula="of:=[.E22]+[.H22]" office:value-type="float" office:value="0.00117494118463972" calcext:value-type="float">
            <text:p>0.0011749412</text:p>
          </table:table-cell>
          <table:table-cell table:formula="of:=[.F22]+[.I22]" office:value-type="float" office:value="0.02" calcext:value-type="float">
            <text:p>0.02</text:p>
          </table:table-cell>
          <table:table-cell table:formula="of:=[.I23]*(-1)*[.C23]/([.C23]+[.$B$3]*[.D23])" office:value-type="float" office:value="-0.000881403590422107" calcext:value-type="float">
            <text:p>-0.0008814036</text:p>
          </table:table-cell>
          <table:table-cell table:formula="of:=[.I23]*[.D23]/([.C23]/[.$B$3]+[.D23])" office:value-type="float" office:value="0.000118596409577894" calcext:value-type="float">
            <text:p>0.0001185964</text:p>
          </table:table-cell>
          <table:table-cell table:formula="of:=[.H22]-[.G22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3]+[.G23]" office:value-type="float" office:value="0.130293537594218" calcext:value-type="float">
            <text:p>0.1302935376</text:p>
          </table:table-cell>
          <table:table-cell table:formula="of:=[.D23]-[.G23]-[.H23]" office:value-type="float" office:value="0.0184129248115648" calcext:value-type="float">
            <text:p>0.0184129248</text:p>
          </table:table-cell>
          <table:table-cell table:formula="of:=[.E23]+[.H23]" office:value-type="float" office:value="0.00129353759421761" calcext:value-type="float">
            <text:p>0.0012935376</text:p>
          </table:table-cell>
          <table:table-cell table:formula="of:=[.F23]+[.I23]" office:value-type="float" office:value="0.021" calcext:value-type="float">
            <text:p>0.021</text:p>
          </table:table-cell>
          <table:table-cell table:formula="of:=[.I24]*(-1)*[.C24]/([.C24]+[.$B$3]*[.D24])" office:value-type="float" office:value="-0.000876179390500727" calcext:value-type="float">
            <text:p>-0.0008761794</text:p>
          </table:table-cell>
          <table:table-cell table:formula="of:=[.I24]*[.D24]/([.C24]/[.$B$3]+[.D24])" office:value-type="float" office:value="0.000123820609499274" calcext:value-type="float">
            <text:p>0.0001238206</text:p>
          </table:table-cell>
          <table:table-cell table:formula="of:=[.H23]-[.G23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4]+[.G24]" office:value-type="float" office:value="0.129417358203717" calcext:value-type="float">
            <text:p>0.1294173582</text:p>
          </table:table-cell>
          <table:table-cell table:formula="of:=[.D24]-[.G24]-[.H24]" office:value-type="float" office:value="0.0191652835925662" calcext:value-type="float">
            <text:p>0.0191652836</text:p>
          </table:table-cell>
          <table:table-cell table:formula="of:=[.E24]+[.H24]" office:value-type="float" office:value="0.00141735820371688" calcext:value-type="float">
            <text:p>0.0014173582</text:p>
          </table:table-cell>
          <table:table-cell table:formula="of:=[.F24]+[.I24]" office:value-type="float" office:value="0.022" calcext:value-type="float">
            <text:p>0.022</text:p>
          </table:table-cell>
          <table:table-cell table:formula="of:=[.I25]*(-1)*[.C25]/([.C25]+[.$B$3]*[.D25])" office:value-type="float" office:value="-0.000871012634040771" calcext:value-type="float">
            <text:p>-0.0008710126</text:p>
          </table:table-cell>
          <table:table-cell table:formula="of:=[.I25]*[.D25]/([.C25]/[.$B$3]+[.D25])" office:value-type="float" office:value="0.000128987365959229" calcext:value-type="float">
            <text:p>0.0001289874</text:p>
          </table:table-cell>
          <table:table-cell table:formula="of:=[.H24]-[.G24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5]+[.G25]" office:value-type="float" office:value="0.128546345569676" calcext:value-type="float">
            <text:p>0.1285463456</text:p>
          </table:table-cell>
          <table:table-cell table:formula="of:=[.D25]-[.G25]-[.H25]" office:value-type="float" office:value="0.0199073088606478" calcext:value-type="float">
            <text:p>0.0199073089</text:p>
          </table:table-cell>
          <table:table-cell table:formula="of:=[.E25]+[.H25]" office:value-type="float" office:value="0.00154634556967611" calcext:value-type="float">
            <text:p>0.0015463456</text:p>
          </table:table-cell>
          <table:table-cell table:formula="of:=[.F25]+[.I25]" office:value-type="float" office:value="0.023" calcext:value-type="float">
            <text:p>0.023</text:p>
          </table:table-cell>
          <table:table-cell table:formula="of:=[.I26]*(-1)*[.C26]/([.C26]+[.$B$3]*[.D26])" office:value-type="float" office:value="-0.000865902197308379" calcext:value-type="float">
            <text:p>-0.0008659022</text:p>
          </table:table-cell>
          <table:table-cell table:formula="of:=[.I26]*[.D26]/([.C26]/[.$B$3]+[.D26])" office:value-type="float" office:value="0.000134097802691622" calcext:value-type="float">
            <text:p>0.0001340978</text:p>
          </table:table-cell>
          <table:table-cell table:formula="of:=[.H25]-[.G25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6]+[.G26]" office:value-type="float" office:value="0.127680443372368" calcext:value-type="float">
            <text:p>0.1276804434</text:p>
          </table:table-cell>
          <table:table-cell table:formula="of:=[.D26]-[.G26]-[.H26]" office:value-type="float" office:value="0.0206391132552645" calcext:value-type="float">
            <text:p>0.0206391133</text:p>
          </table:table-cell>
          <table:table-cell table:formula="of:=[.E26]+[.H26]" office:value-type="float" office:value="0.00168044337236773" calcext:value-type="float">
            <text:p>0.0016804434</text:p>
          </table:table-cell>
          <table:table-cell table:formula="of:=[.F26]+[.I26]" office:value-type="float" office:value="0.024" calcext:value-type="float">
            <text:p>0.024</text:p>
          </table:table-cell>
          <table:table-cell table:formula="of:=[.I27]*(-1)*[.C27]/([.C27]+[.$B$3]*[.D27])" office:value-type="float" office:value="-0.000860846986570486" calcext:value-type="float">
            <text:p>-0.000860847</text:p>
          </table:table-cell>
          <table:table-cell table:formula="of:=[.I27]*[.D27]/([.C27]/[.$B$3]+[.D27])" office:value-type="float" office:value="0.000139153013429515" calcext:value-type="float">
            <text:p>0.000139153</text:p>
          </table:table-cell>
          <table:table-cell table:formula="of:=[.H26]-[.G26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7]+[.G27]" office:value-type="float" office:value="0.126819596385797" calcext:value-type="float">
            <text:p>0.1268195964</text:p>
          </table:table-cell>
          <table:table-cell table:formula="of:=[.D27]-[.G27]-[.H27]" office:value-type="float" office:value="0.0213608072284055" calcext:value-type="float">
            <text:p>0.0213608072</text:p>
          </table:table-cell>
          <table:table-cell table:formula="of:=[.E27]+[.H27]" office:value-type="float" office:value="0.00181959638579725" calcext:value-type="float">
            <text:p>0.0018195964</text:p>
          </table:table-cell>
          <table:table-cell table:formula="of:=[.F27]+[.I27]" office:value-type="float" office:value="0.025" calcext:value-type="float">
            <text:p>0.025</text:p>
          </table:table-cell>
          <table:table-cell table:formula="of:=[.I28]*(-1)*[.C28]/([.C28]+[.$B$3]*[.D28])" office:value-type="float" office:value="-0.000855845937064528" calcext:value-type="float">
            <text:p>-0.0008558459</text:p>
          </table:table-cell>
          <table:table-cell table:formula="of:=[.I28]*[.D28]/([.C28]/[.$B$3]+[.D28])" office:value-type="float" office:value="0.000144154062935473" calcext:value-type="float">
            <text:p>0.0001441541</text:p>
          </table:table-cell>
          <table:table-cell table:formula="of:=[.H27]-[.G27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8]+[.G28]" office:value-type="float" office:value="0.125963750448733" calcext:value-type="float">
            <text:p>0.1259637504</text:p>
          </table:table-cell>
          <table:table-cell table:formula="of:=[.D28]-[.G28]-[.H28]" office:value-type="float" office:value="0.0220724991025346" calcext:value-type="float">
            <text:p>0.0220724991</text:p>
          </table:table-cell>
          <table:table-cell table:formula="of:=[.E28]+[.H28]" office:value-type="float" office:value="0.00196375044873272" calcext:value-type="float">
            <text:p>0.0019637504</text:p>
          </table:table-cell>
          <table:table-cell table:formula="of:=[.F28]+[.I28]" office:value-type="float" office:value="0.026" calcext:value-type="float">
            <text:p>0.026</text:p>
          </table:table-cell>
          <table:table-cell table:formula="of:=[.I29]*(-1)*[.C29]/([.C29]+[.$B$3]*[.D29])" office:value-type="float" office:value="-0.000850898012010967" calcext:value-type="float">
            <text:p>-0.000850898</text:p>
          </table:table-cell>
          <table:table-cell table:formula="of:=[.I29]*[.D29]/([.C29]/[.$B$3]+[.D29])" office:value-type="float" office:value="0.000149101987989033" calcext:value-type="float">
            <text:p>0.000149102</text:p>
          </table:table-cell>
          <table:table-cell table:formula="of:=[.H28]-[.G28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9]+[.G29]" office:value-type="float" office:value="0.125112852436722" calcext:value-type="float">
            <text:p>0.1251128524</text:p>
          </table:table-cell>
          <table:table-cell table:formula="of:=[.D29]-[.G29]-[.H29]" office:value-type="float" office:value="0.0227742951265565" calcext:value-type="float">
            <text:p>0.0227742951</text:p>
          </table:table-cell>
          <table:table-cell table:formula="of:=[.E29]+[.H29]" office:value-type="float" office:value="0.00211285243672176" calcext:value-type="float">
            <text:p>0.0021128524</text:p>
          </table:table-cell>
          <table:table-cell table:formula="of:=[.F29]+[.I29]" office:value-type="float" office:value="0.027" calcext:value-type="float">
            <text:p>0.027</text:p>
          </table:table-cell>
          <table:table-cell table:formula="of:=[.I30]*(-1)*[.C30]/([.C30]+[.$B$3]*[.D30])" office:value-type="float" office:value="-0.000846002201666567" calcext:value-type="float">
            <text:p>-0.0008460022</text:p>
          </table:table-cell>
          <table:table-cell table:formula="of:=[.I30]*[.D30]/([.C30]/[.$B$3]+[.D30])" office:value-type="float" office:value="0.000153997798333434" calcext:value-type="float">
            <text:p>0.0001539978</text:p>
          </table:table-cell>
          <table:table-cell table:formula="of:=[.H29]-[.G29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30]+[.G30]" office:value-type="float" office:value="0.124266850235055" calcext:value-type="float">
            <text:p>0.1242668502</text:p>
          </table:table-cell>
          <table:table-cell table:formula="of:=[.D30]-[.G30]-[.H30]" office:value-type="float" office:value="0.0234662995298896" calcext:value-type="float">
            <text:p>0.0234662995</text:p>
          </table:table-cell>
          <table:table-cell table:formula="of:=[.E30]+[.H30]" office:value-type="float" office:value="0.00226685023505519" calcext:value-type="float">
            <text:p>0.0022668502</text:p>
          </table:table-cell>
          <table:table-cell table:formula="of:=[.F30]+[.I30]" office:value-type="float" office:value="0.028" calcext:value-type="float">
            <text:p>0.028</text:p>
          </table:table-cell>
          <table:table-cell table:formula="of:=[.I31]*(-1)*[.C31]/([.C31]+[.$B$3]*[.D31])" office:value-type="float" office:value="-0.000841157522416422" calcext:value-type="float">
            <text:p>-0.0008411575</text:p>
          </table:table-cell>
          <table:table-cell table:formula="of:=[.I31]*[.D31]/([.C31]/[.$B$3]+[.D31])" office:value-type="float" office:value="0.000158842477583578" calcext:value-type="float">
            <text:p>0.0001588425</text:p>
          </table:table-cell>
          <table:table-cell table:formula="of:=[.H30]-[.G30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31]+[.G31]" office:value-type="float" office:value="0.123425692712639" calcext:value-type="float">
            <text:p>0.1234256927</text:p>
          </table:table-cell>
          <table:table-cell table:formula="of:=[.D31]-[.G31]-[.H31]" office:value-type="float" office:value="0.0241486145747225" calcext:value-type="float">
            <text:p>0.0241486146</text:p>
          </table:table-cell>
          <table:table-cell table:formula="of:=[.E31]+[.H31]" office:value-type="float" office:value="0.00242569271263877" calcext:value-type="float">
            <text:p>0.0024256927</text:p>
          </table:table-cell>
          <table:table-cell table:formula="of:=[.F31]+[.I31]" office:value-type="float" office:value="0.029" calcext:value-type="float">
            <text:p>0.029</text:p>
          </table:table-cell>
          <table:table-cell table:formula="of:=[.I32]*(-1)*[.C32]/([.C32]+[.$B$3]*[.D32])" office:value-type="float" office:value="-0.0008363630159029" calcext:value-type="float">
            <text:p>-0.000836363</text:p>
          </table:table-cell>
          <table:table-cell table:formula="of:=[.I32]*[.D32]/([.C32]/[.$B$3]+[.D32])" office:value-type="float" office:value="0.0001636369840971" calcext:value-type="float">
            <text:p>0.000163637</text:p>
          </table:table-cell>
          <table:table-cell table:formula="of:=[.H31]-[.G31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32]+[.G32]" office:value-type="float" office:value="0.122589329696736" calcext:value-type="float">
            <text:p>0.1225893297</text:p>
          </table:table-cell>
          <table:table-cell table:formula="of:=[.D32]-[.G32]-[.H32]" office:value-type="float" office:value="0.0248213406065283" calcext:value-type="float">
            <text:p>0.0248213406</text:p>
          </table:table-cell>
          <table:table-cell table:formula="of:=[.E32]+[.H32]" office:value-type="float" office:value="0.00258932969673587" calcext:value-type="float">
            <text:p>0.0025893297</text:p>
          </table:table-cell>
          <table:table-cell table:formula="of:=[.F32]+[.I32]" office:value-type="float" office:value="0.03" calcext:value-type="float">
            <text:p>0.03</text:p>
          </table:table-cell>
          <table:table-cell table:formula="of:=[.I33]*(-1)*[.C33]/([.C33]+[.$B$3]*[.D33])" office:value-type="float" office:value="-0.000831617748189708" calcext:value-type="float">
            <text:p>-0.0008316177</text:p>
          </table:table-cell>
          <table:table-cell table:formula="of:=[.I33]*[.D33]/([.C33]/[.$B$3]+[.D33])" office:value-type="float" office:value="0.000168382251810293" calcext:value-type="float">
            <text:p>0.0001683823</text:p>
          </table:table-cell>
          <table:table-cell table:formula="of:=[.H32]-[.G32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33]+[.G33]" office:value-type="float" office:value="0.121757711948546" calcext:value-type="float">
            <text:p>0.1217577119</text:p>
          </table:table-cell>
          <table:table-cell table:formula="of:=[.D33]-[.G33]-[.H33]" office:value-type="float" office:value="0.0254845761029077" calcext:value-type="float">
            <text:p>0.0254845761</text:p>
          </table:table-cell>
          <table:table-cell table:formula="of:=[.E33]+[.H33]" office:value-type="float" office:value="0.00275771194854616" calcext:value-type="float">
            <text:p>0.0027577119</text:p>
          </table:table-cell>
          <table:table-cell table:formula="of:=[.F33]+[.I33]" office:value-type="float" office:value="0.031" calcext:value-type="float">
            <text:p>0.031</text:p>
          </table:table-cell>
          <table:table-cell table:formula="of:=[.I34]*(-1)*[.C34]/([.C34]+[.$B$3]*[.D34])" office:value-type="float" office:value="-0.000826920808959434" calcext:value-type="float">
            <text:p>-0.0008269208</text:p>
          </table:table-cell>
          <table:table-cell table:formula="of:=[.I34]*[.D34]/([.C34]/[.$B$3]+[.D34])" office:value-type="float" office:value="0.000173079191040567" calcext:value-type="float">
            <text:p>0.0001730792</text:p>
          </table:table-cell>
          <table:table-cell table:formula="of:=[.H33]-[.G33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34]+[.G34]" office:value-type="float" office:value="0.120930791139587" calcext:value-type="float">
            <text:p>0.1209307911</text:p>
          </table:table-cell>
          <table:table-cell table:formula="of:=[.D34]-[.G34]-[.H34]" office:value-type="float" office:value="0.0261384177208266" calcext:value-type="float">
            <text:p>0.0261384177</text:p>
          </table:table-cell>
          <table:table-cell table:formula="of:=[.E34]+[.H34]" office:value-type="float" office:value="0.00293079113958673" calcext:value-type="float">
            <text:p>0.0029307911</text:p>
          </table:table-cell>
          <table:table-cell table:formula="of:=[.F34]+[.I34]" office:value-type="float" office:value="0.032" calcext:value-type="float">
            <text:p>0.032</text:p>
          </table:table-cell>
          <table:table-cell table:formula="of:=[.I35]*(-1)*[.C35]/([.C35]+[.$B$3]*[.D35])" office:value-type="float" office:value="-0.000822271310742991" calcext:value-type="float">
            <text:p>-0.0008222713</text:p>
          </table:table-cell>
          <table:table-cell table:formula="of:=[.I35]*[.D35]/([.C35]/[.$B$3]+[.D35])" office:value-type="float" office:value="0.000177728689257009" calcext:value-type="float">
            <text:p>0.0001777287</text:p>
          </table:table-cell>
          <table:table-cell table:formula="of:=[.H34]-[.G34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35]+[.G35]" office:value-type="float" office:value="0.120108519828844" calcext:value-type="float">
            <text:p>0.1201085198</text:p>
          </table:table-cell>
          <table:table-cell table:formula="of:=[.D35]-[.G35]-[.H35]" office:value-type="float" office:value="0.0267829603423125" calcext:value-type="float">
            <text:p>0.0267829603</text:p>
          </table:table-cell>
          <table:table-cell table:formula="of:=[.E35]+[.H35]" office:value-type="float" office:value="0.00310851982884374" calcext:value-type="float">
            <text:p>0.0031085198</text:p>
          </table:table-cell>
          <table:table-cell table:formula="of:=[.F35]+[.I35]" office:value-type="float" office:value="0.033" calcext:value-type="float">
            <text:p>0.033</text:p>
          </table:table-cell>
          <table:table-cell table:formula="of:=[.I36]*(-1)*[.C36]/([.C36]+[.$B$3]*[.D36])" office:value-type="float" office:value="-0.000817668388179455" calcext:value-type="float">
            <text:p>-0.0008176684</text:p>
          </table:table-cell>
          <table:table-cell table:formula="of:=[.I36]*[.D36]/([.C36]/[.$B$3]+[.D36])" office:value-type="float" office:value="0.000182331611820545" calcext:value-type="float">
            <text:p>0.0001823316</text:p>
          </table:table-cell>
          <table:table-cell table:formula="of:=[.H35]-[.G35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36]+[.G36]" office:value-type="float" office:value="0.119290851440664" calcext:value-type="float">
            <text:p>0.1192908514</text:p>
          </table:table-cell>
          <table:table-cell table:formula="of:=[.D36]-[.G36]-[.H36]" office:value-type="float" office:value="0.0274182971186715" calcext:value-type="float">
            <text:p>0.0274182971</text:p>
          </table:table-cell>
          <table:table-cell table:formula="of:=[.E36]+[.H36]" office:value-type="float" office:value="0.00329085144066428" calcext:value-type="float">
            <text:p>0.0032908514</text:p>
          </table:table-cell>
          <table:table-cell table:formula="of:=[.F36]+[.I36]" office:value-type="float" office:value="0.034" calcext:value-type="float">
            <text:p>0.034</text:p>
          </table:table-cell>
          <table:table-cell table:formula="of:=[.I37]*(-1)*[.C37]/([.C37]+[.$B$3]*[.D37])" office:value-type="float" office:value="-0.000813111197304903" calcext:value-type="float">
            <text:p>-0.0008131112</text:p>
          </table:table-cell>
          <table:table-cell table:formula="of:=[.I37]*[.D37]/([.C37]/[.$B$3]+[.D37])" office:value-type="float" office:value="0.000186888802695098" calcext:value-type="float">
            <text:p>0.0001868888</text:p>
          </table:table-cell>
          <table:table-cell table:formula="of:=[.H36]-[.G36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37]+[.G37]" office:value-type="float" office:value="0.118477740243359" calcext:value-type="float">
            <text:p>0.1184777402</text:p>
          </table:table-cell>
          <table:table-cell table:formula="of:=[.D37]-[.G37]-[.H37]" office:value-type="float" office:value="0.0280445195132813" calcext:value-type="float">
            <text:p>0.0280445195</text:p>
          </table:table-cell>
          <table:table-cell table:formula="of:=[.E37]+[.H37]" office:value-type="float" office:value="0.00347774024335938" calcext:value-type="float">
            <text:p>0.0034777402</text:p>
          </table:table-cell>
          <table:table-cell table:formula="of:=[.F37]+[.I37]" office:value-type="float" office:value="0.035" calcext:value-type="float">
            <text:p>0.035</text:p>
          </table:table-cell>
          <table:table-cell table:formula="of:=[.I38]*(-1)*[.C38]/([.C38]+[.$B$3]*[.D38])" office:value-type="float" office:value="-0.000808598914868905" calcext:value-type="float">
            <text:p>-0.0008085989</text:p>
          </table:table-cell>
          <table:table-cell table:formula="of:=[.I38]*[.D38]/([.C38]/[.$B$3]+[.D38])" office:value-type="float" office:value="0.000191401085131095" calcext:value-type="float">
            <text:p>0.0001914011</text:p>
          </table:table-cell>
          <table:table-cell table:formula="of:=[.H37]-[.G37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38]+[.G38]" office:value-type="float" office:value="0.11766914132849" calcext:value-type="float">
            <text:p>0.1176691413</text:p>
          </table:table-cell>
          <table:table-cell table:formula="of:=[.D38]-[.G38]-[.H38]" office:value-type="float" office:value="0.0286617173430191" calcext:value-type="float">
            <text:p>0.0286617173</text:p>
          </table:table-cell>
          <table:table-cell table:formula="of:=[.E38]+[.H38]" office:value-type="float" office:value="0.00366914132849047" calcext:value-type="float">
            <text:p>0.0036691413</text:p>
          </table:table-cell>
          <table:table-cell table:formula="of:=[.F38]+[.I38]" office:value-type="float" office:value="0.036" calcext:value-type="float">
            <text:p>0.036</text:p>
          </table:table-cell>
          <table:table-cell table:formula="of:=[.I39]*(-1)*[.C39]/([.C39]+[.$B$3]*[.D39])" office:value-type="float" office:value="-0.000804130737677415" calcext:value-type="float">
            <text:p>-0.0008041307</text:p>
          </table:table-cell>
          <table:table-cell table:formula="of:=[.I39]*[.D39]/([.C39]/[.$B$3]+[.D39])" office:value-type="float" office:value="0.000195869262322585" calcext:value-type="float">
            <text:p>0.0001958693</text:p>
          </table:table-cell>
          <table:table-cell table:formula="of:=[.H38]-[.G38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39]+[.G39]" office:value-type="float" office:value="0.116865010590813" calcext:value-type="float">
            <text:p>0.1168650106</text:p>
          </table:table-cell>
          <table:table-cell table:formula="of:=[.D39]-[.G39]-[.H39]" office:value-type="float" office:value="0.0292699788183739" calcext:value-type="float">
            <text:p>0.0292699788</text:p>
          </table:table-cell>
          <table:table-cell table:formula="of:=[.E39]+[.H39]" office:value-type="float" office:value="0.00386501059081306" calcext:value-type="float">
            <text:p>0.0038650106</text:p>
          </table:table-cell>
          <table:table-cell table:formula="of:=[.F39]+[.I39]" office:value-type="float" office:value="0.037" calcext:value-type="float">
            <text:p>0.037</text:p>
          </table:table-cell>
          <table:table-cell table:formula="of:=[.I40]*(-1)*[.C40]/([.C40]+[.$B$3]*[.D40])" office:value-type="float" office:value="-0.000799705881960848" calcext:value-type="float">
            <text:p>-0.0007997059</text:p>
          </table:table-cell>
          <table:table-cell table:formula="of:=[.I40]*[.D40]/([.C40]/[.$B$3]+[.D40])" office:value-type="float" office:value="0.000200294118039152" calcext:value-type="float">
            <text:p>0.0002002941</text:p>
          </table:table-cell>
          <table:table-cell table:formula="of:=[.H39]-[.G39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40]+[.G40]" office:value-type="float" office:value="0.116065304708852" calcext:value-type="float">
            <text:p>0.1160653047</text:p>
          </table:table-cell>
          <table:table-cell table:formula="of:=[.D40]-[.G40]-[.H40]" office:value-type="float" office:value="0.0298693905822956" calcext:value-type="float">
            <text:p>0.0298693906</text:p>
          </table:table-cell>
          <table:table-cell table:formula="of:=[.E40]+[.H40]" office:value-type="float" office:value="0.00406530470885221" calcext:value-type="float">
            <text:p>0.0040653047</text:p>
          </table:table-cell>
          <table:table-cell table:formula="of:=[.F40]+[.I40]" office:value-type="float" office:value="0.038" calcext:value-type="float">
            <text:p>0.038</text:p>
          </table:table-cell>
          <table:table-cell table:formula="of:=[.I41]*(-1)*[.C41]/([.C41]+[.$B$3]*[.D41])" office:value-type="float" office:value="-0.000795323582766219" calcext:value-type="float">
            <text:p>-0.0007953236</text:p>
          </table:table-cell>
          <table:table-cell table:formula="of:=[.I41]*[.D41]/([.C41]/[.$B$3]+[.D41])" office:value-type="float" office:value="0.000204676417233781" calcext:value-type="float">
            <text:p>0.0002046764</text:p>
          </table:table-cell>
          <table:table-cell table:formula="of:=[.H40]-[.G40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41]+[.G41]" office:value-type="float" office:value="0.115269981126086" calcext:value-type="float">
            <text:p>0.1152699811</text:p>
          </table:table-cell>
          <table:table-cell table:formula="of:=[.D41]-[.G41]-[.H41]" office:value-type="float" office:value="0.030460037747828" calcext:value-type="float">
            <text:p>0.0304600377</text:p>
          </table:table-cell>
          <table:table-cell table:formula="of:=[.E41]+[.H41]" office:value-type="float" office:value="0.00426998112608599" calcext:value-type="float">
            <text:p>0.0042699811</text:p>
          </table:table-cell>
          <table:table-cell table:formula="of:=[.F41]+[.I41]" office:value-type="float" office:value="0.039" calcext:value-type="float">
            <text:p>0.039</text:p>
          </table:table-cell>
          <table:table-cell table:formula="of:=[.I42]*(-1)*[.C42]/([.C42]+[.$B$3]*[.D42])" office:value-type="float" office:value="-0.000790983093372258" calcext:value-type="float">
            <text:p>-0.0007909831</text:p>
          </table:table-cell>
          <table:table-cell table:formula="of:=[.I42]*[.D42]/([.C42]/[.$B$3]+[.D42])" office:value-type="float" office:value="0.000209016906627742" calcext:value-type="float">
            <text:p>0.0002090169</text:p>
          </table:table-cell>
          <table:table-cell table:formula="of:=[.H41]-[.G41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42]+[.G42]" office:value-type="float" office:value="0.114478998032714" calcext:value-type="float">
            <text:p>0.114478998</text:p>
          </table:table-cell>
          <table:table-cell table:formula="of:=[.D42]-[.G42]-[.H42]" office:value-type="float" office:value="0.0310420039345726" calcext:value-type="float">
            <text:p>0.0310420039</text:p>
          </table:table-cell>
          <table:table-cell table:formula="of:=[.E42]+[.H42]" office:value-type="float" office:value="0.00447899803271373" calcext:value-type="float">
            <text:p>0.004478998</text:p>
          </table:table-cell>
          <table:table-cell table:formula="of:=[.F42]+[.I42]" office:value-type="float" office:value="0.04" calcext:value-type="float">
            <text:p>0.04</text:p>
          </table:table-cell>
          <table:table-cell table:formula="of:=[.I43]*(-1)*[.C43]/([.C43]+[.$B$3]*[.D43])" office:value-type="float" office:value="-0.000786683684726477" calcext:value-type="float">
            <text:p>-0.0007866837</text:p>
          </table:table-cell>
          <table:table-cell table:formula="of:=[.I43]*[.D43]/([.C43]/[.$B$3]+[.D43])" office:value-type="float" office:value="0.000213316315273523" calcext:value-type="float">
            <text:p>0.0002133163</text:p>
          </table:table-cell>
          <table:table-cell table:formula="of:=[.H42]-[.G42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43]+[.G43]" office:value-type="float" office:value="0.113692314347987" calcext:value-type="float">
            <text:p>0.1136923143</text:p>
          </table:table-cell>
          <table:table-cell table:formula="of:=[.D43]-[.G43]-[.H43]" office:value-type="float" office:value="0.0316153713040255" calcext:value-type="float">
            <text:p>0.0316153713</text:p>
          </table:table-cell>
          <table:table-cell table:formula="of:=[.E43]+[.H43]" office:value-type="float" office:value="0.00469231434798726" calcext:value-type="float">
            <text:p>0.0046923143</text:p>
          </table:table-cell>
          <table:table-cell table:formula="of:=[.F43]+[.I43]" office:value-type="float" office:value="0.041" calcext:value-type="float">
            <text:p>0.041</text:p>
          </table:table-cell>
          <table:table-cell table:formula="of:=[.I44]*(-1)*[.C44]/([.C44]+[.$B$3]*[.D44])" office:value-type="float" office:value="-0.000782424644903237" calcext:value-type="float">
            <text:p>-0.0007824246</text:p>
          </table:table-cell>
          <table:table-cell table:formula="of:=[.I44]*[.D44]/([.C44]/[.$B$3]+[.D44])" office:value-type="float" office:value="0.000217575355096763" calcext:value-type="float">
            <text:p>0.0002175754</text:p>
          </table:table-cell>
          <table:table-cell table:formula="of:=[.H43]-[.G43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44]+[.G44]" office:value-type="float" office:value="0.112909889703084" calcext:value-type="float">
            <text:p>0.1129098897</text:p>
          </table:table-cell>
          <table:table-cell table:formula="of:=[.D44]-[.G44]-[.H44]" office:value-type="float" office:value="0.032180220593832" calcext:value-type="float">
            <text:p>0.0321802206</text:p>
          </table:table-cell>
          <table:table-cell table:formula="of:=[.E44]+[.H44]" office:value-type="float" office:value="0.00490988970308402" calcext:value-type="float">
            <text:p>0.0049098897</text:p>
          </table:table-cell>
          <table:table-cell table:formula="of:=[.F44]+[.I44]" office:value-type="float" office:value="0.042" calcext:value-type="float">
            <text:p>0.042</text:p>
          </table:table-cell>
          <table:table-cell table:formula="of:=[.I45]*(-1)*[.C45]/([.C45]+[.$B$3]*[.D45])" office:value-type="float" office:value="-0.000778205278581858" calcext:value-type="float">
            <text:p>-0.0007782053</text:p>
          </table:table-cell>
          <table:table-cell table:formula="of:=[.I45]*[.D45]/([.C45]/[.$B$3]+[.D45])" office:value-type="float" office:value="0.000221794721418142" calcext:value-type="float">
            <text:p>0.0002217947</text:p>
          </table:table-cell>
          <table:table-cell table:formula="of:=[.H44]-[.G44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45]+[.G45]" office:value-type="float" office:value="0.112131684424502" calcext:value-type="float">
            <text:p>0.1121316844</text:p>
          </table:table-cell>
          <table:table-cell table:formula="of:=[.D45]-[.G45]-[.H45]" office:value-type="float" office:value="0.0327366311509957" calcext:value-type="float">
            <text:p>0.0327366312</text:p>
          </table:table-cell>
          <table:table-cell table:formula="of:=[.E45]+[.H45]" office:value-type="float" office:value="0.00513168442450216" calcext:value-type="float">
            <text:p>0.0051316844</text:p>
          </table:table-cell>
          <table:table-cell table:formula="of:=[.F45]+[.I45]" office:value-type="float" office:value="0.043" calcext:value-type="float">
            <text:p>0.043</text:p>
          </table:table-cell>
          <table:table-cell table:formula="of:=[.I46]*(-1)*[.C46]/([.C46]+[.$B$3]*[.D46])" office:value-type="float" office:value="-0.000774024906543936" calcext:value-type="float">
            <text:p>-0.0007740249</text:p>
          </table:table-cell>
          <table:table-cell table:formula="of:=[.I46]*[.D46]/([.C46]/[.$B$3]+[.D46])" office:value-type="float" office:value="0.000225975093456064" calcext:value-type="float">
            <text:p>0.0002259751</text:p>
          </table:table-cell>
          <table:table-cell table:formula="of:=[.H45]-[.G45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46]+[.G46]" office:value-type="float" office:value="0.111357659517958" calcext:value-type="float">
            <text:p>0.1113576595</text:p>
          </table:table-cell>
          <table:table-cell table:formula="of:=[.D46]-[.G46]-[.H46]" office:value-type="float" office:value="0.0332846809640836" calcext:value-type="float">
            <text:p>0.033284681</text:p>
          </table:table-cell>
          <table:table-cell table:formula="of:=[.E46]+[.H46]" office:value-type="float" office:value="0.00535765951795823" calcext:value-type="float">
            <text:p>0.0053576595</text:p>
          </table:table-cell>
          <table:table-cell table:formula="of:=[.F46]+[.I46]" office:value-type="float" office:value="0.044" calcext:value-type="float">
            <text:p>0.044</text:p>
          </table:table-cell>
          <table:table-cell table:formula="of:=[.I47]*(-1)*[.C47]/([.C47]+[.$B$3]*[.D47])" office:value-type="float" office:value="-0.000769882865189007" calcext:value-type="float">
            <text:p>-0.0007698829</text:p>
          </table:table-cell>
          <table:table-cell table:formula="of:=[.I47]*[.D47]/([.C47]/[.$B$3]+[.D47])" office:value-type="float" office:value="0.000230117134810993" calcext:value-type="float">
            <text:p>0.0002301171</text:p>
          </table:table-cell>
          <table:table-cell table:formula="of:=[.H46]-[.G46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47]+[.G47]" office:value-type="float" office:value="0.110587776652769" calcext:value-type="float">
            <text:p>0.1105877767</text:p>
          </table:table-cell>
          <table:table-cell table:formula="of:=[.D47]-[.G47]-[.H47]" office:value-type="float" office:value="0.0338244466944616" calcext:value-type="float">
            <text:p>0.0338244467</text:p>
          </table:table-cell>
          <table:table-cell table:formula="of:=[.E47]+[.H47]" office:value-type="float" office:value="0.00558777665276922" calcext:value-type="float">
            <text:p>0.0055877767</text:p>
          </table:table-cell>
          <table:table-cell table:formula="of:=[.F47]+[.I47]" office:value-type="float" office:value="0.045" calcext:value-type="float">
            <text:p>0.045</text:p>
          </table:table-cell>
          <table:table-cell table:formula="of:=[.I48]*(-1)*[.C48]/([.C48]+[.$B$3]*[.D48])" office:value-type="float" office:value="-0.000765778506067782" calcext:value-type="float">
            <text:p>-0.0007657785</text:p>
          </table:table-cell>
          <table:table-cell table:formula="of:=[.I48]*[.D48]/([.C48]/[.$B$3]+[.D48])" office:value-type="float" office:value="0.000234221493932218" calcext:value-type="float">
            <text:p>0.0002342215</text:p>
          </table:table-cell>
          <table:table-cell table:formula="of:=[.H47]-[.G47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48]+[.G48]" office:value-type="float" office:value="0.109821998146701" calcext:value-type="float">
            <text:p>0.1098219981</text:p>
          </table:table-cell>
          <table:table-cell table:formula="of:=[.D48]-[.G48]-[.H48]" office:value-type="float" office:value="0.0343560037065971" calcext:value-type="float">
            <text:p>0.0343560037</text:p>
          </table:table-cell>
          <table:table-cell table:formula="of:=[.E48]+[.H48]" office:value-type="float" office:value="0.00582199814670144" calcext:value-type="float">
            <text:p>0.0058219981</text:p>
          </table:table-cell>
          <table:table-cell table:formula="of:=[.F48]+[.I48]" office:value-type="float" office:value="0.046" calcext:value-type="float">
            <text:p>0.046</text:p>
          </table:table-cell>
          <table:table-cell table:formula="of:=[.I49]*(-1)*[.C49]/([.C49]+[.$B$3]*[.D49])" office:value-type="float" office:value="-0.000761711195432196" calcext:value-type="float">
            <text:p>-0.0007617112</text:p>
          </table:table-cell>
          <table:table-cell table:formula="of:=[.I49]*[.D49]/([.C49]/[.$B$3]+[.D49])" office:value-type="float" office:value="0.000238288804567804" calcext:value-type="float">
            <text:p>0.0002382888</text:p>
          </table:table-cell>
          <table:table-cell table:formula="of:=[.H48]-[.G48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49]+[.G49]" office:value-type="float" office:value="0.109060286951269" calcext:value-type="float">
            <text:p>0.109060287</text:p>
          </table:table-cell>
          <table:table-cell table:formula="of:=[.D49]-[.G49]-[.H49]" office:value-type="float" office:value="0.0348794260974615" calcext:value-type="float">
            <text:p>0.0348794261</text:p>
          </table:table-cell>
          <table:table-cell table:formula="of:=[.E49]+[.H49]" office:value-type="float" office:value="0.00606028695126924" calcext:value-type="float">
            <text:p>0.006060287</text:p>
          </table:table-cell>
          <table:table-cell table:formula="of:=[.F49]+[.I49]" office:value-type="float" office:value="0.047" calcext:value-type="float">
            <text:p>0.047</text:p>
          </table:table-cell>
          <table:table-cell table:formula="of:=[.I50]*(-1)*[.C50]/([.C50]+[.$B$3]*[.D50])" office:value-type="float" office:value="-0.000757680313801563" calcext:value-type="float">
            <text:p>-0.0007576803</text:p>
          </table:table-cell>
          <table:table-cell table:formula="of:=[.I50]*[.D50]/([.C50]/[.$B$3]+[.D50])" office:value-type="float" office:value="0.000242319686198437" calcext:value-type="float">
            <text:p>0.0002423197</text:p>
          </table:table-cell>
          <table:table-cell table:formula="of:=[.H49]-[.G49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50]+[.G50]" office:value-type="float" office:value="0.108302606637468" calcext:value-type="float">
            <text:p>0.1083026066</text:p>
          </table:table-cell>
          <table:table-cell table:formula="of:=[.D50]-[.G50]-[.H50]" office:value-type="float" office:value="0.0353947867250647" calcext:value-type="float">
            <text:p>0.0353947867</text:p>
          </table:table-cell>
          <table:table-cell table:formula="of:=[.E50]+[.H50]" office:value-type="float" office:value="0.00630260663746768" calcext:value-type="float">
            <text:p>0.0063026066</text:p>
          </table:table-cell>
          <table:table-cell table:formula="of:=[.F50]+[.I50]" office:value-type="float" office:value="0.048" calcext:value-type="float">
            <text:p>0.048</text:p>
          </table:table-cell>
          <table:table-cell table:formula="of:=[.I51]*(-1)*[.C51]/([.C51]+[.$B$3]*[.D51])" office:value-type="float" office:value="-0.000753685255544145" calcext:value-type="float">
            <text:p>-0.0007536853</text:p>
          </table:table-cell>
          <table:table-cell table:formula="of:=[.I51]*[.D51]/([.C51]/[.$B$3]+[.D51])" office:value-type="float" office:value="0.000246314744455855" calcext:value-type="float">
            <text:p>0.0002463147</text:p>
          </table:table-cell>
          <table:table-cell table:formula="of:=[.H50]-[.G50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51]+[.G51]" office:value-type="float" office:value="0.107548921381924" calcext:value-type="float">
            <text:p>0.1075489214</text:p>
          </table:table-cell>
          <table:table-cell table:formula="of:=[.D51]-[.G51]-[.H51]" office:value-type="float" office:value="0.035902157236153" calcext:value-type="float">
            <text:p>0.0359021572</text:p>
          </table:table-cell>
          <table:table-cell table:formula="of:=[.E51]+[.H51]" office:value-type="float" office:value="0.00654892138192353" calcext:value-type="float">
            <text:p>0.0065489214</text:p>
          </table:table-cell>
          <table:table-cell table:formula="of:=[.F51]+[.I51]" office:value-type="float" office:value="0.049" calcext:value-type="float">
            <text:p>0.049</text:p>
          </table:table-cell>
          <table:table-cell table:formula="of:=[.I52]*(-1)*[.C52]/([.C52]+[.$B$3]*[.D52])" office:value-type="float" office:value="-0.000749725428473503" calcext:value-type="float">
            <text:p>-0.0007497254</text:p>
          </table:table-cell>
          <table:table-cell table:formula="of:=[.I52]*[.D52]/([.C52]/[.$B$3]+[.D52])" office:value-type="float" office:value="0.000250274571526497" calcext:value-type="float">
            <text:p>0.0002502746</text:p>
          </table:table-cell>
          <table:table-cell table:formula="of:=[.H51]-[.G51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52]+[.G52]" office:value-type="float" office:value="0.10679919595345" calcext:value-type="float">
            <text:p>0.106799196</text:p>
          </table:table-cell>
          <table:table-cell table:formula="of:=[.D52]-[.G52]-[.H52]" office:value-type="float" office:value="0.0364016080931" calcext:value-type="float">
            <text:p>0.0364016081</text:p>
          </table:table-cell>
          <table:table-cell table:formula="of:=[.E52]+[.H52]" office:value-type="float" office:value="0.00679919595345003" calcext:value-type="float">
            <text:p>0.006799196</text:p>
          </table:table-cell>
          <table:table-cell table:formula="of:=[.F52]+[.I52]" office:value-type="float" office:value="0.05" calcext:value-type="float">
            <text:p>0.05</text:p>
          </table:table-cell>
          <table:table-cell table:formula="of:=[.I53]*(-1)*[.C53]/([.C53]+[.$B$3]*[.D53])" office:value-type="float" office:value="-0.000745800253459003" calcext:value-type="float">
            <text:p>-0.0007458003</text:p>
          </table:table-cell>
          <table:table-cell table:formula="of:=[.I53]*[.D53]/([.C53]/[.$B$3]+[.D53])" office:value-type="float" office:value="0.000254199746540997" calcext:value-type="float">
            <text:p>0.0002541997</text:p>
          </table:table-cell>
          <table:table-cell table:formula="of:=[.H52]-[.G52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53]+[.G53]" office:value-type="float" office:value="0.106053395699991" calcext:value-type="float">
            <text:p>0.1060533957</text:p>
          </table:table-cell>
          <table:table-cell table:formula="of:=[.D53]-[.G53]-[.H53]" office:value-type="float" office:value="0.036893208600018" calcext:value-type="float">
            <text:p>0.0368932086</text:p>
          </table:table-cell>
          <table:table-cell table:formula="of:=[.E53]+[.H53]" office:value-type="float" office:value="0.00705339569999103" calcext:value-type="float">
            <text:p>0.0070533957</text:p>
          </table:table-cell>
          <table:table-cell table:formula="of:=[.F53]+[.I53]" office:value-type="float" office:value="0.051" calcext:value-type="float">
            <text:p>0.051</text:p>
          </table:table-cell>
          <table:table-cell table:formula="of:=[.I54]*(-1)*[.C54]/([.C54]+[.$B$3]*[.D54])" office:value-type="float" office:value="-0.000741909164049897" calcext:value-type="float">
            <text:p>-0.0007419092</text:p>
          </table:table-cell>
          <table:table-cell table:formula="of:=[.I54]*[.D54]/([.C54]/[.$B$3]+[.D54])" office:value-type="float" office:value="0.000258090835950103" calcext:value-type="float">
            <text:p>0.0002580908</text:p>
          </table:table-cell>
          <table:table-cell table:formula="of:=[.H53]-[.G53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54]+[.G54]" office:value-type="float" office:value="0.105311486535941" calcext:value-type="float">
            <text:p>0.1053114865</text:p>
          </table:table-cell>
          <table:table-cell table:formula="of:=[.D54]-[.G54]-[.H54]" office:value-type="float" office:value="0.0373770269281178" calcext:value-type="float">
            <text:p>0.0373770269</text:p>
          </table:table-cell>
          <table:table-cell table:formula="of:=[.E54]+[.H54]" office:value-type="float" office:value="0.00731148653594113" calcext:value-type="float">
            <text:p>0.0073114865</text:p>
          </table:table-cell>
          <table:table-cell table:formula="of:=[.F54]+[.I54]" office:value-type="float" office:value="0.052" calcext:value-type="float">
            <text:p>0.052</text:p>
          </table:table-cell>
          <table:table-cell table:formula="of:=[.I55]*(-1)*[.C55]/([.C55]+[.$B$3]*[.D55])" office:value-type="float" office:value="-0.000738051606112412" calcext:value-type="float">
            <text:p>-0.0007380516</text:p>
          </table:table-cell>
          <table:table-cell table:formula="of:=[.I55]*[.D55]/([.C55]/[.$B$3]+[.D55])" office:value-type="float" office:value="0.000261948393887588" calcext:value-type="float">
            <text:p>0.0002619484</text:p>
          </table:table-cell>
          <table:table-cell table:formula="of:=[.H54]-[.G54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55]+[.G55]" office:value-type="float" office:value="0.104573434929829" calcext:value-type="float">
            <text:p>0.1045734349</text:p>
          </table:table-cell>
          <table:table-cell table:formula="of:=[.D55]-[.G55]-[.H55]" office:value-type="float" office:value="0.0378531301403426" calcext:value-type="float">
            <text:p>0.0378531301</text:p>
          </table:table-cell>
          <table:table-cell table:formula="of:=[.E55]+[.H55]" office:value-type="float" office:value="0.00757343492982872" calcext:value-type="float">
            <text:p>0.0075734349</text:p>
          </table:table-cell>
          <table:table-cell table:formula="of:=[.F55]+[.I55]" office:value-type="float" office:value="0.053" calcext:value-type="float">
            <text:p>0.053</text:p>
          </table:table-cell>
          <table:table-cell table:formula="of:=[.I56]*(-1)*[.C56]/([.C56]+[.$B$3]*[.D56])" office:value-type="float" office:value="-0.000734227037479329" calcext:value-type="float">
            <text:p>-0.000734227</text:p>
          </table:table-cell>
          <table:table-cell table:formula="of:=[.I56]*[.D56]/([.C56]/[.$B$3]+[.D56])" office:value-type="float" office:value="0.000265772962520671" calcext:value-type="float">
            <text:p>0.000265773</text:p>
          </table:table-cell>
          <table:table-cell table:formula="of:=[.H55]-[.G55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56]+[.G56]" office:value-type="float" office:value="0.103839207892349" calcext:value-type="float">
            <text:p>0.1038392079</text:p>
          </table:table-cell>
          <table:table-cell table:formula="of:=[.D56]-[.G56]-[.H56]" office:value-type="float" office:value="0.0383215842153012" calcext:value-type="float">
            <text:p>0.0383215842</text:p>
          </table:table-cell>
          <table:table-cell table:formula="of:=[.E56]+[.H56]" office:value-type="float" office:value="0.00783920789234939" calcext:value-type="float">
            <text:p>0.0078392079</text:p>
          </table:table-cell>
          <table:table-cell table:formula="of:=[.F56]+[.I56]" office:value-type="float" office:value="0.054" calcext:value-type="float">
            <text:p>0.054</text:p>
          </table:table-cell>
          <table:table-cell table:formula="of:=[.I57]*(-1)*[.C57]/([.C57]+[.$B$3]*[.D57])" office:value-type="float" office:value="-0.000730434927611529" calcext:value-type="float">
            <text:p>-0.0007304349</text:p>
          </table:table-cell>
          <table:table-cell table:formula="of:=[.I57]*[.D57]/([.C57]/[.$B$3]+[.D57])" office:value-type="float" office:value="0.000269565072388471" calcext:value-type="float">
            <text:p>0.0002695651</text:p>
          </table:table-cell>
          <table:table-cell table:formula="of:=[.H56]-[.G56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57]+[.G57]" office:value-type="float" office:value="0.103108772964738" calcext:value-type="float">
            <text:p>0.103108773</text:p>
          </table:table-cell>
          <table:table-cell table:formula="of:=[.D57]-[.G57]-[.H57]" office:value-type="float" office:value="0.0387824540705243" calcext:value-type="float">
            <text:p>0.0387824541</text:p>
          </table:table-cell>
          <table:table-cell table:formula="of:=[.E57]+[.H57]" office:value-type="float" office:value="0.00810877296473786" calcext:value-type="float">
            <text:p>0.008108773</text:p>
          </table:table-cell>
          <table:table-cell table:formula="of:=[.F57]+[.I57]" office:value-type="float" office:value="0.055" calcext:value-type="float">
            <text:p>0.055</text:p>
          </table:table-cell>
          <table:table-cell table:formula="of:=[.I58]*(-1)*[.C58]/([.C58]+[.$B$3]*[.D58])" office:value-type="float" office:value="-0.000726674757271031" calcext:value-type="float">
            <text:p>-0.0007266748</text:p>
          </table:table-cell>
          <table:table-cell table:formula="of:=[.I58]*[.D58]/([.C58]/[.$B$3]+[.D58])" office:value-type="float" office:value="0.000273325242728969" calcext:value-type="float">
            <text:p>0.0002733252</text:p>
          </table:table-cell>
          <table:table-cell table:formula="of:=[.H57]-[.G57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58]+[.G58]" office:value-type="float" office:value="0.102382098207467" calcext:value-type="float">
            <text:p>0.1023820982</text:p>
          </table:table-cell>
          <table:table-cell table:formula="of:=[.D58]-[.G58]-[.H58]" office:value-type="float" office:value="0.0392358035850664" calcext:value-type="float">
            <text:p>0.0392358036</text:p>
          </table:table-cell>
          <table:table-cell table:formula="of:=[.E58]+[.H58]" office:value-type="float" office:value="0.00838209820746683" calcext:value-type="float">
            <text:p>0.0083820982</text:p>
          </table:table-cell>
          <table:table-cell table:formula="of:=[.F58]+[.I58]" office:value-type="float" office:value="0.056" calcext:value-type="float">
            <text:p>0.056</text:p>
          </table:table-cell>
          <table:table-cell table:formula="of:=[.I59]*(-1)*[.C59]/([.C59]+[.$B$3]*[.D59])" office:value-type="float" office:value="-0.000722946018205058" calcext:value-type="float">
            <text:p>-0.000722946</text:p>
          </table:table-cell>
          <table:table-cell table:formula="of:=[.I59]*[.D59]/([.C59]/[.$B$3]+[.D59])" office:value-type="float" office:value="0.000277053981794942" calcext:value-type="float">
            <text:p>0.000277054</text:p>
          </table:table-cell>
          <table:table-cell table:formula="of:=[.H58]-[.G58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59]+[.G59]" office:value-type="float" office:value="0.101659152189262" calcext:value-type="float">
            <text:p>0.1016591522</text:p>
          </table:table-cell>
          <table:table-cell table:formula="of:=[.D59]-[.G59]-[.H59]" office:value-type="float" office:value="0.0396816956214765" calcext:value-type="float">
            <text:p>0.0396816956</text:p>
          </table:table-cell>
          <table:table-cell table:formula="of:=[.E59]+[.H59]" office:value-type="float" office:value="0.00865915218926177" calcext:value-type="float">
            <text:p>0.0086591522</text:p>
          </table:table-cell>
          <table:table-cell table:formula="of:=[.F59]+[.I59]" office:value-type="float" office:value="0.057" calcext:value-type="float">
            <text:p>0.057</text:p>
          </table:table-cell>
          <table:table-cell table:formula="of:=[.I60]*(-1)*[.C60]/([.C60]+[.$B$3]*[.D60])" office:value-type="float" office:value="-0.000719248212840693" calcext:value-type="float">
            <text:p>-0.0007192482</text:p>
          </table:table-cell>
          <table:table-cell table:formula="of:=[.I60]*[.D60]/([.C60]/[.$B$3]+[.D60])" office:value-type="float" office:value="0.000280751787159308" calcext:value-type="float">
            <text:p>0.0002807518</text:p>
          </table:table-cell>
          <table:table-cell table:formula="of:=[.H59]-[.G59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60]+[.G60]" office:value-type="float" office:value="0.100939903976421" calcext:value-type="float">
            <text:p>0.100939904</text:p>
          </table:table-cell>
          <table:table-cell table:formula="of:=[.D60]-[.G60]-[.H60]" office:value-type="float" office:value="0.0401201920471579" calcext:value-type="float">
            <text:p>0.040120192</text:p>
          </table:table-cell>
          <table:table-cell table:formula="of:=[.E60]+[.H60]" office:value-type="float" office:value="0.00893990397642108" calcext:value-type="float">
            <text:p>0.008939904</text:p>
          </table:table-cell>
          <table:table-cell table:formula="of:=[.F60]+[.I60]" office:value-type="float" office:value="0.058" calcext:value-type="float">
            <text:p>0.058</text:p>
          </table:table-cell>
          <table:table-cell table:formula="of:=[.I61]*(-1)*[.C61]/([.C61]+[.$B$3]*[.D61])" office:value-type="float" office:value="-0.000715580853989696" calcext:value-type="float">
            <text:p>-0.0007155809</text:p>
          </table:table-cell>
          <table:table-cell table:formula="of:=[.I61]*[.D61]/([.C61]/[.$B$3]+[.D61])" office:value-type="float" office:value="0.000284419146010305" calcext:value-type="float">
            <text:p>0.0002844191</text:p>
          </table:table-cell>
          <table:table-cell table:formula="of:=[.H60]-[.G60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61]+[.G61]" office:value-type="float" office:value="0.100224323122431" calcext:value-type="float">
            <text:p>0.1002243231</text:p>
          </table:table-cell>
          <table:table-cell table:formula="of:=[.D61]-[.G61]-[.H61]" office:value-type="float" office:value="0.0405513537551373" calcext:value-type="float">
            <text:p>0.0405513538</text:p>
          </table:table-cell>
          <table:table-cell table:formula="of:=[.E61]+[.H61]" office:value-type="float" office:value="0.00922432312243138" calcext:value-type="float">
            <text:p>0.0092243231</text:p>
          </table:table-cell>
          <table:table-cell table:formula="of:=[.F61]+[.I61]" office:value-type="float" office:value="0.0590000000000001" calcext:value-type="float">
            <text:p>0.059</text:p>
          </table:table-cell>
          <table:table-cell table:formula="of:=[.I62]*(-1)*[.C62]/([.C62]+[.$B$3]*[.D62])" office:value-type="float" office:value="-0.000711943464563098" calcext:value-type="float">
            <text:p>-0.0007119435</text:p>
          </table:table-cell>
          <table:table-cell table:formula="of:=[.I62]*[.D62]/([.C62]/[.$B$3]+[.D62])" office:value-type="float" office:value="0.000288056535436902" calcext:value-type="float">
            <text:p>0.0002880565</text:p>
          </table:table-cell>
          <table:table-cell table:formula="of:=[.H61]-[.G61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62]+[.G62]" office:value-type="float" office:value="0.0995123796578683" calcext:value-type="float">
            <text:p>0.0995123797</text:p>
          </table:table-cell>
          <table:table-cell table:formula="of:=[.D62]-[.G62]-[.H62]" office:value-type="float" office:value="0.0409752406842635" calcext:value-type="float">
            <text:p>0.0409752407</text:p>
          </table:table-cell>
          <table:table-cell table:formula="of:=[.E62]+[.H62]" office:value-type="float" office:value="0.00951237965786829" calcext:value-type="float">
            <text:p>0.0095123797</text:p>
          </table:table-cell>
          <table:table-cell table:formula="of:=[.F62]+[.I62]" office:value-type="float" office:value="0.06" calcext:value-type="float">
            <text:p>0.06</text:p>
          </table:table-cell>
          <table:table-cell table:formula="of:=[.I63]*(-1)*[.C63]/([.C63]+[.$B$3]*[.D63])" office:value-type="float" office:value="-0.000708335577295168" calcext:value-type="float">
            <text:p>-0.0007083356</text:p>
          </table:table-cell>
          <table:table-cell table:formula="of:=[.I63]*[.D63]/([.C63]/[.$B$3]+[.D63])" office:value-type="float" office:value="0.000291664422704832" calcext:value-type="float">
            <text:p>0.0002916644</text:p>
          </table:table-cell>
          <table:table-cell table:formula="of:=[.H62]-[.G62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63]+[.G63]" office:value-type="float" office:value="0.0988040440805731" calcext:value-type="float">
            <text:p>0.0988040441</text:p>
          </table:table-cell>
          <table:table-cell table:formula="of:=[.D63]-[.G63]-[.H63]" office:value-type="float" office:value="0.0413919118388538" calcext:value-type="float">
            <text:p>0.0413919118</text:p>
          </table:table-cell>
          <table:table-cell table:formula="of:=[.E63]+[.H63]" office:value-type="float" office:value="0.00980404408057312" calcext:value-type="float">
            <text:p>0.0098040441</text:p>
          </table:table-cell>
          <table:table-cell table:formula="of:=[.F63]+[.I63]" office:value-type="float" office:value="0.0610000000000001" calcext:value-type="float">
            <text:p>0.061</text:p>
          </table:table-cell>
          <table:table-cell table:formula="of:=[.I64]*(-1)*[.C64]/([.C64]+[.$B$3]*[.D64])" office:value-type="float" office:value="-0.000704756734476403" calcext:value-type="float">
            <text:p>-0.0007047567</text:p>
          </table:table-cell>
          <table:table-cell table:formula="of:=[.I64]*[.D64]/([.C64]/[.$B$3]+[.D64])" office:value-type="float" office:value="0.000295243265523597" calcext:value-type="float">
            <text:p>0.0002952433</text:p>
          </table:table-cell>
          <table:table-cell table:formula="of:=[.H63]-[.G63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64]+[.G64]" office:value-type="float" office:value="0.0980992873460967" calcext:value-type="float">
            <text:p>0.0980992873</text:p>
          </table:table-cell>
          <table:table-cell table:formula="of:=[.D64]-[.G64]-[.H64]" office:value-type="float" office:value="0.0418014253078066" calcext:value-type="float">
            <text:p>0.0418014253</text:p>
          </table:table-cell>
          <table:table-cell table:formula="of:=[.E64]+[.H64]" office:value-type="float" office:value="0.0100992873460967" calcext:value-type="float">
            <text:p>0.0100992873</text:p>
          </table:table-cell>
          <table:table-cell table:formula="of:=[.F64]+[.I64]" office:value-type="float" office:value="0.062" calcext:value-type="float">
            <text:p>0.062</text:p>
          </table:table-cell>
          <table:table-cell table:formula="of:=[.I65]*(-1)*[.C65]/([.C65]+[.$B$3]*[.D65])" office:value-type="float" office:value="-0.000701206487695184" calcext:value-type="float">
            <text:p>-0.0007012065</text:p>
          </table:table-cell>
          <table:table-cell table:formula="of:=[.I65]*[.D65]/([.C65]/[.$B$3]+[.D65])" office:value-type="float" office:value="0.000298793512304816" calcext:value-type="float">
            <text:p>0.0002987935</text:p>
          </table:table-cell>
          <table:table-cell table:formula="of:=[.H64]-[.G64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65]+[.G65]" office:value-type="float" office:value="0.0973980808584015" calcext:value-type="float">
            <text:p>0.0973980809</text:p>
          </table:table-cell>
          <table:table-cell table:formula="of:=[.D65]-[.G65]-[.H65]" office:value-type="float" office:value="0.042203838283197" calcext:value-type="float">
            <text:p>0.0422038383</text:p>
          </table:table-cell>
          <table:table-cell table:formula="of:=[.E65]+[.H65]" office:value-type="float" office:value="0.0103980808584015" calcext:value-type="float">
            <text:p>0.0103980809</text:p>
          </table:table-cell>
          <table:table-cell table:formula="of:=[.F65]+[.I65]" office:value-type="float" office:value="0.063" calcext:value-type="float">
            <text:p>0.063</text:p>
          </table:table-cell>
          <table:table-cell table:formula="of:=[.I66]*(-1)*[.C66]/([.C66]+[.$B$3]*[.D66])" office:value-type="float" office:value="-0.000697684397587761" calcext:value-type="float">
            <text:p>-0.0006976844</text:p>
          </table:table-cell>
          <table:table-cell table:formula="of:=[.I66]*[.D66]/([.C66]/[.$B$3]+[.D66])" office:value-type="float" office:value="0.000302315602412239" calcext:value-type="float">
            <text:p>0.0003023156</text:p>
          </table:table-cell>
          <table:table-cell table:formula="of:=[.H65]-[.G65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66]+[.G66]" office:value-type="float" office:value="0.0967003964608137" calcext:value-type="float">
            <text:p>0.0967003965</text:p>
          </table:table-cell>
          <table:table-cell table:formula="of:=[.D66]-[.G66]-[.H66]" office:value-type="float" office:value="0.0425992070783725" calcext:value-type="float">
            <text:p>0.0425992071</text:p>
          </table:table-cell>
          <table:table-cell table:formula="of:=[.E66]+[.H66]" office:value-type="float" office:value="0.0107003964608138" calcext:value-type="float">
            <text:p>0.0107003965</text:p>
          </table:table-cell>
          <table:table-cell table:formula="of:=[.F66]+[.I66]" office:value-type="float" office:value="0.064" calcext:value-type="float">
            <text:p>0.064</text:p>
          </table:table-cell>
          <table:table-cell table:formula="of:=[.I67]*(-1)*[.C67]/([.C67]+[.$B$3]*[.D67])" office:value-type="float" office:value="-0.000694190033596262" calcext:value-type="float">
            <text:p>-0.00069419</text:p>
          </table:table-cell>
          <table:table-cell table:formula="of:=[.I67]*[.D67]/([.C67]/[.$B$3]+[.D67])" office:value-type="float" office:value="0.000305809966403737" calcext:value-type="float">
            <text:p>0.00030581</text:p>
          </table:table-cell>
          <table:table-cell table:formula="of:=[.H66]-[.G66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67]+[.G67]" office:value-type="float" office:value="0.0960062064272175" calcext:value-type="float">
            <text:p>0.0960062064</text:p>
          </table:table-cell>
          <table:table-cell table:formula="of:=[.D67]-[.G67]-[.H67]" office:value-type="float" office:value="0.042987587145565" calcext:value-type="float">
            <text:p>0.0429875871</text:p>
          </table:table-cell>
          <table:table-cell table:formula="of:=[.E67]+[.H67]" office:value-type="float" office:value="0.0110062064272175" calcext:value-type="float">
            <text:p>0.0110062064</text:p>
          </table:table-cell>
          <table:table-cell table:formula="of:=[.F67]+[.I67]" office:value-type="float" office:value="0.065" calcext:value-type="float">
            <text:p>0.065</text:p>
          </table:table-cell>
          <table:table-cell table:formula="of:=[.I68]*(-1)*[.C68]/([.C68]+[.$B$3]*[.D68])" office:value-type="float" office:value="-0.000690722973734399" calcext:value-type="float">
            <text:p>-0.000690723</text:p>
          </table:table-cell>
          <table:table-cell table:formula="of:=[.I68]*[.D68]/([.C68]/[.$B$3]+[.D68])" office:value-type="float" office:value="0.000309277026265601" calcext:value-type="float">
            <text:p>0.000309277</text:p>
          </table:table-cell>
          <table:table-cell table:formula="of:=[.H67]-[.G67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68]+[.G68]" office:value-type="float" office:value="0.0953154834534831" calcext:value-type="float">
            <text:p>0.0953154835</text:p>
          </table:table-cell>
          <table:table-cell table:formula="of:=[.D68]-[.G68]-[.H68]" office:value-type="float" office:value="0.0433690330930338" calcext:value-type="float">
            <text:p>0.0433690331</text:p>
          </table:table-cell>
          <table:table-cell table:formula="of:=[.E68]+[.H68]" office:value-type="float" office:value="0.0113154834534831" calcext:value-type="float">
            <text:p>0.0113154835</text:p>
          </table:table-cell>
          <table:table-cell table:formula="of:=[.F68]+[.I68]" office:value-type="float" office:value="0.066" calcext:value-type="float">
            <text:p>0.066</text:p>
          </table:table-cell>
          <table:table-cell table:formula="of:=[.I69]*(-1)*[.C69]/([.C69]+[.$B$3]*[.D69])" office:value-type="float" office:value="-0.000687282804360592" calcext:value-type="float">
            <text:p>-0.0006872828</text:p>
          </table:table-cell>
          <table:table-cell table:formula="of:=[.I69]*[.D69]/([.C69]/[.$B$3]+[.D69])" office:value-type="float" office:value="0.000312717195639408" calcext:value-type="float">
            <text:p>0.0003127172</text:p>
          </table:table-cell>
          <table:table-cell table:formula="of:=[.H68]-[.G68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69]+[.G69]" office:value-type="float" office:value="0.0946282006491225" calcext:value-type="float">
            <text:p>0.0946282006</text:p>
          </table:table-cell>
          <table:table-cell table:formula="of:=[.D69]-[.G69]-[.H69]" office:value-type="float" office:value="0.043743598701755" calcext:value-type="float">
            <text:p>0.0437435987</text:p>
          </table:table-cell>
          <table:table-cell table:formula="of:=[.E69]+[.H69]" office:value-type="float" office:value="0.0116282006491225" calcext:value-type="float">
            <text:p>0.0116282006</text:p>
          </table:table-cell>
          <table:table-cell table:formula="of:=[.F69]+[.I69]" office:value-type="float" office:value="0.067" calcext:value-type="float">
            <text:p>0.067</text:p>
          </table:table-cell>
          <table:table-cell table:formula="of:=[.I70]*(-1)*[.C70]/([.C70]+[.$B$3]*[.D70])" office:value-type="float" office:value="-0.000683869119958238" calcext:value-type="float">
            <text:p>-0.0006838691</text:p>
          </table:table-cell>
          <table:table-cell table:formula="of:=[.I70]*[.D70]/([.C70]/[.$B$3]+[.D70])" office:value-type="float" office:value="0.000316130880041762" calcext:value-type="float">
            <text:p>0.0003161309</text:p>
          </table:table-cell>
          <table:table-cell table:formula="of:=[.H69]-[.G69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70]+[.G70]" office:value-type="float" office:value="0.0939443315291642" calcext:value-type="float">
            <text:p>0.0939443315</text:p>
          </table:table-cell>
          <table:table-cell table:formula="of:=[.D70]-[.G70]-[.H70]" office:value-type="float" office:value="0.0441113369416715" calcext:value-type="float">
            <text:p>0.0441113369</text:p>
          </table:table-cell>
          <table:table-cell table:formula="of:=[.E70]+[.H70]" office:value-type="float" office:value="0.0119443315291643" calcext:value-type="float">
            <text:p>0.0119443315</text:p>
          </table:table-cell>
          <table:table-cell table:formula="of:=[.F70]+[.I70]" office:value-type="float" office:value="0.068" calcext:value-type="float">
            <text:p>0.068</text:p>
          </table:table-cell>
          <table:table-cell table:formula="of:=[.I71]*(-1)*[.C71]/([.C71]+[.$B$3]*[.D71])" office:value-type="float" office:value="-0.000680481522922835" calcext:value-type="float">
            <text:p>-0.0006804815</text:p>
          </table:table-cell>
          <table:table-cell table:formula="of:=[.I71]*[.D71]/([.C71]/[.$B$3]+[.D71])" office:value-type="float" office:value="0.000319518477077165" calcext:value-type="float">
            <text:p>0.0003195185</text:p>
          </table:table-cell>
          <table:table-cell table:formula="of:=[.H70]-[.G70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71]+[.G71]" office:value-type="float" office:value="0.0932638500062414" calcext:value-type="float">
            <text:p>0.09326385</text:p>
          </table:table-cell>
          <table:table-cell table:formula="of:=[.D71]-[.G71]-[.H71]" office:value-type="float" office:value="0.0444722999875171" calcext:value-type="float">
            <text:p>0.0444723</text:p>
          </table:table-cell>
          <table:table-cell table:formula="of:=[.E71]+[.H71]" office:value-type="float" office:value="0.0122638500062414" calcext:value-type="float">
            <text:p>0.01226385</text:p>
          </table:table-cell>
          <table:table-cell table:formula="of:=[.F71]+[.I71]" office:value-type="float" office:value="0.0690000000000001" calcext:value-type="float">
            <text:p>0.069</text:p>
          </table:table-cell>
          <table:table-cell table:formula="of:=[.I72]*(-1)*[.C72]/([.C72]+[.$B$3]*[.D72])" office:value-type="float" office:value="-0.000677119623355725" calcext:value-type="float">
            <text:p>-0.0006771196</text:p>
          </table:table-cell>
          <table:table-cell table:formula="of:=[.I72]*[.D72]/([.C72]/[.$B$3]+[.D72])" office:value-type="float" office:value="0.000322880376644275" calcext:value-type="float">
            <text:p>0.0003228804</text:p>
          </table:table-cell>
          <table:table-cell table:formula="of:=[.H71]-[.G71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72]+[.G72]" office:value-type="float" office:value="0.0925867303828857" calcext:value-type="float">
            <text:p>0.0925867304</text:p>
          </table:table-cell>
          <table:table-cell table:formula="of:=[.D72]-[.G72]-[.H72]" office:value-type="float" office:value="0.0448265392342286" calcext:value-type="float">
            <text:p>0.0448265392</text:p>
          </table:table-cell>
          <table:table-cell table:formula="of:=[.E72]+[.H72]" office:value-type="float" office:value="0.0125867303828857" calcext:value-type="float">
            <text:p>0.0125867304</text:p>
          </table:table-cell>
          <table:table-cell table:formula="of:=[.F72]+[.I72]" office:value-type="float" office:value="0.07" calcext:value-type="float">
            <text:p>0.07</text:p>
          </table:table-cell>
          <table:table-cell table:formula="of:=[.I73]*(-1)*[.C73]/([.C73]+[.$B$3]*[.D73])" office:value-type="float" office:value="-0.000673783038864206" calcext:value-type="float">
            <text:p>-0.000673783</text:p>
          </table:table-cell>
          <table:table-cell table:formula="of:=[.I73]*[.D73]/([.C73]/[.$B$3]+[.D73])" office:value-type="float" office:value="0.000326216961135794" calcext:value-type="float">
            <text:p>0.000326217</text:p>
          </table:table-cell>
          <table:table-cell table:formula="of:=[.H72]-[.G72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73]+[.G73]" office:value-type="float" office:value="0.0919129473440215" calcext:value-type="float">
            <text:p>0.0919129473</text:p>
          </table:table-cell>
          <table:table-cell table:formula="of:=[.D73]-[.G73]-[.H73]" office:value-type="float" office:value="0.045174105311957" calcext:value-type="float">
            <text:p>0.0451741053</text:p>
          </table:table-cell>
          <table:table-cell table:formula="of:=[.E73]+[.H73]" office:value-type="float" office:value="0.0129129473440215" calcext:value-type="float">
            <text:p>0.0129129473</text:p>
          </table:table-cell>
          <table:table-cell table:formula="of:=[.F73]+[.I73]" office:value-type="float" office:value="0.0710000000000001" calcext:value-type="float">
            <text:p>0.071</text:p>
          </table:table-cell>
          <table:table-cell table:formula="of:=[.I74]*(-1)*[.C74]/([.C74]+[.$B$3]*[.D74])" office:value-type="float" office:value="-0.000670471394367768" calcext:value-type="float">
            <text:p>-0.0006704714</text:p>
          </table:table-cell>
          <table:table-cell table:formula="of:=[.I74]*[.D74]/([.C74]/[.$B$3]+[.D74])" office:value-type="float" office:value="0.000329528605632232" calcext:value-type="float">
            <text:p>0.0003295286</text:p>
          </table:table-cell>
          <table:table-cell table:formula="of:=[.H73]-[.G73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74]+[.G74]" office:value-type="float" office:value="0.0912424759496537" calcext:value-type="float">
            <text:p>0.0912424759</text:p>
          </table:table-cell>
          <table:table-cell table:formula="of:=[.D74]-[.G74]-[.H74]" office:value-type="float" office:value="0.0455150481006925" calcext:value-type="float">
            <text:p>0.0455150481</text:p>
          </table:table-cell>
          <table:table-cell table:formula="of:=[.E74]+[.H74]" office:value-type="float" office:value="0.0132424759496537" calcext:value-type="float">
            <text:p>0.0132424759</text:p>
          </table:table-cell>
          <table:table-cell table:formula="of:=[.F74]+[.I74]" office:value-type="float" office:value="0.072" calcext:value-type="float">
            <text:p>0.072</text:p>
          </table:table-cell>
          <table:table-cell table:formula="of:=[.I75]*(-1)*[.C75]/([.C75]+[.$B$3]*[.D75])" office:value-type="float" office:value="-0.000667184321910241" calcext:value-type="float">
            <text:p>-0.0006671843</text:p>
          </table:table-cell>
          <table:table-cell table:formula="of:=[.I75]*[.D75]/([.C75]/[.$B$3]+[.D75])" office:value-type="float" office:value="0.000332815678089759" calcext:value-type="float">
            <text:p>0.0003328157</text:p>
          </table:table-cell>
          <table:table-cell table:formula="of:=[.H74]-[.G74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75]+[.G75]" office:value-type="float" office:value="0.0905752916277435" calcext:value-type="float">
            <text:p>0.0905752916</text:p>
          </table:table-cell>
          <table:table-cell table:formula="of:=[.D75]-[.G75]-[.H75]" office:value-type="float" office:value="0.045849416744513" calcext:value-type="float">
            <text:p>0.0458494167</text:p>
          </table:table-cell>
          <table:table-cell table:formula="of:=[.E75]+[.H75]" office:value-type="float" office:value="0.0135752916277435" calcext:value-type="float">
            <text:p>0.0135752916</text:p>
          </table:table-cell>
          <table:table-cell table:formula="of:=[.F75]+[.I75]" office:value-type="float" office:value="0.0730000000000001" calcext:value-type="float">
            <text:p>0.073</text:p>
          </table:table-cell>
          <table:table-cell table:formula="of:=[.I76]*(-1)*[.C76]/([.C76]+[.$B$3]*[.D76])" office:value-type="float" office:value="-0.000663921460477632" calcext:value-type="float">
            <text:p>-0.0006639215</text:p>
          </table:table-cell>
          <table:table-cell table:formula="of:=[.I76]*[.D76]/([.C76]/[.$B$3]+[.D76])" office:value-type="float" office:value="0.000336078539522369" calcext:value-type="float">
            <text:p>0.0003360785</text:p>
          </table:table-cell>
          <table:table-cell table:formula="of:=[.H75]-[.G75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76]+[.G76]" office:value-type="float" office:value="0.0899113701672659" calcext:value-type="float">
            <text:p>0.0899113702</text:p>
          </table:table-cell>
          <table:table-cell table:formula="of:=[.D76]-[.G76]-[.H76]" office:value-type="float" office:value="0.0461772596654683" calcext:value-type="float">
            <text:p>0.0461772597</text:p>
          </table:table-cell>
          <table:table-cell table:formula="of:=[.E76]+[.H76]" office:value-type="float" office:value="0.0139113701672659" calcext:value-type="float">
            <text:p>0.0139113702</text:p>
          </table:table-cell>
          <table:table-cell table:formula="of:=[.F76]+[.I76]" office:value-type="float" office:value="0.0740000000000001" calcext:value-type="float">
            <text:p>0.074</text:p>
          </table:table-cell>
          <table:table-cell table:formula="of:=[.I77]*(-1)*[.C77]/([.C77]+[.$B$3]*[.D77])" office:value-type="float" office:value="-0.000660682455821442" calcext:value-type="float">
            <text:p>-0.0006606825</text:p>
          </table:table-cell>
          <table:table-cell table:formula="of:=[.I77]*[.D77]/([.C77]/[.$B$3]+[.D77])" office:value-type="float" office:value="0.000339317544178559" calcext:value-type="float">
            <text:p>0.0003393175</text:p>
          </table:table-cell>
          <table:table-cell table:formula="of:=[.H76]-[.G76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77]+[.G77]" office:value-type="float" office:value="0.0892506877114444" calcext:value-type="float">
            <text:p>0.0892506877</text:p>
          </table:table-cell>
          <table:table-cell table:formula="of:=[.D77]-[.G77]-[.H77]" office:value-type="float" office:value="0.0464986245771112" calcext:value-type="float">
            <text:p>0.0464986246</text:p>
          </table:table-cell>
          <table:table-cell table:formula="of:=[.E77]+[.H77]" office:value-type="float" office:value="0.0142506877114444" calcext:value-type="float">
            <text:p>0.0142506877</text:p>
          </table:table-cell>
          <table:table-cell table:formula="of:=[.F77]+[.I77]" office:value-type="float" office:value="0.0750000000000001" calcext:value-type="float">
            <text:p>0.075</text:p>
          </table:table-cell>
          <table:table-cell table:formula="of:=[.I78]*(-1)*[.C78]/([.C78]+[.$B$3]*[.D78])" office:value-type="float" office:value="-0.000657466960287273" calcext:value-type="float">
            <text:p>-0.000657467</text:p>
          </table:table-cell>
          <table:table-cell table:formula="of:=[.I78]*[.D78]/([.C78]/[.$B$3]+[.D78])" office:value-type="float" office:value="0.000342533039712727" calcext:value-type="float">
            <text:p>0.000342533</text:p>
          </table:table-cell>
          <table:table-cell table:formula="of:=[.H77]-[.G77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78]+[.G78]" office:value-type="float" office:value="0.0885932207511571" calcext:value-type="float">
            <text:p>0.0885932208</text:p>
          </table:table-cell>
          <table:table-cell table:formula="of:=[.D78]-[.G78]-[.H78]" office:value-type="float" office:value="0.0468135584976857" calcext:value-type="float">
            <text:p>0.0468135585</text:p>
          </table:table-cell>
          <table:table-cell table:formula="of:=[.E78]+[.H78]" office:value-type="float" office:value="0.0145932207511572" calcext:value-type="float">
            <text:p>0.0145932208</text:p>
          </table:table-cell>
          <table:table-cell table:formula="of:=[.F78]+[.I78]" office:value-type="float" office:value="0.0760000000000001" calcext:value-type="float">
            <text:p>0.076</text:p>
          </table:table-cell>
          <table:table-cell table:formula="of:=[.I79]*(-1)*[.C79]/([.C79]+[.$B$3]*[.D79])" office:value-type="float" office:value="-0.000654274632648529" calcext:value-type="float">
            <text:p>-0.0006542746</text:p>
          </table:table-cell>
          <table:table-cell table:formula="of:=[.I79]*[.D79]/([.C79]/[.$B$3]+[.D79])" office:value-type="float" office:value="0.000345725367351471" calcext:value-type="float">
            <text:p>0.0003457254</text:p>
          </table:table-cell>
          <table:table-cell table:formula="of:=[.H78]-[.G78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79]+[.G79]" office:value-type="float" office:value="0.0879389461185086" calcext:value-type="float">
            <text:p>0.0879389461</text:p>
          </table:table-cell>
          <table:table-cell table:formula="of:=[.D79]-[.G79]-[.H79]" office:value-type="float" office:value="0.0471221077629828" calcext:value-type="float">
            <text:p>0.0471221078</text:p>
          </table:table-cell>
          <table:table-cell table:formula="of:=[.E79]+[.H79]" office:value-type="float" office:value="0.0149389461185086" calcext:value-type="float">
            <text:p>0.0149389461</text:p>
          </table:table-cell>
          <table:table-cell table:formula="of:=[.F79]+[.I79]" office:value-type="float" office:value="0.0770000000000001" calcext:value-type="float">
            <text:p>0.077</text:p>
          </table:table-cell>
          <table:table-cell table:formula="of:=[.I80]*(-1)*[.C80]/([.C80]+[.$B$3]*[.D80])" office:value-type="float" office:value="-0.000651105137945023" calcext:value-type="float">
            <text:p>-0.0006511051</text:p>
          </table:table-cell>
          <table:table-cell table:formula="of:=[.I80]*[.D80]/([.C80]/[.$B$3]+[.D80])" office:value-type="float" office:value="0.000348894862054977" calcext:value-type="float">
            <text:p>0.0003488949</text:p>
          </table:table-cell>
          <table:table-cell table:formula="of:=[.H79]-[.G79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80]+[.G80]" office:value-type="float" office:value="0.0872878409805636" calcext:value-type="float">
            <text:p>0.087287841</text:p>
          </table:table-cell>
          <table:table-cell table:formula="of:=[.D80]-[.G80]-[.H80]" office:value-type="float" office:value="0.0474243180388728" calcext:value-type="float">
            <text:p>0.047424318</text:p>
          </table:table-cell>
          <table:table-cell table:formula="of:=[.E80]+[.H80]" office:value-type="float" office:value="0.0152878409805636" calcext:value-type="float">
            <text:p>0.015287841</text:p>
          </table:table-cell>
          <table:table-cell table:formula="of:=[.F80]+[.I80]" office:value-type="float" office:value="0.0780000000000001" calcext:value-type="float">
            <text:p>0.078</text:p>
          </table:table-cell>
          <table:table-cell table:formula="of:=[.I81]*(-1)*[.C81]/([.C81]+[.$B$3]*[.D81])" office:value-type="float" office:value="-0.000647958147326327" calcext:value-type="float">
            <text:p>-0.0006479581</text:p>
          </table:table-cell>
          <table:table-cell table:formula="of:=[.I81]*[.D81]/([.C81]/[.$B$3]+[.D81])" office:value-type="float" office:value="0.000352041852673673" calcext:value-type="float">
            <text:p>0.0003520419</text:p>
          </table:table-cell>
          <table:table-cell table:formula="of:=[.H80]-[.G80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81]+[.G81]" office:value-type="float" office:value="0.0866398828332373" calcext:value-type="float">
            <text:p>0.0866398828</text:p>
          </table:table-cell>
          <table:table-cell table:formula="of:=[.D81]-[.G81]-[.H81]" office:value-type="float" office:value="0.0477202343335255" calcext:value-type="float">
            <text:p>0.0477202343</text:p>
          </table:table-cell>
          <table:table-cell table:formula="of:=[.E81]+[.H81]" office:value-type="float" office:value="0.0156398828332373" calcext:value-type="float">
            <text:p>0.0156398828</text:p>
          </table:table-cell>
          <table:table-cell table:formula="of:=[.F81]+[.I81]" office:value-type="float" office:value="0.0790000000000001" calcext:value-type="float">
            <text:p>0.079</text:p>
          </table:table-cell>
          <table:table-cell table:formula="of:=[.I82]*(-1)*[.C82]/([.C82]+[.$B$3]*[.D82])" office:value-type="float" office:value="-0.000644833337899692" calcext:value-type="float">
            <text:p>-0.0006448333</text:p>
          </table:table-cell>
          <table:table-cell table:formula="of:=[.I82]*[.D82]/([.C82]/[.$B$3]+[.D82])" office:value-type="float" office:value="0.000355166662100309" calcext:value-type="float">
            <text:p>0.0003551667</text:p>
          </table:table-cell>
          <table:table-cell table:formula="of:=[.H81]-[.G81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82]+[.G82]" office:value-type="float" office:value="0.0859950494953376" calcext:value-type="float">
            <text:p>0.0859950495</text:p>
          </table:table-cell>
          <table:table-cell table:formula="of:=[.D82]-[.G82]-[.H82]" office:value-type="float" office:value="0.0480099010093249" calcext:value-type="float">
            <text:p>0.048009901</text:p>
          </table:table-cell>
          <table:table-cell table:formula="of:=[.E82]+[.H82]" office:value-type="float" office:value="0.0159950494953376" calcext:value-type="float">
            <text:p>0.0159950495</text:p>
          </table:table-cell>
          <table:table-cell table:formula="of:=[.F82]+[.I82]" office:value-type="float" office:value="0.0800000000000001" calcext:value-type="float">
            <text:p>0.08</text:p>
          </table:table-cell>
          <table:table-cell table:formula="of:=[.I83]*(-1)*[.C83]/([.C83]+[.$B$3]*[.D83])" office:value-type="float" office:value="-0.000641730392582366" calcext:value-type="float">
            <text:p>-0.0006417304</text:p>
          </table:table-cell>
          <table:table-cell table:formula="of:=[.I83]*[.D83]/([.C83]/[.$B$3]+[.D83])" office:value-type="float" office:value="0.000358269607417634" calcext:value-type="float">
            <text:p>0.0003582696</text:p>
          </table:table-cell>
          <table:table-cell table:formula="of:=[.H82]-[.G82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83]+[.G83]" office:value-type="float" office:value="0.0853533191027552" calcext:value-type="float">
            <text:p>0.0853533191</text:p>
          </table:table-cell>
          <table:table-cell table:formula="of:=[.D83]-[.G83]-[.H83]" office:value-type="float" office:value="0.0482933617944896" calcext:value-type="float">
            <text:p>0.0482933618</text:p>
          </table:table-cell>
          <table:table-cell table:formula="of:=[.E83]+[.H83]" office:value-type="float" office:value="0.0163533191027552" calcext:value-type="float">
            <text:p>0.0163533191</text:p>
          </table:table-cell>
          <table:table-cell table:formula="of:=[.F83]+[.I83]" office:value-type="float" office:value="0.0810000000000001" calcext:value-type="float">
            <text:p>0.081</text:p>
          </table:table-cell>
          <table:table-cell table:formula="of:=[.I84]*(-1)*[.C84]/([.C84]+[.$B$3]*[.D84])" office:value-type="float" office:value="-0.000638648999958179" calcext:value-type="float">
            <text:p>-0.000638649</text:p>
          </table:table-cell>
          <table:table-cell table:formula="of:=[.I84]*[.D84]/([.C84]/[.$B$3]+[.D84])" office:value-type="float" office:value="0.000361351000041822" calcext:value-type="float">
            <text:p>0.000361351</text:p>
          </table:table-cell>
          <table:table-cell table:formula="of:=[.H83]-[.G83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84]+[.G84]" office:value-type="float" office:value="0.084714670102797" calcext:value-type="float">
            <text:p>0.0847146701</text:p>
          </table:table-cell>
          <table:table-cell table:formula="of:=[.D84]-[.G84]-[.H84]" office:value-type="float" office:value="0.048570659794406" calcext:value-type="float">
            <text:p>0.0485706598</text:p>
          </table:table-cell>
          <table:table-cell table:formula="of:=[.E84]+[.H84]" office:value-type="float" office:value="0.016714670102797" calcext:value-type="float">
            <text:p>0.0167146701</text:p>
          </table:table-cell>
          <table:table-cell table:formula="of:=[.F84]+[.I84]" office:value-type="float" office:value="0.0820000000000001" calcext:value-type="float">
            <text:p>0.082</text:p>
          </table:table-cell>
          <table:table-cell table:formula="of:=[.I85]*(-1)*[.C85]/([.C85]+[.$B$3]*[.D85])" office:value-type="float" office:value="-0.000635588854138214" calcext:value-type="float">
            <text:p>-0.0006355889</text:p>
          </table:table-cell>
          <table:table-cell table:formula="of:=[.I85]*[.D85]/([.C85]/[.$B$3]+[.D85])" office:value-type="float" office:value="0.000364411145861786" calcext:value-type="float">
            <text:p>0.0003644111</text:p>
          </table:table-cell>
          <table:table-cell table:formula="of:=[.H84]-[.G84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85]+[.G85]" office:value-type="float" office:value="0.0840790812486588" calcext:value-type="float">
            <text:p>0.0840790812</text:p>
          </table:table-cell>
          <table:table-cell table:formula="of:=[.D85]-[.G85]-[.H85]" office:value-type="float" office:value="0.0488418375026824" calcext:value-type="float">
            <text:p>0.0488418375</text:p>
          </table:table-cell>
          <table:table-cell table:formula="of:=[.E85]+[.H85]" office:value-type="float" office:value="0.0170790812486588" calcext:value-type="float">
            <text:p>0.0170790812</text:p>
          </table:table-cell>
          <table:table-cell table:formula="of:=[.F85]+[.I85]" office:value-type="float" office:value="0.0830000000000001" calcext:value-type="float">
            <text:p>0.083</text:p>
          </table:table-cell>
          <table:table-cell table:formula="of:=[.I86]*(-1)*[.C86]/([.C86]+[.$B$3]*[.D86])" office:value-type="float" office:value="-0.000632549654625454" calcext:value-type="float">
            <text:p>-0.0006325497</text:p>
          </table:table-cell>
          <table:table-cell table:formula="of:=[.I86]*[.D86]/([.C86]/[.$B$3]+[.D86])" office:value-type="float" office:value="0.000367450345374547" calcext:value-type="float">
            <text:p>0.0003674503</text:p>
          </table:table-cell>
          <table:table-cell table:formula="of:=[.H85]-[.G85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86]+[.G86]" office:value-type="float" office:value="0.0834465315940334" calcext:value-type="float">
            <text:p>0.0834465316</text:p>
          </table:table-cell>
          <table:table-cell table:formula="of:=[.D86]-[.G86]-[.H86]" office:value-type="float" office:value="0.0491069368119333" calcext:value-type="float">
            <text:p>0.0491069368</text:p>
          </table:table-cell>
          <table:table-cell table:formula="of:=[.E86]+[.H86]" office:value-type="float" office:value="0.0174465315940334" calcext:value-type="float">
            <text:p>0.0174465316</text:p>
          </table:table-cell>
          <table:table-cell table:formula="of:=[.F86]+[.I86]" office:value-type="float" office:value="0.0840000000000001" calcext:value-type="float">
            <text:p>0.084</text:p>
          </table:table-cell>
          <table:table-cell table:formula="of:=[.I87]*(-1)*[.C87]/([.C87]+[.$B$3]*[.D87])" office:value-type="float" office:value="-0.00062953110618324" calcext:value-type="float">
            <text:p>-0.0006295311</text:p>
          </table:table-cell>
          <table:table-cell table:formula="of:=[.I87]*[.D87]/([.C87]/[.$B$3]+[.D87])" office:value-type="float" office:value="0.00037046889381676" calcext:value-type="float">
            <text:p>0.0003704689</text:p>
          </table:table-cell>
          <table:table-cell table:formula="of:=[.H86]-[.G86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87]+[.G87]" office:value-type="float" office:value="0.0828170004878501" calcext:value-type="float">
            <text:p>0.0828170005</text:p>
          </table:table-cell>
          <table:table-cell table:formula="of:=[.D87]-[.G87]-[.H87]" office:value-type="float" office:value="0.0493659990242998" calcext:value-type="float">
            <text:p>0.049365999</text:p>
          </table:table-cell>
          <table:table-cell table:formula="of:=[.E87]+[.H87]" office:value-type="float" office:value="0.0178170004878501" calcext:value-type="float">
            <text:p>0.0178170005</text:p>
          </table:table-cell>
          <table:table-cell table:formula="of:=[.F87]+[.I87]" office:value-type="float" office:value="0.0850000000000001" calcext:value-type="float">
            <text:p>0.085</text:p>
          </table:table-cell>
          <table:table-cell table:formula="of:=[.I88]*(-1)*[.C88]/([.C88]+[.$B$3]*[.D88])" office:value-type="float" office:value="-0.000626532918707431" calcext:value-type="float">
            <text:p>-0.0006265329</text:p>
          </table:table-cell>
          <table:table-cell table:formula="of:=[.I88]*[.D88]/([.C88]/[.$B$3]+[.D88])" office:value-type="float" office:value="0.00037346708129257" calcext:value-type="float">
            <text:p>0.0003734671</text:p>
          </table:table-cell>
          <table:table-cell table:formula="of:=[.H87]-[.G87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88]+[.G88]" office:value-type="float" office:value="0.0821904675691427" calcext:value-type="float">
            <text:p>0.0821904676</text:p>
          </table:table-cell>
          <table:table-cell table:formula="of:=[.D88]-[.G88]-[.H88]" office:value-type="float" office:value="0.0496190648617146" calcext:value-type="float">
            <text:p>0.0496190649</text:p>
          </table:table-cell>
          <table:table-cell table:formula="of:=[.E88]+[.H88]" office:value-type="float" office:value="0.0181904675691427" calcext:value-type="float">
            <text:p>0.0181904676</text:p>
          </table:table-cell>
          <table:table-cell table:formula="of:=[.F88]+[.I88]" office:value-type="float" office:value="0.0860000000000001" calcext:value-type="float">
            <text:p>0.086</text:p>
          </table:table-cell>
          <table:table-cell table:formula="of:=[.I89]*(-1)*[.C89]/([.C89]+[.$B$3]*[.D89])" office:value-type="float" office:value="-0.000623554807102111" calcext:value-type="float">
            <text:p>-0.0006235548</text:p>
          </table:table-cell>
          <table:table-cell table:formula="of:=[.I89]*[.D89]/([.C89]/[.$B$3]+[.D89])" office:value-type="float" office:value="0.000376445192897889" calcext:value-type="float">
            <text:p>0.0003764452</text:p>
          </table:table-cell>
          <table:table-cell table:formula="of:=[.H88]-[.G88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89]+[.G89]" office:value-type="float" office:value="0.0815669127620406" calcext:value-type="float">
            <text:p>0.0815669128</text:p>
          </table:table-cell>
          <table:table-cell table:formula="of:=[.D89]-[.G89]-[.H89]" office:value-type="float" office:value="0.0498661744759188" calcext:value-type="float">
            <text:p>0.0498661745</text:p>
          </table:table-cell>
          <table:table-cell table:formula="of:=[.E89]+[.H89]" office:value-type="float" office:value="0.0185669127620406" calcext:value-type="float">
            <text:p>0.0185669128</text:p>
          </table:table-cell>
          <table:table-cell table:formula="of:=[.F89]+[.I89]" office:value-type="float" office:value="0.0870000000000001" calcext:value-type="float">
            <text:p>0.087</text:p>
          </table:table-cell>
          <table:table-cell table:formula="of:=[.I90]*(-1)*[.C90]/([.C90]+[.$B$3]*[.D90])" office:value-type="float" office:value="-0.000620596491158758" calcext:value-type="float">
            <text:p>-0.0006205965</text:p>
          </table:table-cell>
          <table:table-cell table:formula="of:=[.I90]*[.D90]/([.C90]/[.$B$3]+[.D90])" office:value-type="float" office:value="0.000379403508841242" calcext:value-type="float">
            <text:p>0.0003794035</text:p>
          </table:table-cell>
          <table:table-cell table:formula="of:=[.H89]-[.G89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90]+[.G90]" office:value-type="float" office:value="0.0809463162708818" calcext:value-type="float">
            <text:p>0.0809463163</text:p>
          </table:table-cell>
          <table:table-cell table:formula="of:=[.D90]-[.G90]-[.H90]" office:value-type="float" office:value="0.0501073674582364" calcext:value-type="float">
            <text:p>0.0501073675</text:p>
          </table:table-cell>
          <table:table-cell table:formula="of:=[.E90]+[.H90]" office:value-type="float" office:value="0.0189463162708818" calcext:value-type="float">
            <text:p>0.0189463163</text:p>
          </table:table-cell>
          <table:table-cell table:formula="of:=[.F90]+[.I90]" office:value-type="float" office:value="0.0880000000000001" calcext:value-type="float">
            <text:p>0.088</text:p>
          </table:table-cell>
          <table:table-cell table:formula="of:=[.I91]*(-1)*[.C91]/([.C91]+[.$B$3]*[.D91])" office:value-type="float" office:value="-0.000617657695438719" calcext:value-type="float">
            <text:p>-0.0006176577</text:p>
          </table:table-cell>
          <table:table-cell table:formula="of:=[.I91]*[.D91]/([.C91]/[.$B$3]+[.D91])" office:value-type="float" office:value="0.000382342304561281" calcext:value-type="float">
            <text:p>0.0003823423</text:p>
          </table:table-cell>
          <table:table-cell table:formula="of:=[.H90]-[.G90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91]+[.G91]" office:value-type="float" office:value="0.0803286585754431" calcext:value-type="float">
            <text:p>0.0803286586</text:p>
          </table:table-cell>
          <table:table-cell table:formula="of:=[.D91]-[.G91]-[.H91]" office:value-type="float" office:value="0.0503426828491138" calcext:value-type="float">
            <text:p>0.0503426828</text:p>
          </table:table-cell>
          <table:table-cell table:formula="of:=[.E91]+[.H91]" office:value-type="float" office:value="0.0193286585754431" calcext:value-type="float">
            <text:p>0.0193286586</text:p>
          </table:table-cell>
          <table:table-cell table:formula="of:=[.F91]+[.I91]" office:value-type="float" office:value="0.0890000000000001" calcext:value-type="float">
            <text:p>0.089</text:p>
          </table:table-cell>
          <table:table-cell table:formula="of:=[.I92]*(-1)*[.C92]/([.C92]+[.$B$3]*[.D92])" office:value-type="float" office:value="-0.000614738149158902" calcext:value-type="float">
            <text:p>-0.0006147381</text:p>
          </table:table-cell>
          <table:table-cell table:formula="of:=[.I92]*[.D92]/([.C92]/[.$B$3]+[.D92])" office:value-type="float" office:value="0.000385261850841098" calcext:value-type="float">
            <text:p>0.0003852619</text:p>
          </table:table-cell>
          <table:table-cell table:formula="of:=[.H91]-[.G91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92]+[.G92]" office:value-type="float" office:value="0.0797139204262842" calcext:value-type="float">
            <text:p>0.0797139204</text:p>
          </table:table-cell>
          <table:table-cell table:formula="of:=[.D92]-[.G92]-[.H92]" office:value-type="float" office:value="0.0505721591474316" calcext:value-type="float">
            <text:p>0.0505721591</text:p>
          </table:table-cell>
          <table:table-cell table:formula="of:=[.E92]+[.H92]" office:value-type="float" office:value="0.0197139204262842" calcext:value-type="float">
            <text:p>0.0197139204</text:p>
          </table:table-cell>
          <table:table-cell table:formula="of:=[.F92]+[.I92]" office:value-type="float" office:value="0.0900000000000001" calcext:value-type="float">
            <text:p>0.09</text:p>
          </table:table-cell>
          <table:table-cell table:formula="of:=[.I93]*(-1)*[.C93]/([.C93]+[.$B$3]*[.D93])" office:value-type="float" office:value="-0.000611837586080577" calcext:value-type="float">
            <text:p>-0.0006118376</text:p>
          </table:table-cell>
          <table:table-cell table:formula="of:=[.I93]*[.D93]/([.C93]/[.$B$3]+[.D93])" office:value-type="float" office:value="0.000388162413919423" calcext:value-type="float">
            <text:p>0.0003881624</text:p>
          </table:table-cell>
          <table:table-cell table:formula="of:=[.H92]-[.G92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93]+[.G93]" office:value-type="float" office:value="0.0791020828402036" calcext:value-type="float">
            <text:p>0.0791020828</text:p>
          </table:table-cell>
          <table:table-cell table:formula="of:=[.D93]-[.G93]-[.H93]" office:value-type="float" office:value="0.0507958343195928" calcext:value-type="float">
            <text:p>0.0507958343</text:p>
          </table:table-cell>
          <table:table-cell table:formula="of:=[.E93]+[.H93]" office:value-type="float" office:value="0.0201020828402036" calcext:value-type="float">
            <text:p>0.0201020828</text:p>
          </table:table-cell>
          <table:table-cell table:formula="of:=[.F93]+[.I93]" office:value-type="float" office:value="0.0910000000000001" calcext:value-type="float">
            <text:p>0.091</text:p>
          </table:table-cell>
          <table:table-cell table:formula="of:=[.I94]*(-1)*[.C94]/([.C94]+[.$B$3]*[.D94])" office:value-type="float" office:value="-0.000608955744401157" calcext:value-type="float">
            <text:p>-0.0006089557</text:p>
          </table:table-cell>
          <table:table-cell table:formula="of:=[.I94]*[.D94]/([.C94]/[.$B$3]+[.D94])" office:value-type="float" office:value="0.000391044255598843" calcext:value-type="float">
            <text:p>0.0003910443</text:p>
          </table:table-cell>
          <table:table-cell table:formula="of:=[.H93]-[.G93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94]+[.G94]" office:value-type="float" office:value="0.0784931270958025" calcext:value-type="float">
            <text:p>0.0784931271</text:p>
          </table:table-cell>
          <table:table-cell table:formula="of:=[.D94]-[.G94]-[.H94]" office:value-type="float" office:value="0.0510137458083951" calcext:value-type="float">
            <text:p>0.0510137458</text:p>
          </table:table-cell>
          <table:table-cell table:formula="of:=[.E94]+[.H94]" office:value-type="float" office:value="0.0204931270958025" calcext:value-type="float">
            <text:p>0.0204931271</text:p>
          </table:table-cell>
          <table:table-cell table:formula="of:=[.F94]+[.I94]" office:value-type="float" office:value="0.0920000000000001" calcext:value-type="float">
            <text:p>0.092</text:p>
          </table:table-cell>
          <table:table-cell table:formula="of:=[.I95]*(-1)*[.C95]/([.C95]+[.$B$3]*[.D95])" office:value-type="float" office:value="-0.000606092366648893" calcext:value-type="float">
            <text:p>-0.0006060924</text:p>
          </table:table-cell>
          <table:table-cell table:formula="of:=[.I95]*[.D95]/([.C95]/[.$B$3]+[.D95])" office:value-type="float" office:value="0.000393907633351107" calcext:value-type="float">
            <text:p>0.0003939076</text:p>
          </table:table-cell>
          <table:table-cell table:formula="of:=[.H94]-[.G94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95]+[.G95]" office:value-type="float" office:value="0.0778870347291536" calcext:value-type="float">
            <text:p>0.0778870347</text:p>
          </table:table-cell>
          <table:table-cell table:formula="of:=[.D95]-[.G95]-[.H95]" office:value-type="float" office:value="0.0512259305416929" calcext:value-type="float">
            <text:p>0.0512259305</text:p>
          </table:table-cell>
          <table:table-cell table:formula="of:=[.E95]+[.H95]" office:value-type="float" office:value="0.0208870347291536" calcext:value-type="float">
            <text:p>0.0208870347</text:p>
          </table:table-cell>
          <table:table-cell table:formula="of:=[.F95]+[.I95]" office:value-type="float" office:value="0.0930000000000001" calcext:value-type="float">
            <text:p>0.093</text:p>
          </table:table-cell>
          <table:table-cell table:formula="of:=[.I96]*(-1)*[.C96]/([.C96]+[.$B$3]*[.D96])" office:value-type="float" office:value="-0.000603247199580354" calcext:value-type="float">
            <text:p>-0.0006032472</text:p>
          </table:table-cell>
          <table:table-cell table:formula="of:=[.I96]*[.D96]/([.C96]/[.$B$3]+[.D96])" office:value-type="float" office:value="0.000396752800419646" calcext:value-type="float">
            <text:p>0.0003967528</text:p>
          </table:table-cell>
          <table:table-cell table:formula="of:=[.H95]-[.G95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96]+[.G96]" office:value-type="float" office:value="0.0772837875295732" calcext:value-type="float">
            <text:p>0.0772837875</text:p>
          </table:table-cell>
          <table:table-cell table:formula="of:=[.D96]-[.G96]-[.H96]" office:value-type="float" office:value="0.0514324249408536" calcext:value-type="float">
            <text:p>0.0514324249</text:p>
          </table:table-cell>
          <table:table-cell table:formula="of:=[.E96]+[.H96]" office:value-type="float" office:value="0.0212837875295732" calcext:value-type="float">
            <text:p>0.0212837875</text:p>
          </table:table-cell>
          <table:table-cell table:formula="of:=[.F96]+[.I96]" office:value-type="float" office:value="0.0940000000000001" calcext:value-type="float">
            <text:p>0.094</text:p>
          </table:table-cell>
          <table:table-cell table:formula="of:=[.I97]*(-1)*[.C97]/([.C97]+[.$B$3]*[.D97])" office:value-type="float" office:value="-0.000600419994080618" calcext:value-type="float">
            <text:p>-0.00060042</text:p>
          </table:table-cell>
          <table:table-cell table:formula="of:=[.I97]*[.D97]/([.C97]/[.$B$3]+[.D97])" office:value-type="float" office:value="0.000399580005919382" calcext:value-type="float">
            <text:p>0.00039958</text:p>
          </table:table-cell>
          <table:table-cell table:formula="of:=[.H96]-[.G96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97]+[.G97]" office:value-type="float" office:value="0.0766833675354926" calcext:value-type="float">
            <text:p>0.0766833675</text:p>
          </table:table-cell>
          <table:table-cell table:formula="of:=[.D97]-[.G97]-[.H97]" office:value-type="float" office:value="0.0516332649290148" calcext:value-type="float">
            <text:p>0.0516332649</text:p>
          </table:table-cell>
          <table:table-cell table:formula="of:=[.E97]+[.H97]" office:value-type="float" office:value="0.0216833675354926" calcext:value-type="float">
            <text:p>0.0216833675</text:p>
          </table:table-cell>
          <table:table-cell table:formula="of:=[.F97]+[.I97]" office:value-type="float" office:value="0.0950000000000001" calcext:value-type="float">
            <text:p>0.095</text:p>
          </table:table-cell>
          <table:table-cell table:formula="of:=[.I98]*(-1)*[.C98]/([.C98]+[.$B$3]*[.D98])" office:value-type="float" office:value="-0.000597610505066078" calcext:value-type="float">
            <text:p>-0.0005976105</text:p>
          </table:table-cell>
          <table:table-cell table:formula="of:=[.I98]*[.D98]/([.C98]/[.$B$3]+[.D98])" office:value-type="float" office:value="0.000402389494933922" calcext:value-type="float">
            <text:p>0.0004023895</text:p>
          </table:table-cell>
          <table:table-cell table:formula="of:=[.H97]-[.G97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98]+[.G98]" office:value-type="float" office:value="0.0760857570304265" calcext:value-type="float">
            <text:p>0.076085757</text:p>
          </table:table-cell>
          <table:table-cell table:formula="of:=[.D98]-[.G98]-[.H98]" office:value-type="float" office:value="0.051828485939147" calcext:value-type="float">
            <text:p>0.0518284859</text:p>
          </table:table-cell>
          <table:table-cell table:formula="of:=[.E98]+[.H98]" office:value-type="float" office:value="0.0220857570304265" calcext:value-type="float">
            <text:p>0.022085757</text:p>
          </table:table-cell>
          <table:table-cell table:formula="of:=[.F98]+[.I98]" office:value-type="float" office:value="0.0960000000000001" calcext:value-type="float">
            <text:p>0.096</text:p>
          </table:table-cell>
          <table:table-cell table:formula="of:=[.I99]*(-1)*[.C99]/([.C99]+[.$B$3]*[.D99])" office:value-type="float" office:value="-0.000594818491389773" calcext:value-type="float">
            <text:p>-0.0005948185</text:p>
          </table:table-cell>
          <table:table-cell table:formula="of:=[.I99]*[.D99]/([.C99]/[.$B$3]+[.D99])" office:value-type="float" office:value="0.000405181508610227" calcext:value-type="float">
            <text:p>0.0004051815</text:p>
          </table:table-cell>
          <table:table-cell table:formula="of:=[.H98]-[.G98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99]+[.G99]" office:value-type="float" office:value="0.0754909385390368" calcext:value-type="float">
            <text:p>0.0754909385</text:p>
          </table:table-cell>
          <table:table-cell table:formula="of:=[.D99]-[.G99]-[.H99]" office:value-type="float" office:value="0.0520181229219265" calcext:value-type="float">
            <text:p>0.0520181229</text:p>
          </table:table-cell>
          <table:table-cell table:formula="of:=[.E99]+[.H99]" office:value-type="float" office:value="0.0224909385390368" calcext:value-type="float">
            <text:p>0.0224909385</text:p>
          </table:table-cell>
          <table:table-cell table:formula="of:=[.F99]+[.I99]" office:value-type="float" office:value="0.0970000000000001" calcext:value-type="float">
            <text:p>0.097</text:p>
          </table:table-cell>
          <table:table-cell table:formula="of:=[.I100]*(-1)*[.C100]/([.C100]+[.$B$3]*[.D100])" office:value-type="float" office:value="-0.000592043715749161" calcext:value-type="float">
            <text:p>-0.0005920437</text:p>
          </table:table-cell>
          <table:table-cell table:formula="of:=[.I100]*[.D100]/([.C100]/[.$B$3]+[.D100])" office:value-type="float" office:value="0.00040795628425084" calcext:value-type="float">
            <text:p>0.0004079563</text:p>
          </table:table-cell>
          <table:table-cell table:formula="of:=[.H99]-[.G99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00]+[.G100]" office:value-type="float" office:value="0.0748988948232876" calcext:value-type="float">
            <text:p>0.0748988948</text:p>
          </table:table-cell>
          <table:table-cell table:formula="of:=[.D100]-[.G100]-[.H100]" office:value-type="float" office:value="0.0522022103534248" calcext:value-type="float">
            <text:p>0.0522022104</text:p>
          </table:table-cell>
          <table:table-cell table:formula="of:=[.E100]+[.H100]" office:value-type="float" office:value="0.0228988948232876" calcext:value-type="float">
            <text:p>0.0228988948</text:p>
          </table:table-cell>
          <table:table-cell table:formula="of:=[.F100]+[.I100]" office:value-type="float" office:value="0.0980000000000001" calcext:value-type="float">
            <text:p>0.098</text:p>
          </table:table-cell>
          <table:table-cell table:formula="of:=[.I101]*(-1)*[.C101]/([.C101]+[.$B$3]*[.D101])" office:value-type="float" office:value="-0.00058928594459626" calcext:value-type="float">
            <text:p>-0.0005892859</text:p>
          </table:table-cell>
          <table:table-cell table:formula="of:=[.I101]*[.D101]/([.C101]/[.$B$3]+[.D101])" office:value-type="float" office:value="0.00041071405540374" calcext:value-type="float">
            <text:p>0.0004107141</text:p>
          </table:table-cell>
          <table:table-cell table:formula="of:=[.H100]-[.G100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01]+[.G101]" office:value-type="float" office:value="0.0743096088786914" calcext:value-type="float">
            <text:p>0.0743096089</text:p>
          </table:table-cell>
          <table:table-cell table:formula="of:=[.D101]-[.G101]-[.H101]" office:value-type="float" office:value="0.0523807822426174" calcext:value-type="float">
            <text:p>0.0523807822</text:p>
          </table:table-cell>
          <table:table-cell table:formula="of:=[.E101]+[.H101]" office:value-type="float" office:value="0.0233096088786913" calcext:value-type="float">
            <text:p>0.0233096089</text:p>
          </table:table-cell>
          <table:table-cell table:formula="of:=[.F101]+[.I101]" office:value-type="float" office:value="0.0990000000000001" calcext:value-type="float">
            <text:p>0.099</text:p>
          </table:table-cell>
          <table:table-cell table:formula="of:=[.I102]*(-1)*[.C102]/([.C102]+[.$B$3]*[.D102])" office:value-type="float" office:value="-0.000586544948050072" calcext:value-type="float">
            <text:p>-0.0005865449</text:p>
          </table:table-cell>
          <table:table-cell table:formula="of:=[.I102]*[.D102]/([.C102]/[.$B$3]+[.D102])" office:value-type="float" office:value="0.000413455051949928" calcext:value-type="float">
            <text:p>0.0004134551</text:p>
          </table:table-cell>
          <table:table-cell table:formula="of:=[.H101]-[.G101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02]+[.G102]" office:value-type="float" office:value="0.0737230639306413" calcext:value-type="float">
            <text:p>0.0737230639</text:p>
          </table:table-cell>
          <table:table-cell table:formula="of:=[.D102]-[.G102]-[.H102]" office:value-type="float" office:value="0.0525538721387175" calcext:value-type="float">
            <text:p>0.0525538721</text:p>
          </table:table-cell>
          <table:table-cell table:formula="of:=[.E102]+[.H102]" office:value-type="float" office:value="0.0237230639306413" calcext:value-type="float">
            <text:p>0.0237230639</text:p>
          </table:table-cell>
          <table:table-cell table:formula="of:=[.F102]+[.I102]" office:value-type="float" office:value="0.1" calcext:value-type="float">
            <text:p>0.1</text:p>
          </table:table-cell>
          <table:table-cell table:formula="of:=[.I103]*(-1)*[.C103]/([.C103]+[.$B$3]*[.D103])" office:value-type="float" office:value="-0.000583820499811211" calcext:value-type="float">
            <text:p>-0.0005838205</text:p>
          </table:table-cell>
          <table:table-cell table:formula="of:=[.I103]*[.D103]/([.C103]/[.$B$3]+[.D103])" office:value-type="float" office:value="0.00041617950018879" calcext:value-type="float">
            <text:p>0.0004161795</text:p>
          </table:table-cell>
          <table:table-cell table:formula="of:=[.H102]-[.G102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03]+[.G103]" office:value-type="float" office:value="0.0731392434308301" calcext:value-type="float">
            <text:p>0.0731392434</text:p>
          </table:table-cell>
          <table:table-cell table:formula="of:=[.D103]-[.G103]-[.H103]" office:value-type="float" office:value="0.0527215131383399" calcext:value-type="float">
            <text:p>0.0527215131</text:p>
          </table:table-cell>
          <table:table-cell table:formula="of:=[.E103]+[.H103]" office:value-type="float" office:value="0.0241392434308301" calcext:value-type="float">
            <text:p>0.0241392434</text:p>
          </table:table-cell>
          <table:table-cell table:formula="of:=[.F103]+[.I103]" office:value-type="float" office:value="0.101" calcext:value-type="float">
            <text:p>0.101</text:p>
          </table:table-cell>
          <table:table-cell table:formula="of:=[.I104]*(-1)*[.C104]/([.C104]+[.$B$3]*[.D104])" office:value-type="float" office:value="-0.000581112377078669" calcext:value-type="float">
            <text:p>-0.0005811124</text:p>
          </table:table-cell>
          <table:table-cell table:formula="of:=[.I104]*[.D104]/([.C104]/[.$B$3]+[.D104])" office:value-type="float" office:value="0.000418887622921331" calcext:value-type="float">
            <text:p>0.0004188876</text:p>
          </table:table-cell>
          <table:table-cell table:formula="of:=[.H103]-[.G103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04]+[.G104]" office:value-type="float" office:value="0.0725581310537514" calcext:value-type="float">
            <text:p>0.0725581311</text:p>
          </table:table-cell>
          <table:table-cell table:formula="of:=[.D104]-[.G104]-[.H104]" office:value-type="float" office:value="0.0528837378924973" calcext:value-type="float">
            <text:p>0.0528837379</text:p>
          </table:table-cell>
          <table:table-cell table:formula="of:=[.E104]+[.H104]" office:value-type="float" office:value="0.0245581310537514" calcext:value-type="float">
            <text:p>0.0245581311</text:p>
          </table:table-cell>
          <table:table-cell table:formula="of:=[.F104]+[.I104]" office:value-type="float" office:value="0.102" calcext:value-type="float">
            <text:p>0.102</text:p>
          </table:table-cell>
          <table:table-cell table:formula="of:=[.I105]*(-1)*[.C105]/([.C105]+[.$B$3]*[.D105])" office:value-type="float" office:value="-0.000578420360468659" calcext:value-type="float">
            <text:p>-0.0005784204</text:p>
          </table:table-cell>
          <table:table-cell table:formula="of:=[.I105]*[.D105]/([.C105]/[.$B$3]+[.D105])" office:value-type="float" office:value="0.000421579639531341" calcext:value-type="float">
            <text:p>0.0004215796</text:p>
          </table:table-cell>
          <table:table-cell table:formula="of:=[.H104]-[.G104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05]+[.G105]" office:value-type="float" office:value="0.0719797106932827" calcext:value-type="float">
            <text:p>0.0719797107</text:p>
          </table:table-cell>
          <table:table-cell table:formula="of:=[.D105]-[.G105]-[.H105]" office:value-type="float" office:value="0.0530405786134346" calcext:value-type="float">
            <text:p>0.0530405786</text:p>
          </table:table-cell>
          <table:table-cell table:formula="of:=[.E105]+[.H105]" office:value-type="float" office:value="0.0249797106932827" calcext:value-type="float">
            <text:p>0.0249797107</text:p>
          </table:table-cell>
          <table:table-cell table:formula="of:=[.F105]+[.I105]" office:value-type="float" office:value="0.103" calcext:value-type="float">
            <text:p>0.103</text:p>
          </table:table-cell>
          <table:table-cell table:formula="of:=[.I106]*(-1)*[.C106]/([.C106]+[.$B$3]*[.D106])" office:value-type="float" office:value="-0.000575744233935438" calcext:value-type="float">
            <text:p>-0.0005757442</text:p>
          </table:table-cell>
          <table:table-cell table:formula="of:=[.I106]*[.D106]/([.C106]/[.$B$3]+[.D106])" office:value-type="float" office:value="0.000424255766064563" calcext:value-type="float">
            <text:p>0.0004242558</text:p>
          </table:table-cell>
          <table:table-cell table:formula="of:=[.H105]-[.G105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06]+[.G106]" office:value-type="float" office:value="0.0714039664593473" calcext:value-type="float">
            <text:p>0.0714039665</text:p>
          </table:table-cell>
          <table:table-cell table:formula="of:=[.D106]-[.G106]-[.H106]" office:value-type="float" office:value="0.0531920670813054" calcext:value-type="float">
            <text:p>0.0531920671</text:p>
          </table:table-cell>
          <table:table-cell table:formula="of:=[.E106]+[.H106]" office:value-type="float" office:value="0.0254039664593473" calcext:value-type="float">
            <text:p>0.0254039665</text:p>
          </table:table-cell>
          <table:table-cell table:formula="of:=[.F106]+[.I106]" office:value-type="float" office:value="0.104" calcext:value-type="float">
            <text:p>0.104</text:p>
          </table:table-cell>
          <table:table-cell table:formula="of:=[.I107]*(-1)*[.C107]/([.C107]+[.$B$3]*[.D107])" office:value-type="float" office:value="-0.000573083784694076" calcext:value-type="float">
            <text:p>-0.0005730838</text:p>
          </table:table-cell>
          <table:table-cell table:formula="of:=[.I107]*[.D107]/([.C107]/[.$B$3]+[.D107])" office:value-type="float" office:value="0.000426916215305924" calcext:value-type="float">
            <text:p>0.0004269162</text:p>
          </table:table-cell>
          <table:table-cell table:formula="of:=[.H106]-[.G106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07]+[.G107]" office:value-type="float" office:value="0.0708308826746532" calcext:value-type="float">
            <text:p>0.0708308827</text:p>
          </table:table-cell>
          <table:table-cell table:formula="of:=[.D107]-[.G107]-[.H107]" office:value-type="float" office:value="0.0533382346506936" calcext:value-type="float">
            <text:p>0.0533382347</text:p>
          </table:table-cell>
          <table:table-cell table:formula="of:=[.E107]+[.H107]" office:value-type="float" office:value="0.0258308826746532" calcext:value-type="float">
            <text:p>0.0258308827</text:p>
          </table:table-cell>
          <table:table-cell table:formula="of:=[.F107]+[.I107]" office:value-type="float" office:value="0.105" calcext:value-type="float">
            <text:p>0.105</text:p>
          </table:table-cell>
          <table:table-cell table:formula="of:=[.I108]*(-1)*[.C108]/([.C108]+[.$B$3]*[.D108])" office:value-type="float" office:value="-0.000570438803145091" calcext:value-type="float">
            <text:p>-0.0005704388</text:p>
          </table:table-cell>
          <table:table-cell table:formula="of:=[.I108]*[.D108]/([.C108]/[.$B$3]+[.D108])" office:value-type="float" office:value="0.000429561196854909" calcext:value-type="float">
            <text:p>0.0004295612</text:p>
          </table:table-cell>
          <table:table-cell table:formula="of:=[.H107]-[.G107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08]+[.G108]" office:value-type="float" office:value="0.0702604438715081" calcext:value-type="float">
            <text:p>0.0702604439</text:p>
          </table:table-cell>
          <table:table-cell table:formula="of:=[.D108]-[.G108]-[.H108]" office:value-type="float" office:value="0.0534791122569838" calcext:value-type="float">
            <text:p>0.0534791123</text:p>
          </table:table-cell>
          <table:table-cell table:formula="of:=[.E108]+[.H108]" office:value-type="float" office:value="0.0262604438715081" calcext:value-type="float">
            <text:p>0.0262604439</text:p>
          </table:table-cell>
          <table:table-cell table:formula="of:=[.F108]+[.I108]" office:value-type="float" office:value="0.106" calcext:value-type="float">
            <text:p>0.106</text:p>
          </table:table-cell>
          <table:table-cell table:formula="of:=[.I109]*(-1)*[.C109]/([.C109]+[.$B$3]*[.D109])" office:value-type="float" office:value="-0.000567809082800889" calcext:value-type="float">
            <text:p>-0.0005678091</text:p>
          </table:table-cell>
          <table:table-cell table:formula="of:=[.I109]*[.D109]/([.C109]/[.$B$3]+[.D109])" office:value-type="float" office:value="0.000432190917199111" calcext:value-type="float">
            <text:p>0.0004321909</text:p>
          </table:table-cell>
          <table:table-cell table:formula="of:=[.H108]-[.G108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09]+[.G109]" office:value-type="float" office:value="0.0696926347887072" calcext:value-type="float">
            <text:p>0.0696926348</text:p>
          </table:table-cell>
          <table:table-cell table:formula="of:=[.D109]-[.G109]-[.H109]" office:value-type="float" office:value="0.0536147304225855" calcext:value-type="float">
            <text:p>0.0536147304</text:p>
          </table:table-cell>
          <table:table-cell table:formula="of:=[.E109]+[.H109]" office:value-type="float" office:value="0.0266926347887072" calcext:value-type="float">
            <text:p>0.0266926348</text:p>
          </table:table-cell>
          <table:table-cell table:formula="of:=[.F109]+[.I109]" office:value-type="float" office:value="0.107" calcext:value-type="float">
            <text:p>0.107</text:p>
          </table:table-cell>
          <table:table-cell table:formula="of:=[.I110]*(-1)*[.C110]/([.C110]+[.$B$3]*[.D110])" office:value-type="float" office:value="-0.000565194420213957" calcext:value-type="float">
            <text:p>-0.0005651944</text:p>
          </table:table-cell>
          <table:table-cell table:formula="of:=[.I110]*[.D110]/([.C110]/[.$B$3]+[.D110])" office:value-type="float" office:value="0.000434805579786043" calcext:value-type="float">
            <text:p>0.0004348056</text:p>
          </table:table-cell>
          <table:table-cell table:formula="of:=[.H109]-[.G109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10]+[.G110]" office:value-type="float" office:value="0.0691274403684933" calcext:value-type="float">
            <text:p>0.0691274404</text:p>
          </table:table-cell>
          <table:table-cell table:formula="of:=[.D110]-[.G110]-[.H110]" office:value-type="float" office:value="0.0537451192630135" calcext:value-type="float">
            <text:p>0.0537451193</text:p>
          </table:table-cell>
          <table:table-cell table:formula="of:=[.E110]+[.H110]" office:value-type="float" office:value="0.0271274403684933" calcext:value-type="float">
            <text:p>0.0271274404</text:p>
          </table:table-cell>
          <table:table-cell table:formula="of:=[.F110]+[.I110]" office:value-type="float" office:value="0.108" calcext:value-type="float">
            <text:p>0.108</text:p>
          </table:table-cell>
          <table:table-cell table:formula="of:=[.I111]*(-1)*[.C111]/([.C111]+[.$B$3]*[.D111])" office:value-type="float" office:value="-0.000562594614906743" calcext:value-type="float">
            <text:p>-0.0005625946</text:p>
          </table:table-cell>
          <table:table-cell table:formula="of:=[.I111]*[.D111]/([.C111]/[.$B$3]+[.D111])" office:value-type="float" office:value="0.000437405385093258" calcext:value-type="float">
            <text:p>0.0004374054</text:p>
          </table:table-cell>
          <table:table-cell table:formula="of:=[.H110]-[.G110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11]+[.G111]" office:value-type="float" office:value="0.0685648457535866" calcext:value-type="float">
            <text:p>0.0685648458</text:p>
          </table:table-cell>
          <table:table-cell table:formula="of:=[.D111]-[.G111]-[.H111]" office:value-type="float" office:value="0.0538703084928269" calcext:value-type="float">
            <text:p>0.0538703085</text:p>
          </table:table-cell>
          <table:table-cell table:formula="of:=[.E111]+[.H111]" office:value-type="float" office:value="0.0275648457535865" calcext:value-type="float">
            <text:p>0.0275648458</text:p>
          </table:table-cell>
          <table:table-cell table:formula="of:=[.F111]+[.I111]" office:value-type="float" office:value="0.109" calcext:value-type="float">
            <text:p>0.109</text:p>
          </table:table-cell>
          <table:table-cell table:formula="of:=[.I112]*(-1)*[.C112]/([.C112]+[.$B$3]*[.D112])" office:value-type="float" office:value="-0.000560009469303176" calcext:value-type="float">
            <text:p>-0.0005600095</text:p>
          </table:table-cell>
          <table:table-cell table:formula="of:=[.I112]*[.D112]/([.C112]/[.$B$3]+[.D112])" office:value-type="float" office:value="0.000439990530696824" calcext:value-type="float">
            <text:p>0.0004399905</text:p>
          </table:table-cell>
          <table:table-cell table:formula="of:=[.H111]-[.G111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12]+[.G112]" office:value-type="float" office:value="0.0680048362842834" calcext:value-type="float">
            <text:p>0.0680048363</text:p>
          </table:table-cell>
          <table:table-cell table:formula="of:=[.D112]-[.G112]-[.H112]" office:value-type="float" office:value="0.0539903274314333" calcext:value-type="float">
            <text:p>0.0539903274</text:p>
          </table:table-cell>
          <table:table-cell table:formula="of:=[.E112]+[.H112]" office:value-type="float" office:value="0.0280048362842834" calcext:value-type="float">
            <text:p>0.0280048363</text:p>
          </table:table-cell>
          <table:table-cell table:formula="of:=[.F112]+[.I112]" office:value-type="float" office:value="0.11" calcext:value-type="float">
            <text:p>0.11</text:p>
          </table:table-cell>
          <table:table-cell table:formula="of:=[.I113]*(-1)*[.C113]/([.C113]+[.$B$3]*[.D113])" office:value-type="float" office:value="-0.00055743878866177" calcext:value-type="float">
            <text:p>-0.0005574388</text:p>
          </table:table-cell>
          <table:table-cell table:formula="of:=[.I113]*[.D113]/([.C113]/[.$B$3]+[.D113])" office:value-type="float" office:value="0.00044256121133823" calcext:value-type="float">
            <text:p>0.0004425612</text:p>
          </table:table-cell>
          <table:table-cell table:formula="of:=[.H112]-[.G112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13]+[.G113]" office:value-type="float" office:value="0.0674473974956216" calcext:value-type="float">
            <text:p>0.0674473975</text:p>
          </table:table-cell>
          <table:table-cell table:formula="of:=[.D113]-[.G113]-[.H113]" office:value-type="float" office:value="0.0541052050087568" calcext:value-type="float">
            <text:p>0.054105205</text:p>
          </table:table-cell>
          <table:table-cell table:formula="of:=[.E113]+[.H113]" office:value-type="float" office:value="0.0284473974956216" calcext:value-type="float">
            <text:p>0.0284473975</text:p>
          </table:table-cell>
          <table:table-cell table:formula="of:=[.F113]+[.I113]" office:value-type="float" office:value="0.111" calcext:value-type="float">
            <text:p>0.111</text:p>
          </table:table-cell>
          <table:table-cell table:formula="of:=[.I114]*(-1)*[.C114]/([.C114]+[.$B$3]*[.D114])" office:value-type="float" office:value="-0.000554882381010247" calcext:value-type="float">
            <text:p>-0.0005548824</text:p>
          </table:table-cell>
          <table:table-cell table:formula="of:=[.I114]*[.D114]/([.C114]/[.$B$3]+[.D114])" office:value-type="float" office:value="0.000445117618989753" calcext:value-type="float">
            <text:p>0.0004451176</text:p>
          </table:table-cell>
          <table:table-cell table:formula="of:=[.H113]-[.G113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14]+[.G114]" office:value-type="float" office:value="0.0668925151146114" calcext:value-type="float">
            <text:p>0.0668925151</text:p>
          </table:table-cell>
          <table:table-cell table:formula="of:=[.D114]-[.G114]-[.H114]" office:value-type="float" office:value="0.0542149697707773" calcext:value-type="float">
            <text:p>0.0542149698</text:p>
          </table:table-cell>
          <table:table-cell table:formula="of:=[.E114]+[.H114]" office:value-type="float" office:value="0.0288925151146114" calcext:value-type="float">
            <text:p>0.0288925151</text:p>
          </table:table-cell>
          <table:table-cell table:formula="of:=[.F114]+[.I114]" office:value-type="float" office:value="0.112" calcext:value-type="float">
            <text:p>0.112</text:p>
          </table:table-cell>
          <table:table-cell table:formula="of:=[.I115]*(-1)*[.C115]/([.C115]+[.$B$3]*[.D115])" office:value-type="float" office:value="-0.000552340057081656" calcext:value-type="float">
            <text:p>-0.0005523401</text:p>
          </table:table-cell>
          <table:table-cell table:formula="of:=[.I115]*[.D115]/([.C115]/[.$B$3]+[.D115])" office:value-type="float" office:value="0.000447659942918344" calcext:value-type="float">
            <text:p>0.0004476599</text:p>
          </table:table-cell>
          <table:table-cell table:formula="of:=[.H114]-[.G114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15]+[.G115]" office:value-type="float" office:value="0.0663401750575297" calcext:value-type="float">
            <text:p>0.0663401751</text:p>
          </table:table-cell>
          <table:table-cell table:formula="of:=[.D115]-[.G115]-[.H115]" office:value-type="float" office:value="0.0543196498849406" calcext:value-type="float">
            <text:p>0.0543196499</text:p>
          </table:table-cell>
          <table:table-cell table:formula="of:=[.E115]+[.H115]" office:value-type="float" office:value="0.0293401750575297" calcext:value-type="float">
            <text:p>0.0293401751</text:p>
          </table:table-cell>
          <table:table-cell table:formula="of:=[.F115]+[.I115]" office:value-type="float" office:value="0.113" calcext:value-type="float">
            <text:p>0.113</text:p>
          </table:table-cell>
          <table:table-cell table:formula="of:=[.I116]*(-1)*[.C116]/([.C116]+[.$B$3]*[.D116])" office:value-type="float" office:value="-0.00054981163025191" calcext:value-type="float">
            <text:p>-0.0005498116</text:p>
          </table:table-cell>
          <table:table-cell table:formula="of:=[.I116]*[.D116]/([.C116]/[.$B$3]+[.D116])" office:value-type="float" office:value="0.00045018836974809" calcext:value-type="float">
            <text:p>0.0004501884</text:p>
          </table:table-cell>
          <table:table-cell table:formula="of:=[.H115]-[.G115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16]+[.G116]" office:value-type="float" office:value="0.0657903634272778" calcext:value-type="float">
            <text:p>0.0657903634</text:p>
          </table:table-cell>
          <table:table-cell table:formula="of:=[.D116]-[.G116]-[.H116]" office:value-type="float" office:value="0.0544192731454445" calcext:value-type="float">
            <text:p>0.0544192731</text:p>
          </table:table-cell>
          <table:table-cell table:formula="of:=[.E116]+[.H116]" office:value-type="float" office:value="0.0297903634272778" calcext:value-type="float">
            <text:p>0.0297903634</text:p>
          </table:table-cell>
          <table:table-cell table:formula="of:=[.F116]+[.I116]" office:value-type="float" office:value="0.114" calcext:value-type="float">
            <text:p>0.114</text:p>
          </table:table-cell>
          <table:table-cell table:formula="of:=[.I117]*(-1)*[.C117]/([.C117]+[.$B$3]*[.D117])" office:value-type="float" office:value="-0.000547296916478715" calcext:value-type="float">
            <text:p>-0.0005472969</text:p>
          </table:table-cell>
          <table:table-cell table:formula="of:=[.I117]*[.D117]/([.C117]/[.$B$3]+[.D117])" office:value-type="float" office:value="0.000452703083521285" calcext:value-type="float">
            <text:p>0.0004527031</text:p>
          </table:table-cell>
          <table:table-cell table:formula="of:=[.H116]-[.G116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17]+[.G117]" office:value-type="float" office:value="0.0652430665107991" calcext:value-type="float">
            <text:p>0.0652430665</text:p>
          </table:table-cell>
          <table:table-cell table:formula="of:=[.D117]-[.G117]-[.H117]" office:value-type="float" office:value="0.0545138669784019" calcext:value-type="float">
            <text:p>0.054513867</text:p>
          </table:table-cell>
          <table:table-cell table:formula="of:=[.E117]+[.H117]" office:value-type="float" office:value="0.0302430665107991" calcext:value-type="float">
            <text:p>0.0302430665</text:p>
          </table:table-cell>
          <table:table-cell table:formula="of:=[.F117]+[.I117]" office:value-type="float" office:value="0.115" calcext:value-type="float">
            <text:p>0.115</text:p>
          </table:table-cell>
          <table:table-cell table:formula="of:=[.I118]*(-1)*[.C118]/([.C118]+[.$B$3]*[.D118])" office:value-type="float" office:value="-0.000544795734241829" calcext:value-type="float">
            <text:p>-0.0005447957</text:p>
          </table:table-cell>
          <table:table-cell table:formula="of:=[.I118]*[.D118]/([.C118]/[.$B$3]+[.D118])" office:value-type="float" office:value="0.000455204265758171" calcext:value-type="float">
            <text:p>0.0004552043</text:p>
          </table:table-cell>
          <table:table-cell table:formula="of:=[.H117]-[.G117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18]+[.G118]" office:value-type="float" office:value="0.0646982707765573" calcext:value-type="float">
            <text:p>0.0646982708</text:p>
          </table:table-cell>
          <table:table-cell table:formula="of:=[.D118]-[.G118]-[.H118]" office:value-type="float" office:value="0.0546034584468855" calcext:value-type="float">
            <text:p>0.0546034584</text:p>
          </table:table-cell>
          <table:table-cell table:formula="of:=[.E118]+[.H118]" office:value-type="float" office:value="0.0306982707765572" calcext:value-type="float">
            <text:p>0.0306982708</text:p>
          </table:table-cell>
          <table:table-cell table:formula="of:=[.F118]+[.I118]" office:value-type="float" office:value="0.116" calcext:value-type="float">
            <text:p>0.116</text:p>
          </table:table-cell>
          <table:table-cell table:formula="of:=[.I119]*(-1)*[.C119]/([.C119]+[.$B$3]*[.D119])" office:value-type="float" office:value="-0.000542307904484624" calcext:value-type="float">
            <text:p>-0.0005423079</text:p>
          </table:table-cell>
          <table:table-cell table:formula="of:=[.I119]*[.D119]/([.C119]/[.$B$3]+[.D119])" office:value-type="float" office:value="0.000457692095515376" calcext:value-type="float">
            <text:p>0.0004576921</text:p>
          </table:table-cell>
          <table:table-cell table:formula="of:=[.H118]-[.G118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19]+[.G119]" office:value-type="float" office:value="0.0641559628720726" calcext:value-type="float">
            <text:p>0.0641559629</text:p>
          </table:table-cell>
          <table:table-cell table:formula="of:=[.D119]-[.G119]-[.H119]" office:value-type="float" office:value="0.0546880742558548" calcext:value-type="float">
            <text:p>0.0546880743</text:p>
          </table:table-cell>
          <table:table-cell table:formula="of:=[.E119]+[.H119]" office:value-type="float" office:value="0.0311559628720726" calcext:value-type="float">
            <text:p>0.0311559629</text:p>
          </table:table-cell>
          <table:table-cell table:formula="of:=[.F119]+[.I119]" office:value-type="float" office:value="0.117" calcext:value-type="float">
            <text:p>0.117</text:p>
          </table:table-cell>
          <table:table-cell table:formula="of:=[.I120]*(-1)*[.C120]/([.C120]+[.$B$3]*[.D120])" office:value-type="float" office:value="-0.000539833250556889" calcext:value-type="float">
            <text:p>-0.0005398333</text:p>
          </table:table-cell>
          <table:table-cell table:formula="of:=[.I120]*[.D120]/([.C120]/[.$B$3]+[.D120])" office:value-type="float" office:value="0.000460166749443111" calcext:value-type="float">
            <text:p>0.0004601667</text:p>
          </table:table-cell>
          <table:table-cell table:formula="of:=[.H119]-[.G119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20]+[.G120]" office:value-type="float" office:value="0.0636161296215157" calcext:value-type="float">
            <text:p>0.0636161296</text:p>
          </table:table-cell>
          <table:table-cell table:formula="of:=[.D120]-[.G120]-[.H120]" office:value-type="float" office:value="0.0547677407569686" calcext:value-type="float">
            <text:p>0.0547677408</text:p>
          </table:table-cell>
          <table:table-cell table:formula="of:=[.E120]+[.H120]" office:value-type="float" office:value="0.0316161296215157" calcext:value-type="float">
            <text:p>0.0316161296</text:p>
          </table:table-cell>
          <table:table-cell table:formula="of:=[.F120]+[.I120]" office:value-type="float" office:value="0.118" calcext:value-type="float">
            <text:p>0.118</text:p>
          </table:table-cell>
          <table:table-cell table:formula="of:=[.I121]*(-1)*[.C121]/([.C121]+[.$B$3]*[.D121])" office:value-type="float" office:value="-0.000537371598158846" calcext:value-type="float">
            <text:p>-0.0005373716</text:p>
          </table:table-cell>
          <table:table-cell table:formula="of:=[.I121]*[.D121]/([.C121]/[.$B$3]+[.D121])" office:value-type="float" office:value="0.000462628401841154" calcext:value-type="float">
            <text:p>0.0004626284</text:p>
          </table:table-cell>
          <table:table-cell table:formula="of:=[.H120]-[.G120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21]+[.G121]" office:value-type="float" office:value="0.0630787580233569" calcext:value-type="float">
            <text:p>0.063078758</text:p>
          </table:table-cell>
          <table:table-cell table:formula="of:=[.D121]-[.G121]-[.H121]" office:value-type="float" office:value="0.0548424839532863" calcext:value-type="float">
            <text:p>0.054842484</text:p>
          </table:table-cell>
          <table:table-cell table:formula="of:=[.E121]+[.H121]" office:value-type="float" office:value="0.0320787580233569" calcext:value-type="float">
            <text:p>0.032078758</text:p>
          </table:table-cell>
          <table:table-cell table:formula="of:=[.F121]+[.I121]" office:value-type="float" office:value="0.119" calcext:value-type="float">
            <text:p>0.119</text:p>
          </table:table-cell>
          <table:table-cell table:formula="of:=[.I122]*(-1)*[.C122]/([.C122]+[.$B$3]*[.D122])" office:value-type="float" office:value="-0.000534922775286331" calcext:value-type="float">
            <text:p>-0.0005349228</text:p>
          </table:table-cell>
          <table:table-cell table:formula="of:=[.I122]*[.D122]/([.C122]/[.$B$3]+[.D122])" office:value-type="float" office:value="0.000465077224713669" calcext:value-type="float">
            <text:p>0.0004650772</text:p>
          </table:table-cell>
          <table:table-cell table:formula="of:=[.H121]-[.G121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22]+[.G122]" office:value-type="float" office:value="0.0625438352480706" calcext:value-type="float">
            <text:p>0.0625438352</text:p>
          </table:table-cell>
          <table:table-cell table:formula="of:=[.D122]-[.G122]-[.H122]" office:value-type="float" office:value="0.0549123295038589" calcext:value-type="float">
            <text:p>0.0549123295</text:p>
          </table:table-cell>
          <table:table-cell table:formula="of:=[.E122]+[.H122]" office:value-type="float" office:value="0.0325438352480706" calcext:value-type="float">
            <text:p>0.0325438352</text:p>
          </table:table-cell>
          <table:table-cell table:formula="of:=[.F122]+[.I122]" office:value-type="float" office:value="0.12" calcext:value-type="float">
            <text:p>0.12</text:p>
          </table:table-cell>
          <table:table-cell table:formula="of:=[.I123]*(-1)*[.C123]/([.C123]+[.$B$3]*[.D123])" office:value-type="float" office:value="-0.000532486612177103" calcext:value-type="float">
            <text:p>-0.0005324866</text:p>
          </table:table-cell>
          <table:table-cell table:formula="of:=[.I123]*[.D123]/([.C123]/[.$B$3]+[.D123])" office:value-type="float" office:value="0.000467513387822897" calcext:value-type="float">
            <text:p>0.0004675134</text:p>
          </table:table-cell>
          <table:table-cell table:formula="of:=[.H122]-[.G122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23]+[.G123]" office:value-type="float" office:value="0.0620113486358935" calcext:value-type="float">
            <text:p>0.0620113486</text:p>
          </table:table-cell>
          <table:table-cell table:formula="of:=[.D123]-[.G123]-[.H123]" office:value-type="float" office:value="0.0549773027282131" calcext:value-type="float">
            <text:p>0.0549773027</text:p>
          </table:table-cell>
          <table:table-cell table:formula="of:=[.E123]+[.H123]" office:value-type="float" office:value="0.0330113486358935" calcext:value-type="float">
            <text:p>0.0330113486</text:p>
          </table:table-cell>
          <table:table-cell table:formula="of:=[.F123]+[.I123]" office:value-type="float" office:value="0.121" calcext:value-type="float">
            <text:p>0.121</text:p>
          </table:table-cell>
          <table:table-cell table:formula="of:=[.I124]*(-1)*[.C124]/([.C124]+[.$B$3]*[.D124])" office:value-type="float" office:value="-0.000530062941258243" calcext:value-type="float">
            <text:p>-0.0005300629</text:p>
          </table:table-cell>
          <table:table-cell table:formula="of:=[.I124]*[.D124]/([.C124]/[.$B$3]+[.D124])" office:value-type="float" office:value="0.000469937058741757" calcext:value-type="float">
            <text:p>0.0004699371</text:p>
          </table:table-cell>
          <table:table-cell table:formula="of:=[.H123]-[.G123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24]+[.G124]" office:value-type="float" office:value="0.0614812856946352" calcext:value-type="float">
            <text:p>0.0614812857</text:p>
          </table:table-cell>
          <table:table-cell table:formula="of:=[.D124]-[.G124]-[.H124]" office:value-type="float" office:value="0.0550374286107296" calcext:value-type="float">
            <text:p>0.0550374286</text:p>
          </table:table-cell>
          <table:table-cell table:formula="of:=[.E124]+[.H124]" office:value-type="float" office:value="0.0334812856946352" calcext:value-type="float">
            <text:p>0.0334812857</text:p>
          </table:table-cell>
          <table:table-cell table:formula="of:=[.F124]+[.I124]" office:value-type="float" office:value="0.122" calcext:value-type="float">
            <text:p>0.122</text:p>
          </table:table-cell>
          <table:table-cell table:formula="of:=[.I125]*(-1)*[.C125]/([.C125]+[.$B$3]*[.D125])" office:value-type="float" office:value="-0.000527651597094601" calcext:value-type="float">
            <text:p>-0.0005276516</text:p>
          </table:table-cell>
          <table:table-cell table:formula="of:=[.I125]*[.D125]/([.C125]/[.$B$3]+[.D125])" office:value-type="float" office:value="0.0004723484029054" calcext:value-type="float">
            <text:p>0.0004723484</text:p>
          </table:table-cell>
          <table:table-cell table:formula="of:=[.H124]-[.G124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25]+[.G125]" office:value-type="float" office:value="0.0609536340975406" calcext:value-type="float">
            <text:p>0.0609536341</text:p>
          </table:table-cell>
          <table:table-cell table:formula="of:=[.D125]-[.G125]-[.H125]" office:value-type="float" office:value="0.0550927318049188" calcext:value-type="float">
            <text:p>0.0550927318</text:p>
          </table:table-cell>
          <table:table-cell table:formula="of:=[.E125]+[.H125]" office:value-type="float" office:value="0.0339536340975406" calcext:value-type="float">
            <text:p>0.0339536341</text:p>
          </table:table-cell>
          <table:table-cell table:formula="of:=[.F125]+[.I125]" office:value-type="float" office:value="0.123" calcext:value-type="float">
            <text:p>0.123</text:p>
          </table:table-cell>
          <table:table-cell table:formula="of:=[.I126]*(-1)*[.C126]/([.C126]+[.$B$3]*[.D126])" office:value-type="float" office:value="-0.00052525241633826" calcext:value-type="float">
            <text:p>-0.0005252524</text:p>
          </table:table-cell>
          <table:table-cell table:formula="of:=[.I126]*[.D126]/([.C126]/[.$B$3]+[.D126])" office:value-type="float" office:value="0.00047474758366174" calcext:value-type="float">
            <text:p>0.0004747476</text:p>
          </table:table-cell>
          <table:table-cell table:formula="of:=[.H125]-[.G125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26]+[.G126]" office:value-type="float" office:value="0.0604283816812024" calcext:value-type="float">
            <text:p>0.0604283817</text:p>
          </table:table-cell>
          <table:table-cell table:formula="of:=[.D126]-[.G126]-[.H126]" office:value-type="float" office:value="0.0551432366375953" calcext:value-type="float">
            <text:p>0.0551432366</text:p>
          </table:table-cell>
          <table:table-cell table:formula="of:=[.E126]+[.H126]" office:value-type="float" office:value="0.0344283816812024" calcext:value-type="float">
            <text:p>0.0344283817</text:p>
          </table:table-cell>
          <table:table-cell table:formula="of:=[.F126]+[.I126]" office:value-type="float" office:value="0.124" calcext:value-type="float">
            <text:p>0.124</text:p>
          </table:table-cell>
          <table:table-cell table:formula="of:=[.I127]*(-1)*[.C127]/([.C127]+[.$B$3]*[.D127])" office:value-type="float" office:value="-0.000522865237678979" calcext:value-type="float">
            <text:p>-0.0005228652</text:p>
          </table:table-cell>
          <table:table-cell table:formula="of:=[.I127]*[.D127]/([.C127]/[.$B$3]+[.D127])" office:value-type="float" office:value="0.000477134762321021" calcext:value-type="float">
            <text:p>0.0004771348</text:p>
          </table:table-cell>
          <table:table-cell table:formula="of:=[.H126]-[.G126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27]+[.G127]" office:value-type="float" office:value="0.0599055164435234" calcext:value-type="float">
            <text:p>0.0599055164</text:p>
          </table:table-cell>
          <table:table-cell table:formula="of:=[.D127]-[.G127]-[.H127]" office:value-type="float" office:value="0.0551889671129533" calcext:value-type="float">
            <text:p>0.0551889671</text:p>
          </table:table-cell>
          <table:table-cell table:formula="of:=[.E127]+[.H127]" office:value-type="float" office:value="0.0349055164435234" calcext:value-type="float">
            <text:p>0.0349055164</text:p>
          </table:table-cell>
          <table:table-cell table:formula="of:=[.F127]+[.I127]" office:value-type="float" office:value="0.125" calcext:value-type="float">
            <text:p>0.125</text:p>
          </table:table-cell>
          <table:table-cell table:formula="of:=[.I128]*(-1)*[.C128]/([.C128]+[.$B$3]*[.D128])" office:value-type="float" office:value="-0.000520489901795579" calcext:value-type="float">
            <text:p>-0.0005204899</text:p>
          </table:table-cell>
          <table:table-cell table:formula="of:=[.I128]*[.D128]/([.C128]/[.$B$3]+[.D128])" office:value-type="float" office:value="0.000479510098204421" calcext:value-type="float">
            <text:p>0.0004795101</text:p>
          </table:table-cell>
          <table:table-cell table:formula="of:=[.H127]-[.G127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28]+[.G128]" office:value-type="float" office:value="0.0593850265417278" calcext:value-type="float">
            <text:p>0.0593850265</text:p>
          </table:table-cell>
          <table:table-cell table:formula="of:=[.D128]-[.G128]-[.H128]" office:value-type="float" office:value="0.0552299469165444" calcext:value-type="float">
            <text:p>0.0552299469</text:p>
          </table:table-cell>
          <table:table-cell table:formula="of:=[.E128]+[.H128]" office:value-type="float" office:value="0.0353850265417278" calcext:value-type="float">
            <text:p>0.0353850265</text:p>
          </table:table-cell>
          <table:table-cell table:formula="of:=[.F128]+[.I128]" office:value-type="float" office:value="0.126" calcext:value-type="float">
            <text:p>0.126</text:p>
          </table:table-cell>
          <table:table-cell table:formula="of:=[.I129]*(-1)*[.C129]/([.C129]+[.$B$3]*[.D129])" office:value-type="float" office:value="-0.000518126251308238" calcext:value-type="float">
            <text:p>-0.0005181263</text:p>
          </table:table-cell>
          <table:table-cell table:formula="of:=[.I129]*[.D129]/([.C129]/[.$B$3]+[.D129])" office:value-type="float" office:value="0.000481873748691762" calcext:value-type="float">
            <text:p>0.0004818737</text:p>
          </table:table-cell>
          <table:table-cell table:formula="of:=[.H128]-[.G128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29]+[.G129]" office:value-type="float" office:value="0.0588669002904196" calcext:value-type="float">
            <text:p>0.0588669003</text:p>
          </table:table-cell>
          <table:table-cell table:formula="of:=[.D129]-[.G129]-[.H129]" office:value-type="float" office:value="0.0552661994191609" calcext:value-type="float">
            <text:p>0.0552661994</text:p>
          </table:table-cell>
          <table:table-cell table:formula="of:=[.E129]+[.H129]" office:value-type="float" office:value="0.0358669002904196" calcext:value-type="float">
            <text:p>0.0358669003</text:p>
          </table:table-cell>
          <table:table-cell table:formula="of:=[.F129]+[.I129]" office:value-type="float" office:value="0.127" calcext:value-type="float">
            <text:p>0.127</text:p>
          </table:table-cell>
          <table:table-cell table:formula="of:=[.I130]*(-1)*[.C130]/([.C130]+[.$B$3]*[.D130])" office:value-type="float" office:value="-0.000515774130731667" calcext:value-type="float">
            <text:p>-0.0005157741</text:p>
          </table:table-cell>
          <table:table-cell table:formula="of:=[.I130]*[.D130]/([.C130]/[.$B$3]+[.D130])" office:value-type="float" office:value="0.000484225869268333" calcext:value-type="float">
            <text:p>0.0004842259</text:p>
          </table:table-cell>
          <table:table-cell table:formula="of:=[.H129]-[.G129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30]+[.G130]" office:value-type="float" office:value="0.0583511261596879" calcext:value-type="float">
            <text:p>0.0583511262</text:p>
          </table:table-cell>
          <table:table-cell table:formula="of:=[.D130]-[.G130]-[.H130]" office:value-type="float" office:value="0.0552977476806243" calcext:value-type="float">
            <text:p>0.0552977477</text:p>
          </table:table-cell>
          <table:table-cell table:formula="of:=[.E130]+[.H130]" office:value-type="float" office:value="0.0363511261596879" calcext:value-type="float">
            <text:p>0.0363511262</text:p>
          </table:table-cell>
          <table:table-cell table:formula="of:=[.F130]+[.I130]" office:value-type="float" office:value="0.128" calcext:value-type="float">
            <text:p>0.128</text:p>
          </table:table-cell>
          <table:table-cell table:formula="of:=[.I131]*(-1)*[.C131]/([.C131]+[.$B$3]*[.D131])" office:value-type="float" office:value="-0.000513433386429125" calcext:value-type="float">
            <text:p>-0.0005134334</text:p>
          </table:table-cell>
          <table:table-cell table:formula="of:=[.I131]*[.D131]/([.C131]/[.$B$3]+[.D131])" office:value-type="float" office:value="0.000486566613570875" calcext:value-type="float">
            <text:p>0.0004865666</text:p>
          </table:table-cell>
          <table:table-cell table:formula="of:=[.H130]-[.G130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31]+[.G131]" office:value-type="float" office:value="0.0578376927732588" calcext:value-type="float">
            <text:p>0.0578376928</text:p>
          </table:table-cell>
          <table:table-cell table:formula="of:=[.D131]-[.G131]-[.H131]" office:value-type="float" office:value="0.0553246144534825" calcext:value-type="float">
            <text:p>0.0553246145</text:p>
          </table:table-cell>
          <table:table-cell table:formula="of:=[.E131]+[.H131]" office:value-type="float" office:value="0.0368376927732588" calcext:value-type="float">
            <text:p>0.0368376928</text:p>
          </table:table-cell>
          <table:table-cell table:formula="of:=[.F131]+[.I131]" office:value-type="float" office:value="0.129" calcext:value-type="float">
            <text:p>0.129</text:p>
          </table:table-cell>
          <table:table-cell table:formula="of:=[.I132]*(-1)*[.C132]/([.C132]+[.$B$3]*[.D132])" office:value-type="float" office:value="-0.000511103866567252" calcext:value-type="float">
            <text:p>-0.0005111039</text:p>
          </table:table-cell>
          <table:table-cell table:formula="of:=[.I132]*[.D132]/([.C132]/[.$B$3]+[.D132])" office:value-type="float" office:value="0.000488896133432748" calcext:value-type="float">
            <text:p>0.0004888961</text:p>
          </table:table-cell>
          <table:table-cell table:formula="of:=[.H131]-[.G131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32]+[.G132]" office:value-type="float" office:value="0.0573265889066915" calcext:value-type="float">
            <text:p>0.0573265889</text:p>
          </table:table-cell>
          <table:table-cell table:formula="of:=[.D132]-[.G132]-[.H132]" office:value-type="float" office:value="0.055346822186617" calcext:value-type="float">
            <text:p>0.0553468222</text:p>
          </table:table-cell>
          <table:table-cell table:formula="of:=[.E132]+[.H132]" office:value-type="float" office:value="0.0373265889066915" calcext:value-type="float">
            <text:p>0.0373265889</text:p>
          </table:table-cell>
          <table:table-cell table:formula="of:=[.F132]+[.I132]" office:value-type="float" office:value="0.13" calcext:value-type="float">
            <text:p>0.13</text:p>
          </table:table-cell>
          <table:table-cell table:formula="of:=[.I133]*(-1)*[.C133]/([.C133]+[.$B$3]*[.D133])" office:value-type="float" office:value="-0.00050878542107168" calcext:value-type="float">
            <text:p>-0.0005087854</text:p>
          </table:table-cell>
          <table:table-cell table:formula="of:=[.I133]*[.D133]/([.C133]/[.$B$3]+[.D133])" office:value-type="float" office:value="0.00049121457892832" calcext:value-type="float">
            <text:p>0.0004912146</text:p>
          </table:table-cell>
          <table:table-cell table:formula="of:=[.H132]-[.G132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33]+[.G133]" office:value-type="float" office:value="0.0568178034856198" calcext:value-type="float">
            <text:p>0.0568178035</text:p>
          </table:table-cell>
          <table:table-cell table:formula="of:=[.D133]-[.G133]-[.H133]" office:value-type="float" office:value="0.0553643930287604" calcext:value-type="float">
            <text:p>0.055364393</text:p>
          </table:table-cell>
          <table:table-cell table:formula="of:=[.E133]+[.H133]" office:value-type="float" office:value="0.0378178034856198" calcext:value-type="float">
            <text:p>0.0378178035</text:p>
          </table:table-cell>
          <table:table-cell table:formula="of:=[.F133]+[.I133]" office:value-type="float" office:value="0.131" calcext:value-type="float">
            <text:p>0.131</text:p>
          </table:table-cell>
          <table:table-cell table:formula="of:=[.I134]*(-1)*[.C134]/([.C134]+[.$B$3]*[.D134])" office:value-type="float" office:value="-0.000506477901583399" calcext:value-type="float">
            <text:p>-0.0005064779</text:p>
          </table:table-cell>
          <table:table-cell table:formula="of:=[.I134]*[.D134]/([.C134]/[.$B$3]+[.D134])" office:value-type="float" office:value="0.000493522098416601" calcext:value-type="float">
            <text:p>0.0004935221</text:p>
          </table:table-cell>
          <table:table-cell table:formula="of:=[.H133]-[.G133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34]+[.G134]" office:value-type="float" office:value="0.0563113255840364" calcext:value-type="float">
            <text:p>0.0563113256</text:p>
          </table:table-cell>
          <table:table-cell table:formula="of:=[.D134]-[.G134]-[.H134]" office:value-type="float" office:value="0.0553773488319272" calcext:value-type="float">
            <text:p>0.0553773488</text:p>
          </table:table-cell>
          <table:table-cell table:formula="of:=[.E134]+[.H134]" office:value-type="float" office:value="0.0383113255840364" calcext:value-type="float">
            <text:p>0.0383113256</text:p>
          </table:table-cell>
          <table:table-cell table:formula="of:=[.F134]+[.I134]" office:value-type="float" office:value="0.132" calcext:value-type="float">
            <text:p>0.132</text:p>
          </table:table-cell>
          <table:table-cell table:formula="of:=[.I135]*(-1)*[.C135]/([.C135]+[.$B$3]*[.D135])" office:value-type="float" office:value="-0.000504181161415843" calcext:value-type="float">
            <text:p>-0.0005041812</text:p>
          </table:table-cell>
          <table:table-cell table:formula="of:=[.I135]*[.D135]/([.C135]/[.$B$3]+[.D135])" office:value-type="float" office:value="0.000495818838584157" calcext:value-type="float">
            <text:p>0.0004958188</text:p>
          </table:table-cell>
          <table:table-cell table:formula="of:=[.H134]-[.G134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35]+[.G135]" office:value-type="float" office:value="0.0558071444226206" calcext:value-type="float">
            <text:p>0.0558071444</text:p>
          </table:table-cell>
          <table:table-cell table:formula="of:=[.D135]-[.G135]-[.H135]" office:value-type="float" office:value="0.0553857111547589" calcext:value-type="float">
            <text:p>0.0553857112</text:p>
          </table:table-cell>
          <table:table-cell table:formula="of:=[.E135]+[.H135]" office:value-type="float" office:value="0.0388071444226206" calcext:value-type="float">
            <text:p>0.0388071444</text:p>
          </table:table-cell>
          <table:table-cell table:formula="of:=[.F135]+[.I135]" office:value-type="float" office:value="0.133" calcext:value-type="float">
            <text:p>0.133</text:p>
          </table:table-cell>
          <table:table-cell table:formula="of:=[.I136]*(-1)*[.C136]/([.C136]+[.$B$3]*[.D136])" office:value-type="float" office:value="-0.000501895055512665" calcext:value-type="float">
            <text:p>-0.0005018951</text:p>
          </table:table-cell>
          <table:table-cell table:formula="of:=[.I136]*[.D136]/([.C136]/[.$B$3]+[.D136])" office:value-type="float" office:value="0.000498104944487335" calcext:value-type="float">
            <text:p>0.0004981049</text:p>
          </table:table-cell>
          <table:table-cell table:formula="of:=[.H135]-[.G135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36]+[.G136]" office:value-type="float" office:value="0.0553052493671079" calcext:value-type="float">
            <text:p>0.0553052494</text:p>
          </table:table-cell>
          <table:table-cell table:formula="of:=[.D136]-[.G136]-[.H136]" office:value-type="float" office:value="0.0553895012657842" calcext:value-type="float">
            <text:p>0.0553895013</text:p>
          </table:table-cell>
          <table:table-cell table:formula="of:=[.E136]+[.H136]" office:value-type="float" office:value="0.0393052493671079" calcext:value-type="float">
            <text:p>0.0393052494</text:p>
          </table:table-cell>
          <table:table-cell table:formula="of:=[.F136]+[.I136]" office:value-type="float" office:value="0.134" calcext:value-type="float">
            <text:p>0.134</text:p>
          </table:table-cell>
          <table:table-cell table:formula="of:=[.I137]*(-1)*[.C137]/([.C137]+[.$B$3]*[.D137])" office:value-type="float" office:value="-0.000499619440406187" calcext:value-type="float">
            <text:p>-0.0004996194</text:p>
          </table:table-cell>
          <table:table-cell table:formula="of:=[.I137]*[.D137]/([.C137]/[.$B$3]+[.D137])" office:value-type="float" office:value="0.000500380559593813" calcext:value-type="float">
            <text:p>0.0005003806</text:p>
          </table:table-cell>
          <table:table-cell table:formula="of:=[.H136]-[.G136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37]+[.G137]" office:value-type="float" office:value="0.0548056299267018" calcext:value-type="float">
            <text:p>0.0548056299</text:p>
          </table:table-cell>
          <table:table-cell table:formula="of:=[.D137]-[.G137]-[.H137]" office:value-type="float" office:value="0.0553887401465966" calcext:value-type="float">
            <text:p>0.0553887401</text:p>
          </table:table-cell>
          <table:table-cell table:formula="of:=[.E137]+[.H137]" office:value-type="float" office:value="0.0398056299267017" calcext:value-type="float">
            <text:p>0.0398056299</text:p>
          </table:table-cell>
          <table:table-cell table:formula="of:=[.F137]+[.I137]" office:value-type="float" office:value="0.135" calcext:value-type="float">
            <text:p>0.135</text:p>
          </table:table-cell>
          <table:table-cell table:formula="of:=[.I138]*(-1)*[.C138]/([.C138]+[.$B$3]*[.D138])" office:value-type="float" office:value="-0.000497354174176471" calcext:value-type="float">
            <text:p>-0.0004973542</text:p>
          </table:table-cell>
          <table:table-cell table:formula="of:=[.I138]*[.D138]/([.C138]/[.$B$3]+[.D138])" office:value-type="float" office:value="0.000502645825823529" calcext:value-type="float">
            <text:p>0.0005026458</text:p>
          </table:table-cell>
          <table:table-cell table:formula="of:=[.H137]-[.G137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38]+[.G138]" office:value-type="float" office:value="0.0543082757525253" calcext:value-type="float">
            <text:p>0.0543082758</text:p>
          </table:table-cell>
          <table:table-cell table:formula="of:=[.D138]-[.G138]-[.H138]" office:value-type="float" office:value="0.0553834484949495" calcext:value-type="float">
            <text:p>0.0553834485</text:p>
          </table:table-cell>
          <table:table-cell table:formula="of:=[.E138]+[.H138]" office:value-type="float" office:value="0.0403082757525253" calcext:value-type="float">
            <text:p>0.0403082758</text:p>
          </table:table-cell>
          <table:table-cell table:formula="of:=[.F138]+[.I138]" office:value-type="float" office:value="0.136" calcext:value-type="float">
            <text:p>0.136</text:p>
          </table:table-cell>
          <table:table-cell table:formula="of:=[.I139]*(-1)*[.C139]/([.C139]+[.$B$3]*[.D139])" office:value-type="float" office:value="-0.000495099116411013" calcext:value-type="float">
            <text:p>-0.0004950991</text:p>
          </table:table-cell>
          <table:table-cell table:formula="of:=[.I139]*[.D139]/([.C139]/[.$B$3]+[.D139])" office:value-type="float" office:value="0.000504900883588987" calcext:value-type="float">
            <text:p>0.0005049009</text:p>
          </table:table-cell>
          <table:table-cell table:formula="of:=[.H138]-[.G138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39]+[.G139]" office:value-type="float" office:value="0.0538131766361143" calcext:value-type="float">
            <text:p>0.0538131766</text:p>
          </table:table-cell>
          <table:table-cell table:formula="of:=[.D139]-[.G139]-[.H139]" office:value-type="float" office:value="0.0553736467277715" calcext:value-type="float">
            <text:p>0.0553736467</text:p>
          </table:table-cell>
          <table:table-cell table:formula="of:=[.E139]+[.H139]" office:value-type="float" office:value="0.0408131766361143" calcext:value-type="float">
            <text:p>0.0408131766</text:p>
          </table:table-cell>
          <table:table-cell table:formula="of:=[.F139]+[.I139]" office:value-type="float" office:value="0.137" calcext:value-type="float">
            <text:p>0.137</text:p>
          </table:table-cell>
          <table:table-cell table:formula="of:=[.I140]*(-1)*[.C140]/([.C140]+[.$B$3]*[.D140])" office:value-type="float" office:value="-0.000492854128165005" calcext:value-type="float">
            <text:p>-0.0004928541</text:p>
          </table:table-cell>
          <table:table-cell table:formula="of:=[.I140]*[.D140]/([.C140]/[.$B$3]+[.D140])" office:value-type="float" office:value="0.000507145871834996" calcext:value-type="float">
            <text:p>0.0005071459</text:p>
          </table:table-cell>
          <table:table-cell table:formula="of:=[.H139]-[.G139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40]+[.G140]" office:value-type="float" office:value="0.0533203225079493" calcext:value-type="float">
            <text:p>0.0533203225</text:p>
          </table:table-cell>
          <table:table-cell table:formula="of:=[.D140]-[.G140]-[.H140]" office:value-type="float" office:value="0.0553593549841015" calcext:value-type="float">
            <text:p>0.055359355</text:p>
          </table:table-cell>
          <table:table-cell table:formula="of:=[.E140]+[.H140]" office:value-type="float" office:value="0.0413203225079493" calcext:value-type="float">
            <text:p>0.0413203225</text:p>
          </table:table-cell>
          <table:table-cell table:formula="of:=[.F140]+[.I140]" office:value-type="float" office:value="0.138" calcext:value-type="float">
            <text:p>0.138</text:p>
          </table:table-cell>
          <table:table-cell table:formula="of:=[.I141]*(-1)*[.C141]/([.C141]+[.$B$3]*[.D141])" office:value-type="float" office:value="-0.000490619071922157" calcext:value-type="float">
            <text:p>-0.0004906191</text:p>
          </table:table-cell>
          <table:table-cell table:formula="of:=[.I141]*[.D141]/([.C141]/[.$B$3]+[.D141])" office:value-type="float" office:value="0.000509380928077843" calcext:value-type="float">
            <text:p>0.0005093809</text:p>
          </table:table-cell>
          <table:table-cell table:formula="of:=[.H140]-[.G140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41]+[.G141]" office:value-type="float" office:value="0.0528297034360271" calcext:value-type="float">
            <text:p>0.0528297034</text:p>
          </table:table-cell>
          <table:table-cell table:formula="of:=[.D141]-[.G141]-[.H141]" office:value-type="float" office:value="0.0553405931279459" calcext:value-type="float">
            <text:p>0.0553405931</text:p>
          </table:table-cell>
          <table:table-cell table:formula="of:=[.E141]+[.H141]" office:value-type="float" office:value="0.0418297034360271" calcext:value-type="float">
            <text:p>0.0418297034</text:p>
          </table:table-cell>
          <table:table-cell table:formula="of:=[.F141]+[.I141]" office:value-type="float" office:value="0.139" calcext:value-type="float">
            <text:p>0.139</text:p>
          </table:table-cell>
          <table:table-cell table:formula="of:=[.I142]*(-1)*[.C142]/([.C142]+[.$B$3]*[.D142])" office:value-type="float" office:value="-0.000488393811556051" calcext:value-type="float">
            <text:p>-0.0004883938</text:p>
          </table:table-cell>
          <table:table-cell table:formula="of:=[.I142]*[.D142]/([.C142]/[.$B$3]+[.D142])" office:value-type="float" office:value="0.00051160618844395" calcext:value-type="float">
            <text:p>0.0005116062</text:p>
          </table:table-cell>
          <table:table-cell table:formula="of:=[.H141]-[.G141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42]+[.G142]" office:value-type="float" office:value="0.0523413096244711" calcext:value-type="float">
            <text:p>0.0523413096</text:p>
          </table:table-cell>
          <table:table-cell table:formula="of:=[.D142]-[.G142]-[.H142]" office:value-type="float" office:value="0.055317380751058" calcext:value-type="float">
            <text:p>0.0553173808</text:p>
          </table:table-cell>
          <table:table-cell table:formula="of:=[.E142]+[.H142]" office:value-type="float" office:value="0.042341309624471" calcext:value-type="float">
            <text:p>0.0423413096</text:p>
          </table:table-cell>
          <table:table-cell table:formula="of:=[.F142]+[.I142]" office:value-type="float" office:value="0.14" calcext:value-type="float">
            <text:p>0.14</text:p>
          </table:table-cell>
          <table:table-cell table:formula="of:=[.I143]*(-1)*[.C143]/([.C143]+[.$B$3]*[.D143])" office:value-type="float" office:value="-0.000486178212291985" calcext:value-type="float">
            <text:p>-0.0004861782</text:p>
          </table:table-cell>
          <table:table-cell table:formula="of:=[.I143]*[.D143]/([.C143]/[.$B$3]+[.D143])" office:value-type="float" office:value="0.000513821787708015" calcext:value-type="float">
            <text:p>0.0005138218</text:p>
          </table:table-cell>
          <table:table-cell table:formula="of:=[.H142]-[.G142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43]+[.G143]" office:value-type="float" office:value="0.0518551314121791" calcext:value-type="float">
            <text:p>0.0518551314</text:p>
          </table:table-cell>
          <table:table-cell table:formula="of:=[.D143]-[.G143]-[.H143]" office:value-type="float" office:value="0.0552897371756419" calcext:value-type="float">
            <text:p>0.0552897372</text:p>
          </table:table-cell>
          <table:table-cell table:formula="of:=[.E143]+[.H143]" office:value-type="float" office:value="0.0428551314121791" calcext:value-type="float">
            <text:p>0.0428551314</text:p>
          </table:table-cell>
          <table:table-cell table:formula="of:=[.F143]+[.I143]" office:value-type="float" office:value="0.141" calcext:value-type="float">
            <text:p>0.141</text:p>
          </table:table-cell>
          <table:table-cell table:formula="of:=[.I144]*(-1)*[.C144]/([.C144]+[.$B$3]*[.D144])" office:value-type="float" office:value="-0.000483972140669305" calcext:value-type="float">
            <text:p>-0.0004839721</text:p>
          </table:table-cell>
          <table:table-cell table:formula="of:=[.I144]*[.D144]/([.C144]/[.$B$3]+[.D144])" office:value-type="float" office:value="0.000516027859330695" calcext:value-type="float">
            <text:p>0.0005160279</text:p>
          </table:table-cell>
          <table:table-cell table:formula="of:=[.H143]-[.G143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44]+[.G144]" office:value-type="float" office:value="0.0513711592715098" calcext:value-type="float">
            <text:p>0.0513711593</text:p>
          </table:table-cell>
          <table:table-cell table:formula="of:=[.D144]-[.G144]-[.H144]" office:value-type="float" office:value="0.0552576814569805" calcext:value-type="float">
            <text:p>0.0552576815</text:p>
          </table:table-cell>
          <table:table-cell table:formula="of:=[.E144]+[.H144]" office:value-type="float" office:value="0.0433711592715098" calcext:value-type="float">
            <text:p>0.0433711593</text:p>
          </table:table-cell>
          <table:table-cell table:formula="of:=[.F144]+[.I144]" office:value-type="float" office:value="0.142" calcext:value-type="float">
            <text:p>0.142</text:p>
          </table:table-cell>
          <table:table-cell table:formula="of:=[.I145]*(-1)*[.C145]/([.C145]+[.$B$3]*[.D145])" office:value-type="float" office:value="-0.000481775464504172" calcext:value-type="float">
            <text:p>-0.0004817755</text:p>
          </table:table-cell>
          <table:table-cell table:formula="of:=[.I145]*[.D145]/([.C145]/[.$B$3]+[.D145])" office:value-type="float" office:value="0.000518224535495828" calcext:value-type="float">
            <text:p>0.0005182245</text:p>
          </table:table-cell>
          <table:table-cell table:formula="of:=[.H144]-[.G144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45]+[.G145]" office:value-type="float" office:value="0.0508893838070056" calcext:value-type="float">
            <text:p>0.0508893838</text:p>
          </table:table-cell>
          <table:table-cell table:formula="of:=[.D145]-[.G145]-[.H145]" office:value-type="float" office:value="0.0552212323859889" calcext:value-type="float">
            <text:p>0.0552212324</text:p>
          </table:table-cell>
          <table:table-cell table:formula="of:=[.E145]+[.H145]" office:value-type="float" office:value="0.0438893838070056" calcext:value-type="float">
            <text:p>0.0438893838</text:p>
          </table:table-cell>
          <table:table-cell table:formula="of:=[.F145]+[.I145]" office:value-type="float" office:value="0.143" calcext:value-type="float">
            <text:p>0.143</text:p>
          </table:table-cell>
          <table:table-cell table:formula="of:=[.I146]*(-1)*[.C146]/([.C146]+[.$B$3]*[.D146])" office:value-type="float" office:value="-0.000479588052852768" calcext:value-type="float">
            <text:p>-0.0004795881</text:p>
          </table:table-cell>
          <table:table-cell table:formula="of:=[.I146]*[.D146]/([.C146]/[.$B$3]+[.D146])" office:value-type="float" office:value="0.000520411947147232" calcext:value-type="float">
            <text:p>0.0005204119</text:p>
          </table:table-cell>
          <table:table-cell table:formula="of:=[.H145]-[.G145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46]+[.G146]" office:value-type="float" office:value="0.0504097957541528" calcext:value-type="float">
            <text:p>0.0504097958</text:p>
          </table:table-cell>
          <table:table-cell table:formula="of:=[.D146]-[.G146]-[.H146]" office:value-type="float" office:value="0.0551804084916944" calcext:value-type="float">
            <text:p>0.0551804085</text:p>
          </table:table-cell>
          <table:table-cell table:formula="of:=[.E146]+[.H146]" office:value-type="float" office:value="0.0444097957541528" calcext:value-type="float">
            <text:p>0.0444097958</text:p>
          </table:table-cell>
          <table:table-cell table:formula="of:=[.F146]+[.I146]" office:value-type="float" office:value="0.144" calcext:value-type="float">
            <text:p>0.144</text:p>
          </table:table-cell>
          <table:table-cell table:formula="of:=[.I147]*(-1)*[.C147]/([.C147]+[.$B$3]*[.D147])" office:value-type="float" office:value="-0.00047740977597489" calcext:value-type="float">
            <text:p>-0.0004774098</text:p>
          </table:table-cell>
          <table:table-cell table:formula="of:=[.I147]*[.D147]/([.C147]/[.$B$3]+[.D147])" office:value-type="float" office:value="0.00052259022402511" calcext:value-type="float">
            <text:p>0.0005225902</text:p>
          </table:table-cell>
          <table:table-cell table:formula="of:=[.H146]-[.G146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47]+[.G147]" office:value-type="float" office:value="0.0499323859781779" calcext:value-type="float">
            <text:p>0.049932386</text:p>
          </table:table-cell>
          <table:table-cell table:formula="of:=[.D147]-[.G147]-[.H147]" office:value-type="float" office:value="0.0551352280436442" calcext:value-type="float">
            <text:p>0.055135228</text:p>
          </table:table-cell>
          <table:table-cell table:formula="of:=[.E147]+[.H147]" office:value-type="float" office:value="0.0449323859781779" calcext:value-type="float">
            <text:p>0.044932386</text:p>
          </table:table-cell>
          <table:table-cell table:formula="of:=[.F147]+[.I147]" office:value-type="float" office:value="0.145" calcext:value-type="float">
            <text:p>0.145</text:p>
          </table:table-cell>
          <table:table-cell table:formula="of:=[.I148]*(-1)*[.C148]/([.C148]+[.$B$3]*[.D148])" office:value-type="float" office:value="-0.000475240505297923" calcext:value-type="float">
            <text:p>-0.0004752405</text:p>
          </table:table-cell>
          <table:table-cell table:formula="of:=[.I148]*[.D148]/([.C148]/[.$B$3]+[.D148])" office:value-type="float" office:value="0.000524759494702076" calcext:value-type="float">
            <text:p>0.0005247595</text:p>
          </table:table-cell>
          <table:table-cell table:formula="of:=[.H147]-[.G147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48]+[.G148]" office:value-type="float" office:value="0.04945714547288" calcext:value-type="float">
            <text:p>0.0494571455</text:p>
          </table:table-cell>
          <table:table-cell table:formula="of:=[.D148]-[.G148]-[.H148]" office:value-type="float" office:value="0.0550857090542401" calcext:value-type="float">
            <text:p>0.0550857091</text:p>
          </table:table-cell>
          <table:table-cell table:formula="of:=[.E148]+[.H148]" office:value-type="float" office:value="0.04545714547288" calcext:value-type="float">
            <text:p>0.0454571455</text:p>
          </table:table-cell>
          <table:table-cell table:formula="of:=[.F148]+[.I148]" office:value-type="float" office:value="0.146" calcext:value-type="float">
            <text:p>0.146</text:p>
          </table:table-cell>
          <table:table-cell table:formula="of:=[.I149]*(-1)*[.C149]/([.C149]+[.$B$3]*[.D149])" office:value-type="float" office:value="-0.000473080113381159" calcext:value-type="float">
            <text:p>-0.0004730801</text:p>
          </table:table-cell>
          <table:table-cell table:formula="of:=[.I149]*[.D149]/([.C149]/[.$B$3]+[.D149])" office:value-type="float" office:value="0.00052691988661884" calcext:value-type="float">
            <text:p>0.0005269199</text:p>
          </table:table-cell>
          <table:table-cell table:formula="of:=[.H148]-[.G148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49]+[.G149]" office:value-type="float" office:value="0.0489840653594989" calcext:value-type="float">
            <text:p>0.0489840654</text:p>
          </table:table-cell>
          <table:table-cell table:formula="of:=[.D149]-[.G149]-[.H149]" office:value-type="float" office:value="0.0550318692810024" calcext:value-type="float">
            <text:p>0.0550318693</text:p>
          </table:table-cell>
          <table:table-cell table:formula="of:=[.E149]+[.H149]" office:value-type="float" office:value="0.0459840653594988" calcext:value-type="float">
            <text:p>0.0459840654</text:p>
          </table:table-cell>
          <table:table-cell table:formula="of:=[.F149]+[.I149]" office:value-type="float" office:value="0.147" calcext:value-type="float">
            <text:p>0.147</text:p>
          </table:table-cell>
          <table:table-cell table:formula="of:=[.I150]*(-1)*[.C150]/([.C150]+[.$B$3]*[.D150])" office:value-type="float" office:value="-0.00047092847388044" calcext:value-type="float">
            <text:p>-0.0004709285</text:p>
          </table:table-cell>
          <table:table-cell table:formula="of:=[.I150]*[.D150]/([.C150]/[.$B$3]+[.D150])" office:value-type="float" office:value="0.00052907152611956" calcext:value-type="float">
            <text:p>0.0005290715</text:p>
          </table:table-cell>
          <table:table-cell table:formula="of:=[.H149]-[.G149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50]+[.G150]" office:value-type="float" office:value="0.0485131368856184" calcext:value-type="float">
            <text:p>0.0485131369</text:p>
          </table:table-cell>
          <table:table-cell table:formula="of:=[.D150]-[.G150]-[.H150]" office:value-type="float" office:value="0.0549737262287632" calcext:value-type="float">
            <text:p>0.0549737262</text:p>
          </table:table-cell>
          <table:table-cell table:formula="of:=[.E150]+[.H150]" office:value-type="float" office:value="0.0465131368856184" calcext:value-type="float">
            <text:p>0.0465131369</text:p>
          </table:table-cell>
          <table:table-cell table:formula="of:=[.F150]+[.I150]" office:value-type="float" office:value="0.148" calcext:value-type="float">
            <text:p>0.148</text:p>
          </table:table-cell>
          <table:table-cell table:formula="of:=[.I151]*(-1)*[.C151]/([.C151]+[.$B$3]*[.D151])" office:value-type="float" office:value="-0.0004687854615131" calcext:value-type="float">
            <text:p>-0.0004687855</text:p>
          </table:table-cell>
          <table:table-cell table:formula="of:=[.I151]*[.D151]/([.C151]/[.$B$3]+[.D151])" office:value-type="float" office:value="0.0005312145384869" calcext:value-type="float">
            <text:p>0.0005312145</text:p>
          </table:table-cell>
          <table:table-cell table:formula="of:=[.H150]-[.G150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51]+[.G151]" office:value-type="float" office:value="0.0480443514241053" calcext:value-type="float">
            <text:p>0.0480443514</text:p>
          </table:table-cell>
          <table:table-cell table:formula="of:=[.D151]-[.G151]-[.H151]" office:value-type="float" office:value="0.0549112971517894" calcext:value-type="float">
            <text:p>0.0549112972</text:p>
          </table:table-cell>
          <table:table-cell table:formula="of:=[.E151]+[.H151]" office:value-type="float" office:value="0.0470443514241053" calcext:value-type="float">
            <text:p>0.0470443514</text:p>
          </table:table-cell>
          <table:table-cell table:formula="of:=[.F151]+[.I151]" office:value-type="float" office:value="0.149" calcext:value-type="float">
            <text:p>0.149</text:p>
          </table:table-cell>
          <table:table-cell table:formula="of:=[.I152]*(-1)*[.C152]/([.C152]+[.$B$3]*[.D152])" office:value-type="float" office:value="-0.000466650952023181" calcext:value-type="float">
            <text:p>-0.000466651</text:p>
          </table:table-cell>
          <table:table-cell table:formula="of:=[.I152]*[.D152]/([.C152]/[.$B$3]+[.D152])" office:value-type="float" office:value="0.000533349047976819" calcext:value-type="float">
            <text:p>0.000533349</text:p>
          </table:table-cell>
          <table:table-cell table:formula="of:=[.H151]-[.G151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52]+[.G152]" office:value-type="float" office:value="0.0475777004720821" calcext:value-type="float">
            <text:p>0.0475777005</text:p>
          </table:table-cell>
          <table:table-cell table:formula="of:=[.D152]-[.G152]-[.H152]" office:value-type="float" office:value="0.0548445990558358" calcext:value-type="float">
            <text:p>0.0548445991</text:p>
          </table:table-cell>
          <table:table-cell table:formula="of:=[.E152]+[.H152]" office:value-type="float" office:value="0.0475777004720821" calcext:value-type="float">
            <text:p>0.0475777005</text:p>
          </table:table-cell>
          <table:table-cell table:formula="of:=[.F152]+[.I152]" office:value-type="float" office:value="0.15" calcext:value-type="float">
            <text:p>0.15</text:p>
          </table:table-cell>
          <table:table-cell table:formula="of:=[.I153]*(-1)*[.C153]/([.C153]+[.$B$3]*[.D153])" office:value-type="float" office:value="-0.000464524822146895" calcext:value-type="float">
            <text:p>-0.0004645248</text:p>
          </table:table-cell>
          <table:table-cell table:formula="of:=[.I153]*[.D153]/([.C153]/[.$B$3]+[.D153])" office:value-type="float" office:value="0.000535475177853104" calcext:value-type="float">
            <text:p>0.0005354752</text:p>
          </table:table-cell>
          <table:table-cell table:formula="of:=[.H152]-[.G152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53]+[.G153]" office:value-type="float" office:value="0.0471131756499352" calcext:value-type="float">
            <text:p>0.0471131756</text:p>
          </table:table-cell>
          <table:table-cell table:formula="of:=[.D153]-[.G153]-[.H153]" office:value-type="float" office:value="0.0547736487001296" calcext:value-type="float">
            <text:p>0.0547736487</text:p>
          </table:table-cell>
          <table:table-cell table:formula="of:=[.E153]+[.H153]" office:value-type="float" office:value="0.0481131756499352" calcext:value-type="float">
            <text:p>0.0481131756</text:p>
          </table:table-cell>
          <table:table-cell table:formula="of:=[.F153]+[.I153]" office:value-type="float" office:value="0.151" calcext:value-type="float">
            <text:p>0.151</text:p>
          </table:table-cell>
          <table:table-cell table:formula="of:=[.I154]*(-1)*[.C154]/([.C154]+[.$B$3]*[.D154])" office:value-type="float" office:value="-0.000462406949578317" calcext:value-type="float">
            <text:p>-0.0004624069</text:p>
          </table:table-cell>
          <table:table-cell table:formula="of:=[.I154]*[.D154]/([.C154]/[.$B$3]+[.D154])" office:value-type="float" office:value="0.000537593050421683" calcext:value-type="float">
            <text:p>0.0005375931</text:p>
          </table:table-cell>
          <table:table-cell table:formula="of:=[.H153]-[.G153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54]+[.G154]" office:value-type="float" office:value="0.0466507687003569" calcext:value-type="float">
            <text:p>0.0466507687</text:p>
          </table:table-cell>
          <table:table-cell table:formula="of:=[.D154]-[.G154]-[.H154]" office:value-type="float" office:value="0.0546984625992862" calcext:value-type="float">
            <text:p>0.0546984626</text:p>
          </table:table-cell>
          <table:table-cell table:formula="of:=[.E154]+[.H154]" office:value-type="float" office:value="0.0486507687003569" calcext:value-type="float">
            <text:p>0.0486507687</text:p>
          </table:table-cell>
          <table:table-cell table:formula="of:=[.F154]+[.I154]" office:value-type="float" office:value="0.152" calcext:value-type="float">
            <text:p>0.152</text:p>
          </table:table-cell>
          <table:table-cell table:formula="of:=[.I155]*(-1)*[.C155]/([.C155]+[.$B$3]*[.D155])" office:value-type="float" office:value="-0.000460297212935262" calcext:value-type="float">
            <text:p>-0.0004602972</text:p>
          </table:table-cell>
          <table:table-cell table:formula="of:=[.I155]*[.D155]/([.C155]/[.$B$3]+[.D155])" office:value-type="float" office:value="0.000539702787064738" calcext:value-type="float">
            <text:p>0.0005397028</text:p>
          </table:table-cell>
          <table:table-cell table:formula="of:=[.H154]-[.G154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55]+[.G155]" office:value-type="float" office:value="0.0461904714874217" calcext:value-type="float">
            <text:p>0.0461904715</text:p>
          </table:table-cell>
          <table:table-cell table:formula="of:=[.D155]-[.G155]-[.H155]" office:value-type="float" office:value="0.0546190570251567" calcext:value-type="float">
            <text:p>0.054619057</text:p>
          </table:table-cell>
          <table:table-cell table:formula="of:=[.E155]+[.H155]" office:value-type="float" office:value="0.0491904714874216" calcext:value-type="float">
            <text:p>0.0491904715</text:p>
          </table:table-cell>
          <table:table-cell table:formula="of:=[.F155]+[.I155]" office:value-type="float" office:value="0.153" calcext:value-type="float">
            <text:p>0.153</text:p>
          </table:table-cell>
          <table:table-cell table:formula="of:=[.I156]*(-1)*[.C156]/([.C156]+[.$B$3]*[.D156])" office:value-type="float" office:value="-0.000458195491725351" calcext:value-type="float">
            <text:p>-0.0004581955</text:p>
          </table:table-cell>
          <table:table-cell table:formula="of:=[.I156]*[.D156]/([.C156]/[.$B$3]+[.D156])" office:value-type="float" office:value="0.000541804508274649" calcext:value-type="float">
            <text:p>0.0005418045</text:p>
          </table:table-cell>
          <table:table-cell table:formula="of:=[.H155]-[.G155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56]+[.G156]" office:value-type="float" office:value="0.0457322759956963" calcext:value-type="float">
            <text:p>0.045732276</text:p>
          </table:table-cell>
          <table:table-cell table:formula="of:=[.D156]-[.G156]-[.H156]" office:value-type="float" office:value="0.0545354480086074" calcext:value-type="float">
            <text:p>0.054535448</text:p>
          </table:table-cell>
          <table:table-cell table:formula="of:=[.E156]+[.H156]" office:value-type="float" office:value="0.0497322759956963" calcext:value-type="float">
            <text:p>0.049732276</text:p>
          </table:table-cell>
          <table:table-cell table:formula="of:=[.F156]+[.I156]" office:value-type="float" office:value="0.154" calcext:value-type="float">
            <text:p>0.154</text:p>
          </table:table-cell>
          <table:table-cell table:formula="of:=[.I157]*(-1)*[.C157]/([.C157]+[.$B$3]*[.D157])" office:value-type="float" office:value="-0.000456101666312216" calcext:value-type="float">
            <text:p>-0.0004561017</text:p>
          </table:table-cell>
          <table:table-cell table:formula="of:=[.I157]*[.D157]/([.C157]/[.$B$3]+[.D157])" office:value-type="float" office:value="0.000543898333687784" calcext:value-type="float">
            <text:p>0.0005438983</text:p>
          </table:table-cell>
          <table:table-cell table:formula="of:=[.H156]-[.G156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57]+[.G157]" office:value-type="float" office:value="0.0452761743293841" calcext:value-type="float">
            <text:p>0.0452761743</text:p>
          </table:table-cell>
          <table:table-cell table:formula="of:=[.D157]-[.G157]-[.H157]" office:value-type="float" office:value="0.0544476513412319" calcext:value-type="float">
            <text:p>0.0544476513</text:p>
          </table:table-cell>
          <table:table-cell table:formula="of:=[.E157]+[.H157]" office:value-type="float" office:value="0.0502761743293841" calcext:value-type="float">
            <text:p>0.0502761743</text:p>
          </table:table-cell>
          <table:table-cell table:formula="of:=[.F157]+[.I157]" office:value-type="float" office:value="0.155" calcext:value-type="float">
            <text:p>0.155</text:p>
          </table:table-cell>
          <table:table-cell table:formula="of:=[.I158]*(-1)*[.C158]/([.C158]+[.$B$3]*[.D158])" office:value-type="float" office:value="-0.000454015617881825" calcext:value-type="float">
            <text:p>-0.0004540156</text:p>
          </table:table-cell>
          <table:table-cell table:formula="of:=[.I158]*[.D158]/([.C158]/[.$B$3]+[.D158])" office:value-type="float" office:value="0.000545984382118175" calcext:value-type="float">
            <text:p>0.0005459844</text:p>
          </table:table-cell>
          <table:table-cell table:formula="of:=[.H157]-[.G157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58]+[.G158]" office:value-type="float" office:value="0.0448221587115023" calcext:value-type="float">
            <text:p>0.0448221587</text:p>
          </table:table-cell>
          <table:table-cell table:formula="of:=[.D158]-[.G158]-[.H158]" office:value-type="float" office:value="0.0543556825769955" calcext:value-type="float">
            <text:p>0.0543556826</text:p>
          </table:table-cell>
          <table:table-cell table:formula="of:=[.E158]+[.H158]" office:value-type="float" office:value="0.0508221587115023" calcext:value-type="float">
            <text:p>0.0508221587</text:p>
          </table:table-cell>
          <table:table-cell table:formula="of:=[.F158]+[.I158]" office:value-type="float" office:value="0.156" calcext:value-type="float">
            <text:p>0.156</text:p>
          </table:table-cell>
          <table:table-cell table:formula="of:=[.I159]*(-1)*[.C159]/([.C159]+[.$B$3]*[.D159])" office:value-type="float" office:value="-0.000451937228408908" calcext:value-type="float">
            <text:p>-0.0004519372</text:p>
          </table:table-cell>
          <table:table-cell table:formula="of:=[.I159]*[.D159]/([.C159]/[.$B$3]+[.D159])" office:value-type="float" office:value="0.000548062771591092" calcext:value-type="float">
            <text:p>0.0005480628</text:p>
          </table:table-cell>
          <table:table-cell table:formula="of:=[.H158]-[.G158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59]+[.G159]" office:value-type="float" office:value="0.0443702214830934" calcext:value-type="float">
            <text:p>0.0443702215</text:p>
          </table:table-cell>
          <table:table-cell table:formula="of:=[.D159]-[.G159]-[.H159]" office:value-type="float" office:value="0.0542595570338133" calcext:value-type="float">
            <text:p>0.054259557</text:p>
          </table:table-cell>
          <table:table-cell table:formula="of:=[.E159]+[.H159]" office:value-type="float" office:value="0.0513702214830933" calcext:value-type="float">
            <text:p>0.0513702215</text:p>
          </table:table-cell>
          <table:table-cell table:formula="of:=[.F159]+[.I159]" office:value-type="float" office:value="0.157" calcext:value-type="float">
            <text:p>0.157</text:p>
          </table:table-cell>
          <table:table-cell table:formula="of:=[.I160]*(-1)*[.C160]/([.C160]+[.$B$3]*[.D160])" office:value-type="float" office:value="-0.00044986638062345" calcext:value-type="float">
            <text:p>-0.0004498664</text:p>
          </table:table-cell>
          <table:table-cell table:formula="of:=[.I160]*[.D160]/([.C160]/[.$B$3]+[.D160])" office:value-type="float" office:value="0.000550133619376549" calcext:value-type="float">
            <text:p>0.0005501336</text:p>
          </table:table-cell>
          <table:table-cell table:formula="of:=[.H159]-[.G159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60]+[.G160]" office:value-type="float" office:value="0.0439203551024699" calcext:value-type="float">
            <text:p>0.0439203551</text:p>
          </table:table-cell>
          <table:table-cell table:formula="of:=[.D160]-[.G160]-[.H160]" office:value-type="float" office:value="0.0541592897950602" calcext:value-type="float">
            <text:p>0.0541592898</text:p>
          </table:table-cell>
          <table:table-cell table:formula="of:=[.E160]+[.H160]" office:value-type="float" office:value="0.0519203551024699" calcext:value-type="float">
            <text:p>0.0519203551</text:p>
          </table:table-cell>
          <table:table-cell table:formula="of:=[.F160]+[.I160]" office:value-type="float" office:value="0.158" calcext:value-type="float">
            <text:p>0.158</text:p>
          </table:table-cell>
          <table:table-cell table:formula="of:=[.I161]*(-1)*[.C161]/([.C161]+[.$B$3]*[.D161])" office:value-type="float" office:value="-0.000447802957977226" calcext:value-type="float">
            <text:p>-0.000447803</text:p>
          </table:table-cell>
          <table:table-cell table:formula="of:=[.I161]*[.D161]/([.C161]/[.$B$3]+[.D161])" office:value-type="float" office:value="0.000552197042022774" calcext:value-type="float">
            <text:p>0.000552197</text:p>
          </table:table-cell>
          <table:table-cell table:formula="of:=[.H160]-[.G160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61]+[.G161]" office:value-type="float" office:value="0.0434725521444927" calcext:value-type="float">
            <text:p>0.0434725521</text:p>
          </table:table-cell>
          <table:table-cell table:formula="of:=[.D161]-[.G161]-[.H161]" office:value-type="float" office:value="0.0540548957110147" calcext:value-type="float">
            <text:p>0.0540548957</text:p>
          </table:table-cell>
          <table:table-cell table:formula="of:=[.E161]+[.H161]" office:value-type="float" office:value="0.0524725521444927" calcext:value-type="float">
            <text:p>0.0524725521</text:p>
          </table:table-cell>
          <table:table-cell table:formula="of:=[.F161]+[.I161]" office:value-type="float" office:value="0.159" calcext:value-type="float">
            <text:p>0.159</text:p>
          </table:table-cell>
          <table:table-cell table:formula="of:=[.I162]*(-1)*[.C162]/([.C162]+[.$B$3]*[.D162])" office:value-type="float" office:value="-0.000445746844610348" calcext:value-type="float">
            <text:p>-0.0004457468</text:p>
          </table:table-cell>
          <table:table-cell table:formula="of:=[.I162]*[.D162]/([.C162]/[.$B$3]+[.D162])" office:value-type="float" office:value="0.000554253155389652" calcext:value-type="float">
            <text:p>0.0005542532</text:p>
          </table:table-cell>
          <table:table-cell table:formula="of:=[.H161]-[.G161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62]+[.G162]" office:value-type="float" office:value="0.0430268052998824" calcext:value-type="float">
            <text:p>0.0430268053</text:p>
          </table:table-cell>
          <table:table-cell table:formula="of:=[.D162]-[.G162]-[.H162]" office:value-type="float" office:value="0.0539463894002354" calcext:value-type="float">
            <text:p>0.0539463894</text:p>
          </table:table-cell>
          <table:table-cell table:formula="of:=[.E162]+[.H162]" office:value-type="float" office:value="0.0530268052998823" calcext:value-type="float">
            <text:p>0.0530268053</text:p>
          </table:table-cell>
          <table:table-cell table:formula="of:=[.F162]+[.I162]" office:value-type="float" office:value="0.16" calcext:value-type="float">
            <text:p>0.16</text:p>
          </table:table-cell>
          <table:table-cell table:formula="of:=[.I163]*(-1)*[.C163]/([.C163]+[.$B$3]*[.D163])" office:value-type="float" office:value="-0.000443697925317811" calcext:value-type="float">
            <text:p>-0.0004436979</text:p>
          </table:table-cell>
          <table:table-cell table:formula="of:=[.I163]*[.D163]/([.C163]/[.$B$3]+[.D163])" office:value-type="float" office:value="0.00055630207468219" calcext:value-type="float">
            <text:p>0.0005563021</text:p>
          </table:table-cell>
          <table:table-cell table:formula="of:=[.H162]-[.G162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63]+[.G163]" office:value-type="float" office:value="0.0425831073745645" calcext:value-type="float">
            <text:p>0.0425831074</text:p>
          </table:table-cell>
          <table:table-cell table:formula="of:=[.D163]-[.G163]-[.H163]" office:value-type="float" office:value="0.053833785250871" calcext:value-type="float">
            <text:p>0.0538337853</text:p>
          </table:table-cell>
          <table:table-cell table:formula="of:=[.E163]+[.H163]" office:value-type="float" office:value="0.0535831073745645" calcext:value-type="float">
            <text:p>0.0535831074</text:p>
          </table:table-cell>
          <table:table-cell table:formula="of:=[.F163]+[.I163]" office:value-type="float" office:value="0.161" calcext:value-type="float">
            <text:p>0.161</text:p>
          </table:table-cell>
          <table:table-cell table:formula="of:=[.I164]*(-1)*[.C164]/([.C164]+[.$B$3]*[.D164])" office:value-type="float" office:value="-0.000441656085515981" calcext:value-type="float">
            <text:p>-0.0004416561</text:p>
          </table:table-cell>
          <table:table-cell table:formula="of:=[.I164]*[.D164]/([.C164]/[.$B$3]+[.D164])" office:value-type="float" office:value="0.000558343914484019" calcext:value-type="float">
            <text:p>0.0005583439</text:p>
          </table:table-cell>
          <table:table-cell table:formula="of:=[.H163]-[.G163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64]+[.G164]" office:value-type="float" office:value="0.0421414512890486" calcext:value-type="float">
            <text:p>0.0421414513</text:p>
          </table:table-cell>
          <table:table-cell table:formula="of:=[.D164]-[.G164]-[.H164]" office:value-type="float" office:value="0.053717097421903" calcext:value-type="float">
            <text:p>0.0537170974</text:p>
          </table:table-cell>
          <table:table-cell table:formula="of:=[.E164]+[.H164]" office:value-type="float" office:value="0.0541414512890485" calcext:value-type="float">
            <text:p>0.0541414513</text:p>
          </table:table-cell>
          <table:table-cell table:formula="of:=[.F164]+[.I164]" office:value-type="float" office:value="0.162" calcext:value-type="float">
            <text:p>0.162</text:p>
          </table:table-cell>
          <table:table-cell table:formula="of:=[.I165]*(-1)*[.C165]/([.C165]+[.$B$3]*[.D165])" office:value-type="float" office:value="-0.000439621211209033" calcext:value-type="float">
            <text:p>-0.0004396212</text:p>
          </table:table-cell>
          <table:table-cell table:formula="of:=[.I165]*[.D165]/([.C165]/[.$B$3]+[.D165])" office:value-type="float" office:value="0.000560378788790968" calcext:value-type="float">
            <text:p>0.0005603788</text:p>
          </table:table-cell>
          <table:table-cell table:formula="of:=[.H164]-[.G164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65]+[.G165]" office:value-type="float" office:value="0.0417018300778395" calcext:value-type="float">
            <text:p>0.0417018301</text:p>
          </table:table-cell>
          <table:table-cell table:formula="of:=[.D165]-[.G165]-[.H165]" office:value-type="float" office:value="0.053596339844321" calcext:value-type="float">
            <text:p>0.0535963398</text:p>
          </table:table-cell>
          <table:table-cell table:formula="of:=[.E165]+[.H165]" office:value-type="float" office:value="0.0547018300778395" calcext:value-type="float">
            <text:p>0.0547018301</text:p>
          </table:table-cell>
          <table:table-cell table:formula="of:=[.F165]+[.I165]" office:value-type="float" office:value="0.163" calcext:value-type="float">
            <text:p>0.163</text:p>
          </table:table-cell>
          <table:table-cell table:formula="of:=[.I166]*(-1)*[.C166]/([.C166]+[.$B$3]*[.D166])" office:value-type="float" office:value="-0.000437593188955271" calcext:value-type="float">
            <text:p>-0.0004375932</text:p>
          </table:table-cell>
          <table:table-cell table:formula="of:=[.I166]*[.D166]/([.C166]/[.$B$3]+[.D166])" office:value-type="float" office:value="0.000562406811044729" calcext:value-type="float">
            <text:p>0.0005624068</text:p>
          </table:table-cell>
          <table:table-cell table:formula="of:=[.H165]-[.G165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66]+[.G166]" office:value-type="float" office:value="0.0412642368888843" calcext:value-type="float">
            <text:p>0.0412642369</text:p>
          </table:table-cell>
          <table:table-cell table:formula="of:=[.D166]-[.G166]-[.H166]" office:value-type="float" office:value="0.0534715262222316" calcext:value-type="float">
            <text:p>0.0534715262</text:p>
          </table:table-cell>
          <table:table-cell table:formula="of:=[.E166]+[.H166]" office:value-type="float" office:value="0.0552642368888842" calcext:value-type="float">
            <text:p>0.0552642369</text:p>
          </table:table-cell>
          <table:table-cell table:formula="of:=[.F166]+[.I166]" office:value-type="float" office:value="0.164" calcext:value-type="float">
            <text:p>0.164</text:p>
          </table:table-cell>
          <table:table-cell table:formula="of:=[.I167]*(-1)*[.C167]/([.C167]+[.$B$3]*[.D167])" office:value-type="float" office:value="-0.000435571905833337" calcext:value-type="float">
            <text:p>-0.0004355719</text:p>
          </table:table-cell>
          <table:table-cell table:formula="of:=[.I167]*[.D167]/([.C167]/[.$B$3]+[.D167])" office:value-type="float" office:value="0.000564428094166663" calcext:value-type="float">
            <text:p>0.0005644281</text:p>
          </table:table-cell>
          <table:table-cell table:formula="of:=[.H166]-[.G166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67]+[.G167]" office:value-type="float" office:value="0.0408286649830509" calcext:value-type="float">
            <text:p>0.040828665</text:p>
          </table:table-cell>
          <table:table-cell table:formula="of:=[.D167]-[.G167]-[.H167]" office:value-type="float" office:value="0.0533426700338982" calcext:value-type="float">
            <text:p>0.05334267</text:p>
          </table:table-cell>
          <table:table-cell table:formula="of:=[.E167]+[.H167]" office:value-type="float" office:value="0.0558286649830509" calcext:value-type="float">
            <text:p>0.055828665</text:p>
          </table:table-cell>
          <table:table-cell table:formula="of:=[.F167]+[.I167]" office:value-type="float" office:value="0.165" calcext:value-type="float">
            <text:p>0.165</text:p>
          </table:table-cell>
          <table:table-cell table:formula="of:=[.I168]*(-1)*[.C168]/([.C168]+[.$B$3]*[.D168])" office:value-type="float" office:value="-0.000433557249408246" calcext:value-type="float">
            <text:p>-0.0004335572</text:p>
          </table:table-cell>
          <table:table-cell table:formula="of:=[.I168]*[.D168]/([.C168]/[.$B$3]+[.D168])" office:value-type="float" office:value="0.000566442750591754" calcext:value-type="float">
            <text:p>0.0005664428</text:p>
          </table:table-cell>
          <table:table-cell table:formula="of:=[.H167]-[.G167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68]+[.G168]" office:value-type="float" office:value="0.0403951077336427" calcext:value-type="float">
            <text:p>0.0403951077</text:p>
          </table:table-cell>
          <table:table-cell table:formula="of:=[.D168]-[.G168]-[.H168]" office:value-type="float" office:value="0.0532097845327147" calcext:value-type="float">
            <text:p>0.0532097845</text:p>
          </table:table-cell>
          <table:table-cell table:formula="of:=[.E168]+[.H168]" office:value-type="float" office:value="0.0563951077336427" calcext:value-type="float">
            <text:p>0.0563951077</text:p>
          </table:table-cell>
          <table:table-cell table:formula="of:=[.F168]+[.I168]" office:value-type="float" office:value="0.166" calcext:value-type="float">
            <text:p>0.166</text:p>
          </table:table-cell>
          <table:table-cell table:formula="of:=[.I169]*(-1)*[.C169]/([.C169]+[.$B$3]*[.D169])" office:value-type="float" office:value="-0.000431549107697239" calcext:value-type="float">
            <text:p>-0.0004315491</text:p>
          </table:table-cell>
          <table:table-cell table:formula="of:=[.I169]*[.D169]/([.C169]/[.$B$3]+[.D169])" office:value-type="float" office:value="0.000568450892302762" calcext:value-type="float">
            <text:p>0.0005684509</text:p>
          </table:table-cell>
          <table:table-cell table:formula="of:=[.H168]-[.G168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69]+[.G169]" office:value-type="float" office:value="0.0399635586259454" calcext:value-type="float">
            <text:p>0.0399635586</text:p>
          </table:table-cell>
          <table:table-cell table:formula="of:=[.D169]-[.G169]-[.H169]" office:value-type="float" office:value="0.0530728827481092" calcext:value-type="float">
            <text:p>0.0530728827</text:p>
          </table:table-cell>
          <table:table-cell table:formula="of:=[.E169]+[.H169]" office:value-type="float" office:value="0.0569635586259454" calcext:value-type="float">
            <text:p>0.0569635586</text:p>
          </table:table-cell>
          <table:table-cell table:formula="of:=[.F169]+[.I169]" office:value-type="float" office:value="0.167" calcext:value-type="float">
            <text:p>0.167</text:p>
          </table:table-cell>
          <table:table-cell table:formula="of:=[.I170]*(-1)*[.C170]/([.C170]+[.$B$3]*[.D170])" office:value-type="float" office:value="-0.000429547369135404" calcext:value-type="float">
            <text:p>-0.0004295474</text:p>
          </table:table-cell>
          <table:table-cell table:formula="of:=[.I170]*[.D170]/([.C170]/[.$B$3]+[.D170])" office:value-type="float" office:value="0.000570452630864596" calcext:value-type="float">
            <text:p>0.0005704526</text:p>
          </table:table-cell>
          <table:table-cell table:formula="of:=[.H169]-[.G169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70]+[.G170]" office:value-type="float" office:value="0.03953401125681" calcext:value-type="float">
            <text:p>0.0395340113</text:p>
          </table:table-cell>
          <table:table-cell table:formula="of:=[.D170]-[.G170]-[.H170]" office:value-type="float" office:value="0.05293197748638" calcext:value-type="float">
            <text:p>0.0529319775</text:p>
          </table:table-cell>
          <table:table-cell table:formula="of:=[.E170]+[.H170]" office:value-type="float" office:value="0.05753401125681" calcext:value-type="float">
            <text:p>0.0575340113</text:p>
          </table:table-cell>
          <table:table-cell table:formula="of:=[.F170]+[.I170]" office:value-type="float" office:value="0.168" calcext:value-type="float">
            <text:p>0.168</text:p>
          </table:table-cell>
          <table:table-cell table:formula="of:=[.I171]*(-1)*[.C171]/([.C171]+[.$B$3]*[.D171])" office:value-type="float" office:value="-0.000427551922541051" calcext:value-type="float">
            <text:p>-0.0004275519</text:p>
          </table:table-cell>
          <table:table-cell table:formula="of:=[.I171]*[.D171]/([.C171]/[.$B$3]+[.D171])" office:value-type="float" office:value="0.00057244807745895" calcext:value-type="float">
            <text:p>0.0005724481</text:p>
          </table:table-cell>
          <table:table-cell table:formula="of:=[.H170]-[.G170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71]+[.G171]" office:value-type="float" office:value="0.039106459334269" calcext:value-type="float">
            <text:p>0.0391064593</text:p>
          </table:table-cell>
          <table:table-cell table:formula="of:=[.D171]-[.G171]-[.H171]" office:value-type="float" office:value="0.0527870813314621" calcext:value-type="float">
            <text:p>0.0527870813</text:p>
          </table:table-cell>
          <table:table-cell table:formula="of:=[.E171]+[.H171]" office:value-type="float" office:value="0.058106459334269" calcext:value-type="float">
            <text:p>0.0581064593</text:p>
          </table:table-cell>
          <table:table-cell table:formula="of:=[.F171]+[.I171]" office:value-type="float" office:value="0.169" calcext:value-type="float">
            <text:p>0.169</text:p>
          </table:table-cell>
          <table:table-cell table:formula="of:=[.I172]*(-1)*[.C172]/([.C172]+[.$B$3]*[.D172])" office:value-type="float" office:value="-0.000425562657080778" calcext:value-type="float">
            <text:p>-0.0004255627</text:p>
          </table:table-cell>
          <table:table-cell table:formula="of:=[.I172]*[.D172]/([.C172]/[.$B$3]+[.D172])" office:value-type="float" office:value="0.000574437342919223" calcext:value-type="float">
            <text:p>0.0005744373</text:p>
          </table:table-cell>
          <table:table-cell table:formula="of:=[.H171]-[.G171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72]+[.G172]" office:value-type="float" office:value="0.0386808966771882" calcext:value-type="float">
            <text:p>0.0386808967</text:p>
          </table:table-cell>
          <table:table-cell table:formula="of:=[.D172]-[.G172]-[.H172]" office:value-type="float" office:value="0.0526382066456237" calcext:value-type="float">
            <text:p>0.0526382066</text:p>
          </table:table-cell>
          <table:table-cell table:formula="of:=[.E172]+[.H172]" office:value-type="float" office:value="0.0586808966771882" calcext:value-type="float">
            <text:p>0.0586808967</text:p>
          </table:table-cell>
          <table:table-cell table:formula="of:=[.F172]+[.I172]" office:value-type="float" office:value="0.17" calcext:value-type="float">
            <text:p>0.17</text:p>
          </table:table-cell>
          <table:table-cell table:formula="of:=[.I173]*(-1)*[.C173]/([.C173]+[.$B$3]*[.D173])" office:value-type="float" office:value="-0.000423579462234225" calcext:value-type="float">
            <text:p>-0.0004235795</text:p>
          </table:table-cell>
          <table:table-cell table:formula="of:=[.I173]*[.D173]/([.C173]/[.$B$3]+[.D173])" office:value-type="float" office:value="0.000576420537765776" calcext:value-type="float">
            <text:p>0.0005764205</text:p>
          </table:table-cell>
          <table:table-cell table:formula="of:=[.H172]-[.G172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73]+[.G173]" office:value-type="float" office:value="0.038257317214954" calcext:value-type="float">
            <text:p>0.0382573172</text:p>
          </table:table-cell>
          <table:table-cell table:formula="of:=[.D173]-[.G173]-[.H173]" office:value-type="float" office:value="0.0524853655700921" calcext:value-type="float">
            <text:p>0.0524853656</text:p>
          </table:table-cell>
          <table:table-cell table:formula="of:=[.E173]+[.H173]" office:value-type="float" office:value="0.059257317214954" calcext:value-type="float">
            <text:p>0.0592573172</text:p>
          </table:table-cell>
          <table:table-cell table:formula="of:=[.F173]+[.I173]" office:value-type="float" office:value="0.171" calcext:value-type="float">
            <text:p>0.171</text:p>
          </table:table-cell>
          <table:table-cell table:formula="of:=[.I174]*(-1)*[.C174]/([.C174]+[.$B$3]*[.D174])" office:value-type="float" office:value="-0.000421602227758453" calcext:value-type="float">
            <text:p>-0.0004216022</text:p>
          </table:table-cell>
          <table:table-cell table:formula="of:=[.I174]*[.D174]/([.C174]/[.$B$3]+[.D174])" office:value-type="float" office:value="0.000578397772241548" calcext:value-type="float">
            <text:p>0.0005783978</text:p>
          </table:table-cell>
          <table:table-cell table:formula="of:=[.H173]-[.G173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74]+[.G174]" office:value-type="float" office:value="0.0378357149871955" calcext:value-type="float">
            <text:p>0.037835715</text:p>
          </table:table-cell>
          <table:table-cell table:formula="of:=[.D174]-[.G174]-[.H174]" office:value-type="float" office:value="0.052328570025609" calcext:value-type="float">
            <text:p>0.05232857</text:p>
          </table:table-cell>
          <table:table-cell table:formula="of:=[.E174]+[.H174]" office:value-type="float" office:value="0.0598357149871955" calcext:value-type="float">
            <text:p>0.059835715</text:p>
          </table:table-cell>
          <table:table-cell table:formula="of:=[.F174]+[.I174]" office:value-type="float" office:value="0.172" calcext:value-type="float">
            <text:p>0.172</text:p>
          </table:table-cell>
          <table:table-cell table:formula="of:=[.I175]*(-1)*[.C175]/([.C175]+[.$B$3]*[.D175])" office:value-type="float" office:value="-0.000419630843651922" calcext:value-type="float">
            <text:p>-0.0004196308</text:p>
          </table:table-cell>
          <table:table-cell table:formula="of:=[.I175]*[.D175]/([.C175]/[.$B$3]+[.D175])" office:value-type="float" office:value="0.000580369156348078" calcext:value-type="float">
            <text:p>0.0005803692</text:p>
          </table:table-cell>
          <table:table-cell table:formula="of:=[.H174]-[.G174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75]+[.G175]" office:value-type="float" office:value="0.0374160841435436" calcext:value-type="float">
            <text:p>0.0374160841</text:p>
          </table:table-cell>
          <table:table-cell table:formula="of:=[.D175]-[.G175]-[.H175]" office:value-type="float" office:value="0.0521678317129128" calcext:value-type="float">
            <text:p>0.0521678317</text:p>
          </table:table-cell>
          <table:table-cell table:formula="of:=[.E175]+[.H175]" office:value-type="float" office:value="0.0604160841435436" calcext:value-type="float">
            <text:p>0.0604160841</text:p>
          </table:table-cell>
          <table:table-cell table:formula="of:=[.F175]+[.I175]" office:value-type="float" office:value="0.173" calcext:value-type="float">
            <text:p>0.173</text:p>
          </table:table-cell>
          <table:table-cell table:formula="of:=[.I176]*(-1)*[.C176]/([.C176]+[.$B$3]*[.D176])" office:value-type="float" office:value="-0.00041766520011803" calcext:value-type="float">
            <text:p>-0.0004176652</text:p>
          </table:table-cell>
          <table:table-cell table:formula="of:=[.I176]*[.D176]/([.C176]/[.$B$3]+[.D176])" office:value-type="float" office:value="0.000582334799881971" calcext:value-type="float">
            <text:p>0.0005823348</text:p>
          </table:table-cell>
          <table:table-cell table:formula="of:=[.H175]-[.G175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76]+[.G176]" office:value-type="float" office:value="0.0369984189434256" calcext:value-type="float">
            <text:p>0.0369984189</text:p>
          </table:table-cell>
          <table:table-cell table:formula="of:=[.D176]-[.G176]-[.H176]" office:value-type="float" office:value="0.0520031621131489" calcext:value-type="float">
            <text:p>0.0520031621</text:p>
          </table:table-cell>
          <table:table-cell table:formula="of:=[.E176]+[.H176]" office:value-type="float" office:value="0.0609984189434256" calcext:value-type="float">
            <text:p>0.0609984189</text:p>
          </table:table-cell>
          <table:table-cell table:formula="of:=[.F176]+[.I176]" office:value-type="float" office:value="0.174" calcext:value-type="float">
            <text:p>0.174</text:p>
          </table:table-cell>
          <table:table-cell table:formula="of:=[.I177]*(-1)*[.C177]/([.C177]+[.$B$3]*[.D177])" office:value-type="float" office:value="-0.000415705187528155" calcext:value-type="float">
            <text:p>-0.0004157052</text:p>
          </table:table-cell>
          <table:table-cell table:formula="of:=[.I177]*[.D177]/([.C177]/[.$B$3]+[.D177])" office:value-type="float" office:value="0.000584294812471845" calcext:value-type="float">
            <text:p>0.0005842948</text:p>
          </table:table-cell>
          <table:table-cell table:formula="of:=[.H176]-[.G176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77]+[.G177]" office:value-type="float" office:value="0.0365827137558974" calcext:value-type="float">
            <text:p>0.0365827138</text:p>
          </table:table-cell>
          <table:table-cell table:formula="of:=[.D177]-[.G177]-[.H177]" office:value-type="float" office:value="0.0518345724882052" calcext:value-type="float">
            <text:p>0.0518345725</text:p>
          </table:table-cell>
          <table:table-cell table:formula="of:=[.E177]+[.H177]" office:value-type="float" office:value="0.0615827137558974" calcext:value-type="float">
            <text:p>0.0615827138</text:p>
          </table:table-cell>
          <table:table-cell table:formula="of:=[.F177]+[.I177]" office:value-type="float" office:value="0.175" calcext:value-type="float">
            <text:p>0.175</text:p>
          </table:table-cell>
          <table:table-cell table:formula="of:=[.I178]*(-1)*[.C178]/([.C178]+[.$B$3]*[.D178])" office:value-type="float" office:value="-0.000413750696384187" calcext:value-type="float">
            <text:p>-0.0004137507</text:p>
          </table:table-cell>
          <table:table-cell table:formula="of:=[.I178]*[.D178]/([.C178]/[.$B$3]+[.D178])" office:value-type="float" office:value="0.000586249303615814" calcext:value-type="float">
            <text:p>0.0005862493</text:p>
          </table:table-cell>
          <table:table-cell table:formula="of:=[.H177]-[.G177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78]+[.G178]" office:value-type="float" office:value="0.0361689630595132" calcext:value-type="float">
            <text:p>0.0361689631</text:p>
          </table:table-cell>
          <table:table-cell table:formula="of:=[.D178]-[.G178]-[.H178]" office:value-type="float" office:value="0.0516620738809736" calcext:value-type="float">
            <text:p>0.0516620739</text:p>
          </table:table-cell>
          <table:table-cell table:formula="of:=[.E178]+[.H178]" office:value-type="float" office:value="0.0621689630595132" calcext:value-type="float">
            <text:p>0.0621689631</text:p>
          </table:table-cell>
          <table:table-cell table:formula="of:=[.F178]+[.I178]" office:value-type="float" office:value="0.176" calcext:value-type="float">
            <text:p>0.176</text:p>
          </table:table-cell>
          <table:table-cell table:formula="of:=[.I179]*(-1)*[.C179]/([.C179]+[.$B$3]*[.D179])" office:value-type="float" office:value="-0.000411801617280471" calcext:value-type="float">
            <text:p>-0.0004118016</text:p>
          </table:table-cell>
          <table:table-cell table:formula="of:=[.I179]*[.D179]/([.C179]/[.$B$3]+[.D179])" office:value-type="float" office:value="0.00058819838271953" calcext:value-type="float">
            <text:p>0.0005881984</text:p>
          </table:table-cell>
          <table:table-cell table:formula="of:=[.H178]-[.G178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79]+[.G179]" office:value-type="float" office:value="0.0357571614422328" calcext:value-type="float">
            <text:p>0.0357571614</text:p>
          </table:table-cell>
          <table:table-cell table:formula="of:=[.D179]-[.G179]-[.H179]" office:value-type="float" office:value="0.0514856771155345" calcext:value-type="float">
            <text:p>0.0514856771</text:p>
          </table:table-cell>
          <table:table-cell table:formula="of:=[.E179]+[.H179]" office:value-type="float" office:value="0.0627571614422328" calcext:value-type="float">
            <text:p>0.0627571614</text:p>
          </table:table-cell>
          <table:table-cell table:formula="of:=[.F179]+[.I179]" office:value-type="float" office:value="0.177" calcext:value-type="float">
            <text:p>0.177</text:p>
          </table:table-cell>
          <table:table-cell table:formula="of:=[.I180]*(-1)*[.C180]/([.C180]+[.$B$3]*[.D180])" office:value-type="float" office:value="-0.000409857840865143" calcext:value-type="float">
            <text:p>-0.0004098578</text:p>
          </table:table-cell>
          <table:table-cell table:formula="of:=[.I180]*[.D180]/([.C180]/[.$B$3]+[.D180])" office:value-type="float" office:value="0.000590142159134857" calcext:value-type="float">
            <text:p>0.0005901422</text:p>
          </table:table-cell>
          <table:table-cell table:formula="of:=[.H179]-[.G179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80]+[.G180]" office:value-type="float" office:value="0.0353473036013676" calcext:value-type="float">
            <text:p>0.0353473036</text:p>
          </table:table-cell>
          <table:table-cell table:formula="of:=[.D180]-[.G180]-[.H180]" office:value-type="float" office:value="0.0513053927972648" calcext:value-type="float">
            <text:p>0.0513053928</text:p>
          </table:table-cell>
          <table:table-cell table:formula="of:=[.E180]+[.H180]" office:value-type="float" office:value="0.0633473036013676" calcext:value-type="float">
            <text:p>0.0633473036</text:p>
          </table:table-cell>
          <table:table-cell table:formula="of:=[.F180]+[.I180]" office:value-type="float" office:value="0.178" calcext:value-type="float">
            <text:p>0.178</text:p>
          </table:table-cell>
          <table:table-cell table:formula="of:=[.I181]*(-1)*[.C181]/([.C181]+[.$B$3]*[.D181])" office:value-type="float" office:value="-0.000407919257800794" calcext:value-type="float">
            <text:p>-0.0004079193</text:p>
          </table:table-cell>
          <table:table-cell table:formula="of:=[.I181]*[.D181]/([.C181]/[.$B$3]+[.D181])" office:value-type="float" office:value="0.000592080742199207" calcext:value-type="float">
            <text:p>0.0005920807</text:p>
          </table:table-cell>
          <table:table-cell table:formula="of:=[.H180]-[.G180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81]+[.G181]" office:value-type="float" office:value="0.0349393843435668" calcext:value-type="float">
            <text:p>0.0349393843</text:p>
          </table:table-cell>
          <table:table-cell table:formula="of:=[.D181]-[.G181]-[.H181]" office:value-type="float" office:value="0.0511212313128664" calcext:value-type="float">
            <text:p>0.0511212313</text:p>
          </table:table-cell>
          <table:table-cell table:formula="of:=[.E181]+[.H181]" office:value-type="float" office:value="0.0639393843435668" calcext:value-type="float">
            <text:p>0.0639393843</text:p>
          </table:table-cell>
          <table:table-cell table:formula="of:=[.F181]+[.I181]" office:value-type="float" office:value="0.179" calcext:value-type="float">
            <text:p>0.179</text:p>
          </table:table-cell>
          <table:table-cell table:formula="of:=[.I182]*(-1)*[.C182]/([.C182]+[.$B$3]*[.D182])" office:value-type="float" office:value="-0.00040598575872441" calcext:value-type="float">
            <text:p>-0.0004059858</text:p>
          </table:table-cell>
          <table:table-cell table:formula="of:=[.I182]*[.D182]/([.C182]/[.$B$3]+[.D182])" office:value-type="float" office:value="0.000594014241275591" calcext:value-type="float">
            <text:p>0.0005940142</text:p>
          </table:table-cell>
          <table:table-cell table:formula="of:=[.H181]-[.G181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82]+[.G182]" office:value-type="float" office:value="0.0345333985848424" calcext:value-type="float">
            <text:p>0.0345333986</text:p>
          </table:table-cell>
          <table:table-cell table:formula="of:=[.D182]-[.G182]-[.H182]" office:value-type="float" office:value="0.0509332028303152" calcext:value-type="float">
            <text:p>0.0509332028</text:p>
          </table:table-cell>
          <table:table-cell table:formula="of:=[.E182]+[.H182]" office:value-type="float" office:value="0.0645333985848424" calcext:value-type="float">
            <text:p>0.0645333986</text:p>
          </table:table-cell>
          <table:table-cell table:formula="of:=[.F182]+[.I182]" office:value-type="float" office:value="0.18" calcext:value-type="float">
            <text:p>0.18</text:p>
          </table:table-cell>
          <table:table-cell table:formula="of:=[.I183]*(-1)*[.C183]/([.C183]+[.$B$3]*[.D183])" office:value-type="float" office:value="-0.000404057234206553" calcext:value-type="float">
            <text:p>-0.0004040572</text:p>
          </table:table-cell>
          <table:table-cell table:formula="of:=[.I183]*[.D183]/([.C183]/[.$B$3]+[.D183])" office:value-type="float" office:value="0.000595942765793448" calcext:value-type="float">
            <text:p>0.0005959428</text:p>
          </table:table-cell>
          <table:table-cell table:formula="of:=[.H182]-[.G182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83]+[.G183]" office:value-type="float" office:value="0.0341293413506359" calcext:value-type="float">
            <text:p>0.0341293414</text:p>
          </table:table-cell>
          <table:table-cell table:formula="of:=[.D183]-[.G183]-[.H183]" office:value-type="float" office:value="0.0507413172987283" calcext:value-type="float">
            <text:p>0.0507413173</text:p>
          </table:table-cell>
          <table:table-cell table:formula="of:=[.E183]+[.H183]" office:value-type="float" office:value="0.0651293413506359" calcext:value-type="float">
            <text:p>0.0651293414</text:p>
          </table:table-cell>
          <table:table-cell table:formula="of:=[.F183]+[.I183]" office:value-type="float" office:value="0.181" calcext:value-type="float">
            <text:p>0.181</text:p>
          </table:table-cell>
          <table:table-cell table:formula="of:=[.I184]*(-1)*[.C184]/([.C184]+[.$B$3]*[.D184])" office:value-type="float" office:value="-0.000402133574709704" calcext:value-type="float">
            <text:p>-0.0004021336</text:p>
          </table:table-cell>
          <table:table-cell table:formula="of:=[.I184]*[.D184]/([.C184]/[.$B$3]+[.D184])" office:value-type="float" office:value="0.000597866425290297" calcext:value-type="float">
            <text:p>0.0005978664</text:p>
          </table:table-cell>
          <table:table-cell table:formula="of:=[.H183]-[.G183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84]+[.G184]" office:value-type="float" office:value="0.0337272077759262" calcext:value-type="float">
            <text:p>0.0337272078</text:p>
          </table:table-cell>
          <table:table-cell table:formula="of:=[.D184]-[.G184]-[.H184]" office:value-type="float" office:value="0.0505455844481477" calcext:value-type="float">
            <text:p>0.0505455844</text:p>
          </table:table-cell>
          <table:table-cell table:formula="of:=[.E184]+[.H184]" office:value-type="float" office:value="0.0657272077759262" calcext:value-type="float">
            <text:p>0.0657272078</text:p>
          </table:table-cell>
          <table:table-cell table:formula="of:=[.F184]+[.I184]" office:value-type="float" office:value="0.182" calcext:value-type="float">
            <text:p>0.182</text:p>
          </table:table-cell>
          <table:table-cell table:formula="of:=[.I185]*(-1)*[.C185]/([.C185]+[.$B$3]*[.D185])" office:value-type="float" office:value="-0.000400214670545727" calcext:value-type="float">
            <text:p>-0.0004002147</text:p>
          </table:table-cell>
          <table:table-cell table:formula="of:=[.I185]*[.D185]/([.C185]/[.$B$3]+[.D185])" office:value-type="float" office:value="0.000599785329454274" calcext:value-type="float">
            <text:p>0.0005997853</text:p>
          </table:table-cell>
          <table:table-cell table:formula="of:=[.H184]-[.G184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85]+[.G185]" office:value-type="float" office:value="0.0333269931053804" calcext:value-type="float">
            <text:p>0.0333269931</text:p>
          </table:table-cell>
          <table:table-cell table:formula="of:=[.D185]-[.G185]-[.H185]" office:value-type="float" office:value="0.0503460137892392" calcext:value-type="float">
            <text:p>0.0503460138</text:p>
          </table:table-cell>
          <table:table-cell table:formula="of:=[.E185]+[.H185]" office:value-type="float" office:value="0.0663269931053804" calcext:value-type="float">
            <text:p>0.0663269931</text:p>
          </table:table-cell>
          <table:table-cell table:formula="of:=[.F185]+[.I185]" office:value-type="float" office:value="0.183" calcext:value-type="float">
            <text:p>0.183</text:p>
          </table:table-cell>
          <table:table-cell table:formula="of:=[.I186]*(-1)*[.C186]/([.C186]+[.$B$3]*[.D186])" office:value-type="float" office:value="-0.000398300411832379" calcext:value-type="float">
            <text:p>-0.0003983004</text:p>
          </table:table-cell>
          <table:table-cell table:formula="of:=[.I186]*[.D186]/([.C186]/[.$B$3]+[.D186])" office:value-type="float" office:value="0.000601699588167622" calcext:value-type="float">
            <text:p>0.0006016996</text:p>
          </table:table-cell>
          <table:table-cell table:formula="of:=[.H185]-[.G185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86]+[.G186]" office:value-type="float" office:value="0.0329286926935481" calcext:value-type="float">
            <text:p>0.0329286927</text:p>
          </table:table-cell>
          <table:table-cell table:formula="of:=[.D186]-[.G186]-[.H186]" office:value-type="float" office:value="0.0501426146129039" calcext:value-type="float">
            <text:p>0.0501426146</text:p>
          </table:table-cell>
          <table:table-cell table:formula="of:=[.E186]+[.H186]" office:value-type="float" office:value="0.0669286926935481" calcext:value-type="float">
            <text:p>0.0669286927</text:p>
          </table:table-cell>
          <table:table-cell table:formula="of:=[.F186]+[.I186]" office:value-type="float" office:value="0.184" calcext:value-type="float">
            <text:p>0.184</text:p>
          </table:table-cell>
          <table:table-cell table:formula="of:=[.I187]*(-1)*[.C187]/([.C187]+[.$B$3]*[.D187])" office:value-type="float" office:value="-0.000396390688448821" calcext:value-type="float">
            <text:p>-0.0003963907</text:p>
          </table:table-cell>
          <table:table-cell table:formula="of:=[.I187]*[.D187]/([.C187]/[.$B$3]+[.D187])" office:value-type="float" office:value="0.00060360931155118" calcext:value-type="float">
            <text:p>0.0006036093</text:p>
          </table:table-cell>
          <table:table-cell table:formula="of:=[.H186]-[.G186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87]+[.G187]" office:value-type="float" office:value="0.0325323020050992" calcext:value-type="float">
            <text:p>0.032532302</text:p>
          </table:table-cell>
          <table:table-cell table:formula="of:=[.D187]-[.G187]-[.H187]" office:value-type="float" office:value="0.0499353959898016" calcext:value-type="float">
            <text:p>0.049935396</text:p>
          </table:table-cell>
          <table:table-cell table:formula="of:=[.E187]+[.H187]" office:value-type="float" office:value="0.0675323020050992" calcext:value-type="float">
            <text:p>0.067532302</text:p>
          </table:table-cell>
          <table:table-cell table:formula="of:=[.F187]+[.I187]" office:value-type="float" office:value="0.185" calcext:value-type="float">
            <text:p>0.185</text:p>
          </table:table-cell>
          <table:table-cell table:formula="of:=[.I188]*(-1)*[.C188]/([.C188]+[.$B$3]*[.D188])" office:value-type="float" office:value="-0.00039448538999004" calcext:value-type="float">
            <text:p>-0.0003944854</text:p>
          </table:table-cell>
          <table:table-cell table:formula="of:=[.I188]*[.D188]/([.C188]/[.$B$3]+[.D188])" office:value-type="float" office:value="0.000605514610009961" calcext:value-type="float">
            <text:p>0.0006055146</text:p>
          </table:table-cell>
          <table:table-cell table:formula="of:=[.H187]-[.G187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88]+[.G188]" office:value-type="float" office:value="0.0321378166151092" calcext:value-type="float">
            <text:p>0.0321378166</text:p>
          </table:table-cell>
          <table:table-cell table:formula="of:=[.D188]-[.G188]-[.H188]" office:value-type="float" office:value="0.0497243667697817" calcext:value-type="float">
            <text:p>0.0497243668</text:p>
          </table:table-cell>
          <table:table-cell table:formula="of:=[.E188]+[.H188]" office:value-type="float" office:value="0.0681378166151092" calcext:value-type="float">
            <text:p>0.0681378166</text:p>
          </table:table-cell>
          <table:table-cell table:formula="of:=[.F188]+[.I188]" office:value-type="float" office:value="0.186" calcext:value-type="float">
            <text:p>0.186</text:p>
          </table:table-cell>
          <table:table-cell table:formula="of:=[.I189]*(-1)*[.C189]/([.C189]+[.$B$3]*[.D189])" office:value-type="float" office:value="-0.000392584405720125" calcext:value-type="float">
            <text:p>-0.0003925844</text:p>
          </table:table-cell>
          <table:table-cell table:formula="of:=[.I189]*[.D189]/([.C189]/[.$B$3]+[.D189])" office:value-type="float" office:value="0.000607415594279876" calcext:value-type="float">
            <text:p>0.0006074156</text:p>
          </table:table-cell>
          <table:table-cell table:formula="of:=[.H188]-[.G188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89]+[.G189]" office:value-type="float" office:value="0.0317452322093891" calcext:value-type="float">
            <text:p>0.0317452322</text:p>
          </table:table-cell>
          <table:table-cell table:formula="of:=[.D189]-[.G189]-[.H189]" office:value-type="float" office:value="0.0495095355812219" calcext:value-type="float">
            <text:p>0.0495095356</text:p>
          </table:table-cell>
          <table:table-cell table:formula="of:=[.E189]+[.H189]" office:value-type="float" office:value="0.0687452322093891" calcext:value-type="float">
            <text:p>0.0687452322</text:p>
          </table:table-cell>
          <table:table-cell table:formula="of:=[.F189]+[.I189]" office:value-type="float" office:value="0.187" calcext:value-type="float">
            <text:p>0.187</text:p>
          </table:table-cell>
          <table:table-cell table:formula="of:=[.I190]*(-1)*[.C190]/([.C190]+[.$B$3]*[.D190])" office:value-type="float" office:value="-0.000390687624524321" calcext:value-type="float">
            <text:p>-0.0003906876</text:p>
          </table:table-cell>
          <table:table-cell table:formula="of:=[.I190]*[.D190]/([.C190]/[.$B$3]+[.D190])" office:value-type="float" office:value="0.00060931237547568" calcext:value-type="float">
            <text:p>0.0006093124</text:p>
          </table:table-cell>
          <table:table-cell table:formula="of:=[.H189]-[.G189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90]+[.G190]" office:value-type="float" office:value="0.0313545445848648" calcext:value-type="float">
            <text:p>0.0313545446</text:p>
          </table:table-cell>
          <table:table-cell table:formula="of:=[.D190]-[.G190]-[.H190]" office:value-type="float" office:value="0.0492909108302705" calcext:value-type="float">
            <text:p>0.0492909108</text:p>
          </table:table-cell>
          <table:table-cell table:formula="of:=[.E190]+[.H190]" office:value-type="float" office:value="0.0693545445848647" calcext:value-type="float">
            <text:p>0.0693545446</text:p>
          </table:table-cell>
          <table:table-cell table:formula="of:=[.F190]+[.I190]" office:value-type="float" office:value="0.188" calcext:value-type="float">
            <text:p>0.188</text:p>
          </table:table-cell>
          <table:table-cell table:formula="of:=[.I191]*(-1)*[.C191]/([.C191]+[.$B$3]*[.D191])" office:value-type="float" office:value="-0.000388794934859779" calcext:value-type="float">
            <text:p>-0.0003887949</text:p>
          </table:table-cell>
          <table:table-cell table:formula="of:=[.I191]*[.D191]/([.C191]/[.$B$3]+[.D191])" office:value-type="float" office:value="0.000611205065140221" calcext:value-type="float">
            <text:p>0.0006112051</text:p>
          </table:table-cell>
          <table:table-cell table:formula="of:=[.H190]-[.G190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91]+[.G191]" office:value-type="float" office:value="0.030965749650005" calcext:value-type="float">
            <text:p>0.0309657497</text:p>
          </table:table-cell>
          <table:table-cell table:formula="of:=[.D191]-[.G191]-[.H191]" office:value-type="float" office:value="0.0490685006999901" calcext:value-type="float">
            <text:p>0.0490685007</text:p>
          </table:table-cell>
          <table:table-cell table:formula="of:=[.E191]+[.H191]" office:value-type="float" office:value="0.069965749650005" calcext:value-type="float">
            <text:p>0.0699657497</text:p>
          </table:table-cell>
          <table:table-cell table:formula="of:=[.F191]+[.I191]" office:value-type="float" office:value="0.189" calcext:value-type="float">
            <text:p>0.189</text:p>
          </table:table-cell>
          <table:table-cell table:formula="of:=[.I192]*(-1)*[.C192]/([.C192]+[.$B$3]*[.D192])" office:value-type="float" office:value="-0.00038690622470492" calcext:value-type="float">
            <text:p>-0.0003869062</text:p>
          </table:table-cell>
          <table:table-cell table:formula="of:=[.I192]*[.D192]/([.C192]/[.$B$3]+[.D192])" office:value-type="float" office:value="0.000613093775295081" calcext:value-type="float">
            <text:p>0.0006130938</text:p>
          </table:table-cell>
          <table:table-cell table:formula="of:=[.H191]-[.G191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92]+[.G192]" office:value-type="float" office:value="0.0305788434253001" calcext:value-type="float">
            <text:p>0.0305788434</text:p>
          </table:table-cell>
          <table:table-cell table:formula="of:=[.D192]-[.G192]-[.H192]" office:value-type="float" office:value="0.0488423131493999" calcext:value-type="float">
            <text:p>0.0488423131</text:p>
          </table:table-cell>
          <table:table-cell table:formula="of:=[.E192]+[.H192]" office:value-type="float" office:value="0.0705788434253001" calcext:value-type="float">
            <text:p>0.0705788434</text:p>
          </table:table-cell>
          <table:table-cell table:formula="of:=[.F192]+[.I192]" office:value-type="float" office:value="0.19" calcext:value-type="float">
            <text:p>0.19</text:p>
          </table:table-cell>
          <table:table-cell table:formula="of:=[.I193]*(-1)*[.C193]/([.C193]+[.$B$3]*[.D193])" office:value-type="float" office:value="-0.000385021381507319" calcext:value-type="float">
            <text:p>-0.0003850214</text:p>
          </table:table-cell>
          <table:table-cell table:formula="of:=[.I193]*[.D193]/([.C193]/[.$B$3]+[.D193])" office:value-type="float" office:value="0.000614978618492682" calcext:value-type="float">
            <text:p>0.0006149786</text:p>
          </table:table-cell>
          <table:table-cell table:formula="of:=[.H192]-[.G192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93]+[.G193]" office:value-type="float" office:value="0.0301938220437927" calcext:value-type="float">
            <text:p>0.030193822</text:p>
          </table:table-cell>
          <table:table-cell table:formula="of:=[.D193]-[.G193]-[.H193]" office:value-type="float" office:value="0.0486123559124146" calcext:value-type="float">
            <text:p>0.0486123559</text:p>
          </table:table-cell>
          <table:table-cell table:formula="of:=[.E193]+[.H193]" office:value-type="float" office:value="0.0711938220437927" calcext:value-type="float">
            <text:p>0.071193822</text:p>
          </table:table-cell>
          <table:table-cell table:formula="of:=[.F193]+[.I193]" office:value-type="float" office:value="0.191" calcext:value-type="float">
            <text:p>0.191</text:p>
          </table:table-cell>
          <table:table-cell table:formula="of:=[.I194]*(-1)*[.C194]/([.C194]+[.$B$3]*[.D194])" office:value-type="float" office:value="-0.000383140292130035" calcext:value-type="float">
            <text:p>-0.0003831403</text:p>
          </table:table-cell>
          <table:table-cell table:formula="of:=[.I194]*[.D194]/([.C194]/[.$B$3]+[.D194])" office:value-type="float" office:value="0.000616859707869966" calcext:value-type="float">
            <text:p>0.0006168597</text:p>
          </table:table-cell>
          <table:table-cell table:formula="of:=[.H193]-[.G193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94]+[.G194]" office:value-type="float" office:value="0.0298106817516627" calcext:value-type="float">
            <text:p>0.0298106818</text:p>
          </table:table-cell>
          <table:table-cell table:formula="of:=[.D194]-[.G194]-[.H194]" office:value-type="float" office:value="0.0483786364966746" calcext:value-type="float">
            <text:p>0.0483786365</text:p>
          </table:table-cell>
          <table:table-cell table:formula="of:=[.E194]+[.H194]" office:value-type="float" office:value="0.0718106817516627" calcext:value-type="float">
            <text:p>0.0718106818</text:p>
          </table:table-cell>
          <table:table-cell table:formula="of:=[.F194]+[.I194]" office:value-type="float" office:value="0.192" calcext:value-type="float">
            <text:p>0.192</text:p>
          </table:table-cell>
          <table:table-cell table:formula="of:=[.I195]*(-1)*[.C195]/([.C195]+[.$B$3]*[.D195])" office:value-type="float" office:value="-0.000381262842796262" calcext:value-type="float">
            <text:p>-0.0003812628</text:p>
          </table:table-cell>
          <table:table-cell table:formula="of:=[.I195]*[.D195]/([.C195]/[.$B$3]+[.D195])" office:value-type="float" office:value="0.000618737157203739" calcext:value-type="float">
            <text:p>0.0006187372</text:p>
          </table:table-cell>
          <table:table-cell table:formula="of:=[.H194]-[.G194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95]+[.G195]" office:value-type="float" office:value="0.0294294189088664" calcext:value-type="float">
            <text:p>0.0294294189</text:p>
          </table:table-cell>
          <table:table-cell table:formula="of:=[.D195]-[.G195]-[.H195]" office:value-type="float" office:value="0.0481411621822672" calcext:value-type="float">
            <text:p>0.0481411622</text:p>
          </table:table-cell>
          <table:table-cell table:formula="of:=[.E195]+[.H195]" office:value-type="float" office:value="0.0724294189088664" calcext:value-type="float">
            <text:p>0.0724294189</text:p>
          </table:table-cell>
          <table:table-cell table:formula="of:=[.F195]+[.I195]" office:value-type="float" office:value="0.193" calcext:value-type="float">
            <text:p>0.193</text:p>
          </table:table-cell>
          <table:table-cell table:formula="of:=[.I196]*(-1)*[.C196]/([.C196]+[.$B$3]*[.D196])" office:value-type="float" office:value="-0.000379388919032222" calcext:value-type="float">
            <text:p>-0.0003793889</text:p>
          </table:table-cell>
          <table:table-cell table:formula="of:=[.I196]*[.D196]/([.C196]/[.$B$3]+[.D196])" office:value-type="float" office:value="0.00062061108096778" calcext:value-type="float">
            <text:p>0.0006206111</text:p>
          </table:table-cell>
          <table:table-cell table:formula="of:=[.H195]-[.G195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96]+[.G196]" office:value-type="float" office:value="0.0290500299898342" calcext:value-type="float">
            <text:p>0.02905003</text:p>
          </table:table-cell>
          <table:table-cell table:formula="of:=[.D196]-[.G196]-[.H196]" office:value-type="float" office:value="0.0478999400203316" calcext:value-type="float">
            <text:p>0.04789994</text:p>
          </table:table-cell>
          <table:table-cell table:formula="of:=[.E196]+[.H196]" office:value-type="float" office:value="0.0730500299898342" calcext:value-type="float">
            <text:p>0.07305003</text:p>
          </table:table-cell>
          <table:table-cell table:formula="of:=[.F196]+[.I196]" office:value-type="float" office:value="0.194" calcext:value-type="float">
            <text:p>0.194</text:p>
          </table:table-cell>
          <table:table-cell table:formula="of:=[.I197]*(-1)*[.C197]/([.C197]+[.$B$3]*[.D197])" office:value-type="float" office:value="-0.000377518405608169" calcext:value-type="float">
            <text:p>-0.0003775184</text:p>
          </table:table-cell>
          <table:table-cell table:formula="of:=[.I197]*[.D197]/([.C197]/[.$B$3]+[.D197])" office:value-type="float" office:value="0.000622481594391832" calcext:value-type="float">
            <text:p>0.0006224816</text:p>
          </table:table-cell>
          <table:table-cell table:formula="of:=[.H196]-[.G196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97]+[.G197]" office:value-type="float" office:value="0.028672511584226" calcext:value-type="float">
            <text:p>0.0286725116</text:p>
          </table:table-cell>
          <table:table-cell table:formula="of:=[.D197]-[.G197]-[.H197]" office:value-type="float" office:value="0.047654976831548" calcext:value-type="float">
            <text:p>0.0476549768</text:p>
          </table:table-cell>
          <table:table-cell table:formula="of:=[.E197]+[.H197]" office:value-type="float" office:value="0.0736725115842261" calcext:value-type="float">
            <text:p>0.0736725116</text:p>
          </table:table-cell>
          <table:table-cell table:formula="of:=[.F197]+[.I197]" office:value-type="float" office:value="0.195" calcext:value-type="float">
            <text:p>0.195</text:p>
          </table:table-cell>
          <table:table-cell table:formula="of:=[.I198]*(-1)*[.C198]/([.C198]+[.$B$3]*[.D198])" office:value-type="float" office:value="-0.000375651186477408" calcext:value-type="float">
            <text:p>-0.0003756512</text:p>
          </table:table-cell>
          <table:table-cell table:formula="of:=[.I198]*[.D198]/([.C198]/[.$B$3]+[.D198])" office:value-type="float" office:value="0.000624348813522594" calcext:value-type="float">
            <text:p>0.0006243488</text:p>
          </table:table-cell>
          <table:table-cell table:formula="of:=[.H197]-[.G197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98]+[.G198]" office:value-type="float" office:value="0.0282968603977486" calcext:value-type="float">
            <text:p>0.0282968604</text:p>
          </table:table-cell>
          <table:table-cell table:formula="of:=[.D198]-[.G198]-[.H198]" office:value-type="float" office:value="0.0474062792045028" calcext:value-type="float">
            <text:p>0.0474062792</text:p>
          </table:table-cell>
          <table:table-cell table:formula="of:=[.E198]+[.H198]" office:value-type="float" office:value="0.0742968603977486" calcext:value-type="float">
            <text:p>0.0742968604</text:p>
          </table:table-cell>
          <table:table-cell table:formula="of:=[.F198]+[.I198]" office:value-type="float" office:value="0.196" calcext:value-type="float">
            <text:p>0.196</text:p>
          </table:table-cell>
          <table:table-cell table:formula="of:=[.I199]*(-1)*[.C199]/([.C199]+[.$B$3]*[.D199])" office:value-type="float" office:value="-0.000373787144713178" calcext:value-type="float">
            <text:p>-0.0003737871</text:p>
          </table:table-cell>
          <table:table-cell table:formula="of:=[.I199]*[.D199]/([.C199]/[.$B$3]+[.D199])" office:value-type="float" office:value="0.000626212855286823" calcext:value-type="float">
            <text:p>0.0006262129</text:p>
          </table:table-cell>
          <table:table-cell table:formula="of:=[.H198]-[.G198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99]+[.G199]" office:value-type="float" office:value="0.0279230732530355" calcext:value-type="float">
            <text:p>0.0279230733</text:p>
          </table:table-cell>
          <table:table-cell table:formula="of:=[.D199]-[.G199]-[.H199]" office:value-type="float" office:value="0.0471538534939291" calcext:value-type="float">
            <text:p>0.0471538535</text:p>
          </table:table-cell>
          <table:table-cell table:formula="of:=[.E199]+[.H199]" office:value-type="float" office:value="0.0749230732530355" calcext:value-type="float">
            <text:p>0.0749230733</text:p>
          </table:table-cell>
          <table:table-cell table:formula="of:=[.F199]+[.I199]" office:value-type="float" office:value="0.197" calcext:value-type="float">
            <text:p>0.197</text:p>
          </table:table-cell>
          <table:table-cell table:formula="of:=[.I200]*(-1)*[.C200]/([.C200]+[.$B$3]*[.D200])" office:value-type="float" office:value="-0.000371926162443303" calcext:value-type="float">
            <text:p>-0.0003719262</text:p>
          </table:table-cell>
          <table:table-cell table:formula="of:=[.I200]*[.D200]/([.C200]/[.$B$3]+[.D200])" office:value-type="float" office:value="0.000628073837556698" calcext:value-type="float">
            <text:p>0.0006280738</text:p>
          </table:table-cell>
          <table:table-cell table:formula="of:=[.H199]-[.G199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00]+[.G200]" office:value-type="float" office:value="0.0275511470905922" calcext:value-type="float">
            <text:p>0.0275511471</text:p>
          </table:table-cell>
          <table:table-cell table:formula="of:=[.D200]-[.G200]-[.H200]" office:value-type="float" office:value="0.0468977058188157" calcext:value-type="float">
            <text:p>0.0468977058</text:p>
          </table:table-cell>
          <table:table-cell table:formula="of:=[.E200]+[.H200]" office:value-type="float" office:value="0.0755511470905922" calcext:value-type="float">
            <text:p>0.0755511471</text:p>
          </table:table-cell>
          <table:table-cell table:formula="of:=[.F200]+[.I200]" office:value-type="float" office:value="0.198" calcext:value-type="float">
            <text:p>0.198</text:p>
          </table:table-cell>
          <table:table-cell table:formula="of:=[.I201]*(-1)*[.C201]/([.C201]+[.$B$3]*[.D201])" office:value-type="float" office:value="-0.000370068120782431" calcext:value-type="float">
            <text:p>-0.0003700681</text:p>
          </table:table-cell>
          <table:table-cell table:formula="of:=[.I201]*[.D201]/([.C201]/[.$B$3]+[.D201])" office:value-type="float" office:value="0.00062993187921757" calcext:value-type="float">
            <text:p>0.0006299319</text:p>
          </table:table-cell>
          <table:table-cell table:formula="of:=[.H200]-[.G200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01]+[.G201]" office:value-type="float" office:value="0.0271810789698097" calcext:value-type="float">
            <text:p>0.027181079</text:p>
          </table:table-cell>
          <table:table-cell table:formula="of:=[.D201]-[.G201]-[.H201]" office:value-type="float" office:value="0.0466378420603806" calcext:value-type="float">
            <text:p>0.0466378421</text:p>
          </table:table-cell>
          <table:table-cell table:formula="of:=[.E201]+[.H201]" office:value-type="float" office:value="0.0761810789698097" calcext:value-type="float">
            <text:p>0.076181079</text:p>
          </table:table-cell>
          <table:table-cell table:formula="of:=[.F201]+[.I201]" office:value-type="float" office:value="0.199" calcext:value-type="float">
            <text:p>0.199</text:p>
          </table:table-cell>
          <table:table-cell table:formula="of:=[.I202]*(-1)*[.C202]/([.C202]+[.$B$3]*[.D202])" office:value-type="float" office:value="-0.000368212899761747" calcext:value-type="float">
            <text:p>-0.0003682129</text:p>
          </table:table-cell>
          <table:table-cell table:formula="of:=[.I202]*[.D202]/([.C202]/[.$B$3]+[.D202])" office:value-type="float" office:value="0.000631787100238255" calcext:value-type="float">
            <text:p>0.0006317871</text:p>
          </table:table-cell>
          <table:table-cell table:formula="of:=[.H201]-[.G201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02]+[.G202]" office:value-type="float" office:value="0.026812866070048" calcext:value-type="float">
            <text:p>0.0268128661</text:p>
          </table:table-cell>
          <table:table-cell table:formula="of:=[.D202]-[.G202]-[.H202]" office:value-type="float" office:value="0.0463742678599041" calcext:value-type="float">
            <text:p>0.0463742679</text:p>
          </table:table-cell>
          <table:table-cell table:formula="of:=[.E202]+[.H202]" office:value-type="float" office:value="0.076812866070048" calcext:value-type="float">
            <text:p>0.0768128661</text:p>
          </table:table-cell>
          <table:table-cell table:formula="of:=[.F202]+[.I202]" office:value-type="float" office:value="0.2" calcext:value-type="float">
            <text:p>0.2</text:p>
          </table:table-cell>
          <table:table-cell table:formula="of:=[.I203]*(-1)*[.C203]/([.C203]+[.$B$3]*[.D203])" office:value-type="float" office:value="-0.000366360378255976" calcext:value-type="float">
            <text:p>-0.0003663604</text:p>
          </table:table-cell>
          <table:table-cell table:formula="of:=[.I203]*[.D203]/([.C203]/[.$B$3]+[.D203])" office:value-type="float" office:value="0.000633639621744025" calcext:value-type="float">
            <text:p>0.0006336396</text:p>
          </table:table-cell>
          <table:table-cell table:formula="of:=[.H202]-[.G202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03]+[.G203]" office:value-type="float" office:value="0.026446505691792" calcext:value-type="float">
            <text:p>0.0264465057</text:p>
          </table:table-cell>
          <table:table-cell table:formula="of:=[.D203]-[.G203]-[.H203]" office:value-type="float" office:value="0.046106988616416" calcext:value-type="float">
            <text:p>0.0461069886</text:p>
          </table:table-cell>
          <table:table-cell table:formula="of:=[.E203]+[.H203]" office:value-type="float" office:value="0.077446505691792" calcext:value-type="float">
            <text:p>0.0774465057</text:p>
          </table:table-cell>
          <table:table-cell table:formula="of:=[.F203]+[.I203]" office:value-type="float" office:value="0.201" calcext:value-type="float">
            <text:p>0.201</text:p>
          </table:table-cell>
          <table:table-cell table:formula="of:=[.I204]*(-1)*[.C204]/([.C204]+[.$B$3]*[.D204])" office:value-type="float" office:value="-0.000364510433907525" calcext:value-type="float">
            <text:p>-0.0003645104</text:p>
          </table:table-cell>
          <table:table-cell table:formula="of:=[.I204]*[.D204]/([.C204]/[.$B$3]+[.D204])" office:value-type="float" office:value="0.000635489566092476" calcext:value-type="float">
            <text:p>0.0006354896</text:p>
          </table:table-cell>
          <table:table-cell table:formula="of:=[.H203]-[.G203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04]+[.G204]" office:value-type="float" office:value="0.0260819952578845" calcext:value-type="float">
            <text:p>0.0260819953</text:p>
          </table:table-cell>
          <table:table-cell table:formula="of:=[.D204]-[.G204]-[.H204]" office:value-type="float" office:value="0.0458360094842311" calcext:value-type="float">
            <text:p>0.0458360095</text:p>
          </table:table-cell>
          <table:table-cell table:formula="of:=[.E204]+[.H204]" office:value-type="float" office:value="0.0780819952578845" calcext:value-type="float">
            <text:p>0.0780819953</text:p>
          </table:table-cell>
          <table:table-cell table:formula="of:=[.F204]+[.I204]" office:value-type="float" office:value="0.202" calcext:value-type="float">
            <text:p>0.202</text:p>
          </table:table-cell>
          <table:table-cell table:formula="of:=[.I205]*(-1)*[.C205]/([.C205]+[.$B$3]*[.D205])" office:value-type="float" office:value="-0.000362662943047567" calcext:value-type="float">
            <text:p>-0.0003626629</text:p>
          </table:table-cell>
          <table:table-cell table:formula="of:=[.I205]*[.D205]/([.C205]/[.$B$3]+[.D205])" office:value-type="float" office:value="0.000637337056952434" calcext:value-type="float">
            <text:p>0.0006373371</text:p>
          </table:table-cell>
          <table:table-cell table:formula="of:=[.H204]-[.G204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05]+[.G205]" office:value-type="float" office:value="0.0257193323148369" calcext:value-type="float">
            <text:p>0.0257193323</text:p>
          </table:table-cell>
          <table:table-cell table:formula="of:=[.D205]-[.G205]-[.H205]" office:value-type="float" office:value="0.0455613353703262" calcext:value-type="float">
            <text:p>0.0455613354</text:p>
          </table:table-cell>
          <table:table-cell table:formula="of:=[.E205]+[.H205]" office:value-type="float" office:value="0.0787193323148369" calcext:value-type="float">
            <text:p>0.0787193323</text:p>
          </table:table-cell>
          <table:table-cell table:formula="of:=[.F205]+[.I205]" office:value-type="float" office:value="0.203" calcext:value-type="float">
            <text:p>0.203</text:p>
          </table:table-cell>
          <table:table-cell table:formula="of:=[.I206]*(-1)*[.C206]/([.C206]+[.$B$3]*[.D206])" office:value-type="float" office:value="-0.000360817780613892" calcext:value-type="float">
            <text:p>-0.0003608178</text:p>
          </table:table-cell>
          <table:table-cell table:formula="of:=[.I206]*[.D206]/([.C206]/[.$B$3]+[.D206])" office:value-type="float" office:value="0.000639182219386109" calcext:value-type="float">
            <text:p>0.0006391822</text:p>
          </table:table-cell>
          <table:table-cell table:formula="of:=[.H205]-[.G205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06]+[.G206]" office:value-type="float" office:value="0.025358514534223" calcext:value-type="float">
            <text:p>0.0253585145</text:p>
          </table:table-cell>
          <table:table-cell table:formula="of:=[.D206]-[.G206]-[.H206]" office:value-type="float" office:value="0.045282970931554" calcext:value-type="float">
            <text:p>0.0452829709</text:p>
          </table:table-cell>
          <table:table-cell table:formula="of:=[.E206]+[.H206]" office:value-type="float" office:value="0.079358514534223" calcext:value-type="float">
            <text:p>0.0793585145</text:p>
          </table:table-cell>
          <table:table-cell table:formula="of:=[.F206]+[.I206]" office:value-type="float" office:value="0.204" calcext:value-type="float">
            <text:p>0.204</text:p>
          </table:table-cell>
          <table:table-cell table:formula="of:=[.I207]*(-1)*[.C207]/([.C207]+[.$B$3]*[.D207])" office:value-type="float" office:value="-0.000358974820065303" calcext:value-type="float">
            <text:p>-0.0003589748</text:p>
          </table:table-cell>
          <table:table-cell table:formula="of:=[.I207]*[.D207]/([.C207]/[.$B$3]+[.D207])" office:value-type="float" office:value="0.000641025179934698" calcext:value-type="float">
            <text:p>0.0006410252</text:p>
          </table:table-cell>
          <table:table-cell table:formula="of:=[.H206]-[.G206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07]+[.G207]" office:value-type="float" office:value="0.0249995397141577" calcext:value-type="float">
            <text:p>0.0249995397</text:p>
          </table:table-cell>
          <table:table-cell table:formula="of:=[.D207]-[.G207]-[.H207]" office:value-type="float" office:value="0.0450009205716846" calcext:value-type="float">
            <text:p>0.0450009206</text:p>
          </table:table-cell>
          <table:table-cell table:formula="of:=[.E207]+[.H207]" office:value-type="float" office:value="0.0799995397141577" calcext:value-type="float">
            <text:p>0.0799995397</text:p>
          </table:table-cell>
          <table:table-cell table:formula="of:=[.F207]+[.I207]" office:value-type="float" office:value="0.205" calcext:value-type="float">
            <text:p>0.205</text:p>
          </table:table-cell>
          <table:table-cell table:formula="of:=[.I208]*(-1)*[.C208]/([.C208]+[.$B$3]*[.D208])" office:value-type="float" office:value="-0.000357133933292349" calcext:value-type="float">
            <text:p>-0.0003571339</text:p>
          </table:table-cell>
          <table:table-cell table:formula="of:=[.I208]*[.D208]/([.C208]/[.$B$3]+[.D208])" office:value-type="float" office:value="0.000642866066707652" calcext:value-type="float">
            <text:p>0.0006428661</text:p>
          </table:table-cell>
          <table:table-cell table:formula="of:=[.H207]-[.G207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08]+[.G208]" office:value-type="float" office:value="0.0246424057808654" calcext:value-type="float">
            <text:p>0.0246424058</text:p>
          </table:table-cell>
          <table:table-cell table:formula="of:=[.D208]-[.G208]-[.H208]" office:value-type="float" office:value="0.0447151884382693" calcext:value-type="float">
            <text:p>0.0447151884</text:p>
          </table:table-cell>
          <table:table-cell table:formula="of:=[.E208]+[.H208]" office:value-type="float" office:value="0.0806424057808654" calcext:value-type="float">
            <text:p>0.0806424058</text:p>
          </table:table-cell>
          <table:table-cell table:formula="of:=[.F208]+[.I208]" office:value-type="float" office:value="0.206" calcext:value-type="float">
            <text:p>0.206</text:p>
          </table:table-cell>
          <table:table-cell table:formula="of:=[.I209]*(-1)*[.C209]/([.C209]+[.$B$3]*[.D209])" office:value-type="float" office:value="-0.000355294990524151" calcext:value-type="float">
            <text:p>-0.000355295</text:p>
          </table:table-cell>
          <table:table-cell table:formula="of:=[.I209]*[.D209]/([.C209]/[.$B$3]+[.D209])" office:value-type="float" office:value="0.00064470500947585" calcext:value-type="float">
            <text:p>0.000644705</text:p>
          </table:table-cell>
          <table:table-cell table:formula="of:=[.H208]-[.G208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09]+[.G209]" office:value-type="float" office:value="0.0242871107903412" calcext:value-type="float">
            <text:p>0.0242871108</text:p>
          </table:table-cell>
          <table:table-cell table:formula="of:=[.D209]-[.G209]-[.H209]" office:value-type="float" office:value="0.0444257784193176" calcext:value-type="float">
            <text:p>0.0444257784</text:p>
          </table:table-cell>
          <table:table-cell table:formula="of:=[.E209]+[.H209]" office:value-type="float" office:value="0.0812871107903412" calcext:value-type="float">
            <text:p>0.0812871108</text:p>
          </table:table-cell>
          <table:table-cell table:formula="of:=[.F209]+[.I209]" office:value-type="float" office:value="0.207" calcext:value-type="float">
            <text:p>0.207</text:p>
          </table:table-cell>
          <table:table-cell table:formula="of:=[.I210]*(-1)*[.C210]/([.C210]+[.$B$3]*[.D210])" office:value-type="float" office:value="-0.00035345786023108" calcext:value-type="float">
            <text:p>-0.0003534579</text:p>
          </table:table-cell>
          <table:table-cell table:formula="of:=[.I210]*[.D210]/([.C210]/[.$B$3]+[.D210])" office:value-type="float" office:value="0.000646542139768922" calcext:value-type="float">
            <text:p>0.0006465421</text:p>
          </table:table-cell>
          <table:table-cell table:formula="of:=[.H209]-[.G209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10]+[.G210]" office:value-type="float" office:value="0.0239336529301101" calcext:value-type="float">
            <text:p>0.0239336529</text:p>
          </table:table-cell>
          <table:table-cell table:formula="of:=[.D210]-[.G210]-[.H210]" office:value-type="float" office:value="0.0441326941397798" calcext:value-type="float">
            <text:p>0.0441326941</text:p>
          </table:table-cell>
          <table:table-cell table:formula="of:=[.E210]+[.H210]" office:value-type="float" office:value="0.0819336529301102" calcext:value-type="float">
            <text:p>0.0819336529</text:p>
          </table:table-cell>
          <table:table-cell table:formula="of:=[.F210]+[.I210]" office:value-type="float" office:value="0.208" calcext:value-type="float">
            <text:p>0.208</text:p>
          </table:table-cell>
          <table:table-cell table:formula="of:=[.I211]*(-1)*[.C211]/([.C211]+[.$B$3]*[.D211])" office:value-type="float" office:value="-0.000351622409022998" calcext:value-type="float">
            <text:p>-0.0003516224</text:p>
          </table:table-cell>
          <table:table-cell table:formula="of:=[.I211]*[.D211]/([.C211]/[.$B$3]+[.D211])" office:value-type="float" office:value="0.000648377590977003" calcext:value-type="float">
            <text:p>0.0006483776</text:p>
          </table:table-cell>
          <table:table-cell table:formula="of:=[.H210]-[.G210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11]+[.G211]" office:value-type="float" office:value="0.0235820305210871" calcext:value-type="float">
            <text:p>0.0235820305</text:p>
          </table:table-cell>
          <table:table-cell table:formula="of:=[.D211]-[.G211]-[.H211]" office:value-type="float" office:value="0.0438359389578258" calcext:value-type="float">
            <text:p>0.043835939</text:p>
          </table:table-cell>
          <table:table-cell table:formula="of:=[.E211]+[.H211]" office:value-type="float" office:value="0.0825820305210872" calcext:value-type="float">
            <text:p>0.0825820305</text:p>
          </table:table-cell>
          <table:table-cell table:formula="of:=[.F211]+[.I211]" office:value-type="float" office:value="0.209" calcext:value-type="float">
            <text:p>0.209</text:p>
          </table:table-cell>
          <table:table-cell table:formula="of:=[.I212]*(-1)*[.C212]/([.C212]+[.$B$3]*[.D212])" office:value-type="float" office:value="-0.0003497885015428" calcext:value-type="float">
            <text:p>-0.0003497885</text:p>
          </table:table-cell>
          <table:table-cell table:formula="of:=[.I212]*[.D212]/([.C212]/[.$B$3]+[.D212])" office:value-type="float" office:value="0.000650211498457201" calcext:value-type="float">
            <text:p>0.0006502115</text:p>
          </table:table-cell>
          <table:table-cell table:formula="of:=[.H211]-[.G211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12]+[.G212]" office:value-type="float" office:value="0.0232322420195443" calcext:value-type="float">
            <text:p>0.023232242</text:p>
          </table:table-cell>
          <table:table-cell table:formula="of:=[.D212]-[.G212]-[.H212]" office:value-type="float" office:value="0.0435355159609114" calcext:value-type="float">
            <text:p>0.043535516</text:p>
          </table:table-cell>
          <table:table-cell table:formula="of:=[.E212]+[.H212]" office:value-type="float" office:value="0.0832322420195444" calcext:value-type="float">
            <text:p>0.083232242</text:p>
          </table:table-cell>
          <table:table-cell table:formula="of:=[.F212]+[.I212]" office:value-type="float" office:value="0.21" calcext:value-type="float">
            <text:p>0.21</text:p>
          </table:table-cell>
          <table:table-cell table:formula="of:=[.I213]*(-1)*[.C213]/([.C213]+[.$B$3]*[.D213])" office:value-type="float" office:value="-0.000347956000354916" calcext:value-type="float">
            <text:p>-0.000347956</text:p>
          </table:table-cell>
          <table:table-cell table:formula="of:=[.I213]*[.D213]/([.C213]/[.$B$3]+[.D213])" office:value-type="float" office:value="0.000652043999645086" calcext:value-type="float">
            <text:p>0.000652044</text:p>
          </table:table-cell>
          <table:table-cell table:formula="of:=[.H212]-[.G212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13]+[.G213]" office:value-type="float" office:value="0.0228842860191894" calcext:value-type="float">
            <text:p>0.022884286</text:p>
          </table:table-cell>
          <table:table-cell table:formula="of:=[.D213]-[.G213]-[.H213]" office:value-type="float" office:value="0.0432314279616212" calcext:value-type="float">
            <text:p>0.043231428</text:p>
          </table:table-cell>
          <table:table-cell table:formula="of:=[.E213]+[.H213]" office:value-type="float" office:value="0.0838842860191895" calcext:value-type="float">
            <text:p>0.083884286</text:p>
          </table:table-cell>
          <table:table-cell table:formula="of:=[.F213]+[.I213]" office:value-type="float" office:value="0.211" calcext:value-type="float">
            <text:p>0.211</text:p>
          </table:table-cell>
          <table:table-cell table:formula="of:=[.I214]*(-1)*[.C214]/([.C214]+[.$B$3]*[.D214])" office:value-type="float" office:value="-0.000346124765828459" calcext:value-type="float">
            <text:p>-0.0003461248</text:p>
          </table:table-cell>
          <table:table-cell table:formula="of:=[.I214]*[.D214]/([.C214]/[.$B$3]+[.D214])" office:value-type="float" office:value="0.000653875234171542" calcext:value-type="float">
            <text:p>0.0006538752</text:p>
          </table:table-cell>
          <table:table-cell table:formula="of:=[.H213]-[.G213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14]+[.G214]" office:value-type="float" office:value="0.022538161253361" calcext:value-type="float">
            <text:p>0.0225381613</text:p>
          </table:table-cell>
          <table:table-cell table:formula="of:=[.D214]-[.G214]-[.H214]" office:value-type="float" office:value="0.0429236774932781" calcext:value-type="float">
            <text:p>0.0429236775</text:p>
          </table:table-cell>
          <table:table-cell table:formula="of:=[.E214]+[.H214]" office:value-type="float" office:value="0.084538161253361" calcext:value-type="float">
            <text:p>0.0845381613</text:p>
          </table:table-cell>
          <table:table-cell table:formula="of:=[.F214]+[.I214]" office:value-type="float" office:value="0.212" calcext:value-type="float">
            <text:p>0.212</text:p>
          </table:table-cell>
          <table:table-cell table:formula="of:=[.I215]*(-1)*[.C215]/([.C215]+[.$B$3]*[.D215])" office:value-type="float" office:value="-0.000344294656014656" calcext:value-type="float">
            <text:p>-0.0003442947</text:p>
          </table:table-cell>
          <table:table-cell table:formula="of:=[.I215]*[.D215]/([.C215]/[.$B$3]+[.D215])" office:value-type="float" office:value="0.000655705343985345" calcext:value-type="float">
            <text:p>0.0006557053</text:p>
          </table:table-cell>
          <table:table-cell table:formula="of:=[.H214]-[.G214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15]+[.G215]" office:value-type="float" office:value="0.0221938665973463" calcext:value-type="float">
            <text:p>0.0221938666</text:p>
          </table:table-cell>
          <table:table-cell table:formula="of:=[.D215]-[.G215]-[.H215]" office:value-type="float" office:value="0.0426122668053074" calcext:value-type="float">
            <text:p>0.0426122668</text:p>
          </table:table-cell>
          <table:table-cell table:formula="of:=[.E215]+[.H215]" office:value-type="float" office:value="0.0851938665973463" calcext:value-type="float">
            <text:p>0.0851938666</text:p>
          </table:table-cell>
          <table:table-cell table:formula="of:=[.F215]+[.I215]" office:value-type="float" office:value="0.213" calcext:value-type="float">
            <text:p>0.213</text:p>
          </table:table-cell>
          <table:table-cell table:formula="of:=[.I216]*(-1)*[.C216]/([.C216]+[.$B$3]*[.D216])" office:value-type="float" office:value="-0.000342465526518166" calcext:value-type="float">
            <text:p>-0.0003424655</text:p>
          </table:table-cell>
          <table:table-cell table:formula="of:=[.I216]*[.D216]/([.C216]/[.$B$3]+[.D216])" office:value-type="float" office:value="0.000657534473481835" calcext:value-type="float">
            <text:p>0.0006575345</text:p>
          </table:table-cell>
          <table:table-cell table:formula="of:=[.H215]-[.G215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16]+[.G216]" office:value-type="float" office:value="0.0218514010708281" calcext:value-type="float">
            <text:p>0.0218514011</text:p>
          </table:table-cell>
          <table:table-cell table:formula="of:=[.D216]-[.G216]-[.H216]" office:value-type="float" office:value="0.0422971978583438" calcext:value-type="float">
            <text:p>0.0422971979</text:p>
          </table:table-cell>
          <table:table-cell table:formula="of:=[.E216]+[.H216]" office:value-type="float" office:value="0.0858514010708282" calcext:value-type="float">
            <text:p>0.0858514011</text:p>
          </table:table-cell>
          <table:table-cell table:formula="of:=[.F216]+[.I216]" office:value-type="float" office:value="0.214" calcext:value-type="float">
            <text:p>0.214</text:p>
          </table:table-cell>
          <table:table-cell table:formula="of:=[.I217]*(-1)*[.C217]/([.C217]+[.$B$3]*[.D217])" office:value-type="float" office:value="-0.00034063723036188" calcext:value-type="float">
            <text:p>-0.0003406372</text:p>
          </table:table-cell>
          <table:table-cell table:formula="of:=[.I217]*[.D217]/([.C217]/[.$B$3]+[.D217])" office:value-type="float" office:value="0.000659362769638121" calcext:value-type="float">
            <text:p>0.0006593628</text:p>
          </table:table-cell>
          <table:table-cell table:formula="of:=[.H216]-[.G216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17]+[.G217]" office:value-type="float" office:value="0.0215107638404663" calcext:value-type="float">
            <text:p>0.0215107638</text:p>
          </table:table-cell>
          <table:table-cell table:formula="of:=[.D217]-[.G217]-[.H217]" office:value-type="float" office:value="0.0419784723190675" calcext:value-type="float">
            <text:p>0.0419784723</text:p>
          </table:table-cell>
          <table:table-cell table:formula="of:=[.E217]+[.H217]" office:value-type="float" office:value="0.0865107638404663" calcext:value-type="float">
            <text:p>0.0865107638</text:p>
          </table:table-cell>
          <table:table-cell table:formula="of:=[.F217]+[.I217]" office:value-type="float" office:value="0.215" calcext:value-type="float">
            <text:p>0.215</text:p>
          </table:table-cell>
          <table:table-cell table:formula="of:=[.I218]*(-1)*[.C218]/([.C218]+[.$B$3]*[.D218])" office:value-type="float" office:value="-0.000338809617844743" calcext:value-type="float">
            <text:p>-0.0003388096</text:p>
          </table:table-cell>
          <table:table-cell table:formula="of:=[.I218]*[.D218]/([.C218]/[.$B$3]+[.D218])" office:value-type="float" office:value="0.000661190382155258" calcext:value-type="float">
            <text:p>0.0006611904</text:p>
          </table:table-cell>
          <table:table-cell table:formula="of:=[.H217]-[.G217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18]+[.G218]" office:value-type="float" office:value="0.0211719542226215" calcext:value-type="float">
            <text:p>0.0211719542</text:p>
          </table:table-cell>
          <table:table-cell table:formula="of:=[.D218]-[.G218]-[.H218]" office:value-type="float" office:value="0.041656091554757" calcext:value-type="float">
            <text:p>0.0416560916</text:p>
          </table:table-cell>
          <table:table-cell table:formula="of:=[.E218]+[.H218]" office:value-type="float" office:value="0.0871719542226216" calcext:value-type="float">
            <text:p>0.0871719542</text:p>
          </table:table-cell>
          <table:table-cell table:formula="of:=[.F218]+[.I218]" office:value-type="float" office:value="0.216" calcext:value-type="float">
            <text:p>0.216</text:p>
          </table:table-cell>
          <table:table-cell table:formula="of:=[.I219]*(-1)*[.C219]/([.C219]+[.$B$3]*[.D219])" office:value-type="float" office:value="-0.000336982536392125" calcext:value-type="float">
            <text:p>-0.0003369825</text:p>
          </table:table-cell>
          <table:table-cell table:formula="of:=[.I219]*[.D219]/([.C219]/[.$B$3]+[.D219])" office:value-type="float" office:value="0.000663017463607876" calcext:value-type="float">
            <text:p>0.0006630175</text:p>
          </table:table-cell>
          <table:table-cell table:formula="of:=[.H218]-[.G218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19]+[.G219]" office:value-type="float" office:value="0.0208349716862294" calcext:value-type="float">
            <text:p>0.0208349717</text:p>
          </table:table-cell>
          <table:table-cell table:formula="of:=[.D219]-[.G219]-[.H219]" office:value-type="float" office:value="0.0413300566275412" calcext:value-type="float">
            <text:p>0.0413300566</text:p>
          </table:table-cell>
          <table:table-cell table:formula="of:=[.E219]+[.H219]" office:value-type="float" office:value="0.0878349716862294" calcext:value-type="float">
            <text:p>0.0878349717</text:p>
          </table:table-cell>
          <table:table-cell table:formula="of:=[.F219]+[.I219]" office:value-type="float" office:value="0.217" calcext:value-type="float">
            <text:p>0.217</text:p>
          </table:table-cell>
          <table:table-cell table:formula="of:=[.I220]*(-1)*[.C220]/([.C220]+[.$B$3]*[.D220])" office:value-type="float" office:value="-0.0003351558303982" calcext:value-type="float">
            <text:p>-0.0003351558</text:p>
          </table:table-cell>
          <table:table-cell table:formula="of:=[.I220]*[.D220]/([.C220]/[.$B$3]+[.D220])" office:value-type="float" office:value="0.000664844169601801" calcext:value-type="float">
            <text:p>0.0006648442</text:p>
          </table:table-cell>
          <table:table-cell table:formula="of:=[.H219]-[.G219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20]+[.G220]" office:value-type="float" office:value="0.0204998158558312" calcext:value-type="float">
            <text:p>0.0204998159</text:p>
          </table:table-cell>
          <table:table-cell table:formula="of:=[.D220]-[.G220]-[.H220]" office:value-type="float" office:value="0.0410003682883376" calcext:value-type="float">
            <text:p>0.0410003683</text:p>
          </table:table-cell>
          <table:table-cell table:formula="of:=[.E220]+[.H220]" office:value-type="float" office:value="0.0884998158558313" calcext:value-type="float">
            <text:p>0.0884998159</text:p>
          </table:table-cell>
          <table:table-cell table:formula="of:=[.F220]+[.I220]" office:value-type="float" office:value="0.218" calcext:value-type="float">
            <text:p>0.218</text:p>
          </table:table-cell>
          <table:table-cell table:formula="of:=[.I221]*(-1)*[.C221]/([.C221]+[.$B$3]*[.D221])" office:value-type="float" office:value="-0.000333329341059785" calcext:value-type="float">
            <text:p>-0.0003333293</text:p>
          </table:table-cell>
          <table:table-cell table:formula="of:=[.I221]*[.D221]/([.C221]/[.$B$3]+[.D221])" office:value-type="float" office:value="0.000666670658940217" calcext:value-type="float">
            <text:p>0.0006666707</text:p>
          </table:table-cell>
          <table:table-cell table:formula="of:=[.H220]-[.G220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21]+[.G221]" office:value-type="float" office:value="0.0201664865147714" calcext:value-type="float">
            <text:p>0.0201664865</text:p>
          </table:table-cell>
          <table:table-cell table:formula="of:=[.D221]-[.G221]-[.H221]" office:value-type="float" office:value="0.0406670269704572" calcext:value-type="float">
            <text:p>0.040667027</text:p>
          </table:table-cell>
          <table:table-cell table:formula="of:=[.E221]+[.H221]" office:value-type="float" office:value="0.0891664865147715" calcext:value-type="float">
            <text:p>0.0891664865</text:p>
          </table:table-cell>
          <table:table-cell table:formula="of:=[.F221]+[.I221]" office:value-type="float" office:value="0.219" calcext:value-type="float">
            <text:p>0.219</text:p>
          </table:table-cell>
          <table:table-cell table:formula="of:=[.I222]*(-1)*[.C222]/([.C222]+[.$B$3]*[.D222])" office:value-type="float" office:value="-0.000331502906201007" calcext:value-type="float">
            <text:p>-0.0003315029</text:p>
          </table:table-cell>
          <table:table-cell table:formula="of:=[.I222]*[.D222]/([.C222]/[.$B$3]+[.D222])" office:value-type="float" office:value="0.000668497093798994" calcext:value-type="float">
            <text:p>0.0006684971</text:p>
          </table:table-cell>
          <table:table-cell table:formula="of:=[.H221]-[.G221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22]+[.G222]" office:value-type="float" office:value="0.0198349836085704" calcext:value-type="float">
            <text:p>0.0198349836</text:p>
          </table:table-cell>
          <table:table-cell table:formula="of:=[.D222]-[.G222]-[.H222]" office:value-type="float" office:value="0.0403300327828592" calcext:value-type="float">
            <text:p>0.0403300328</text:p>
          </table:table-cell>
          <table:table-cell table:formula="of:=[.E222]+[.H222]" office:value-type="float" office:value="0.0898349836085705" calcext:value-type="float">
            <text:p>0.0898349836</text:p>
          </table:table-cell>
          <table:table-cell table:formula="of:=[.F222]+[.I222]" office:value-type="float" office:value="0.22" calcext:value-type="float">
            <text:p>0.22</text:p>
          </table:table-cell>
          <table:table-cell table:formula="of:=[.I223]*(-1)*[.C223]/([.C223]+[.$B$3]*[.D223])" office:value-type="float" office:value="-0.00032967636008815" calcext:value-type="float">
            <text:p>-0.0003296764</text:p>
          </table:table-cell>
          <table:table-cell table:formula="of:=[.I223]*[.D223]/([.C223]/[.$B$3]+[.D223])" office:value-type="float" office:value="0.000670323639911851" calcext:value-type="float">
            <text:p>0.0006703236</text:p>
          </table:table-cell>
          <table:table-cell table:formula="of:=[.H222]-[.G222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23]+[.G223]" office:value-type="float" office:value="0.0195053072484822" calcext:value-type="float">
            <text:p>0.0195053072</text:p>
          </table:table-cell>
          <table:table-cell table:formula="of:=[.D223]-[.G223]-[.H223]" office:value-type="float" office:value="0.0399893855030355" calcext:value-type="float">
            <text:p>0.0399893855</text:p>
          </table:table-cell>
          <table:table-cell table:formula="of:=[.E223]+[.H223]" office:value-type="float" office:value="0.0905053072484823" calcext:value-type="float">
            <text:p>0.0905053072</text:p>
          </table:table-cell>
          <table:table-cell table:formula="of:=[.F223]+[.I223]" office:value-type="float" office:value="0.221" calcext:value-type="float">
            <text:p>0.221</text:p>
          </table:table-cell>
          <table:table-cell table:formula="of:=[.I224]*(-1)*[.C224]/([.C224]+[.$B$3]*[.D224])" office:value-type="float" office:value="-0.000327849533233948" calcext:value-type="float">
            <text:p>-0.0003278495</text:p>
          </table:table-cell>
          <table:table-cell table:formula="of:=[.I224]*[.D224]/([.C224]/[.$B$3]+[.D224])" office:value-type="float" office:value="0.000672150466766053" calcext:value-type="float">
            <text:p>0.0006721505</text:p>
          </table:table-cell>
          <table:table-cell table:formula="of:=[.H223]-[.G223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24]+[.G224]" office:value-type="float" office:value="0.0191774577152483" calcext:value-type="float">
            <text:p>0.0191774577</text:p>
          </table:table-cell>
          <table:table-cell table:formula="of:=[.D224]-[.G224]-[.H224]" office:value-type="float" office:value="0.0396450845695034" calcext:value-type="float">
            <text:p>0.0396450846</text:p>
          </table:table-cell>
          <table:table-cell table:formula="of:=[.E224]+[.H224]" office:value-type="float" office:value="0.0911774577152484" calcext:value-type="float">
            <text:p>0.0911774577</text:p>
          </table:table-cell>
          <table:table-cell table:formula="of:=[.F224]+[.I224]" office:value-type="float" office:value="0.222" calcext:value-type="float">
            <text:p>0.222</text:p>
          </table:table-cell>
          <table:table-cell table:formula="of:=[.I225]*(-1)*[.C225]/([.C225]+[.$B$3]*[.D225])" office:value-type="float" office:value="-0.000326022252190545" calcext:value-type="float">
            <text:p>-0.0003260223</text:p>
          </table:table-cell>
          <table:table-cell table:formula="of:=[.I225]*[.D225]/([.C225]/[.$B$3]+[.D225])" office:value-type="float" office:value="0.000673977747809456" calcext:value-type="float">
            <text:p>0.0006739777</text:p>
          </table:table-cell>
          <table:table-cell table:formula="of:=[.H224]-[.G224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25]+[.G225]" office:value-type="float" office:value="0.0188514354630578" calcext:value-type="float">
            <text:p>0.0188514355</text:p>
          </table:table-cell>
          <table:table-cell table:formula="of:=[.D225]-[.G225]-[.H225]" office:value-type="float" office:value="0.0392971290738845" calcext:value-type="float">
            <text:p>0.0392971291</text:p>
          </table:table-cell>
          <table:table-cell table:formula="of:=[.E225]+[.H225]" office:value-type="float" office:value="0.0918514354630578" calcext:value-type="float">
            <text:p>0.0918514355</text:p>
          </table:table-cell>
          <table:table-cell table:formula="of:=[.F225]+[.I225]" office:value-type="float" office:value="0.223" calcext:value-type="float">
            <text:p>0.223</text:p>
          </table:table-cell>
          <table:table-cell table:formula="of:=[.I226]*(-1)*[.C226]/([.C226]+[.$B$3]*[.D226])" office:value-type="float" office:value="-0.000324194339330274" calcext:value-type="float">
            <text:p>-0.0003241943</text:p>
          </table:table-cell>
          <table:table-cell table:formula="of:=[.I226]*[.D226]/([.C226]/[.$B$3]+[.D226])" office:value-type="float" office:value="0.000675805660669727" calcext:value-type="float">
            <text:p>0.0006758057</text:p>
          </table:table-cell>
          <table:table-cell table:formula="of:=[.H225]-[.G225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26]+[.G226]" office:value-type="float" office:value="0.0185272411237275" calcext:value-type="float">
            <text:p>0.0185272411</text:p>
          </table:table-cell>
          <table:table-cell table:formula="of:=[.D226]-[.G226]-[.H226]" office:value-type="float" office:value="0.038945517752545" calcext:value-type="float">
            <text:p>0.0389455178</text:p>
          </table:table-cell>
          <table:table-cell table:formula="of:=[.E226]+[.H226]" office:value-type="float" office:value="0.0925272411237276" calcext:value-type="float">
            <text:p>0.0925272411</text:p>
          </table:table-cell>
          <table:table-cell table:formula="of:=[.F226]+[.I226]" office:value-type="float" office:value="0.224" calcext:value-type="float">
            <text:p>0.224</text:p>
          </table:table-cell>
          <table:table-cell table:formula="of:=[.I227]*(-1)*[.C227]/([.C227]+[.$B$3]*[.D227])" office:value-type="float" office:value="-0.000322365612613325" calcext:value-type="float">
            <text:p>-0.0003223656</text:p>
          </table:table-cell>
          <table:table-cell table:formula="of:=[.I227]*[.D227]/([.C227]/[.$B$3]+[.D227])" office:value-type="float" office:value="0.000677634387386676" calcext:value-type="float">
            <text:p>0.0006776344</text:p>
          </table:table-cell>
          <table:table-cell table:formula="of:=[.H226]-[.G226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27]+[.G227]" office:value-type="float" office:value="0.0182048755111142" calcext:value-type="float">
            <text:p>0.0182048755</text:p>
          </table:table-cell>
          <table:table-cell table:formula="of:=[.D227]-[.G227]-[.H227]" office:value-type="float" office:value="0.0385902489777717" calcext:value-type="float">
            <text:p>0.038590249</text:p>
          </table:table-cell>
          <table:table-cell table:formula="of:=[.E227]+[.H227]" office:value-type="float" office:value="0.0932048755111142" calcext:value-type="float">
            <text:p>0.0932048755</text:p>
          </table:table-cell>
          <table:table-cell table:formula="of:=[.F227]+[.I227]" office:value-type="float" office:value="0.225" calcext:value-type="float">
            <text:p>0.225</text:p>
          </table:table-cell>
          <table:table-cell table:formula="of:=[.I228]*(-1)*[.C228]/([.C228]+[.$B$3]*[.D228])" office:value-type="float" office:value="-0.000320535885341297" calcext:value-type="float">
            <text:p>-0.0003205359</text:p>
          </table:table-cell>
          <table:table-cell table:formula="of:=[.I228]*[.D228]/([.C228]/[.$B$3]+[.D228])" office:value-type="float" office:value="0.000679464114658705" calcext:value-type="float">
            <text:p>0.0006794641</text:p>
          </table:table-cell>
          <table:table-cell table:formula="of:=[.H227]-[.G227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28]+[.G228]" office:value-type="float" office:value="0.0178843396257729" calcext:value-type="float">
            <text:p>0.0178843396</text:p>
          </table:table-cell>
          <table:table-cell table:formula="of:=[.D228]-[.G228]-[.H228]" office:value-type="float" office:value="0.0382313207484543" calcext:value-type="float">
            <text:p>0.0382313207</text:p>
          </table:table-cell>
          <table:table-cell table:formula="of:=[.E228]+[.H228]" office:value-type="float" office:value="0.0938843396257729" calcext:value-type="float">
            <text:p>0.0938843396</text:p>
          </table:table-cell>
          <table:table-cell table:formula="of:=[.F228]+[.I228]" office:value-type="float" office:value="0.226" calcext:value-type="float">
            <text:p>0.226</text:p>
          </table:table-cell>
          <table:table-cell table:formula="of:=[.I229]*(-1)*[.C229]/([.C229]+[.$B$3]*[.D229])" office:value-type="float" office:value="-0.000318704965895524" calcext:value-type="float">
            <text:p>-0.000318705</text:p>
          </table:table-cell>
          <table:table-cell table:formula="of:=[.I229]*[.D229]/([.C229]/[.$B$3]+[.D229])" office:value-type="float" office:value="0.000681295034104477" calcext:value-type="float">
            <text:p>0.000681295</text:p>
          </table:table-cell>
          <table:table-cell table:formula="of:=[.H228]-[.G228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29]+[.G229]" office:value-type="float" office:value="0.0175656346598773" calcext:value-type="float">
            <text:p>0.0175656347</text:p>
          </table:table-cell>
          <table:table-cell table:formula="of:=[.D229]-[.G229]-[.H229]" office:value-type="float" office:value="0.0378687306802453" calcext:value-type="float">
            <text:p>0.0378687307</text:p>
          </table:table-cell>
          <table:table-cell table:formula="of:=[.E229]+[.H229]" office:value-type="float" office:value="0.0945656346598774" calcext:value-type="float">
            <text:p>0.0945656347</text:p>
          </table:table-cell>
          <table:table-cell table:formula="of:=[.F229]+[.I229]" office:value-type="float" office:value="0.227" calcext:value-type="float">
            <text:p>0.227</text:p>
          </table:table-cell>
          <table:table-cell table:formula="of:=[.I230]*(-1)*[.C230]/([.C230]+[.$B$3]*[.D230])" office:value-type="float" office:value="-0.000316872657458993" calcext:value-type="float">
            <text:p>-0.0003168727</text:p>
          </table:table-cell>
          <table:table-cell table:formula="of:=[.I230]*[.D230]/([.C230]/[.$B$3]+[.D230])" office:value-type="float" office:value="0.000683127342541008" calcext:value-type="float">
            <text:p>0.0006831273</text:p>
          </table:table-cell>
          <table:table-cell table:formula="of:=[.H229]-[.G229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30]+[.G230]" office:value-type="float" office:value="0.0172487620024183" calcext:value-type="float">
            <text:p>0.017248762</text:p>
          </table:table-cell>
          <table:table-cell table:formula="of:=[.D230]-[.G230]-[.H230]" office:value-type="float" office:value="0.0375024759951633" calcext:value-type="float">
            <text:p>0.037502476</text:p>
          </table:table-cell>
          <table:table-cell table:formula="of:=[.E230]+[.H230]" office:value-type="float" office:value="0.0952487620024184" calcext:value-type="float">
            <text:p>0.095248762</text:p>
          </table:table-cell>
          <table:table-cell table:formula="of:=[.F230]+[.I230]" office:value-type="float" office:value="0.228" calcext:value-type="float">
            <text:p>0.228</text:p>
          </table:table-cell>
          <table:table-cell table:formula="of:=[.I231]*(-1)*[.C231]/([.C231]+[.$B$3]*[.D231])" office:value-type="float" office:value="-0.000315038757720515" calcext:value-type="float">
            <text:p>-0.0003150388</text:p>
          </table:table-cell>
          <table:table-cell table:formula="of:=[.I231]*[.D231]/([.C231]/[.$B$3]+[.D231])" office:value-type="float" office:value="0.000684961242279487" calcext:value-type="float">
            <text:p>0.0006849612</text:p>
          </table:table-cell>
          <table:table-cell table:formula="of:=[.H230]-[.G230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31]+[.G231]" office:value-type="float" office:value="0.0169337232446978" calcext:value-type="float">
            <text:p>0.0169337232</text:p>
          </table:table-cell>
          <table:table-cell table:formula="of:=[.D231]-[.G231]-[.H231]" office:value-type="float" office:value="0.0371325535106044" calcext:value-type="float">
            <text:p>0.0371325535</text:p>
          </table:table-cell>
          <table:table-cell table:formula="of:=[.E231]+[.H231]" office:value-type="float" office:value="0.0959337232446979" calcext:value-type="float">
            <text:p>0.0959337232</text:p>
          </table:table-cell>
          <table:table-cell table:formula="of:=[.F231]+[.I231]" office:value-type="float" office:value="0.229" calcext:value-type="float">
            <text:p>0.229</text:p>
          </table:table-cell>
          <table:table-cell table:formula="of:=[.I232]*(-1)*[.C232]/([.C232]+[.$B$3]*[.D232])" office:value-type="float" office:value="-0.000313203058559737" calcext:value-type="float">
            <text:p>-0.0003132031</text:p>
          </table:table-cell>
          <table:table-cell table:formula="of:=[.I232]*[.D232]/([.C232]/[.$B$3]+[.D232])" office:value-type="float" office:value="0.000686796941440264" calcext:value-type="float">
            <text:p>0.0006867969</text:p>
          </table:table-cell>
          <table:table-cell table:formula="of:=[.H231]-[.G231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32]+[.G232]" office:value-type="float" office:value="0.0166205201861381" calcext:value-type="float">
            <text:p>0.0166205202</text:p>
          </table:table-cell>
          <table:table-cell table:formula="of:=[.D232]-[.G232]-[.H232]" office:value-type="float" office:value="0.0367589596277238" calcext:value-type="float">
            <text:p>0.0367589596</text:p>
          </table:table-cell>
          <table:table-cell table:formula="of:=[.E232]+[.H232]" office:value-type="float" office:value="0.0966205201861382" calcext:value-type="float">
            <text:p>0.0966205202</text:p>
          </table:table-cell>
          <table:table-cell table:formula="of:=[.F232]+[.I232]" office:value-type="float" office:value="0.23" calcext:value-type="float">
            <text:p>0.23</text:p>
          </table:table-cell>
          <table:table-cell table:formula="of:=[.I233]*(-1)*[.C233]/([.C233]+[.$B$3]*[.D233])" office:value-type="float" office:value="-0.000311365345711406" calcext:value-type="float">
            <text:p>-0.0003113653</text:p>
          </table:table-cell>
          <table:table-cell table:formula="of:=[.I233]*[.D233]/([.C233]/[.$B$3]+[.D233])" office:value-type="float" office:value="0.000688634654288596" calcext:value-type="float">
            <text:p>0.0006886347</text:p>
          </table:table-cell>
          <table:table-cell table:formula="of:=[.H232]-[.G232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33]+[.G233]" office:value-type="float" office:value="0.0163091548404267" calcext:value-type="float">
            <text:p>0.0163091548</text:p>
          </table:table-cell>
          <table:table-cell table:formula="of:=[.D233]-[.G233]-[.H233]" office:value-type="float" office:value="0.0363816903191466" calcext:value-type="float">
            <text:p>0.0363816903</text:p>
          </table:table-cell>
          <table:table-cell table:formula="of:=[.E233]+[.H233]" office:value-type="float" office:value="0.0973091548404268" calcext:value-type="float">
            <text:p>0.0973091548</text:p>
          </table:table-cell>
          <table:table-cell table:formula="of:=[.F233]+[.I233]" office:value-type="float" office:value="0.231" calcext:value-type="float">
            <text:p>0.231</text:p>
          </table:table-cell>
          <table:table-cell table:formula="of:=[.I234]*(-1)*[.C234]/([.C234]+[.$B$3]*[.D234])" office:value-type="float" office:value="-0.000309525398407156" calcext:value-type="float">
            <text:p>-0.0003095254</text:p>
          </table:table-cell>
          <table:table-cell table:formula="of:=[.I234]*[.D234]/([.C234]/[.$B$3]+[.D234])" office:value-type="float" office:value="0.000690474601592845" calcext:value-type="float">
            <text:p>0.0006904746</text:p>
          </table:table-cell>
          <table:table-cell table:formula="of:=[.H233]-[.G233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34]+[.G234]" office:value-type="float" office:value="0.0159996294420195" calcext:value-type="float">
            <text:p>0.0159996294</text:p>
          </table:table-cell>
          <table:table-cell table:formula="of:=[.D234]-[.G234]-[.H234]" office:value-type="float" office:value="0.036000741115961" calcext:value-type="float">
            <text:p>0.0360007411</text:p>
          </table:table-cell>
          <table:table-cell table:formula="of:=[.E234]+[.H234]" office:value-type="float" office:value="0.0979996294420196" calcext:value-type="float">
            <text:p>0.0979996294</text:p>
          </table:table-cell>
          <table:table-cell table:formula="of:=[.F234]+[.I234]" office:value-type="float" office:value="0.232" calcext:value-type="float">
            <text:p>0.232</text:p>
          </table:table-cell>
          <table:table-cell table:formula="of:=[.I235]*(-1)*[.C235]/([.C235]+[.$B$3]*[.D235])" office:value-type="float" office:value="-0.000307682988992933" calcext:value-type="float">
            <text:p>-0.000307683</text:p>
          </table:table-cell>
          <table:table-cell table:formula="of:=[.I235]*[.D235]/([.C235]/[.$B$3]+[.D235])" office:value-type="float" office:value="0.000692317011007068" calcext:value-type="float">
            <text:p>0.000692317</text:p>
          </table:table-cell>
          <table:table-cell table:formula="of:=[.H234]-[.G234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35]+[.G235]" office:value-type="float" office:value="0.0156919464530266" calcext:value-type="float">
            <text:p>0.0156919465</text:p>
          </table:table-cell>
          <table:table-cell table:formula="of:=[.D235]-[.G235]-[.H235]" office:value-type="float" office:value="0.0356161070939468" calcext:value-type="float">
            <text:p>0.0356161071</text:p>
          </table:table-cell>
          <table:table-cell table:formula="of:=[.E235]+[.H235]" office:value-type="float" office:value="0.0986919464530267" calcext:value-type="float">
            <text:p>0.0986919465</text:p>
          </table:table-cell>
          <table:table-cell table:formula="of:=[.F235]+[.I235]" office:value-type="float" office:value="0.233" calcext:value-type="float">
            <text:p>0.233</text:p>
          </table:table-cell>
          <table:table-cell table:formula="of:=[.I236]*(-1)*[.C236]/([.C236]+[.$B$3]*[.D236])" office:value-type="float" office:value="-0.000305837882519951" calcext:value-type="float">
            <text:p>-0.0003058379</text:p>
          </table:table-cell>
          <table:table-cell table:formula="of:=[.I236]*[.D236]/([.C236]/[.$B$3]+[.D236])" office:value-type="float" office:value="0.00069416211748005" calcext:value-type="float">
            <text:p>0.0006941621</text:p>
          </table:table-cell>
          <table:table-cell table:formula="of:=[.H235]-[.G235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36]+[.G236]" office:value-type="float" office:value="0.0153861085705066" calcext:value-type="float">
            <text:p>0.0153861086</text:p>
          </table:table-cell>
          <table:table-cell table:formula="of:=[.D236]-[.G236]-[.H236]" office:value-type="float" office:value="0.0352277828589867" calcext:value-type="float">
            <text:p>0.0352277829</text:p>
          </table:table-cell>
          <table:table-cell table:formula="of:=[.E236]+[.H236]" office:value-type="float" office:value="0.0993861085705067" calcext:value-type="float">
            <text:p>0.0993861086</text:p>
          </table:table-cell>
          <table:table-cell table:formula="of:=[.F236]+[.I236]" office:value-type="float" office:value="0.234" calcext:value-type="float">
            <text:p>0.234</text:p>
          </table:table-cell>
          <table:table-cell table:formula="of:=[.I237]*(-1)*[.C237]/([.C237]+[.$B$3]*[.D237])" office:value-type="float" office:value="-0.000303989836306895" calcext:value-type="float">
            <text:p>-0.0003039898</text:p>
          </table:table-cell>
          <table:table-cell table:formula="of:=[.I237]*[.D237]/([.C237]/[.$B$3]+[.D237])" office:value-type="float" office:value="0.000696010163693106" calcext:value-type="float">
            <text:p>0.0006960102</text:p>
          </table:table-cell>
          <table:table-cell table:formula="of:=[.H236]-[.G236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37]+[.G237]" office:value-type="float" office:value="0.0150821187341998" calcext:value-type="float">
            <text:p>0.0150821187</text:p>
          </table:table-cell>
          <table:table-cell table:formula="of:=[.D237]-[.G237]-[.H237]" office:value-type="float" office:value="0.0348357625316005" calcext:value-type="float">
            <text:p>0.0348357625</text:p>
          </table:table-cell>
          <table:table-cell table:formula="of:=[.E237]+[.H237]" office:value-type="float" office:value="0.1000821187342" calcext:value-type="float">
            <text:p>0.1000821187</text:p>
          </table:table-cell>
          <table:table-cell table:formula="of:=[.F237]+[.I237]" office:value-type="float" office:value="0.235" calcext:value-type="float">
            <text:p>0.235</text:p>
          </table:table-cell>
          <table:table-cell table:formula="of:=[.I238]*(-1)*[.C238]/([.C238]+[.$B$3]*[.D238])" office:value-type="float" office:value="-0.000302138599470824" calcext:value-type="float">
            <text:p>-0.0003021386</text:p>
          </table:table-cell>
          <table:table-cell table:formula="of:=[.I238]*[.D238]/([.C238]/[.$B$3]+[.D238])" office:value-type="float" office:value="0.000697861400529177" calcext:value-type="float">
            <text:p>0.0006978614</text:p>
          </table:table-cell>
          <table:table-cell table:formula="of:=[.H237]-[.G237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38]+[.G238]" office:value-type="float" office:value="0.0147799801347289" calcext:value-type="float">
            <text:p>0.0147799801</text:p>
          </table:table-cell>
          <table:table-cell table:formula="of:=[.D238]-[.G238]-[.H238]" office:value-type="float" office:value="0.0344400397305421" calcext:value-type="float">
            <text:p>0.0344400397</text:p>
          </table:table-cell>
          <table:table-cell table:formula="of:=[.E238]+[.H238]" office:value-type="float" office:value="0.100779980134729" calcext:value-type="float">
            <text:p>0.1007799801</text:p>
          </table:table-cell>
          <table:table-cell table:formula="of:=[.F238]+[.I238]" office:value-type="float" office:value="0.236" calcext:value-type="float">
            <text:p>0.236</text:p>
          </table:table-cell>
          <table:table-cell table:formula="of:=[.I239]*(-1)*[.C239]/([.C239]+[.$B$3]*[.D239])" office:value-type="float" office:value="-0.000300283912423966" calcext:value-type="float">
            <text:p>-0.0003002839</text:p>
          </table:table-cell>
          <table:table-cell table:formula="of:=[.I239]*[.D239]/([.C239]/[.$B$3]+[.D239])" office:value-type="float" office:value="0.000699716087576035" calcext:value-type="float">
            <text:p>0.0006997161</text:p>
          </table:table-cell>
          <table:table-cell table:formula="of:=[.H238]-[.G238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39]+[.G239]" office:value-type="float" office:value="0.014479696222305" calcext:value-type="float">
            <text:p>0.0144796962</text:p>
          </table:table-cell>
          <table:table-cell table:formula="of:=[.D239]-[.G239]-[.H239]" office:value-type="float" office:value="0.0340406075553901" calcext:value-type="float">
            <text:p>0.0340406076</text:p>
          </table:table-cell>
          <table:table-cell table:formula="of:=[.E239]+[.H239]" office:value-type="float" office:value="0.101479696222305" calcext:value-type="float">
            <text:p>0.1014796962</text:p>
          </table:table-cell>
          <table:table-cell table:formula="of:=[.F239]+[.I239]" office:value-type="float" office:value="0.237" calcext:value-type="float">
            <text:p>0.237</text:p>
          </table:table-cell>
          <table:table-cell table:formula="of:=[.I240]*(-1)*[.C240]/([.C240]+[.$B$3]*[.D240])" office:value-type="float" office:value="-0.000298425506333317" calcext:value-type="float">
            <text:p>-0.0002984255</text:p>
          </table:table-cell>
          <table:table-cell table:formula="of:=[.I240]*[.D240]/([.C240]/[.$B$3]+[.D240])" office:value-type="float" office:value="0.000701574493666685" calcext:value-type="float">
            <text:p>0.0007015745</text:p>
          </table:table-cell>
          <table:table-cell table:formula="of:=[.H239]-[.G239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40]+[.G240]" office:value-type="float" office:value="0.0141812707159716" calcext:value-type="float">
            <text:p>0.0141812707</text:p>
          </table:table-cell>
          <table:table-cell table:formula="of:=[.D240]-[.G240]-[.H240]" office:value-type="float" office:value="0.0336374585680567" calcext:value-type="float">
            <text:p>0.0336374586</text:p>
          </table:table-cell>
          <table:table-cell table:formula="of:=[.E240]+[.H240]" office:value-type="float" office:value="0.102181270715972" calcext:value-type="float">
            <text:p>0.1021812707</text:p>
          </table:table-cell>
          <table:table-cell table:formula="of:=[.F240]+[.I240]" office:value-type="float" office:value="0.238" calcext:value-type="float">
            <text:p>0.238</text:p>
          </table:table-cell>
          <table:table-cell table:formula="of:=[.I241]*(-1)*[.C241]/([.C241]+[.$B$3]*[.D241])" office:value-type="float" office:value="-0.000296563102539579" calcext:value-type="float">
            <text:p>-0.0002965631</text:p>
          </table:table-cell>
          <table:table-cell table:formula="of:=[.I241]*[.D241]/([.C241]/[.$B$3]+[.D241])" office:value-type="float" office:value="0.000703436897460422" calcext:value-type="float">
            <text:p>0.0007034369</text:p>
          </table:table-cell>
          <table:table-cell table:formula="of:=[.H240]-[.G240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41]+[.G241]" office:value-type="float" office:value="0.0138847076134321" calcext:value-type="float">
            <text:p>0.0138847076</text:p>
          </table:table-cell>
          <table:table-cell table:formula="of:=[.D241]-[.G241]-[.H241]" office:value-type="float" office:value="0.0332305847731359" calcext:value-type="float">
            <text:p>0.0332305848</text:p>
          </table:table-cell>
          <table:table-cell table:formula="of:=[.E241]+[.H241]" office:value-type="float" office:value="0.102884707613432" calcext:value-type="float">
            <text:p>0.1028847076</text:p>
          </table:table-cell>
          <table:table-cell table:formula="of:=[.F241]+[.I241]" office:value-type="float" office:value="0.239" calcext:value-type="float">
            <text:p>0.239</text:p>
          </table:table-cell>
          <table:table-cell table:formula="of:=[.I242]*(-1)*[.C242]/([.C242]+[.$B$3]*[.D242])" office:value-type="float" office:value="-0.000294696411931648" calcext:value-type="float">
            <text:p>-0.0002946964</text:p>
          </table:table-cell>
          <table:table-cell table:formula="of:=[.I242]*[.D242]/([.C242]/[.$B$3]+[.D242])" office:value-type="float" office:value="0.000705303588068353" calcext:value-type="float">
            <text:p>0.0007053036</text:p>
          </table:table-cell>
          <table:table-cell table:formula="of:=[.H241]-[.G241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42]+[.G242]" office:value-type="float" office:value="0.0135900112015004" calcext:value-type="float">
            <text:p>0.0135900112</text:p>
          </table:table-cell>
          <table:table-cell table:formula="of:=[.D242]-[.G242]-[.H242]" office:value-type="float" office:value="0.0328199775969992" calcext:value-type="float">
            <text:p>0.0328199776</text:p>
          </table:table-cell>
          <table:table-cell table:formula="of:=[.E242]+[.H242]" office:value-type="float" office:value="0.103590011201501" calcext:value-type="float">
            <text:p>0.1035900112</text:p>
          </table:table-cell>
          <table:table-cell table:formula="of:=[.F242]+[.I242]" office:value-type="float" office:value="0.24" calcext:value-type="float">
            <text:p>0.24</text:p>
          </table:table-cell>
          <table:table-cell table:formula="of:=[.I243]*(-1)*[.C243]/([.C243]+[.$B$3]*[.D243])" office:value-type="float" office:value="-0.000292825134272383" calcext:value-type="float">
            <text:p>-0.0002928251</text:p>
          </table:table-cell>
          <table:table-cell table:formula="of:=[.I243]*[.D243]/([.C243]/[.$B$3]+[.D243])" office:value-type="float" office:value="0.000707174865727618" calcext:value-type="float">
            <text:p>0.0007071749</text:p>
          </table:table-cell>
          <table:table-cell table:formula="of:=[.H242]-[.G242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43]+[.G243]" office:value-type="float" office:value="0.013297186067228" calcext:value-type="float">
            <text:p>0.0132971861</text:p>
          </table:table-cell>
          <table:table-cell table:formula="of:=[.D243]-[.G243]-[.H243]" office:value-type="float" office:value="0.0324056278655439" calcext:value-type="float">
            <text:p>0.0324056279</text:p>
          </table:table-cell>
          <table:table-cell table:formula="of:=[.E243]+[.H243]" office:value-type="float" office:value="0.104297186067228" calcext:value-type="float">
            <text:p>0.1042971861</text:p>
          </table:table-cell>
          <table:table-cell table:formula="of:=[.F243]+[.I243]" office:value-type="float" office:value="0.241" calcext:value-type="float">
            <text:p>0.241</text:p>
          </table:table-cell>
          <table:table-cell table:formula="of:=[.I244]*(-1)*[.C244]/([.C244]+[.$B$3]*[.D244])" office:value-type="float" office:value="-0.000290948957470933" calcext:value-type="float">
            <text:p>-0.000290949</text:p>
          </table:table-cell>
          <table:table-cell table:formula="of:=[.I244]*[.D244]/([.C244]/[.$B$3]+[.D244])" office:value-type="float" office:value="0.000709051042529068" calcext:value-type="float">
            <text:p>0.000709051</text:p>
          </table:table-cell>
          <table:table-cell table:formula="of:=[.H243]-[.G243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44]+[.G244]" office:value-type="float" office:value="0.0130062371097571" calcext:value-type="float">
            <text:p>0.0130062371</text:p>
          </table:table-cell>
          <table:table-cell table:formula="of:=[.D244]-[.G244]-[.H244]" office:value-type="float" office:value="0.0319875257804858" calcext:value-type="float">
            <text:p>0.0319875258</text:p>
          </table:table-cell>
          <table:table-cell table:formula="of:=[.E244]+[.H244]" office:value-type="float" office:value="0.105006237109757" calcext:value-type="float">
            <text:p>0.1050062371</text:p>
          </table:table-cell>
          <table:table-cell table:formula="of:=[.F244]+[.I244]" office:value-type="float" office:value="0.242" calcext:value-type="float">
            <text:p>0.242</text:p>
          </table:table-cell>
          <table:table-cell table:formula="of:=[.I245]*(-1)*[.C245]/([.C245]+[.$B$3]*[.D245])" office:value-type="float" office:value="-0.000289067556796357" calcext:value-type="float">
            <text:p>-0.0002890676</text:p>
          </table:table-cell>
          <table:table-cell table:formula="of:=[.I245]*[.D245]/([.C245]/[.$B$3]+[.D245])" office:value-type="float" office:value="0.000710932443203644" calcext:value-type="float">
            <text:p>0.0007109324</text:p>
          </table:table-cell>
          <table:table-cell table:formula="of:=[.H244]-[.G244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45]+[.G245]" office:value-type="float" office:value="0.0127171695529607" calcext:value-type="float">
            <text:p>0.0127171696</text:p>
          </table:table-cell>
          <table:table-cell table:formula="of:=[.D245]-[.G245]-[.H245]" office:value-type="float" office:value="0.0315656608940785" calcext:value-type="float">
            <text:p>0.0315656609</text:p>
          </table:table-cell>
          <table:table-cell table:formula="of:=[.E245]+[.H245]" office:value-type="float" office:value="0.105717169552961" calcext:value-type="float">
            <text:p>0.1057171696</text:p>
          </table:table-cell>
          <table:table-cell table:formula="of:=[.F245]+[.I245]" office:value-type="float" office:value="0.243" calcext:value-type="float">
            <text:p>0.243</text:p>
          </table:table-cell>
          <table:table-cell table:formula="of:=[.I246]*(-1)*[.C246]/([.C246]+[.$B$3]*[.D246])" office:value-type="float" office:value="-0.000287180594026619" calcext:value-type="float">
            <text:p>-0.0002871806</text:p>
          </table:table-cell>
          <table:table-cell table:formula="of:=[.I246]*[.D246]/([.C246]/[.$B$3]+[.D246])" office:value-type="float" office:value="0.000712819405973383" calcext:value-type="float">
            <text:p>0.0007128194</text:p>
          </table:table-cell>
          <table:table-cell table:formula="of:=[.H245]-[.G245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46]+[.G246]" office:value-type="float" office:value="0.0124299889589341" calcext:value-type="float">
            <text:p>0.012429989</text:p>
          </table:table-cell>
          <table:table-cell table:formula="of:=[.D246]-[.G246]-[.H246]" office:value-type="float" office:value="0.0311400220821317" calcext:value-type="float">
            <text:p>0.0311400221</text:p>
          </table:table-cell>
          <table:table-cell table:formula="of:=[.E246]+[.H246]" office:value-type="float" office:value="0.106429988958934" calcext:value-type="float">
            <text:p>0.106429989</text:p>
          </table:table-cell>
          <table:table-cell table:formula="of:=[.F246]+[.I246]" office:value-type="float" office:value="0.244" calcext:value-type="float">
            <text:p>0.244</text:p>
          </table:table-cell>
          <table:table-cell table:formula="of:=[.I247]*(-1)*[.C247]/([.C247]+[.$B$3]*[.D247])" office:value-type="float" office:value="-0.000285287716526364" calcext:value-type="float">
            <text:p>-0.0002852877</text:p>
          </table:table-cell>
          <table:table-cell table:formula="of:=[.I247]*[.D247]/([.C247]/[.$B$3]+[.D247])" office:value-type="float" office:value="0.000714712283473637" calcext:value-type="float">
            <text:p>0.0007147123</text:p>
          </table:table-cell>
          <table:table-cell table:formula="of:=[.H246]-[.G246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47]+[.G247]" office:value-type="float" office:value="0.0121447012424078" calcext:value-type="float">
            <text:p>0.0121447012</text:p>
          </table:table-cell>
          <table:table-cell table:formula="of:=[.D247]-[.G247]-[.H247]" office:value-type="float" office:value="0.0307105975151845" calcext:value-type="float">
            <text:p>0.0307105975</text:p>
          </table:table-cell>
          <table:table-cell table:formula="of:=[.E247]+[.H247]" office:value-type="float" office:value="0.107144701242408" calcext:value-type="float">
            <text:p>0.1071447012</text:p>
          </table:table-cell>
          <table:table-cell table:formula="of:=[.F247]+[.I247]" office:value-type="float" office:value="0.245" calcext:value-type="float">
            <text:p>0.245</text:p>
          </table:table-cell>
          <table:table-cell table:formula="of:=[.I248]*(-1)*[.C248]/([.C248]+[.$B$3]*[.D248])" office:value-type="float" office:value="-0.000283388556246063" calcext:value-type="float">
            <text:p>-0.0002833886</text:p>
          </table:table-cell>
          <table:table-cell table:formula="of:=[.I248]*[.D248]/([.C248]/[.$B$3]+[.D248])" office:value-type="float" office:value="0.000716611443753938" calcext:value-type="float">
            <text:p>0.0007166114</text:p>
          </table:table-cell>
          <table:table-cell table:formula="of:=[.H247]-[.G247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48]+[.G248]" office:value-type="float" office:value="0.0118613126861617" calcext:value-type="float">
            <text:p>0.0118613127</text:p>
          </table:table-cell>
          <table:table-cell table:formula="of:=[.D248]-[.G248]-[.H248]" office:value-type="float" office:value="0.0302773746276766" calcext:value-type="float">
            <text:p>0.0302773746</text:p>
          </table:table-cell>
          <table:table-cell table:formula="of:=[.E248]+[.H248]" office:value-type="float" office:value="0.107861312686162" calcext:value-type="float">
            <text:p>0.1078613127</text:p>
          </table:table-cell>
          <table:table-cell table:formula="of:=[.F248]+[.I248]" office:value-type="float" office:value="0.246" calcext:value-type="float">
            <text:p>0.246</text:p>
          </table:table-cell>
          <table:table-cell table:formula="of:=[.I249]*(-1)*[.C249]/([.C249]+[.$B$3]*[.D249])" office:value-type="float" office:value="-0.00028148272863418" calcext:value-type="float">
            <text:p>-0.0002814827</text:p>
          </table:table-cell>
          <table:table-cell table:formula="of:=[.I249]*[.D249]/([.C249]/[.$B$3]+[.D249])" office:value-type="float" office:value="0.000718517271365821" calcext:value-type="float">
            <text:p>0.0007185173</text:p>
          </table:table-cell>
          <table:table-cell table:formula="of:=[.H248]-[.G248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49]+[.G249]" office:value-type="float" office:value="0.0115798299575275" calcext:value-type="float">
            <text:p>0.01157983</text:p>
          </table:table-cell>
          <table:table-cell table:formula="of:=[.D249]-[.G249]-[.H249]" office:value-type="float" office:value="0.0298403400849449" calcext:value-type="float">
            <text:p>0.0298403401</text:p>
          </table:table-cell>
          <table:table-cell table:formula="of:=[.E249]+[.H249]" office:value-type="float" office:value="0.108579829957528" calcext:value-type="float">
            <text:p>0.10857983</text:p>
          </table:table-cell>
          <table:table-cell table:formula="of:=[.F249]+[.I249]" office:value-type="float" office:value="0.247" calcext:value-type="float">
            <text:p>0.247</text:p>
          </table:table-cell>
          <table:table-cell table:formula="of:=[.I250]*(-1)*[.C250]/([.C250]+[.$B$3]*[.D250])" office:value-type="float" office:value="-0.000279569831452974" calcext:value-type="float">
            <text:p>-0.0002795698</text:p>
          </table:table-cell>
          <table:table-cell table:formula="of:=[.I250]*[.D250]/([.C250]/[.$B$3]+[.D250])" office:value-type="float" office:value="0.000720430168547028" calcext:value-type="float">
            <text:p>0.0007204302</text:p>
          </table:table-cell>
          <table:table-cell table:formula="of:=[.H249]-[.G249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50]+[.G250]" office:value-type="float" office:value="0.0113002601260745" calcext:value-type="float">
            <text:p>0.0113002601</text:p>
          </table:table-cell>
          <table:table-cell table:formula="of:=[.D250]-[.G250]-[.H250]" office:value-type="float" office:value="0.0293994797478509" calcext:value-type="float">
            <text:p>0.0293994797</text:p>
          </table:table-cell>
          <table:table-cell table:formula="of:=[.E250]+[.H250]" office:value-type="float" office:value="0.109300260126075" calcext:value-type="float">
            <text:p>0.1093002601</text:p>
          </table:table-cell>
          <table:table-cell table:formula="of:=[.F250]+[.I250]" office:value-type="float" office:value="0.248" calcext:value-type="float">
            <text:p>0.248</text:p>
          </table:table-cell>
          <table:table-cell table:formula="of:=[.I251]*(-1)*[.C251]/([.C251]+[.$B$3]*[.D251])" office:value-type="float" office:value="-0.000277649443487332" calcext:value-type="float">
            <text:p>-0.0002776494</text:p>
          </table:table-cell>
          <table:table-cell table:formula="of:=[.I251]*[.D251]/([.C251]/[.$B$3]+[.D251])" office:value-type="float" office:value="0.00072235055651267" calcext:value-type="float">
            <text:p>0.0007223506</text:p>
          </table:table-cell>
          <table:table-cell table:formula="of:=[.H250]-[.G250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51]+[.G251]" office:value-type="float" office:value="0.0110226106825872" calcext:value-type="float">
            <text:p>0.0110226107</text:p>
          </table:table-cell>
          <table:table-cell table:formula="of:=[.D251]-[.G251]-[.H251]" office:value-type="float" office:value="0.0289547786348255" calcext:value-type="float">
            <text:p>0.0289547786</text:p>
          </table:table-cell>
          <table:table-cell table:formula="of:=[.E251]+[.H251]" office:value-type="float" office:value="0.110022610682587" calcext:value-type="float">
            <text:p>0.1100226107</text:p>
          </table:table-cell>
          <table:table-cell table:formula="of:=[.F251]+[.I251]" office:value-type="float" office:value="0.249" calcext:value-type="float">
            <text:p>0.249</text:p>
          </table:table-cell>
          <table:table-cell table:formula="of:=[.I252]*(-1)*[.C252]/([.C252]+[.$B$3]*[.D252])" office:value-type="float" office:value="-0.000275721123134625" calcext:value-type="float">
            <text:p>-0.0002757211</text:p>
          </table:table-cell>
          <table:table-cell table:formula="of:=[.I252]*[.D252]/([.C252]/[.$B$3]+[.D252])" office:value-type="float" office:value="0.000724278876865376" calcext:value-type="float">
            <text:p>0.0007242789</text:p>
          </table:table-cell>
          <table:table-cell table:formula="of:=[.H251]-[.G251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52]+[.G252]" office:value-type="float" office:value="0.0107468895594526" calcext:value-type="float">
            <text:p>0.0107468896</text:p>
          </table:table-cell>
          <table:table-cell table:formula="of:=[.D252]-[.G252]-[.H252]" office:value-type="float" office:value="0.0285062208810948" calcext:value-type="float">
            <text:p>0.0285062209</text:p>
          </table:table-cell>
          <table:table-cell table:formula="of:=[.E252]+[.H252]" office:value-type="float" office:value="0.110746889559453" calcext:value-type="float">
            <text:p>0.1107468896</text:p>
          </table:table-cell>
          <table:table-cell table:formula="of:=[.F252]+[.I252]" office:value-type="float" office:value="0.25" calcext:value-type="float">
            <text:p>0.25</text:p>
          </table:table-cell>
          <table:table-cell table:formula="of:=[.I253]*(-1)*[.C253]/([.C253]+[.$B$3]*[.D253])" office:value-type="float" office:value="-0.000273784406861968" calcext:value-type="float">
            <text:p>-0.0002737844</text:p>
          </table:table-cell>
          <table:table-cell table:formula="of:=[.I253]*[.D253]/([.C253]/[.$B$3]+[.D253])" office:value-type="float" office:value="0.000726215593138033" calcext:value-type="float">
            <text:p>0.0007262156</text:p>
          </table:table-cell>
          <table:table-cell table:formula="of:=[.H252]-[.G252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53]+[.G253]" office:value-type="float" office:value="0.0104731051525906" calcext:value-type="float">
            <text:p>0.0104731052</text:p>
          </table:table-cell>
          <table:table-cell table:formula="of:=[.D253]-[.G253]-[.H253]" office:value-type="float" office:value="0.0280537896948187" calcext:value-type="float">
            <text:p>0.0280537897</text:p>
          </table:table-cell>
          <table:table-cell table:formula="of:=[.E253]+[.H253]" office:value-type="float" office:value="0.111473105152591" calcext:value-type="float">
            <text:p>0.1114731052</text:p>
          </table:table-cell>
          <table:table-cell table:formula="of:=[.F253]+[.I253]" office:value-type="float" office:value="0.251" calcext:value-type="float">
            <text:p>0.251</text:p>
          </table:table-cell>
          <table:table-cell table:formula="of:=[.I254]*(-1)*[.C254]/([.C254]+[.$B$3]*[.D254])" office:value-type="float" office:value="-0.000271838807515391" calcext:value-type="float">
            <text:p>-0.0002718388</text:p>
          </table:table-cell>
          <table:table-cell table:formula="of:=[.I254]*[.D254]/([.C254]/[.$B$3]+[.D254])" office:value-type="float" office:value="0.00072816119248461" calcext:value-type="float">
            <text:p>0.0007281612</text:p>
          </table:table-cell>
          <table:table-cell table:formula="of:=[.H253]-[.G253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54]+[.G254]" office:value-type="float" office:value="0.0102012663450752" calcext:value-type="float">
            <text:p>0.0102012663</text:p>
          </table:table-cell>
          <table:table-cell table:formula="of:=[.D254]-[.G254]-[.H254]" office:value-type="float" office:value="0.0275974673098495" calcext:value-type="float">
            <text:p>0.0275974673</text:p>
          </table:table-cell>
          <table:table-cell table:formula="of:=[.E254]+[.H254]" office:value-type="float" office:value="0.112201266345075" calcext:value-type="float">
            <text:p>0.1122012663</text:p>
          </table:table-cell>
          <table:table-cell table:formula="of:=[.F254]+[.I254]" office:value-type="float" office:value="0.252" calcext:value-type="float">
            <text:p>0.252</text:p>
          </table:table-cell>
          <table:table-cell table:formula="of:=[.I255]*(-1)*[.C255]/([.C255]+[.$B$3]*[.D255])" office:value-type="float" office:value="-0.000269883812463282" calcext:value-type="float">
            <text:p>-0.0002698838</text:p>
          </table:table-cell>
          <table:table-cell table:formula="of:=[.I255]*[.D255]/([.C255]/[.$B$3]+[.D255])" office:value-type="float" office:value="0.00073011618753672" calcext:value-type="float">
            <text:p>0.0007301162</text:p>
          </table:table-cell>
          <table:table-cell table:formula="of:=[.H254]-[.G254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55]+[.G255]" office:value-type="float" office:value="0.00993138253261194" calcext:value-type="float">
            <text:p>0.0099313825</text:p>
          </table:table-cell>
          <table:table-cell table:formula="of:=[.D255]-[.G255]-[.H255]" office:value-type="float" office:value="0.0271372349347761" calcext:value-type="float">
            <text:p>0.0271372349</text:p>
          </table:table-cell>
          <table:table-cell table:formula="of:=[.E255]+[.H255]" office:value-type="float" office:value="0.112931382532612" calcext:value-type="float">
            <text:p>0.1129313825</text:p>
          </table:table-cell>
          <table:table-cell table:formula="of:=[.F255]+[.I255]" office:value-type="float" office:value="0.253" calcext:value-type="float">
            <text:p>0.253</text:p>
          </table:table-cell>
          <table:table-cell table:formula="of:=[.I256]*(-1)*[.C256]/([.C256]+[.$B$3]*[.D256])" office:value-type="float" office:value="-0.0002679188815539" calcext:value-type="float">
            <text:p>-0.0002679189</text:p>
          </table:table-cell>
          <table:table-cell table:formula="of:=[.I256]*[.D256]/([.C256]/[.$B$3]+[.D256])" office:value-type="float" office:value="0.000732081118446101" calcext:value-type="float">
            <text:p>0.0007320811</text:p>
          </table:table-cell>
          <table:table-cell table:formula="of:=[.H255]-[.G255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56]+[.G256]" office:value-type="float" office:value="0.00966346365105804" calcext:value-type="float">
            <text:p>0.0096634637</text:p>
          </table:table-cell>
          <table:table-cell table:formula="of:=[.D256]-[.G256]-[.H256]" office:value-type="float" office:value="0.0266730726978839" calcext:value-type="float">
            <text:p>0.0266730727</text:p>
          </table:table-cell>
          <table:table-cell table:formula="of:=[.E256]+[.H256]" office:value-type="float" office:value="0.113663463651058" calcext:value-type="float">
            <text:p>0.1136634637</text:p>
          </table:table-cell>
          <table:table-cell table:formula="of:=[.F256]+[.I256]" office:value-type="float" office:value="0.254" calcext:value-type="float">
            <text:p>0.254</text:p>
          </table:table-cell>
          <table:table-cell table:formula="of:=[.I257]*(-1)*[.C257]/([.C257]+[.$B$3]*[.D257])" office:value-type="float" office:value="-0.000265943444863848" calcext:value-type="float">
            <text:p>-0.0002659434</text:p>
          </table:table-cell>
          <table:table-cell table:formula="of:=[.I257]*[.D257]/([.C257]/[.$B$3]+[.D257])" office:value-type="float" office:value="0.000734056555136153" calcext:value-type="float">
            <text:p>0.0007340566</text:p>
          </table:table-cell>
          <table:table-cell table:formula="of:=[.H256]-[.G256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57]+[.G257]" office:value-type="float" office:value="0.00939752020619419" calcext:value-type="float">
            <text:p>0.0093975202</text:p>
          </table:table-cell>
          <table:table-cell table:formula="of:=[.D257]-[.G257]-[.H257]" office:value-type="float" office:value="0.0262049595876116" calcext:value-type="float">
            <text:p>0.0262049596</text:p>
          </table:table-cell>
          <table:table-cell table:formula="of:=[.E257]+[.H257]" office:value-type="float" office:value="0.114397520206194" calcext:value-type="float">
            <text:p>0.1143975202</text:p>
          </table:table-cell>
          <table:table-cell table:formula="of:=[.F257]+[.I257]" office:value-type="float" office:value="0.255" calcext:value-type="float">
            <text:p>0.255</text:p>
          </table:table-cell>
          <table:table-cell table:formula="of:=[.I258]*(-1)*[.C258]/([.C258]+[.$B$3]*[.D258])" office:value-type="float" office:value="-0.000263956900210901" calcext:value-type="float">
            <text:p>-0.0002639569</text:p>
          </table:table-cell>
          <table:table-cell table:formula="of:=[.I258]*[.D258]/([.C258]/[.$B$3]+[.D258])" office:value-type="float" office:value="0.0007360430997891" calcext:value-type="float">
            <text:p>0.0007360431</text:p>
          </table:table-cell>
          <table:table-cell table:formula="of:=[.H257]-[.G257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58]+[.G258]" office:value-type="float" office:value="0.00913356330598329" calcext:value-type="float">
            <text:p>0.0091335633</text:p>
          </table:table-cell>
          <table:table-cell table:formula="of:=[.D258]-[.G258]-[.H258]" office:value-type="float" office:value="0.0257328733880334" calcext:value-type="float">
            <text:p>0.0257328734</text:p>
          </table:table-cell>
          <table:table-cell table:formula="of:=[.E258]+[.H258]" office:value-type="float" office:value="0.115133563305983" calcext:value-type="float">
            <text:p>0.1151335633</text:p>
          </table:table-cell>
          <table:table-cell table:formula="of:=[.F258]+[.I258]" office:value-type="float" office:value="0.256" calcext:value-type="float">
            <text:p>0.256</text:p>
          </table:table-cell>
          <table:table-cell table:formula="of:=[.I259]*(-1)*[.C259]/([.C259]+[.$B$3]*[.D259])" office:value-type="float" office:value="-0.000261958610400549" calcext:value-type="float">
            <text:p>-0.0002619586</text:p>
          </table:table-cell>
          <table:table-cell table:formula="of:=[.I259]*[.D259]/([.C259]/[.$B$3]+[.D259])" office:value-type="float" office:value="0.000738041389599453" calcext:value-type="float">
            <text:p>0.0007380414</text:p>
          </table:table-cell>
          <table:table-cell table:formula="of:=[.H258]-[.G258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59]+[.G259]" office:value-type="float" office:value="0.00887160469558275" calcext:value-type="float">
            <text:p>0.0088716047</text:p>
          </table:table-cell>
          <table:table-cell table:formula="of:=[.D259]-[.G259]-[.H259]" office:value-type="float" office:value="0.0252567906088345" calcext:value-type="float">
            <text:p>0.0252567906</text:p>
          </table:table-cell>
          <table:table-cell table:formula="of:=[.E259]+[.H259]" office:value-type="float" office:value="0.115871604695583" calcext:value-type="float">
            <text:p>0.1158716047</text:p>
          </table:table-cell>
          <table:table-cell table:formula="of:=[.F259]+[.I259]" office:value-type="float" office:value="0.257" calcext:value-type="float">
            <text:p>0.257</text:p>
          </table:table-cell>
          <table:table-cell table:formula="of:=[.I260]*(-1)*[.C260]/([.C260]+[.$B$3]*[.D260])" office:value-type="float" office:value="-0.000259947900170815" calcext:value-type="float">
            <text:p>-0.0002599479</text:p>
          </table:table-cell>
          <table:table-cell table:formula="of:=[.I260]*[.D260]/([.C260]/[.$B$3]+[.D260])" office:value-type="float" office:value="0.000740052099829187" calcext:value-type="float">
            <text:p>0.0007400521</text:p>
          </table:table-cell>
          <table:table-cell table:formula="of:=[.H259]-[.G259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60]+[.G260]" office:value-type="float" office:value="0.00861165679541193" calcext:value-type="float">
            <text:p>0.0086116568</text:p>
          </table:table-cell>
          <table:table-cell table:formula="of:=[.D260]-[.G260]-[.H260]" office:value-type="float" office:value="0.0247766864091761" calcext:value-type="float">
            <text:p>0.0247766864</text:p>
          </table:table-cell>
          <table:table-cell table:formula="of:=[.E260]+[.H260]" office:value-type="float" office:value="0.116611656795412" calcext:value-type="float">
            <text:p>0.1166116568</text:p>
          </table:table-cell>
          <table:table-cell table:formula="of:=[.F260]+[.I260]" office:value-type="float" office:value="0.258" calcext:value-type="float">
            <text:p>0.258</text:p>
          </table:table-cell>
          <table:table-cell table:formula="of:=[.I261]*(-1)*[.C261]/([.C261]+[.$B$3]*[.D261])" office:value-type="float" office:value="-0.000257924052794227" calcext:value-type="float">
            <text:p>-0.0002579241</text:p>
          </table:table-cell>
          <table:table-cell table:formula="of:=[.I261]*[.D261]/([.C261]/[.$B$3]+[.D261])" office:value-type="float" office:value="0.000742075947205774" calcext:value-type="float">
            <text:p>0.0007420759</text:p>
          </table:table-cell>
          <table:table-cell table:formula="of:=[.H260]-[.G260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61]+[.G261]" office:value-type="float" office:value="0.0083537327426177" calcext:value-type="float">
            <text:p>0.0083537327</text:p>
          </table:table-cell>
          <table:table-cell table:formula="of:=[.D261]-[.G261]-[.H261]" office:value-type="float" office:value="0.0242925345147645" calcext:value-type="float">
            <text:p>0.0242925345</text:p>
          </table:table-cell>
          <table:table-cell table:formula="of:=[.E261]+[.H261]" office:value-type="float" office:value="0.117353732742618" calcext:value-type="float">
            <text:p>0.1173537327</text:p>
          </table:table-cell>
          <table:table-cell table:formula="of:=[.F261]+[.I261]" office:value-type="float" office:value="0.259" calcext:value-type="float">
            <text:p>0.259</text:p>
          </table:table-cell>
          <table:table-cell table:formula="of:=[.I262]*(-1)*[.C262]/([.C262]+[.$B$3]*[.D262])" office:value-type="float" office:value="-0.000255886306289081" calcext:value-type="float">
            <text:p>-0.0002558863</text:p>
          </table:table-cell>
          <table:table-cell table:formula="of:=[.I262]*[.D262]/([.C262]/[.$B$3]+[.D262])" office:value-type="float" office:value="0.00074411369371092" calcext:value-type="float">
            <text:p>0.0007441137</text:p>
          </table:table-cell>
          <table:table-cell table:formula="of:=[.H261]-[.G261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62]+[.G262]" office:value-type="float" office:value="0.00809784643632862" calcext:value-type="float">
            <text:p>0.0080978464</text:p>
          </table:table-cell>
          <table:table-cell table:formula="of:=[.D262]-[.G262]-[.H262]" office:value-type="float" office:value="0.0238043071273427" calcext:value-type="float">
            <text:p>0.0238043071</text:p>
          </table:table-cell>
          <table:table-cell table:formula="of:=[.E262]+[.H262]" office:value-type="float" office:value="0.118097846436329" calcext:value-type="float">
            <text:p>0.1180978464</text:p>
          </table:table-cell>
          <table:table-cell table:formula="of:=[.F262]+[.I262]" office:value-type="float" office:value="0.26" calcext:value-type="float">
            <text:p>0.26</text:p>
          </table:table-cell>
          <table:table-cell table:formula="of:=[.I263]*(-1)*[.C263]/([.C263]+[.$B$3]*[.D263])" office:value-type="float" office:value="-0.00025383384918409" calcext:value-type="float">
            <text:p>-0.0002538338</text:p>
          </table:table-cell>
          <table:table-cell table:formula="of:=[.I263]*[.D263]/([.C263]/[.$B$3]+[.D263])" office:value-type="float" office:value="0.000746166150815912" calcext:value-type="float">
            <text:p>0.0007461662</text:p>
          </table:table-cell>
          <table:table-cell table:formula="of:=[.H262]-[.G262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63]+[.G263]" office:value-type="float" office:value="0.00784401258714453" calcext:value-type="float">
            <text:p>0.0078440126</text:p>
          </table:table-cell>
          <table:table-cell table:formula="of:=[.D263]-[.G263]-[.H263]" office:value-type="float" office:value="0.0233119748257109" calcext:value-type="float">
            <text:p>0.0233119748</text:p>
          </table:table-cell>
          <table:table-cell table:formula="of:=[.E263]+[.H263]" office:value-type="float" office:value="0.118844012587145" calcext:value-type="float">
            <text:p>0.1188440126</text:p>
          </table:table-cell>
          <table:table-cell table:formula="of:=[.F263]+[.I263]" office:value-type="float" office:value="0.261" calcext:value-type="float">
            <text:p>0.261</text:p>
          </table:table-cell>
          <table:table-cell table:formula="of:=[.I264]*(-1)*[.C264]/([.C264]+[.$B$3]*[.D264])" office:value-type="float" office:value="-0.000251765815770871" calcext:value-type="float">
            <text:p>-0.0002517658</text:p>
          </table:table-cell>
          <table:table-cell table:formula="of:=[.I264]*[.D264]/([.C264]/[.$B$3]+[.D264])" office:value-type="float" office:value="0.00074823418422913" calcext:value-type="float">
            <text:p>0.0007482342</text:p>
          </table:table-cell>
          <table:table-cell table:formula="of:=[.H263]-[.G263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64]+[.G264]" office:value-type="float" office:value="0.00759224677137366" calcext:value-type="float">
            <text:p>0.0075922468</text:p>
          </table:table-cell>
          <table:table-cell table:formula="of:=[.D264]-[.G264]-[.H264]" office:value-type="float" office:value="0.0228155064572526" calcext:value-type="float">
            <text:p>0.0228155065</text:p>
          </table:table-cell>
          <table:table-cell table:formula="of:=[.E264]+[.H264]" office:value-type="float" office:value="0.119592246771374" calcext:value-type="float">
            <text:p>0.1195922468</text:p>
          </table:table-cell>
          <table:table-cell table:formula="of:=[.F264]+[.I264]" office:value-type="float" office:value="0.262" calcext:value-type="float">
            <text:p>0.262</text:p>
          </table:table-cell>
          <table:table-cell table:formula="of:=[.I265]*(-1)*[.C265]/([.C265]+[.$B$3]*[.D265])" office:value-type="float" office:value="-0.000249681280767111" calcext:value-type="float">
            <text:p>-0.0002496813</text:p>
          </table:table-cell>
          <table:table-cell table:formula="of:=[.I265]*[.D265]/([.C265]/[.$B$3]+[.D265])" office:value-type="float" office:value="0.00075031871923289" calcext:value-type="float">
            <text:p>0.0007503187</text:p>
          </table:table-cell>
          <table:table-cell table:formula="of:=[.H264]-[.G264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65]+[.G265]" office:value-type="float" office:value="0.00734256549060655" calcext:value-type="float">
            <text:p>0.0073425655</text:p>
          </table:table-cell>
          <table:table-cell table:formula="of:=[.D265]-[.G265]-[.H265]" office:value-type="float" office:value="0.0223148690187869" calcext:value-type="float">
            <text:p>0.022314869</text:p>
          </table:table-cell>
          <table:table-cell table:formula="of:=[.E265]+[.H265]" office:value-type="float" office:value="0.120342565490607" calcext:value-type="float">
            <text:p>0.1203425655</text:p>
          </table:table-cell>
          <table:table-cell table:formula="of:=[.F265]+[.I265]" office:value-type="float" office:value="0.263" calcext:value-type="float">
            <text:p>0.263</text:p>
          </table:table-cell>
          <table:table-cell table:formula="of:=[.I266]*(-1)*[.C266]/([.C266]+[.$B$3]*[.D266])" office:value-type="float" office:value="-0.000247579253299234" calcext:value-type="float">
            <text:p>-0.0002475793</text:p>
          </table:table-cell>
          <table:table-cell table:formula="of:=[.I266]*[.D266]/([.C266]/[.$B$3]+[.D266])" office:value-type="float" office:value="0.000752420746700767" calcext:value-type="float">
            <text:p>0.0007524207</text:p>
          </table:table-cell>
          <table:table-cell table:formula="of:=[.H265]-[.G265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66]+[.G266]" office:value-type="float" office:value="0.00709498623730732" calcext:value-type="float">
            <text:p>0.0070949862</text:p>
          </table:table-cell>
          <table:table-cell table:formula="of:=[.D266]-[.G266]-[.H266]" office:value-type="float" office:value="0.0218100275253853" calcext:value-type="float">
            <text:p>0.0218100275</text:p>
          </table:table-cell>
          <table:table-cell table:formula="of:=[.E266]+[.H266]" office:value-type="float" office:value="0.121094986237307" calcext:value-type="float">
            <text:p>0.1210949862</text:p>
          </table:table-cell>
          <table:table-cell table:formula="of:=[.F266]+[.I266]" office:value-type="float" office:value="0.264" calcext:value-type="float">
            <text:p>0.264</text:p>
          </table:table-cell>
          <table:table-cell table:formula="of:=[.I267]*(-1)*[.C267]/([.C267]+[.$B$3]*[.D267])" office:value-type="float" office:value="-0.000245458670096353" calcext:value-type="float">
            <text:p>-0.0002454587</text:p>
          </table:table-cell>
          <table:table-cell table:formula="of:=[.I267]*[.D267]/([.C267]/[.$B$3]+[.D267])" office:value-type="float" office:value="0.000754541329903648" calcext:value-type="float">
            <text:p>0.0007545413</text:p>
          </table:table-cell>
          <table:table-cell table:formula="of:=[.H266]-[.G266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67]+[.G267]" office:value-type="float" office:value="0.00684952756721096" calcext:value-type="float">
            <text:p>0.0068495276</text:p>
          </table:table-cell>
          <table:table-cell table:formula="of:=[.D267]-[.G267]-[.H267]" office:value-type="float" office:value="0.021300944865578" calcext:value-type="float">
            <text:p>0.0213009449</text:p>
          </table:table-cell>
          <table:table-cell table:formula="of:=[.E267]+[.H267]" office:value-type="float" office:value="0.121849527567211" calcext:value-type="float">
            <text:p>0.1218495276</text:p>
          </table:table-cell>
          <table:table-cell table:formula="of:=[.F267]+[.I267]" office:value-type="float" office:value="0.265" calcext:value-type="float">
            <text:p>0.265</text:p>
          </table:table-cell>
          <table:table-cell table:formula="of:=[.I268]*(-1)*[.C268]/([.C268]+[.$B$3]*[.D268])" office:value-type="float" office:value="-0.000243318387766481" calcext:value-type="float">
            <text:p>-0.0002433184</text:p>
          </table:table-cell>
          <table:table-cell table:formula="of:=[.I268]*[.D268]/([.C268]/[.$B$3]+[.D268])" office:value-type="float" office:value="0.000756681612233521" calcext:value-type="float">
            <text:p>0.0007566816</text:p>
          </table:table-cell>
          <table:table-cell table:formula="of:=[.H267]-[.G267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68]+[.G268]" office:value-type="float" office:value="0.00660620917944448" calcext:value-type="float">
            <text:p>0.0066062092</text:p>
          </table:table-cell>
          <table:table-cell table:formula="of:=[.D268]-[.G268]-[.H268]" office:value-type="float" office:value="0.020787581641111" calcext:value-type="float">
            <text:p>0.0207875816</text:p>
          </table:table-cell>
          <table:table-cell table:formula="of:=[.E268]+[.H268]" office:value-type="float" office:value="0.122606209179445" calcext:value-type="float">
            <text:p>0.1226062092</text:p>
          </table:table-cell>
          <table:table-cell table:formula="of:=[.F268]+[.I268]" office:value-type="float" office:value="0.266" calcext:value-type="float">
            <text:p>0.266</text:p>
          </table:table-cell>
          <table:table-cell table:formula="of:=[.I269]*(-1)*[.C269]/([.C269]+[.$B$3]*[.D269])" office:value-type="float" office:value="-0.000241157174000445" calcext:value-type="float">
            <text:p>-0.0002411572</text:p>
          </table:table-cell>
          <table:table-cell table:formula="of:=[.I269]*[.D269]/([.C269]/[.$B$3]+[.D269])" office:value-type="float" office:value="0.000758842825999557" calcext:value-type="float">
            <text:p>0.0007588428</text:p>
          </table:table-cell>
          <table:table-cell table:formula="of:=[.H268]-[.G268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69]+[.G269]" office:value-type="float" office:value="0.00636505200544404" calcext:value-type="float">
            <text:p>0.006365052</text:p>
          </table:table-cell>
          <table:table-cell table:formula="of:=[.D269]-[.G269]-[.H269]" office:value-type="float" office:value="0.0202698959891119" calcext:value-type="float">
            <text:p>0.020269896</text:p>
          </table:table-cell>
          <table:table-cell table:formula="of:=[.E269]+[.H269]" office:value-type="float" office:value="0.123365052005444" calcext:value-type="float">
            <text:p>0.123365052</text:p>
          </table:table-cell>
          <table:table-cell table:formula="of:=[.F269]+[.I269]" office:value-type="float" office:value="0.267" calcext:value-type="float">
            <text:p>0.267</text:p>
          </table:table-cell>
          <table:table-cell table:formula="of:=[.I270]*(-1)*[.C270]/([.C270]+[.$B$3]*[.D270])" office:value-type="float" office:value="-0.000238973697517451" calcext:value-type="float">
            <text:p>-0.0002389737</text:p>
          </table:table-cell>
          <table:table-cell table:formula="of:=[.I270]*[.D270]/([.C270]/[.$B$3]+[.D270])" office:value-type="float" office:value="0.000761026302482551" calcext:value-type="float">
            <text:p>0.0007610263</text:p>
          </table:table-cell>
          <table:table-cell table:formula="of:=[.H269]-[.G269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70]+[.G270]" office:value-type="float" office:value="0.00612607830792659" calcext:value-type="float">
            <text:p>0.0061260783</text:p>
          </table:table-cell>
          <table:table-cell table:formula="of:=[.D270]-[.G270]-[.H270]" office:value-type="float" office:value="0.0197478433841468" calcext:value-type="float">
            <text:p>0.0197478434</text:p>
          </table:table-cell>
          <table:table-cell table:formula="of:=[.E270]+[.H270]" office:value-type="float" office:value="0.124126078307927" calcext:value-type="float">
            <text:p>0.1241260783</text:p>
          </table:table-cell>
          <table:table-cell table:formula="of:=[.F270]+[.I270]" office:value-type="float" office:value="0.268" calcext:value-type="float">
            <text:p>0.268</text:p>
          </table:table-cell>
          <table:table-cell table:formula="of:=[.I271]*(-1)*[.C271]/([.C271]+[.$B$3]*[.D271])" office:value-type="float" office:value="-0.000236766516527077" calcext:value-type="float">
            <text:p>-0.0002367665</text:p>
          </table:table-cell>
          <table:table-cell table:formula="of:=[.I271]*[.D271]/([.C271]/[.$B$3]+[.D271])" office:value-type="float" office:value="0.000763233483472924" calcext:value-type="float">
            <text:p>0.0007632335</text:p>
          </table:table-cell>
          <table:table-cell table:formula="of:=[.H270]-[.G270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71]+[.G271]" office:value-type="float" office:value="0.00588931179139951" calcext:value-type="float">
            <text:p>0.0058893118</text:p>
          </table:table-cell>
          <table:table-cell table:formula="of:=[.D271]-[.G271]-[.H271]" office:value-type="float" office:value="0.0192213764172009" calcext:value-type="float">
            <text:p>0.0192213764</text:p>
          </table:table-cell>
          <table:table-cell table:formula="of:=[.E271]+[.H271]" office:value-type="float" office:value="0.1248893117914" calcext:value-type="float">
            <text:p>0.1248893118</text:p>
          </table:table-cell>
          <table:table-cell table:formula="of:=[.F271]+[.I271]" office:value-type="float" office:value="0.269" calcext:value-type="float">
            <text:p>0.269</text:p>
          </table:table-cell>
          <table:table-cell table:formula="of:=[.I272]*(-1)*[.C272]/([.C272]+[.$B$3]*[.D272])" office:value-type="float" office:value="-0.000234534065433636" calcext:value-type="float">
            <text:p>-0.0002345341</text:p>
          </table:table-cell>
          <table:table-cell table:formula="of:=[.I272]*[.D272]/([.C272]/[.$B$3]+[.D272])" office:value-type="float" office:value="0.000765465934566366" calcext:value-type="float">
            <text:p>0.0007654659</text:p>
          </table:table-cell>
          <table:table-cell table:formula="of:=[.H271]-[.G271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72]+[.G272]" office:value-type="float" office:value="0.00565477772596587" calcext:value-type="float">
            <text:p>0.0056547777</text:p>
          </table:table-cell>
          <table:table-cell table:formula="of:=[.D272]-[.G272]-[.H272]" office:value-type="float" office:value="0.0186904445480682" calcext:value-type="float">
            <text:p>0.0186904445</text:p>
          </table:table-cell>
          <table:table-cell table:formula="of:=[.E272]+[.H272]" office:value-type="float" office:value="0.125654777725966" calcext:value-type="float">
            <text:p>0.1256547777</text:p>
          </table:table-cell>
          <table:table-cell table:formula="of:=[.F272]+[.I272]" office:value-type="float" office:value="0.27" calcext:value-type="float">
            <text:p>0.27</text:p>
          </table:table-cell>
          <table:table-cell table:formula="of:=[.I273]*(-1)*[.C273]/([.C273]+[.$B$3]*[.D273])" office:value-type="float" office:value="-0.00023227463944731" calcext:value-type="float">
            <text:p>-0.0002322746</text:p>
          </table:table-cell>
          <table:table-cell table:formula="of:=[.I273]*[.D273]/([.C273]/[.$B$3]+[.D273])" office:value-type="float" office:value="0.000767725360552692" calcext:value-type="float">
            <text:p>0.0007677254</text:p>
          </table:table-cell>
          <table:table-cell table:formula="of:=[.H272]-[.G272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73]+[.G273]" office:value-type="float" office:value="0.00542250308651856" calcext:value-type="float">
            <text:p>0.0054225031</text:p>
          </table:table-cell>
          <table:table-cell table:formula="of:=[.D273]-[.G273]-[.H273]" office:value-type="float" office:value="0.0181549938269628" calcext:value-type="float">
            <text:p>0.0181549938</text:p>
          </table:table-cell>
          <table:table-cell table:formula="of:=[.E273]+[.H273]" office:value-type="float" office:value="0.126422503086519" calcext:value-type="float">
            <text:p>0.1264225031</text:p>
          </table:table-cell>
          <table:table-cell table:formula="of:=[.F273]+[.I273]" office:value-type="float" office:value="0.271" calcext:value-type="float">
            <text:p>0.271</text:p>
          </table:table-cell>
          <table:table-cell table:formula="of:=[.I274]*(-1)*[.C274]/([.C274]+[.$B$3]*[.D274])" office:value-type="float" office:value="-0.000229986376688614" calcext:value-type="float">
            <text:p>-0.0002299864</text:p>
          </table:table-cell>
          <table:table-cell table:formula="of:=[.I274]*[.D274]/([.C274]/[.$B$3]+[.D274])" office:value-type="float" office:value="0.000770013623311387" calcext:value-type="float">
            <text:p>0.0007700136</text:p>
          </table:table-cell>
          <table:table-cell table:formula="of:=[.H273]-[.G273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74]+[.G274]" office:value-type="float" office:value="0.00519251670982995" calcext:value-type="float">
            <text:p>0.0051925167</text:p>
          </table:table-cell>
          <table:table-cell table:formula="of:=[.D274]-[.G274]-[.H274]" office:value-type="float" office:value="0.01761496658034" calcext:value-type="float">
            <text:p>0.0176149666</text:p>
          </table:table-cell>
          <table:table-cell table:formula="of:=[.E274]+[.H274]" office:value-type="float" office:value="0.12719251670983" calcext:value-type="float">
            <text:p>0.1271925167</text:p>
          </table:table-cell>
          <table:table-cell table:formula="of:=[.F274]+[.I274]" office:value-type="float" office:value="0.272" calcext:value-type="float">
            <text:p>0.272</text:p>
          </table:table-cell>
          <table:table-cell table:formula="of:=[.I275]*(-1)*[.C275]/([.C275]+[.$B$3]*[.D275])" office:value-type="float" office:value="-0.0002276672372733" calcext:value-type="float">
            <text:p>-0.0002276672</text:p>
          </table:table-cell>
          <table:table-cell table:formula="of:=[.I275]*[.D275]/([.C275]/[.$B$3]+[.D275])" office:value-type="float" office:value="0.000772332762726702" calcext:value-type="float">
            <text:p>0.0007723328</text:p>
          </table:table-cell>
          <table:table-cell table:formula="of:=[.H274]-[.G274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75]+[.G275]" office:value-type="float" office:value="0.00496484947255665" calcext:value-type="float">
            <text:p>0.0049648495</text:p>
          </table:table-cell>
          <table:table-cell table:formula="of:=[.D275]-[.G275]-[.H275]" office:value-type="float" office:value="0.0170703010548866" calcext:value-type="float">
            <text:p>0.0170703011</text:p>
          </table:table-cell>
          <table:table-cell table:formula="of:=[.E275]+[.H275]" office:value-type="float" office:value="0.127964849472557" calcext:value-type="float">
            <text:p>0.1279648495</text:p>
          </table:table-cell>
          <table:table-cell table:formula="of:=[.F275]+[.I275]" office:value-type="float" office:value="0.273" calcext:value-type="float">
            <text:p>0.273</text:p>
          </table:table-cell>
          <table:table-cell table:formula="of:=[.I276]*(-1)*[.C276]/([.C276]+[.$B$3]*[.D276])" office:value-type="float" office:value="-0.000225314978736963" calcext:value-type="float">
            <text:p>-0.000225315</text:p>
          </table:table-cell>
          <table:table-cell table:formula="of:=[.I276]*[.D276]/([.C276]/[.$B$3]+[.D276])" office:value-type="float" office:value="0.000774685021263039" calcext:value-type="float">
            <text:p>0.000774685</text:p>
          </table:table-cell>
          <table:table-cell table:formula="of:=[.H275]-[.G275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76]+[.G276]" office:value-type="float" office:value="0.00473953449381969" calcext:value-type="float">
            <text:p>0.0047395345</text:p>
          </table:table-cell>
          <table:table-cell table:formula="of:=[.D276]-[.G276]-[.H276]" office:value-type="float" office:value="0.0165209310123606" calcext:value-type="float">
            <text:p>0.016520931</text:p>
          </table:table-cell>
          <table:table-cell table:formula="of:=[.E276]+[.H276]" office:value-type="float" office:value="0.12873953449382" calcext:value-type="float">
            <text:p>0.1287395345</text:p>
          </table:table-cell>
          <table:table-cell table:formula="of:=[.F276]+[.I276]" office:value-type="float" office:value="0.274" calcext:value-type="float">
            <text:p>0.274</text:p>
          </table:table-cell>
          <table:table-cell table:formula="of:=[.I277]*(-1)*[.C277]/([.C277]+[.$B$3]*[.D277])" office:value-type="float" office:value="-0.000222927126992678" calcext:value-type="float">
            <text:p>-0.0002229271</text:p>
          </table:table-cell>
          <table:table-cell table:formula="of:=[.I277]*[.D277]/([.C277]/[.$B$3]+[.D277])" office:value-type="float" office:value="0.000777072873007324" calcext:value-type="float">
            <text:p>0.0007770729</text:p>
          </table:table-cell>
          <table:table-cell table:formula="of:=[.H276]-[.G276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77]+[.G277]" office:value-type="float" office:value="0.00451660736682701" calcext:value-type="float">
            <text:p>0.0045166074</text:p>
          </table:table-cell>
          <table:table-cell table:formula="of:=[.D277]-[.G277]-[.H277]" office:value-type="float" office:value="0.0159667852663459" calcext:value-type="float">
            <text:p>0.0159667853</text:p>
          </table:table-cell>
          <table:table-cell table:formula="of:=[.E277]+[.H277]" office:value-type="float" office:value="0.129516607366827" calcext:value-type="float">
            <text:p>0.1295166074</text:p>
          </table:table-cell>
          <table:table-cell table:formula="of:=[.F277]+[.I277]" office:value-type="float" office:value="0.275" calcext:value-type="float">
            <text:p>0.275</text:p>
          </table:table-cell>
          <table:table-cell table:formula="of:=[.I278]*(-1)*[.C278]/([.C278]+[.$B$3]*[.D278])" office:value-type="float" office:value="-0.000220500941797715" calcext:value-type="float">
            <text:p>-0.0002205009</text:p>
          </table:table-cell>
          <table:table-cell table:formula="of:=[.I278]*[.D278]/([.C278]/[.$B$3]+[.D278])" office:value-type="float" office:value="0.000779499058202286" calcext:value-type="float">
            <text:p>0.0007794991</text:p>
          </table:table-cell>
          <table:table-cell table:formula="of:=[.H277]-[.G277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78]+[.G278]" office:value-type="float" office:value="0.00429610642502929" calcext:value-type="float">
            <text:p>0.0042961064</text:p>
          </table:table-cell>
          <table:table-cell table:formula="of:=[.D278]-[.G278]-[.H278]" office:value-type="float" office:value="0.0154077871499414" calcext:value-type="float">
            <text:p>0.0154077871</text:p>
          </table:table-cell>
          <table:table-cell table:formula="of:=[.E278]+[.H278]" office:value-type="float" office:value="0.130296106425029" calcext:value-type="float">
            <text:p>0.1302961064</text:p>
          </table:table-cell>
          <table:table-cell table:formula="of:=[.F278]+[.I278]" office:value-type="float" office:value="0.276" calcext:value-type="float">
            <text:p>0.276</text:p>
          </table:table-cell>
          <table:table-cell table:formula="of:=[.I279]*(-1)*[.C279]/([.C279]+[.$B$3]*[.D279])" office:value-type="float" office:value="-0.000218033375418071" calcext:value-type="float">
            <text:p>-0.0002180334</text:p>
          </table:table-cell>
          <table:table-cell table:formula="of:=[.I279]*[.D279]/([.C279]/[.$B$3]+[.D279])" office:value-type="float" office:value="0.00078196662458193" calcext:value-type="float">
            <text:p>0.0007819666</text:p>
          </table:table-cell>
          <table:table-cell table:formula="of:=[.H278]-[.G278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79]+[.G279]" office:value-type="float" office:value="0.00407807304961122" calcext:value-type="float">
            <text:p>0.004078073</text:p>
          </table:table-cell>
          <table:table-cell table:formula="of:=[.D279]-[.G279]-[.H279]" office:value-type="float" office:value="0.0148438539007775" calcext:value-type="float">
            <text:p>0.0148438539</text:p>
          </table:table-cell>
          <table:table-cell table:formula="of:=[.E279]+[.H279]" office:value-type="float" office:value="0.131078073049611" calcext:value-type="float">
            <text:p>0.131078073</text:p>
          </table:table-cell>
          <table:table-cell table:formula="of:=[.F279]+[.I279]" office:value-type="float" office:value="0.277" calcext:value-type="float">
            <text:p>0.277</text:p>
          </table:table-cell>
          <table:table-cell table:formula="of:=[.I280]*(-1)*[.C280]/([.C280]+[.$B$3]*[.D280])" office:value-type="float" office:value="-0.000215521022795591" calcext:value-type="float">
            <text:p>-0.000215521</text:p>
          </table:table-cell>
          <table:table-cell table:formula="of:=[.I280]*[.D280]/([.C280]/[.$B$3]+[.D280])" office:value-type="float" office:value="0.000784478977204411" calcext:value-type="float">
            <text:p>0.000784479</text:p>
          </table:table-cell>
          <table:table-cell table:formula="of:=[.H279]-[.G279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80]+[.G280]" office:value-type="float" office:value="0.00386255202681563" calcext:value-type="float">
            <text:p>0.003862552</text:p>
          </table:table-cell>
          <table:table-cell table:formula="of:=[.D280]-[.G280]-[.H280]" office:value-type="float" office:value="0.0142748959463687" calcext:value-type="float">
            <text:p>0.0142748959</text:p>
          </table:table-cell>
          <table:table-cell table:formula="of:=[.E280]+[.H280]" office:value-type="float" office:value="0.131862552026816" calcext:value-type="float">
            <text:p>0.131862552</text:p>
          </table:table-cell>
          <table:table-cell table:formula="of:=[.F280]+[.I280]" office:value-type="float" office:value="0.278" calcext:value-type="float">
            <text:p>0.278</text:p>
          </table:table-cell>
          <table:table-cell table:formula="of:=[.I281]*(-1)*[.C281]/([.C281]+[.$B$3]*[.D281])" office:value-type="float" office:value="-0.000212960061003417" calcext:value-type="float">
            <text:p>-0.0002129601</text:p>
          </table:table-cell>
          <table:table-cell table:formula="of:=[.I281]*[.D281]/([.C281]/[.$B$3]+[.D281])" office:value-type="float" office:value="0.000787039938996585" calcext:value-type="float">
            <text:p>0.0007870399</text:p>
          </table:table-cell>
          <table:table-cell table:formula="of:=[.H280]-[.G280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81]+[.G281]" office:value-type="float" office:value="0.00364959196581221" calcext:value-type="float">
            <text:p>0.003649592</text:p>
          </table:table-cell>
          <table:table-cell table:formula="of:=[.D281]-[.G281]-[.H281]" office:value-type="float" office:value="0.0137008160683755" calcext:value-type="float">
            <text:p>0.0137008161</text:p>
          </table:table-cell>
          <table:table-cell table:formula="of:=[.E281]+[.H281]" office:value-type="float" office:value="0.132649591965812" calcext:value-type="float">
            <text:p>0.132649592</text:p>
          </table:table-cell>
          <table:table-cell table:formula="of:=[.F281]+[.I281]" office:value-type="float" office:value="0.279" calcext:value-type="float">
            <text:p>0.279</text:p>
          </table:table-cell>
          <table:table-cell table:formula="of:=[.I282]*(-1)*[.C282]/([.C282]+[.$B$3]*[.D282])" office:value-type="float" office:value="-0.000210346175065218" calcext:value-type="float">
            <text:p>-0.0002103462</text:p>
          </table:table-cell>
          <table:table-cell table:formula="of:=[.I282]*[.D282]/([.C282]/[.$B$3]+[.D282])" office:value-type="float" office:value="0.000789653824934784" calcext:value-type="float">
            <text:p>0.0007896538</text:p>
          </table:table-cell>
          <table:table-cell table:formula="of:=[.H281]-[.G281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82]+[.G282]" office:value-type="float" office:value="0.00343924579074699" calcext:value-type="float">
            <text:p>0.0034392458</text:p>
          </table:table-cell>
          <table:table-cell table:formula="of:=[.D282]-[.G282]-[.H282]" office:value-type="float" office:value="0.0131215084185059" calcext:value-type="float">
            <text:p>0.0131215084</text:p>
          </table:table-cell>
          <table:table-cell table:formula="of:=[.E282]+[.H282]" office:value-type="float" office:value="0.133439245790747" calcext:value-type="float">
            <text:p>0.1334392458</text:p>
          </table:table-cell>
          <table:table-cell table:formula="of:=[.F282]+[.I282]" office:value-type="float" office:value="0.28" calcext:value-type="float">
            <text:p>0.28</text:p>
          </table:table-cell>
          <table:table-cell table:formula="of:=[.I283]*(-1)*[.C283]/([.C283]+[.$B$3]*[.D283])" office:value-type="float" office:value="-0.000207674466228441" calcext:value-type="float">
            <text:p>-0.0002076745</text:p>
          </table:table-cell>
          <table:table-cell table:formula="of:=[.I283]*[.D283]/([.C283]/[.$B$3]+[.D283])" office:value-type="float" office:value="0.000792325533771562" calcext:value-type="float">
            <text:p>0.0007923255</text:p>
          </table:table-cell>
          <table:table-cell table:formula="of:=[.H282]-[.G282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83]+[.G283]" office:value-type="float" office:value="0.00323157132451855" calcext:value-type="float">
            <text:p>0.0032315713</text:p>
          </table:table-cell>
          <table:table-cell table:formula="of:=[.D283]-[.G283]-[.H283]" office:value-type="float" office:value="0.0125368573509628" calcext:value-type="float">
            <text:p>0.0125368574</text:p>
          </table:table-cell>
          <table:table-cell table:formula="of:=[.E283]+[.H283]" office:value-type="float" office:value="0.134231571324519" calcext:value-type="float">
            <text:p>0.1342315713</text:p>
          </table:table-cell>
          <table:table-cell table:formula="of:=[.F283]+[.I283]" office:value-type="float" office:value="0.281" calcext:value-type="float">
            <text:p>0.281</text:p>
          </table:table-cell>
          <table:table-cell table:formula="of:=[.I284]*(-1)*[.C284]/([.C284]+[.$B$3]*[.D284])" office:value-type="float" office:value="-0.000204939337395323" calcext:value-type="float">
            <text:p>-0.0002049393</text:p>
          </table:table-cell>
          <table:table-cell table:formula="of:=[.I284]*[.D284]/([.C284]/[.$B$3]+[.D284])" office:value-type="float" office:value="0.000795060662604679" calcext:value-type="float">
            <text:p>0.0007950607</text:p>
          </table:table-cell>
          <table:table-cell table:formula="of:=[.H283]-[.G283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84]+[.G284]" office:value-type="float" office:value="0.00302663198712323" calcext:value-type="float">
            <text:p>0.003026632</text:p>
          </table:table-cell>
          <table:table-cell table:formula="of:=[.D284]-[.G284]-[.H284]" office:value-type="float" office:value="0.0119467360257535" calcext:value-type="float">
            <text:p>0.011946736</text:p>
          </table:table-cell>
          <table:table-cell table:formula="of:=[.E284]+[.H284]" office:value-type="float" office:value="0.135026631987123" calcext:value-type="float">
            <text:p>0.135026632</text:p>
          </table:table-cell>
          <table:table-cell table:formula="of:=[.F284]+[.I284]" office:value-type="float" office:value="0.282" calcext:value-type="float">
            <text:p>0.282</text:p>
          </table:table-cell>
          <table:table-cell table:formula="of:=[.I285]*(-1)*[.C285]/([.C285]+[.$B$3]*[.D285])" office:value-type="float" office:value="-0.000202134348432525" calcext:value-type="float">
            <text:p>-0.0002021343</text:p>
          </table:table-cell>
          <table:table-cell table:formula="of:=[.I285]*[.D285]/([.C285]/[.$B$3]+[.D285])" office:value-type="float" office:value="0.000797865651567477" calcext:value-type="float">
            <text:p>0.0007978657</text:p>
          </table:table-cell>
          <table:table-cell table:formula="of:=[.H284]-[.G284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85]+[.G285]" office:value-type="float" office:value="0.00282449763869071" calcext:value-type="float">
            <text:p>0.0028244976</text:p>
          </table:table-cell>
          <table:table-cell table:formula="of:=[.D285]-[.G285]-[.H285]" office:value-type="float" office:value="0.0113510047226185" calcext:value-type="float">
            <text:p>0.0113510047</text:p>
          </table:table-cell>
          <table:table-cell table:formula="of:=[.E285]+[.H285]" office:value-type="float" office:value="0.135824497638691" calcext:value-type="float">
            <text:p>0.1358244976</text:p>
          </table:table-cell>
          <table:table-cell table:formula="of:=[.F285]+[.I285]" office:value-type="float" office:value="0.283" calcext:value-type="float">
            <text:p>0.283</text:p>
          </table:table-cell>
          <table:table-cell table:formula="of:=[.I286]*(-1)*[.C286]/([.C286]+[.$B$3]*[.D286])" office:value-type="float" office:value="-0.000199252031194318" calcext:value-type="float">
            <text:p>-0.000199252</text:p>
          </table:table-cell>
          <table:table-cell table:formula="of:=[.I286]*[.D286]/([.C286]/[.$B$3]+[.D286])" office:value-type="float" office:value="0.000800747968805684" calcext:value-type="float">
            <text:p>0.000800748</text:p>
          </table:table-cell>
          <table:table-cell table:formula="of:=[.H285]-[.G285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86]+[.G286]" office:value-type="float" office:value="0.00262524560749639" calcext:value-type="float">
            <text:p>0.0026252456</text:p>
          </table:table-cell>
          <table:table-cell table:formula="of:=[.D286]-[.G286]-[.H286]" office:value-type="float" office:value="0.0107495087850071" calcext:value-type="float">
            <text:p>0.0107495088</text:p>
          </table:table-cell>
          <table:table-cell table:formula="of:=[.E286]+[.H286]" office:value-type="float" office:value="0.136625245607497" calcext:value-type="float">
            <text:p>0.1366252456</text:p>
          </table:table-cell>
          <table:table-cell table:formula="of:=[.F286]+[.I286]" office:value-type="float" office:value="0.284" calcext:value-type="float">
            <text:p>0.284</text:p>
          </table:table-cell>
          <table:table-cell table:formula="of:=[.I287]*(-1)*[.C287]/([.C287]+[.$B$3]*[.D287])" office:value-type="float" office:value="-0.000196283649811755" calcext:value-type="float">
            <text:p>-0.0001962836</text:p>
          </table:table-cell>
          <table:table-cell table:formula="of:=[.I287]*[.D287]/([.C287]/[.$B$3]+[.D287])" office:value-type="float" office:value="0.000803716350188247" calcext:value-type="float">
            <text:p>0.0008037164</text:p>
          </table:table-cell>
          <table:table-cell table:formula="of:=[.H286]-[.G286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87]+[.G287]" office:value-type="float" office:value="0.00242896195768463" calcext:value-type="float">
            <text:p>0.002428962</text:p>
          </table:table-cell>
          <table:table-cell table:formula="of:=[.D287]-[.G287]-[.H287]" office:value-type="float" office:value="0.0101420760846307" calcext:value-type="float">
            <text:p>0.0101420761</text:p>
          </table:table-cell>
          <table:table-cell table:formula="of:=[.E287]+[.H287]" office:value-type="float" office:value="0.137428961957685" calcext:value-type="float">
            <text:p>0.137428962</text:p>
          </table:table-cell>
          <table:table-cell table:formula="of:=[.F287]+[.I287]" office:value-type="float" office:value="0.285" calcext:value-type="float">
            <text:p>0.285</text:p>
          </table:table-cell>
          <table:table-cell table:formula="of:=[.I288]*(-1)*[.C288]/([.C288]+[.$B$3]*[.D288])" office:value-type="float" office:value="-0.000193218885306729" calcext:value-type="float">
            <text:p>-0.0001932189</text:p>
          </table:table-cell>
          <table:table-cell table:formula="of:=[.I288]*[.D288]/([.C288]/[.$B$3]+[.D288])" office:value-type="float" office:value="0.000806781114693274" calcext:value-type="float">
            <text:p>0.0008067811</text:p>
          </table:table-cell>
          <table:table-cell table:formula="of:=[.H287]-[.G287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88]+[.G288]" office:value-type="float" office:value="0.0022357430723779" calcext:value-type="float">
            <text:p>0.0022357431</text:p>
          </table:table-cell>
          <table:table-cell table:formula="of:=[.D288]-[.G288]-[.H288]" office:value-type="float" office:value="0.00952851385524411" calcext:value-type="float">
            <text:p>0.0095285139</text:p>
          </table:table-cell>
          <table:table-cell table:formula="of:=[.E288]+[.H288]" office:value-type="float" office:value="0.138235743072378" calcext:value-type="float">
            <text:p>0.1382357431</text:p>
          </table:table-cell>
          <table:table-cell table:formula="of:=[.F288]+[.I288]" office:value-type="float" office:value="0.286" calcext:value-type="float">
            <text:p>0.286</text:p>
          </table:table-cell>
          <table:table-cell table:formula="of:=[.I289]*(-1)*[.C289]/([.C289]+[.$B$3]*[.D289])" office:value-type="float" office:value="-0.000190045413504058" calcext:value-type="float">
            <text:p>-0.0001900454</text:p>
          </table:table-cell>
          <table:table-cell table:formula="of:=[.I289]*[.D289]/([.C289]/[.$B$3]+[.D289])" office:value-type="float" office:value="0.000809954586495944" calcext:value-type="float">
            <text:p>0.0008099546</text:p>
          </table:table-cell>
          <table:table-cell table:formula="of:=[.H288]-[.G288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89]+[.G289]" office:value-type="float" office:value="0.00204569765887385" calcext:value-type="float">
            <text:p>0.0020456977</text:p>
          </table:table-cell>
          <table:table-cell table:formula="of:=[.D289]-[.G289]-[.H289]" office:value-type="float" office:value="0.00890860468225222" calcext:value-type="float">
            <text:p>0.0089086047</text:p>
          </table:table-cell>
          <table:table-cell table:formula="of:=[.E289]+[.H289]" office:value-type="float" office:value="0.139045697658874" calcext:value-type="float">
            <text:p>0.1390456977</text:p>
          </table:table-cell>
          <table:table-cell table:formula="of:=[.F289]+[.I289]" office:value-type="float" office:value="0.287" calcext:value-type="float">
            <text:p>0.287</text:p>
          </table:table-cell>
          <table:table-cell table:formula="of:=[.I290]*(-1)*[.C290]/([.C290]+[.$B$3]*[.D290])" office:value-type="float" office:value="-0.000186748329119384" calcext:value-type="float">
            <text:p>-0.0001867483</text:p>
          </table:table-cell>
          <table:table-cell table:formula="of:=[.I290]*[.D290]/([.C290]/[.$B$3]+[.D290])" office:value-type="float" office:value="0.000813251670880618" calcext:value-type="float">
            <text:p>0.0008132517</text:p>
          </table:table-cell>
          <table:table-cell table:formula="of:=[.H289]-[.G289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90]+[.G290]" office:value-type="float" office:value="0.00185894932975446" calcext:value-type="float">
            <text:p>0.0018589493</text:p>
          </table:table-cell>
          <table:table-cell table:formula="of:=[.D290]-[.G290]-[.H290]" office:value-type="float" office:value="0.00828210134049099" calcext:value-type="float">
            <text:p>0.0082821013</text:p>
          </table:table-cell>
          <table:table-cell table:formula="of:=[.E290]+[.H290]" office:value-type="float" office:value="0.139858949329755" calcext:value-type="float">
            <text:p>0.1398589493</text:p>
          </table:table-cell>
          <table:table-cell table:formula="of:=[.F290]+[.I290]" office:value-type="float" office:value="0.288" calcext:value-type="float">
            <text:p>0.288</text:p>
          </table:table-cell>
          <table:table-cell table:formula="of:=[.I291]*(-1)*[.C291]/([.C291]+[.$B$3]*[.D291])" office:value-type="float" office:value="-0.000183309342414465" calcext:value-type="float">
            <text:p>-0.0001833093</text:p>
          </table:table-cell>
          <table:table-cell table:formula="of:=[.I291]*[.D291]/([.C291]/[.$B$3]+[.D291])" office:value-type="float" office:value="0.000816690657585537" calcext:value-type="float">
            <text:p>0.0008166907</text:p>
          </table:table-cell>
          <table:table-cell table:formula="of:=[.H290]-[.G290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91]+[.G291]" office:value-type="float" office:value="0.00167563998734" calcext:value-type="float">
            <text:p>0.00167564</text:p>
          </table:table-cell>
          <table:table-cell table:formula="of:=[.D291]-[.G291]-[.H291]" office:value-type="float" office:value="0.00764872002531992" calcext:value-type="float">
            <text:p>0.00764872</text:p>
          </table:table-cell>
          <table:table-cell table:formula="of:=[.E291]+[.H291]" office:value-type="float" office:value="0.14067563998734" calcext:value-type="float">
            <text:p>0.14067564</text:p>
          </table:table-cell>
          <table:table-cell table:formula="of:=[.F291]+[.I291]" office:value-type="float" office:value="0.289" calcext:value-type="float">
            <text:p>0.289</text:p>
          </table:table-cell>
          <table:table-cell table:formula="of:=[.I292]*(-1)*[.C292]/([.C292]+[.$B$3]*[.D292])" office:value-type="float" office:value="-0.000179705629669483" calcext:value-type="float">
            <text:p>-0.0001797056</text:p>
          </table:table-cell>
          <table:table-cell table:formula="of:=[.I292]*[.D292]/([.C292]/[.$B$3]+[.D292])" office:value-type="float" office:value="0.000820294370330519" calcext:value-type="float">
            <text:p>0.0008202944</text:p>
          </table:table-cell>
          <table:table-cell table:formula="of:=[.H291]-[.G291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92]+[.G292]" office:value-type="float" office:value="0.00149593435767051" calcext:value-type="float">
            <text:p>0.0014959344</text:p>
          </table:table-cell>
          <table:table-cell table:formula="of:=[.D292]-[.G292]-[.H292]" office:value-type="float" office:value="0.00700813128465888" calcext:value-type="float">
            <text:p>0.0070081313</text:p>
          </table:table-cell>
          <table:table-cell table:formula="of:=[.E292]+[.H292]" office:value-type="float" office:value="0.141495934357671" calcext:value-type="float">
            <text:p>0.1414959344</text:p>
          </table:table-cell>
          <table:table-cell table:formula="of:=[.F292]+[.I292]" office:value-type="float" office:value="0.29" calcext:value-type="float">
            <text:p>0.29</text:p>
          </table:table-cell>
          <table:table-cell table:formula="of:=[.I293]*(-1)*[.C293]/([.C293]+[.$B$3]*[.D293])" office:value-type="float" office:value="-0.000175908138599546" calcext:value-type="float">
            <text:p>-0.0001759081</text:p>
          </table:table-cell>
          <table:table-cell table:formula="of:=[.I293]*[.D293]/([.C293]/[.$B$3]+[.D293])" office:value-type="float" office:value="0.000824091861400456" calcext:value-type="float">
            <text:p>0.0008240919</text:p>
          </table:table-cell>
          <table:table-cell table:formula="of:=[.H292]-[.G292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93]+[.G293]" office:value-type="float" office:value="0.00132002621907097" calcext:value-type="float">
            <text:p>0.0013200262</text:p>
          </table:table-cell>
          <table:table-cell table:formula="of:=[.D293]-[.G293]-[.H293]" office:value-type="float" office:value="0.00635994756185797" calcext:value-type="float">
            <text:p>0.0063599476</text:p>
          </table:table-cell>
          <table:table-cell table:formula="of:=[.E293]+[.H293]" office:value-type="float" office:value="0.142320026219071" calcext:value-type="float">
            <text:p>0.1423200262</text:p>
          </table:table-cell>
          <table:table-cell table:formula="of:=[.F293]+[.I293]" office:value-type="float" office:value="0.291" calcext:value-type="float">
            <text:p>0.291</text:p>
          </table:table-cell>
          <table:table-cell table:formula="of:=[.I294]*(-1)*[.C294]/([.C294]+[.$B$3]*[.D294])" office:value-type="float" office:value="-0.000171879000726394" calcext:value-type="float">
            <text:p>-0.000171879</text:p>
          </table:table-cell>
          <table:table-cell table:formula="of:=[.I294]*[.D294]/([.C294]/[.$B$3]+[.D294])" office:value-type="float" office:value="0.000828120999273609" calcext:value-type="float">
            <text:p>0.000828121</text:p>
          </table:table-cell>
          <table:table-cell table:formula="of:=[.H293]-[.G293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94]+[.G294]" office:value-type="float" office:value="0.00114814721834457" calcext:value-type="float">
            <text:p>0.0011481472</text:p>
          </table:table-cell>
          <table:table-cell table:formula="of:=[.D294]-[.G294]-[.H294]" office:value-type="float" office:value="0.00570370556331076" calcext:value-type="float">
            <text:p>0.0057037056</text:p>
          </table:table-cell>
          <table:table-cell table:formula="of:=[.E294]+[.H294]" office:value-type="float" office:value="0.143148147218345" calcext:value-type="float">
            <text:p>0.1431481472</text:p>
          </table:table-cell>
          <table:table-cell table:formula="of:=[.F294]+[.I294]" office:value-type="float" office:value="0.292" calcext:value-type="float">
            <text:p>0.292</text:p>
          </table:table-cell>
          <table:table-cell table:formula="of:=[.I295]*(-1)*[.C295]/([.C295]+[.$B$3]*[.D295])" office:value-type="float" office:value="-0.000167567409127433" calcext:value-type="float">
            <text:p>-0.0001675674</text:p>
          </table:table-cell>
          <table:table-cell table:formula="of:=[.I295]*[.D295]/([.C295]/[.$B$3]+[.D295])" office:value-type="float" office:value="0.00083243259087257" calcext:value-type="float">
            <text:p>0.0008324326</text:p>
          </table:table-cell>
          <table:table-cell table:formula="of:=[.H294]-[.G294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95]+[.G295]" office:value-type="float" office:value="0.000980579809217141" calcext:value-type="float">
            <text:p>0.0009805798</text:p>
          </table:table-cell>
          <table:table-cell table:formula="of:=[.D295]-[.G295]-[.H295]" office:value-type="float" office:value="0.00503884038156562" calcext:value-type="float">
            <text:p>0.0050388404</text:p>
          </table:table-cell>
          <table:table-cell table:formula="of:=[.E295]+[.H295]" office:value-type="float" office:value="0.143980579809217" calcext:value-type="float">
            <text:p>0.1439805798</text:p>
          </table:table-cell>
          <table:table-cell table:formula="of:=[.F295]+[.I295]" office:value-type="float" office:value="0.293" calcext:value-type="float">
            <text:p>0.293</text:p>
          </table:table-cell>
          <table:table-cell table:formula="of:=[.I296]*(-1)*[.C296]/([.C296]+[.$B$3]*[.D296])" office:value-type="float" office:value="-0.000162902701279877" calcext:value-type="float">
            <text:p>-0.0001629027</text:p>
          </table:table-cell>
          <table:table-cell table:formula="of:=[.I296]*[.D296]/([.C296]/[.$B$3]+[.D296])" office:value-type="float" office:value="0.000837097298720126" calcext:value-type="float">
            <text:p>0.0008370973</text:p>
          </table:table-cell>
          <table:table-cell table:formula="of:=[.H295]-[.G295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96]+[.G296]" office:value-type="float" office:value="0.000817677107937264" calcext:value-type="float">
            <text:p>0.0008176771</text:p>
          </table:table-cell>
          <table:table-cell table:formula="of:=[.D296]-[.G296]-[.H296]" office:value-type="float" office:value="0.00436464578412537" calcext:value-type="float">
            <text:p>0.0043646458</text:p>
          </table:table-cell>
          <table:table-cell table:formula="of:=[.E296]+[.H296]" office:value-type="float" office:value="0.144817677107937" calcext:value-type="float">
            <text:p>0.1448176771</text:p>
          </table:table-cell>
          <table:table-cell table:formula="of:=[.F296]+[.I296]" office:value-type="float" office:value="0.294" calcext:value-type="float">
            <text:p>0.294</text:p>
          </table:table-cell>
          <table:table-cell table:formula="of:=[.I297]*(-1)*[.C297]/([.C297]+[.$B$3]*[.D297])" office:value-type="float" office:value="-0.000157781968620604" calcext:value-type="float">
            <text:p>-0.000157782</text:p>
          </table:table-cell>
          <table:table-cell table:formula="of:=[.I297]*[.D297]/([.C297]/[.$B$3]+[.D297])" office:value-type="float" office:value="0.000842218031379398" calcext:value-type="float">
            <text:p>0.000842218</text:p>
          </table:table-cell>
          <table:table-cell table:formula="of:=[.H296]-[.G296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97]+[.G297]" office:value-type="float" office:value="0.000659895139316659" calcext:value-type="float">
            <text:p>0.0006598951</text:p>
          </table:table-cell>
          <table:table-cell table:formula="of:=[.D297]-[.G297]-[.H297]" office:value-type="float" office:value="0.00368020972136657" calcext:value-type="float">
            <text:p>0.0036802097</text:p>
          </table:table-cell>
          <table:table-cell table:formula="of:=[.E297]+[.H297]" office:value-type="float" office:value="0.145659895139317" calcext:value-type="float">
            <text:p>0.1456598951</text:p>
          </table:table-cell>
          <table:table-cell table:formula="of:=[.F297]+[.I297]" office:value-type="float" office:value="0.295" calcext:value-type="float">
            <text:p>0.295</text:p>
          </table:table-cell>
          <table:table-cell table:formula="of:=[.I298]*(-1)*[.C298]/([.C298]+[.$B$3]*[.D298])" office:value-type="float" office:value="-0.000152045897622109" calcext:value-type="float">
            <text:p>-0.0001520459</text:p>
          </table:table-cell>
          <table:table-cell table:formula="of:=[.I298]*[.D298]/([.C298]/[.$B$3]+[.D298])" office:value-type="float" office:value="0.000847954102377894" calcext:value-type="float">
            <text:p>0.0008479541</text:p>
          </table:table-cell>
          <table:table-cell table:formula="of:=[.H297]-[.G297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98]+[.G298]" office:value-type="float" office:value="0.00050784924169455" calcext:value-type="float">
            <text:p>0.0005078492</text:p>
          </table:table-cell>
          <table:table-cell table:formula="of:=[.D298]-[.G298]-[.H298]" office:value-type="float" office:value="0.00298430151661079" calcext:value-type="float">
            <text:p>0.0029843015</text:p>
          </table:table-cell>
          <table:table-cell table:formula="of:=[.E298]+[.H298]" office:value-type="float" office:value="0.146507849241695" calcext:value-type="float">
            <text:p>0.1465078492</text:p>
          </table:table-cell>
          <table:table-cell table:formula="of:=[.F298]+[.I298]" office:value-type="float" office:value="0.296" calcext:value-type="float">
            <text:p>0.296</text:p>
          </table:table-cell>
          <table:table-cell table:formula="of:=[.I299]*(-1)*[.C299]/([.C299]+[.$B$3]*[.D299])" office:value-type="float" office:value="-0.000145425921400083" calcext:value-type="float">
            <text:p>-0.0001454259</text:p>
          </table:table-cell>
          <table:table-cell table:formula="of:=[.I299]*[.D299]/([.C299]/[.$B$3]+[.D299])" office:value-type="float" office:value="0.00085457407859992" calcext:value-type="float">
            <text:p>0.0008545741</text:p>
          </table:table-cell>
          <table:table-cell table:formula="of:=[.H298]-[.G298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99]+[.G299]" office:value-type="float" office:value="0.000362423320294468" calcext:value-type="float">
            <text:p>0.0003624233</text:p>
          </table:table-cell>
          <table:table-cell table:formula="of:=[.D299]-[.G299]-[.H299]" office:value-type="float" office:value="0.00227515335941095" calcext:value-type="float">
            <text:p>0.0022751534</text:p>
          </table:table-cell>
          <table:table-cell table:formula="of:=[.E299]+[.H299]" office:value-type="float" office:value="0.147362423320295" calcext:value-type="float">
            <text:p>0.1473624233</text:p>
          </table:table-cell>
          <table:table-cell table:formula="of:=[.F299]+[.I299]" office:value-type="float" office:value="0.297" calcext:value-type="float">
            <text:p>0.297</text:p>
          </table:table-cell>
          <table:table-cell table:formula="of:=[.I300]*(-1)*[.C300]/([.C300]+[.$B$3]*[.D300])" office:value-type="float" office:value="-0.000137407690583216" calcext:value-type="float">
            <text:p>-0.0001374077</text:p>
          </table:table-cell>
          <table:table-cell table:formula="of:=[.I300]*[.D300]/([.C300]/[.$B$3]+[.D300])" office:value-type="float" office:value="0.000862592309416787" calcext:value-type="float">
            <text:p>0.0008625923</text:p>
          </table:table-cell>
          <table:table-cell table:formula="of:=[.H299]-[.G299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300]+[.G300]" office:value-type="float" office:value="0.000225015629711252" calcext:value-type="float">
            <text:p>0.0002250156</text:p>
          </table:table-cell>
          <table:table-cell table:formula="of:=[.D300]-[.G300]-[.H300]" office:value-type="float" office:value="0.00154996874057738" calcext:value-type="float">
            <text:p>0.0015499687</text:p>
          </table:table-cell>
          <table:table-cell table:formula="of:=[.E300]+[.H300]" office:value-type="float" office:value="0.148225015629711" calcext:value-type="float">
            <text:p>0.1482250156</text:p>
          </table:table-cell>
          <table:table-cell table:formula="of:=[.F300]+[.I300]" office:value-type="float" office:value="0.298" calcext:value-type="float">
            <text:p>0.298</text:p>
          </table:table-cell>
          <table:table-cell table:formula="of:=[.I301]*(-1)*[.C301]/([.C301]+[.$B$3]*[.D301])" office:value-type="float" office:value="-0.000126770485125265" calcext:value-type="float">
            <text:p>-0.0001267705</text:p>
          </table:table-cell>
          <table:table-cell table:formula="of:=[.I301]*[.D301]/([.C301]/[.$B$3]+[.D301])" office:value-type="float" office:value="0.000873229514874738" calcext:value-type="float">
            <text:p>0.0008732295</text:p>
          </table:table-cell>
          <table:table-cell table:formula="of:=[.H300]-[.G300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6" table:formula="of:=[.C301]+[.G301]" office:value-type="float" office:value="0.000098245144585987" calcext:value-type="float">
            <text:p>9.8245144585987E-005</text:p>
          </table:table-cell>
          <table:table-cell table:style-name="ce6" table:formula="of:=[.D301]-[.G301]-[.H301]" office:value-type="float" office:value="0.000803509710827908" calcext:value-type="float">
            <text:p>0.0008035097</text:p>
          </table:table-cell>
          <table:table-cell table:style-name="ce6" table:formula="of:=[.E301]+[.H301]" office:value-type="float" office:value="0.149098245144586" calcext:value-type="float">
            <text:p>0.1490982451</text:p>
          </table:table-cell>
          <table:table-cell table:style-name="ce6" table:formula="of:=[.F301]+[.I301]" office:value-type="float" office:value="0.299" calcext:value-type="float">
            <text:p>0.299</text:p>
          </table:table-cell>
          <table:table-cell table:style-name="ce6" table:formula="of:=[.I302]*(-1)*[.C302]/([.C302]+[.$B$3]*[.D302])" office:value-type="float" office:value="-0.000108948839028867" calcext:value-type="float">
            <text:p>-0.0001089488</text:p>
          </table:table-cell>
          <table:table-cell table:style-name="ce6" table:formula="of:=[.I302]*[.D302]/([.C302]/[.$B$3]+[.D302])" office:value-type="float" office:value="0.000891051160971136" calcext:value-type="float">
            <text:p>0.0008910512</text:p>
          </table:table-cell>
          <table:table-cell table:style-name="ce6" table:formula="of:=[.H301]-[.G301]" office:value-type="float" office:value="0.001" calcext:value-type="float">
            <text:p>0.001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1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9" number:min-integer-digits="1"/>
    </number:number-style>
    <number:number-style style:name="N123">
      <number:number number:decimal-places="10" number:min-integer-digits="1"/>
    </number:number-style>
    <number:number-style style:name="N124">
      <number:number number:decimal-places="11" number:min-integer-digits="1"/>
    </number:number-style>
    <number:number-style style:name="N125">
      <number:number number:decimal-places="12" number:min-integer-digits="1"/>
    </number:number-style>
    <number:number-style style:name="N126">
      <number:number number:decimal-places="8" number:min-integer-digits="1"/>
    </number:number-style>
    <number:number-style style:name="N127">
      <number:number number:decimal-places="7" number:min-integer-digits="1"/>
    </number:number-style>
    <number:number-style style:name="N128">
      <number:number number:decimal-places="6" number:min-integer-digits="1"/>
    </number:number-style>
    <number:number-style style:name="N129">
      <number:number number:decimal-places="5" number:min-integer-digits="1"/>
    </number:number-style>
    <number:number-style style:name="N130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2T00:46:04.220372882</meta:creation-date>
    <dc:date>2018-09-12T02:21:37.330717843</dc:date>
    <meta:editing-duration>PT44M15S</meta:editing-duration>
    <meta:editing-cycles>7</meta:editing-cycles>
    <meta:generator>LibreOffice/4.2.8.2$Linux_X86_64 LibreOffice_project/420m0$Build-2</meta:generator>
    <meta:document-statistic meta:table-count="2" meta:cell-count="220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3" chart:style-name="ch1">
        <chart:legend chart:legend-position="end" svg:x="13.095cm" svg:y="2.956cm" style:legend-expansion="high" chart:style-name="ch2"/>
        <chart:plot-area chart:style-name="ch3" table:cell-range-address="OPERATIVO.C3:OPERATIVO.F302 OPERATIVO.L3:OPERATIVO.N12" svg:x="0.32cm" svg:y="0.18cm" svg:width="12.455cm" svg:height="8.64cm">
          <chartooo:coordinate-region svg:x="1.232cm" svg:y="0.379cm" svg:width="11.21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PERATIVO.C3:OPERATIVO.C302" chart:class="chart:scatter">
            <chart:domain table:cell-range-address="OPERATIVO.F3:OPERATIVO.F302"/>
            <chart:data-point chart:repeated="300"/>
          </chart:series>
          <chart:series chart:style-name="ch7" chart:values-cell-range-address="OPERATIVO.D3:OPERATIVO.D302" chart:class="chart:scatter">
            <chart:data-point chart:repeated="300"/>
          </chart:series>
          <chart:series chart:style-name="ch8" chart:values-cell-range-address="OPERATIVO.E3:OPERATIVO.E302" chart:class="chart:scatter">
            <chart:data-point chart:repeated="300"/>
          </chart:series>
          <chart:series chart:style-name="ch9" chart:values-cell-range-address="OPERATIVO.L3:OPERATIVO.L12" chart:class="chart:scatter">
            <chart:domain table:cell-range-address="OPERATIVO.K3:OPERATIVO.K12"/>
            <chart:data-point chart:repeated="10"/>
          </chart:series>
          <chart:series chart:style-name="ch10" chart:values-cell-range-address="OPERATIVO.M3:OPERATIVO.M12" chart:class="chart:scatter">
            <chart:domain table:cell-range-address="OPERATIVO.K3:OPERATIVO.K12"/>
            <chart:data-point chart:repeated="10"/>
          </chart:series>
          <chart:series chart:style-name="ch11" chart:values-cell-range-address="OPERATIVO.N3:OPERATIVO.N12" chart:class="chart:scatter">
            <chart:domain table:cell-range-address="OPERATIVO.K3:OPERATIVO.K12"/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K</text:p>
              </table:table-cell>
              <table:table-cell office:value-type="string">
                <text:p>Column M</text:p>
              </table:table-cell>
              <table:table-cell office:value-type="string">
                <text:p>Column K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PERATIVO.F3:OPERATIVO.F302</svg:desc>
                </draw:g>
              </table:table-cell>
              <table:table-cell office:value-type="float" office:value="0.15">
                <text:p>0.15</text:p>
                <draw:g>
                  <svg:desc>OPERATIVO.C3:OPERATIVO.C302</svg:desc>
                </draw:g>
              </table:table-cell>
              <table:table-cell office:value-type="float" office:value="0">
                <text:p>0</text:p>
                <draw:g>
                  <svg:desc>OPERATIVO.D3:OPERATIVO.D302</svg:desc>
                </draw:g>
              </table:table-cell>
              <table:table-cell office:value-type="float" office:value="0">
                <text:p>0</text:p>
                <draw:g>
                  <svg:desc>OPERATIVO.E3:OPERATIVO.E302</svg:desc>
                </draw:g>
              </table:table-cell>
              <table:table-cell office:value-type="float" office:value="0">
                <text:p>0</text:p>
                <draw:g>
                  <svg:desc>OPERATIVO.K3:OPERATIVO.K12</svg:desc>
                </draw:g>
              </table:table-cell>
              <table:table-cell office:value-type="float" office:value="0.15">
                <text:p>0.15</text:p>
                <draw:g>
                  <svg:desc>OPERATIVO.L3:OPERATIVO.L12</svg:desc>
                </draw:g>
              </table:table-cell>
              <table:table-cell office:value-type="float" office:value="0">
                <text:p>0</text:p>
                <draw:g>
                  <svg:desc>OPERATIVO.K3:OPERATIVO.K12</svg:desc>
                </draw:g>
              </table:table-cell>
              <table:table-cell office:value-type="float" office:value="0">
                <text:p>0</text:p>
                <draw:g>
                  <svg:desc>OPERATIVO.M3:OPERATIVO.M12</svg:desc>
                </draw:g>
              </table:table-cell>
              <table:table-cell office:value-type="float" office:value="0">
                <text:p>0</text:p>
                <draw:g>
                  <svg:desc>OPERATIVO.K3:OPERATIVO.K12</svg:desc>
                </draw:g>
              </table:table-cell>
              <table:table-cell office:value-type="float" office:value="0">
                <text:p>0</text:p>
                <draw:g>
                  <svg:desc>OPERATIVO.N3:OPERATIVO.N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0.149">
                <text:p>0.149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.033">
                <text:p>0.033</text:p>
              </table:table-cell>
              <table:table-cell office:value-type="float" office:value="0.121">
                <text:p>0.121</text:p>
              </table:table-cell>
              <table:table-cell office:value-type="float" office:value="0.033">
                <text:p>0.033</text:p>
              </table:table-cell>
              <table:table-cell office:value-type="float" office:value="0.027">
                <text:p>0.027</text:p>
              </table:table-cell>
              <table:table-cell office:value-type="float" office:value="0.033">
                <text:p>0.033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">
                <text:p>0.002</text:p>
              </table:table-cell>
              <table:table-cell office:value-type="float" office:value="0.148006666666667">
                <text:p>0.148006666666667</text:p>
              </table:table-cell>
              <table:table-cell office:value-type="float" office:value="0.00198666666666667">
                <text:p>0.00198666666666667</text:p>
              </table:table-cell>
              <table:table-cell office:value-type="float" office:value="0.00000666666666666667">
                <text:p>0.00000666666666666667</text:p>
              </table:table-cell>
              <table:table-cell office:value-type="float" office:value="0.0890000000000001">
                <text:p>0.0890000000000001</text:p>
              </table:table-cell>
              <table:table-cell office:value-type="float" office:value="0.087">
                <text:p>0.087</text:p>
              </table:table-cell>
              <table:table-cell office:value-type="float" office:value="0.0890000000000001">
                <text:p>0.0890000000000001</text:p>
              </table:table-cell>
              <table:table-cell office:value-type="float" office:value="0.038">
                <text:p>0.038</text:p>
              </table:table-cell>
              <table:table-cell office:value-type="float" office:value="0.0890000000000001">
                <text:p>0.0890000000000001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">
                <text:p>0.003</text:p>
              </table:table-cell>
              <table:table-cell office:value-type="float" office:value="0.147019911699779">
                <text:p>0.147019911699779</text:p>
              </table:table-cell>
              <table:table-cell office:value-type="float" office:value="0.0029601766004415">
                <text:p>0.0029601766004415</text:p>
              </table:table-cell>
              <table:table-cell office:value-type="float" office:value="0.0000199116997792494">
                <text:p>0.0000199116997792494</text:p>
              </table:table-cell>
              <table:table-cell office:value-type="float" office:value="0.11">
                <text:p>0.11</text:p>
              </table:table-cell>
              <table:table-cell office:value-type="float" office:value="0.072">
                <text:p>0.072</text:p>
              </table:table-cell>
              <table:table-cell office:value-type="float" office:value="0.11">
                <text:p>0.11</text:p>
              </table:table-cell>
              <table:table-cell office:value-type="float" office:value="0.046">
                <text:p>0.046</text:p>
              </table:table-cell>
              <table:table-cell office:value-type="float" office:value="0.11">
                <text:p>0.11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4">
                <text:p>0.004</text:p>
              </table:table-cell>
              <table:table-cell office:value-type="float" office:value="0.146039648830448">
                <text:p>0.146039648830448</text:p>
              </table:table-cell>
              <table:table-cell office:value-type="float" office:value="0.00392070233910468">
                <text:p>0.00392070233910468</text:p>
              </table:table-cell>
              <table:table-cell office:value-type="float" office:value="0.0000396488304476619">
                <text:p>0.0000396488304476619</text:p>
              </table:table-cell>
              <table:table-cell office:value-type="float" office:value="0.13">
                <text:p>0.13</text:p>
              </table:table-cell>
              <table:table-cell office:value-type="float" office:value="0.062">
                <text:p>0.062</text:p>
              </table:table-cell>
              <table:table-cell office:value-type="float" office:value="0.13">
                <text:p>0.13</text:p>
              </table:table-cell>
              <table:table-cell office:value-type="float" office:value="0.046">
                <text:p>0.046</text:p>
              </table:table-cell>
              <table:table-cell office:value-type="float" office:value="0.13">
                <text:p>0.13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5">
                <text:p>0.005</text:p>
              </table:table-cell>
              <table:table-cell office:value-type="float" office:value="0.145065793756813">
                <text:p>0.145065793756813</text:p>
              </table:table-cell>
              <table:table-cell office:value-type="float" office:value="0.00486841248637325">
                <text:p>0.00486841248637325</text:p>
              </table:table-cell>
              <table:table-cell office:value-type="float" office:value="0.0000657937568133767">
                <text:p>0.0000657937568133767</text:p>
              </table:table-cell>
              <table:table-cell office:value-type="float" office:value="0.149">
                <text:p>0.149</text:p>
              </table:table-cell>
              <table:table-cell office:value-type="float" office:value="0.053">
                <text:p>0.053</text:p>
              </table:table-cell>
              <table:table-cell office:value-type="float" office:value="0.149">
                <text:p>0.149</text:p>
              </table:table-cell>
              <table:table-cell office:value-type="float" office:value="0.046">
                <text:p>0.046</text:p>
              </table:table-cell>
              <table:table-cell office:value-type="float" office:value="0.149">
                <text:p>0.149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6">
                <text:p>0.006</text:p>
              </table:table-cell>
              <table:table-cell office:value-type="float" office:value="0.144098264082354">
                <text:p>0.144098264082354</text:p>
              </table:table-cell>
              <table:table-cell office:value-type="float" office:value="0.00580347183529224">
                <text:p>0.00580347183529224</text:p>
              </table:table-cell>
              <table:table-cell office:value-type="float" office:value="0.0000982640823538801">
                <text:p>0.0000982640823538801</text:p>
              </table:table-cell>
              <table:table-cell office:value-type="float" office:value="0.166">
                <text:p>0.166</text:p>
              </table:table-cell>
              <table:table-cell office:value-type="float" office:value="0.044">
                <text:p>0.044</text:p>
              </table:table-cell>
              <table:table-cell office:value-type="float" office:value="0.166">
                <text:p>0.166</text:p>
              </table:table-cell>
              <table:table-cell office:value-type="float" office:value="0.045">
                <text:p>0.045</text:p>
              </table:table-cell>
              <table:table-cell office:value-type="float" office:value="0.166">
                <text:p>0.16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7">
                <text:p>0.007</text:p>
              </table:table-cell>
              <table:table-cell office:value-type="float" office:value="0.143136979256663">
                <text:p>0.143136979256663</text:p>
              </table:table-cell>
              <table:table-cell office:value-type="float" office:value="0.00672604148667399">
                <text:p>0.00672604148667399</text:p>
              </table:table-cell>
              <table:table-cell office:value-type="float" office:value="0.000136979256663006">
                <text:p>0.000136979256663006</text:p>
              </table:table-cell>
              <table:table-cell office:value-type="float" office:value="0.209">
                <text:p>0.209</text:p>
              </table:table-cell>
              <table:table-cell office:value-type="float" office:value="0.027">
                <text:p>0.027</text:p>
              </table:table-cell>
              <table:table-cell office:value-type="float" office:value="0.209">
                <text:p>0.209</text:p>
              </table:table-cell>
              <table:table-cell office:value-type="float" office:value="0.037">
                <text:p>0.037</text:p>
              </table:table-cell>
              <table:table-cell office:value-type="float" office:value="0.209">
                <text:p>0.209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8">
                <text:p>0.008</text:p>
              </table:table-cell>
              <table:table-cell office:value-type="float" office:value="0.142181860518587">
                <text:p>0.142181860518587</text:p>
              </table:table-cell>
              <table:table-cell office:value-type="float" office:value="0.00763627896282638">
                <text:p>0.00763627896282638</text:p>
              </table:table-cell>
              <table:table-cell office:value-type="float" office:value="0.000181860518586809">
                <text:p>0.000181860518586809</text:p>
              </table:table-cell>
              <table:table-cell office:value-type="float" office:value="0.212">
                <text:p>0.212</text:p>
              </table:table-cell>
              <table:table-cell office:value-type="float" office:value="0.027">
                <text:p>0.027</text:p>
              </table:table-cell>
              <table:table-cell office:value-type="float" office:value="0.212">
                <text:p>0.212</text:p>
              </table:table-cell>
              <table:table-cell office:value-type="float" office:value="0.035">
                <text:p>0.035</text:p>
              </table:table-cell>
              <table:table-cell office:value-type="float" office:value="0.212">
                <text:p>0.212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9">
                <text:p>0.009</text:p>
              </table:table-cell>
              <table:table-cell office:value-type="float" office:value="0.141232830841601">
                <text:p>0.141232830841601</text:p>
              </table:table-cell>
              <table:table-cell office:value-type="float" office:value="0.00853433831679702">
                <text:p>0.00853433831679702</text:p>
              </table:table-cell>
              <table:table-cell office:value-type="float" office:value="0.000232830841601491">
                <text:p>0.000232830841601491</text:p>
              </table:table-cell>
              <table:table-cell office:value-type="float" office:value="0.251">
                <text:p>0.251</text:p>
              </table:table-cell>
              <table:table-cell office:value-type="float" office:value="0.016">
                <text:p>0.016</text:p>
              </table:table-cell>
              <table:table-cell office:value-type="float" office:value="0.251">
                <text:p>0.251</text:p>
              </table:table-cell>
              <table:table-cell office:value-type="float" office:value="0.017">
                <text:p>0.017</text:p>
              </table:table-cell>
              <table:table-cell office:value-type="float" office:value="0.251">
                <text:p>0.251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">
                <text:p>0.01</text:p>
              </table:table-cell>
              <table:table-cell office:value-type="float" office:value="0.140289814881326">
                <text:p>0.140289814881326</text:p>
              </table:table-cell>
              <table:table-cell office:value-type="float" office:value="0.00942037023734737">
                <text:p>0.00942037023734737</text:p>
              </table:table-cell>
              <table:table-cell office:value-type="float" office:value="0.000289814881326318">
                <text:p>0.000289814881326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1">
                <text:p>0.011</text:p>
              </table:table-cell>
              <table:table-cell office:value-type="float" office:value="0.13935273892507">
                <text:p>0.13935273892507</text:p>
              </table:table-cell>
              <table:table-cell office:value-type="float" office:value="0.0102945221498591">
                <text:p>0.0102945221498591</text:p>
              </table:table-cell>
              <table:table-cell office:value-type="float" office:value="0.000352738925070436">
                <text:p>0.000352738925070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2">
                <text:p>0.012</text:p>
              </table:table-cell>
              <table:table-cell office:value-type="float" office:value="0.138421530843318">
                <text:p>0.138421530843318</text:p>
              </table:table-cell>
              <table:table-cell office:value-type="float" office:value="0.0111569383133637">
                <text:p>0.0111569383133637</text:p>
              </table:table-cell>
              <table:table-cell office:value-type="float" office:value="0.000421530843318138">
                <text:p>0.000421530843318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3">
                <text:p>0.013</text:p>
              </table:table-cell>
              <table:table-cell office:value-type="float" office:value="0.137496120043062">
                <text:p>0.137496120043062</text:p>
              </table:table-cell>
              <table:table-cell office:value-type="float" office:value="0.0120077599138753">
                <text:p>0.0120077599138753</text:p>
              </table:table-cell>
              <table:table-cell office:value-type="float" office:value="0.000496120043062367">
                <text:p>0.000496120043062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4">
                <text:p>0.014</text:p>
              </table:table-cell>
              <table:table-cell office:value-type="float" office:value="0.136576437422901">
                <text:p>0.136576437422901</text:p>
              </table:table-cell>
              <table:table-cell office:value-type="float" office:value="0.0128471251541977">
                <text:p>0.0128471251541977</text:p>
              </table:table-cell>
              <table:table-cell office:value-type="float" office:value="0.000576437422901164">
                <text:p>0.000576437422901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5">
                <text:p>0.015</text:p>
              </table:table-cell>
              <table:table-cell office:value-type="float" office:value="0.135662415329816">
                <text:p>0.135662415329816</text:p>
              </table:table-cell>
              <table:table-cell office:value-type="float" office:value="0.0136751693403672">
                <text:p>0.0136751693403672</text:p>
              </table:table-cell>
              <table:table-cell office:value-type="float" office:value="0.000662415329816406">
                <text:p>0.000662415329816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6">
                <text:p>0.016</text:p>
              </table:table-cell>
              <table:table-cell office:value-type="float" office:value="0.134753987517558">
                <text:p>0.134753987517558</text:p>
              </table:table-cell>
              <table:table-cell office:value-type="float" office:value="0.014492024964883">
                <text:p>0.014492024964883</text:p>
              </table:table-cell>
              <table:table-cell office:value-type="float" office:value="0.000753987517558489">
                <text:p>0.000753987517558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7">
                <text:p>0.017</text:p>
              </table:table-cell>
              <table:table-cell office:value-type="float" office:value="0.133851089106565">
                <text:p>0.133851089106565</text:p>
              </table:table-cell>
              <table:table-cell office:value-type="float" office:value="0.0152978217868706">
                <text:p>0.0152978217868706</text:p>
              </table:table-cell>
              <table:table-cell office:value-type="float" office:value="0.000851089106564681">
                <text:p>0.000851089106564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8">
                <text:p>0.018</text:p>
              </table:table-cell>
              <table:table-cell office:value-type="float" office:value="0.132953656545343">
                <text:p>0.132953656545343</text:p>
              </table:table-cell>
              <table:table-cell office:value-type="float" office:value="0.0160926869093146">
                <text:p>0.0160926869093146</text:p>
              </table:table-cell>
              <table:table-cell office:value-type="float" office:value="0.0009536565453427">
                <text:p>0.0009536565453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9">
                <text:p>0.019</text:p>
              </table:table-cell>
              <table:table-cell office:value-type="float" office:value="0.132061627573255">
                <text:p>0.132061627573255</text:p>
              </table:table-cell>
              <table:table-cell office:value-type="float" office:value="0.0168767448534907">
                <text:p>0.0168767448534907</text:p>
              </table:table-cell>
              <table:table-cell office:value-type="float" office:value="0.00106162757325463">
                <text:p>0.00106162757325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">
                <text:p>0.02</text:p>
              </table:table-cell>
              <table:table-cell office:value-type="float" office:value="0.13117494118464">
                <text:p>0.13117494118464</text:p>
              </table:table-cell>
              <table:table-cell office:value-type="float" office:value="0.0176501176307206">
                <text:p>0.0176501176307206</text:p>
              </table:table-cell>
              <table:table-cell office:value-type="float" office:value="0.00117494118463972">
                <text:p>0.00117494118463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1">
                <text:p>0.021</text:p>
              </table:table-cell>
              <table:table-cell office:value-type="float" office:value="0.130293537594218">
                <text:p>0.130293537594218</text:p>
              </table:table-cell>
              <table:table-cell office:value-type="float" office:value="0.0184129248115648">
                <text:p>0.0184129248115648</text:p>
              </table:table-cell>
              <table:table-cell office:value-type="float" office:value="0.00129353759421761">
                <text:p>0.00129353759421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2">
                <text:p>0.022</text:p>
              </table:table-cell>
              <table:table-cell office:value-type="float" office:value="0.129417358203717">
                <text:p>0.129417358203717</text:p>
              </table:table-cell>
              <table:table-cell office:value-type="float" office:value="0.0191652835925662">
                <text:p>0.0191652835925662</text:p>
              </table:table-cell>
              <table:table-cell office:value-type="float" office:value="0.00141735820371688">
                <text:p>0.00141735820371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3">
                <text:p>0.023</text:p>
              </table:table-cell>
              <table:table-cell office:value-type="float" office:value="0.128546345569676">
                <text:p>0.128546345569676</text:p>
              </table:table-cell>
              <table:table-cell office:value-type="float" office:value="0.0199073088606478">
                <text:p>0.0199073088606478</text:p>
              </table:table-cell>
              <table:table-cell office:value-type="float" office:value="0.00154634556967611">
                <text:p>0.00154634556967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4">
                <text:p>0.024</text:p>
              </table:table-cell>
              <table:table-cell office:value-type="float" office:value="0.127680443372368">
                <text:p>0.127680443372368</text:p>
              </table:table-cell>
              <table:table-cell office:value-type="float" office:value="0.0206391132552645">
                <text:p>0.0206391132552645</text:p>
              </table:table-cell>
              <table:table-cell office:value-type="float" office:value="0.00168044337236773">
                <text:p>0.00168044337236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5">
                <text:p>0.025</text:p>
              </table:table-cell>
              <table:table-cell office:value-type="float" office:value="0.126819596385797">
                <text:p>0.126819596385797</text:p>
              </table:table-cell>
              <table:table-cell office:value-type="float" office:value="0.0213608072284055">
                <text:p>0.0213608072284055</text:p>
              </table:table-cell>
              <table:table-cell office:value-type="float" office:value="0.00181959638579725">
                <text:p>0.00181959638579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6">
                <text:p>0.026</text:p>
              </table:table-cell>
              <table:table-cell office:value-type="float" office:value="0.125963750448733">
                <text:p>0.125963750448733</text:p>
              </table:table-cell>
              <table:table-cell office:value-type="float" office:value="0.0220724991025346">
                <text:p>0.0220724991025346</text:p>
              </table:table-cell>
              <table:table-cell office:value-type="float" office:value="0.00196375044873272">
                <text:p>0.00196375044873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7">
                <text:p>0.027</text:p>
              </table:table-cell>
              <table:table-cell office:value-type="float" office:value="0.125112852436722">
                <text:p>0.125112852436722</text:p>
              </table:table-cell>
              <table:table-cell office:value-type="float" office:value="0.0227742951265565">
                <text:p>0.0227742951265565</text:p>
              </table:table-cell>
              <table:table-cell office:value-type="float" office:value="0.00211285243672176">
                <text:p>0.00211285243672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8">
                <text:p>0.028</text:p>
              </table:table-cell>
              <table:table-cell office:value-type="float" office:value="0.124266850235055">
                <text:p>0.124266850235055</text:p>
              </table:table-cell>
              <table:table-cell office:value-type="float" office:value="0.0234662995298896">
                <text:p>0.0234662995298896</text:p>
              </table:table-cell>
              <table:table-cell office:value-type="float" office:value="0.00226685023505519">
                <text:p>0.00226685023505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9">
                <text:p>0.029</text:p>
              </table:table-cell>
              <table:table-cell office:value-type="float" office:value="0.123425692712639">
                <text:p>0.123425692712639</text:p>
              </table:table-cell>
              <table:table-cell office:value-type="float" office:value="0.0241486145747225">
                <text:p>0.0241486145747225</text:p>
              </table:table-cell>
              <table:table-cell office:value-type="float" office:value="0.00242569271263877">
                <text:p>0.00242569271263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3">
                <text:p>0.03</text:p>
              </table:table-cell>
              <table:table-cell office:value-type="float" office:value="0.122589329696736">
                <text:p>0.122589329696736</text:p>
              </table:table-cell>
              <table:table-cell office:value-type="float" office:value="0.0248213406065283">
                <text:p>0.0248213406065283</text:p>
              </table:table-cell>
              <table:table-cell office:value-type="float" office:value="0.00258932969673587">
                <text:p>0.00258932969673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31">
                <text:p>0.031</text:p>
              </table:table-cell>
              <table:table-cell office:value-type="float" office:value="0.121757711948546">
                <text:p>0.121757711948546</text:p>
              </table:table-cell>
              <table:table-cell office:value-type="float" office:value="0.0254845761029077">
                <text:p>0.0254845761029077</text:p>
              </table:table-cell>
              <table:table-cell office:value-type="float" office:value="0.00275771194854616">
                <text:p>0.00275771194854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32">
                <text:p>0.032</text:p>
              </table:table-cell>
              <table:table-cell office:value-type="float" office:value="0.120930791139587">
                <text:p>0.120930791139587</text:p>
              </table:table-cell>
              <table:table-cell office:value-type="float" office:value="0.0261384177208266">
                <text:p>0.0261384177208266</text:p>
              </table:table-cell>
              <table:table-cell office:value-type="float" office:value="0.00293079113958673">
                <text:p>0.00293079113958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3">
                <text:p>0.033</text:p>
              </table:table-cell>
              <table:table-cell office:value-type="float" office:value="0.120108519828844">
                <text:p>0.120108519828844</text:p>
              </table:table-cell>
              <table:table-cell office:value-type="float" office:value="0.0267829603423125">
                <text:p>0.0267829603423125</text:p>
              </table:table-cell>
              <table:table-cell office:value-type="float" office:value="0.00310851982884374">
                <text:p>0.00310851982884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34">
                <text:p>0.034</text:p>
              </table:table-cell>
              <table:table-cell office:value-type="float" office:value="0.119290851440664">
                <text:p>0.119290851440664</text:p>
              </table:table-cell>
              <table:table-cell office:value-type="float" office:value="0.0274182971186715">
                <text:p>0.0274182971186715</text:p>
              </table:table-cell>
              <table:table-cell office:value-type="float" office:value="0.00329085144066428">
                <text:p>0.00329085144066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35">
                <text:p>0.035</text:p>
              </table:table-cell>
              <table:table-cell office:value-type="float" office:value="0.118477740243359">
                <text:p>0.118477740243359</text:p>
              </table:table-cell>
              <table:table-cell office:value-type="float" office:value="0.0280445195132813">
                <text:p>0.0280445195132813</text:p>
              </table:table-cell>
              <table:table-cell office:value-type="float" office:value="0.00347774024335938">
                <text:p>0.00347774024335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36">
                <text:p>0.036</text:p>
              </table:table-cell>
              <table:table-cell office:value-type="float" office:value="0.11766914132849">
                <text:p>0.11766914132849</text:p>
              </table:table-cell>
              <table:table-cell office:value-type="float" office:value="0.0286617173430191">
                <text:p>0.0286617173430191</text:p>
              </table:table-cell>
              <table:table-cell office:value-type="float" office:value="0.00366914132849047">
                <text:p>0.00366914132849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37">
                <text:p>0.037</text:p>
              </table:table-cell>
              <table:table-cell office:value-type="float" office:value="0.116865010590813">
                <text:p>0.116865010590813</text:p>
              </table:table-cell>
              <table:table-cell office:value-type="float" office:value="0.0292699788183739">
                <text:p>0.0292699788183739</text:p>
              </table:table-cell>
              <table:table-cell office:value-type="float" office:value="0.00386501059081306">
                <text:p>0.00386501059081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38">
                <text:p>0.038</text:p>
              </table:table-cell>
              <table:table-cell office:value-type="float" office:value="0.116065304708852">
                <text:p>0.116065304708852</text:p>
              </table:table-cell>
              <table:table-cell office:value-type="float" office:value="0.0298693905822956">
                <text:p>0.0298693905822956</text:p>
              </table:table-cell>
              <table:table-cell office:value-type="float" office:value="0.00406530470885221">
                <text:p>0.00406530470885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39">
                <text:p>0.039</text:p>
              </table:table-cell>
              <table:table-cell office:value-type="float" office:value="0.115269981126086">
                <text:p>0.115269981126086</text:p>
              </table:table-cell>
              <table:table-cell office:value-type="float" office:value="0.030460037747828">
                <text:p>0.030460037747828</text:p>
              </table:table-cell>
              <table:table-cell office:value-type="float" office:value="0.00426998112608599">
                <text:p>0.00426998112608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4">
                <text:p>0.04</text:p>
              </table:table-cell>
              <table:table-cell office:value-type="float" office:value="0.114478998032714">
                <text:p>0.114478998032714</text:p>
              </table:table-cell>
              <table:table-cell office:value-type="float" office:value="0.0310420039345726">
                <text:p>0.0310420039345726</text:p>
              </table:table-cell>
              <table:table-cell office:value-type="float" office:value="0.00447899803271373">
                <text:p>0.00447899803271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41">
                <text:p>0.041</text:p>
              </table:table-cell>
              <table:table-cell office:value-type="float" office:value="0.113692314347987">
                <text:p>0.113692314347987</text:p>
              </table:table-cell>
              <table:table-cell office:value-type="float" office:value="0.0316153713040255">
                <text:p>0.0316153713040255</text:p>
              </table:table-cell>
              <table:table-cell office:value-type="float" office:value="0.00469231434798726">
                <text:p>0.00469231434798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42">
                <text:p>0.042</text:p>
              </table:table-cell>
              <table:table-cell office:value-type="float" office:value="0.112909889703084">
                <text:p>0.112909889703084</text:p>
              </table:table-cell>
              <table:table-cell office:value-type="float" office:value="0.032180220593832">
                <text:p>0.032180220593832</text:p>
              </table:table-cell>
              <table:table-cell office:value-type="float" office:value="0.00490988970308402">
                <text:p>0.00490988970308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43">
                <text:p>0.043</text:p>
              </table:table-cell>
              <table:table-cell office:value-type="float" office:value="0.112131684424502">
                <text:p>0.112131684424502</text:p>
              </table:table-cell>
              <table:table-cell office:value-type="float" office:value="0.0327366311509957">
                <text:p>0.0327366311509957</text:p>
              </table:table-cell>
              <table:table-cell office:value-type="float" office:value="0.00513168442450216">
                <text:p>0.00513168442450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44">
                <text:p>0.044</text:p>
              </table:table-cell>
              <table:table-cell office:value-type="float" office:value="0.111357659517958">
                <text:p>0.111357659517958</text:p>
              </table:table-cell>
              <table:table-cell office:value-type="float" office:value="0.0332846809640836">
                <text:p>0.0332846809640836</text:p>
              </table:table-cell>
              <table:table-cell office:value-type="float" office:value="0.00535765951795823">
                <text:p>0.00535765951795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45">
                <text:p>0.045</text:p>
              </table:table-cell>
              <table:table-cell office:value-type="float" office:value="0.110587776652769">
                <text:p>0.110587776652769</text:p>
              </table:table-cell>
              <table:table-cell office:value-type="float" office:value="0.0338244466944616">
                <text:p>0.0338244466944616</text:p>
              </table:table-cell>
              <table:table-cell office:value-type="float" office:value="0.00558777665276922">
                <text:p>0.00558777665276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46">
                <text:p>0.046</text:p>
              </table:table-cell>
              <table:table-cell office:value-type="float" office:value="0.109821998146701">
                <text:p>0.109821998146701</text:p>
              </table:table-cell>
              <table:table-cell office:value-type="float" office:value="0.0343560037065971">
                <text:p>0.0343560037065971</text:p>
              </table:table-cell>
              <table:table-cell office:value-type="float" office:value="0.00582199814670144">
                <text:p>0.00582199814670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47">
                <text:p>0.047</text:p>
              </table:table-cell>
              <table:table-cell office:value-type="float" office:value="0.109060286951269">
                <text:p>0.109060286951269</text:p>
              </table:table-cell>
              <table:table-cell office:value-type="float" office:value="0.0348794260974615">
                <text:p>0.0348794260974615</text:p>
              </table:table-cell>
              <table:table-cell office:value-type="float" office:value="0.00606028695126924">
                <text:p>0.00606028695126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48">
                <text:p>0.048</text:p>
              </table:table-cell>
              <table:table-cell office:value-type="float" office:value="0.108302606637468">
                <text:p>0.108302606637468</text:p>
              </table:table-cell>
              <table:table-cell office:value-type="float" office:value="0.0353947867250647">
                <text:p>0.0353947867250647</text:p>
              </table:table-cell>
              <table:table-cell office:value-type="float" office:value="0.00630260663746768">
                <text:p>0.00630260663746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49">
                <text:p>0.049</text:p>
              </table:table-cell>
              <table:table-cell office:value-type="float" office:value="0.107548921381924">
                <text:p>0.107548921381924</text:p>
              </table:table-cell>
              <table:table-cell office:value-type="float" office:value="0.035902157236153">
                <text:p>0.035902157236153</text:p>
              </table:table-cell>
              <table:table-cell office:value-type="float" office:value="0.00654892138192353">
                <text:p>0.00654892138192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5">
                <text:p>0.05</text:p>
              </table:table-cell>
              <table:table-cell office:value-type="float" office:value="0.10679919595345">
                <text:p>0.10679919595345</text:p>
              </table:table-cell>
              <table:table-cell office:value-type="float" office:value="0.0364016080931">
                <text:p>0.0364016080931</text:p>
              </table:table-cell>
              <table:table-cell office:value-type="float" office:value="0.00679919595345003">
                <text:p>0.00679919595345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51">
                <text:p>0.051</text:p>
              </table:table-cell>
              <table:table-cell office:value-type="float" office:value="0.106053395699991">
                <text:p>0.106053395699991</text:p>
              </table:table-cell>
              <table:table-cell office:value-type="float" office:value="0.036893208600018">
                <text:p>0.036893208600018</text:p>
              </table:table-cell>
              <table:table-cell office:value-type="float" office:value="0.00705339569999103">
                <text:p>0.00705339569999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52">
                <text:p>0.052</text:p>
              </table:table-cell>
              <table:table-cell office:value-type="float" office:value="0.105311486535941">
                <text:p>0.105311486535941</text:p>
              </table:table-cell>
              <table:table-cell office:value-type="float" office:value="0.0373770269281178">
                <text:p>0.0373770269281178</text:p>
              </table:table-cell>
              <table:table-cell office:value-type="float" office:value="0.00731148653594113">
                <text:p>0.00731148653594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3">
                <text:p>0.053</text:p>
              </table:table-cell>
              <table:table-cell office:value-type="float" office:value="0.104573434929829">
                <text:p>0.104573434929829</text:p>
              </table:table-cell>
              <table:table-cell office:value-type="float" office:value="0.0378531301403426">
                <text:p>0.0378531301403426</text:p>
              </table:table-cell>
              <table:table-cell office:value-type="float" office:value="0.00757343492982872">
                <text:p>0.00757343492982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54">
                <text:p>0.054</text:p>
              </table:table-cell>
              <table:table-cell office:value-type="float" office:value="0.103839207892349">
                <text:p>0.103839207892349</text:p>
              </table:table-cell>
              <table:table-cell office:value-type="float" office:value="0.0383215842153012">
                <text:p>0.0383215842153012</text:p>
              </table:table-cell>
              <table:table-cell office:value-type="float" office:value="0.00783920789234939">
                <text:p>0.00783920789234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55">
                <text:p>0.055</text:p>
              </table:table-cell>
              <table:table-cell office:value-type="float" office:value="0.103108772964738">
                <text:p>0.103108772964738</text:p>
              </table:table-cell>
              <table:table-cell office:value-type="float" office:value="0.0387824540705243">
                <text:p>0.0387824540705243</text:p>
              </table:table-cell>
              <table:table-cell office:value-type="float" office:value="0.00810877296473786">
                <text:p>0.00810877296473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56">
                <text:p>0.056</text:p>
              </table:table-cell>
              <table:table-cell office:value-type="float" office:value="0.102382098207467">
                <text:p>0.102382098207467</text:p>
              </table:table-cell>
              <table:table-cell office:value-type="float" office:value="0.0392358035850664">
                <text:p>0.0392358035850664</text:p>
              </table:table-cell>
              <table:table-cell office:value-type="float" office:value="0.00838209820746683">
                <text:p>0.00838209820746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57">
                <text:p>0.057</text:p>
              </table:table-cell>
              <table:table-cell office:value-type="float" office:value="0.101659152189262">
                <text:p>0.101659152189262</text:p>
              </table:table-cell>
              <table:table-cell office:value-type="float" office:value="0.0396816956214765">
                <text:p>0.0396816956214765</text:p>
              </table:table-cell>
              <table:table-cell office:value-type="float" office:value="0.00865915218926177">
                <text:p>0.00865915218926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58">
                <text:p>0.058</text:p>
              </table:table-cell>
              <table:table-cell office:value-type="float" office:value="0.100939903976421">
                <text:p>0.100939903976421</text:p>
              </table:table-cell>
              <table:table-cell office:value-type="float" office:value="0.0401201920471579">
                <text:p>0.0401201920471579</text:p>
              </table:table-cell>
              <table:table-cell office:value-type="float" office:value="0.00893990397642108">
                <text:p>0.00893990397642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590000000000001">
                <text:p>0.0590000000000001</text:p>
              </table:table-cell>
              <table:table-cell office:value-type="float" office:value="0.100224323122431">
                <text:p>0.100224323122431</text:p>
              </table:table-cell>
              <table:table-cell office:value-type="float" office:value="0.0405513537551373">
                <text:p>0.0405513537551373</text:p>
              </table:table-cell>
              <table:table-cell office:value-type="float" office:value="0.00922432312243138">
                <text:p>0.00922432312243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6">
                <text:p>0.06</text:p>
              </table:table-cell>
              <table:table-cell office:value-type="float" office:value="0.0995123796578683">
                <text:p>0.0995123796578683</text:p>
              </table:table-cell>
              <table:table-cell office:value-type="float" office:value="0.0409752406842635">
                <text:p>0.0409752406842635</text:p>
              </table:table-cell>
              <table:table-cell office:value-type="float" office:value="0.00951237965786829">
                <text:p>0.00951237965786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610000000000001">
                <text:p>0.0610000000000001</text:p>
              </table:table-cell>
              <table:table-cell office:value-type="float" office:value="0.0988040440805731">
                <text:p>0.0988040440805731</text:p>
              </table:table-cell>
              <table:table-cell office:value-type="float" office:value="0.0413919118388538">
                <text:p>0.0413919118388538</text:p>
              </table:table-cell>
              <table:table-cell office:value-type="float" office:value="0.00980404408057312">
                <text:p>0.00980404408057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62">
                <text:p>0.062</text:p>
              </table:table-cell>
              <table:table-cell office:value-type="float" office:value="0.0980992873460967">
                <text:p>0.0980992873460967</text:p>
              </table:table-cell>
              <table:table-cell office:value-type="float" office:value="0.0418014253078066">
                <text:p>0.0418014253078066</text:p>
              </table:table-cell>
              <table:table-cell office:value-type="float" office:value="0.0100992873460967">
                <text:p>0.0100992873460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63">
                <text:p>0.063</text:p>
              </table:table-cell>
              <table:table-cell office:value-type="float" office:value="0.0973980808584015">
                <text:p>0.0973980808584015</text:p>
              </table:table-cell>
              <table:table-cell office:value-type="float" office:value="0.042203838283197">
                <text:p>0.042203838283197</text:p>
              </table:table-cell>
              <table:table-cell office:value-type="float" office:value="0.0103980808584015">
                <text:p>0.0103980808584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64">
                <text:p>0.064</text:p>
              </table:table-cell>
              <table:table-cell office:value-type="float" office:value="0.0967003964608137">
                <text:p>0.0967003964608137</text:p>
              </table:table-cell>
              <table:table-cell office:value-type="float" office:value="0.0425992070783725">
                <text:p>0.0425992070783725</text:p>
              </table:table-cell>
              <table:table-cell office:value-type="float" office:value="0.0107003964608138">
                <text:p>0.0107003964608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65">
                <text:p>0.065</text:p>
              </table:table-cell>
              <table:table-cell office:value-type="float" office:value="0.0960062064272175">
                <text:p>0.0960062064272175</text:p>
              </table:table-cell>
              <table:table-cell office:value-type="float" office:value="0.042987587145565">
                <text:p>0.042987587145565</text:p>
              </table:table-cell>
              <table:table-cell office:value-type="float" office:value="0.0110062064272175">
                <text:p>0.0110062064272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66">
                <text:p>0.066</text:p>
              </table:table-cell>
              <table:table-cell office:value-type="float" office:value="0.0953154834534831">
                <text:p>0.0953154834534831</text:p>
              </table:table-cell>
              <table:table-cell office:value-type="float" office:value="0.0433690330930338">
                <text:p>0.0433690330930338</text:p>
              </table:table-cell>
              <table:table-cell office:value-type="float" office:value="0.0113154834534831">
                <text:p>0.0113154834534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67">
                <text:p>0.067</text:p>
              </table:table-cell>
              <table:table-cell office:value-type="float" office:value="0.0946282006491225">
                <text:p>0.0946282006491225</text:p>
              </table:table-cell>
              <table:table-cell office:value-type="float" office:value="0.043743598701755">
                <text:p>0.043743598701755</text:p>
              </table:table-cell>
              <table:table-cell office:value-type="float" office:value="0.0116282006491225">
                <text:p>0.0116282006491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68">
                <text:p>0.068</text:p>
              </table:table-cell>
              <table:table-cell office:value-type="float" office:value="0.0939443315291642">
                <text:p>0.0939443315291642</text:p>
              </table:table-cell>
              <table:table-cell office:value-type="float" office:value="0.0441113369416715">
                <text:p>0.0441113369416715</text:p>
              </table:table-cell>
              <table:table-cell office:value-type="float" office:value="0.0119443315291643">
                <text:p>0.0119443315291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690000000000001">
                <text:p>0.0690000000000001</text:p>
              </table:table-cell>
              <table:table-cell office:value-type="float" office:value="0.0932638500062414">
                <text:p>0.0932638500062414</text:p>
              </table:table-cell>
              <table:table-cell office:value-type="float" office:value="0.0444722999875171">
                <text:p>0.0444722999875171</text:p>
              </table:table-cell>
              <table:table-cell office:value-type="float" office:value="0.0122638500062414">
                <text:p>0.0122638500062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7">
                <text:p>0.07</text:p>
              </table:table-cell>
              <table:table-cell office:value-type="float" office:value="0.0925867303828857">
                <text:p>0.0925867303828857</text:p>
              </table:table-cell>
              <table:table-cell office:value-type="float" office:value="0.0448265392342286">
                <text:p>0.0448265392342286</text:p>
              </table:table-cell>
              <table:table-cell office:value-type="float" office:value="0.0125867303828857">
                <text:p>0.0125867303828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710000000000001">
                <text:p>0.0710000000000001</text:p>
              </table:table-cell>
              <table:table-cell office:value-type="float" office:value="0.0919129473440215">
                <text:p>0.0919129473440215</text:p>
              </table:table-cell>
              <table:table-cell office:value-type="float" office:value="0.045174105311957">
                <text:p>0.045174105311957</text:p>
              </table:table-cell>
              <table:table-cell office:value-type="float" office:value="0.0129129473440215">
                <text:p>0.0129129473440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72">
                <text:p>0.072</text:p>
              </table:table-cell>
              <table:table-cell office:value-type="float" office:value="0.0912424759496537">
                <text:p>0.0912424759496537</text:p>
              </table:table-cell>
              <table:table-cell office:value-type="float" office:value="0.0455150481006925">
                <text:p>0.0455150481006925</text:p>
              </table:table-cell>
              <table:table-cell office:value-type="float" office:value="0.0132424759496537">
                <text:p>0.0132424759496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730000000000001">
                <text:p>0.0730000000000001</text:p>
              </table:table-cell>
              <table:table-cell office:value-type="float" office:value="0.0905752916277435">
                <text:p>0.0905752916277435</text:p>
              </table:table-cell>
              <table:table-cell office:value-type="float" office:value="0.045849416744513">
                <text:p>0.045849416744513</text:p>
              </table:table-cell>
              <table:table-cell office:value-type="float" office:value="0.0135752916277435">
                <text:p>0.0135752916277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740000000000001">
                <text:p>0.0740000000000001</text:p>
              </table:table-cell>
              <table:table-cell office:value-type="float" office:value="0.0899113701672659">
                <text:p>0.0899113701672659</text:p>
              </table:table-cell>
              <table:table-cell office:value-type="float" office:value="0.0461772596654683">
                <text:p>0.0461772596654683</text:p>
              </table:table-cell>
              <table:table-cell office:value-type="float" office:value="0.0139113701672659">
                <text:p>0.0139113701672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750000000000001">
                <text:p>0.0750000000000001</text:p>
              </table:table-cell>
              <table:table-cell office:value-type="float" office:value="0.0892506877114444">
                <text:p>0.0892506877114444</text:p>
              </table:table-cell>
              <table:table-cell office:value-type="float" office:value="0.0464986245771112">
                <text:p>0.0464986245771112</text:p>
              </table:table-cell>
              <table:table-cell office:value-type="float" office:value="0.0142506877114444">
                <text:p>0.014250687711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760000000000001">
                <text:p>0.0760000000000001</text:p>
              </table:table-cell>
              <table:table-cell office:value-type="float" office:value="0.0885932207511571">
                <text:p>0.0885932207511571</text:p>
              </table:table-cell>
              <table:table-cell office:value-type="float" office:value="0.0468135584976857">
                <text:p>0.0468135584976857</text:p>
              </table:table-cell>
              <table:table-cell office:value-type="float" office:value="0.0145932207511572">
                <text:p>0.0145932207511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770000000000001">
                <text:p>0.0770000000000001</text:p>
              </table:table-cell>
              <table:table-cell office:value-type="float" office:value="0.0879389461185086">
                <text:p>0.0879389461185086</text:p>
              </table:table-cell>
              <table:table-cell office:value-type="float" office:value="0.0471221077629828">
                <text:p>0.0471221077629828</text:p>
              </table:table-cell>
              <table:table-cell office:value-type="float" office:value="0.0149389461185086">
                <text:p>0.0149389461185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780000000000001">
                <text:p>0.0780000000000001</text:p>
              </table:table-cell>
              <table:table-cell office:value-type="float" office:value="0.0872878409805636">
                <text:p>0.0872878409805636</text:p>
              </table:table-cell>
              <table:table-cell office:value-type="float" office:value="0.0474243180388728">
                <text:p>0.0474243180388728</text:p>
              </table:table-cell>
              <table:table-cell office:value-type="float" office:value="0.0152878409805636">
                <text:p>0.0152878409805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790000000000001">
                <text:p>0.0790000000000001</text:p>
              </table:table-cell>
              <table:table-cell office:value-type="float" office:value="0.0866398828332373">
                <text:p>0.0866398828332373</text:p>
              </table:table-cell>
              <table:table-cell office:value-type="float" office:value="0.0477202343335255">
                <text:p>0.0477202343335255</text:p>
              </table:table-cell>
              <table:table-cell office:value-type="float" office:value="0.0156398828332373">
                <text:p>0.0156398828332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800000000000001">
                <text:p>0.0800000000000001</text:p>
              </table:table-cell>
              <table:table-cell office:value-type="float" office:value="0.0859950494953376">
                <text:p>0.0859950494953376</text:p>
              </table:table-cell>
              <table:table-cell office:value-type="float" office:value="0.0480099010093249">
                <text:p>0.0480099010093249</text:p>
              </table:table-cell>
              <table:table-cell office:value-type="float" office:value="0.0159950494953376">
                <text:p>0.0159950494953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810000000000001">
                <text:p>0.0810000000000001</text:p>
              </table:table-cell>
              <table:table-cell office:value-type="float" office:value="0.0853533191027552">
                <text:p>0.0853533191027552</text:p>
              </table:table-cell>
              <table:table-cell office:value-type="float" office:value="0.0482933617944896">
                <text:p>0.0482933617944896</text:p>
              </table:table-cell>
              <table:table-cell office:value-type="float" office:value="0.0163533191027552">
                <text:p>0.0163533191027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820000000000001">
                <text:p>0.0820000000000001</text:p>
              </table:table-cell>
              <table:table-cell office:value-type="float" office:value="0.084714670102797">
                <text:p>0.084714670102797</text:p>
              </table:table-cell>
              <table:table-cell office:value-type="float" office:value="0.048570659794406">
                <text:p>0.048570659794406</text:p>
              </table:table-cell>
              <table:table-cell office:value-type="float" office:value="0.016714670102797">
                <text:p>0.016714670102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830000000000001">
                <text:p>0.0830000000000001</text:p>
              </table:table-cell>
              <table:table-cell office:value-type="float" office:value="0.0840790812486588">
                <text:p>0.0840790812486588</text:p>
              </table:table-cell>
              <table:table-cell office:value-type="float" office:value="0.0488418375026824">
                <text:p>0.0488418375026824</text:p>
              </table:table-cell>
              <table:table-cell office:value-type="float" office:value="0.0170790812486588">
                <text:p>0.0170790812486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840000000000001">
                <text:p>0.0840000000000001</text:p>
              </table:table-cell>
              <table:table-cell office:value-type="float" office:value="0.0834465315940334">
                <text:p>0.0834465315940334</text:p>
              </table:table-cell>
              <table:table-cell office:value-type="float" office:value="0.0491069368119333">
                <text:p>0.0491069368119333</text:p>
              </table:table-cell>
              <table:table-cell office:value-type="float" office:value="0.0174465315940334">
                <text:p>0.0174465315940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850000000000001">
                <text:p>0.0850000000000001</text:p>
              </table:table-cell>
              <table:table-cell office:value-type="float" office:value="0.0828170004878501">
                <text:p>0.0828170004878501</text:p>
              </table:table-cell>
              <table:table-cell office:value-type="float" office:value="0.0493659990242998">
                <text:p>0.0493659990242998</text:p>
              </table:table-cell>
              <table:table-cell office:value-type="float" office:value="0.0178170004878501">
                <text:p>0.0178170004878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860000000000001">
                <text:p>0.0860000000000001</text:p>
              </table:table-cell>
              <table:table-cell office:value-type="float" office:value="0.0821904675691427">
                <text:p>0.0821904675691427</text:p>
              </table:table-cell>
              <table:table-cell office:value-type="float" office:value="0.0496190648617146">
                <text:p>0.0496190648617146</text:p>
              </table:table-cell>
              <table:table-cell office:value-type="float" office:value="0.0181904675691427">
                <text:p>0.0181904675691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870000000000001">
                <text:p>0.0870000000000001</text:p>
              </table:table-cell>
              <table:table-cell office:value-type="float" office:value="0.0815669127620406">
                <text:p>0.0815669127620406</text:p>
              </table:table-cell>
              <table:table-cell office:value-type="float" office:value="0.0498661744759188">
                <text:p>0.0498661744759188</text:p>
              </table:table-cell>
              <table:table-cell office:value-type="float" office:value="0.0185669127620406">
                <text:p>0.0185669127620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880000000000001">
                <text:p>0.0880000000000001</text:p>
              </table:table-cell>
              <table:table-cell office:value-type="float" office:value="0.0809463162708818">
                <text:p>0.0809463162708818</text:p>
              </table:table-cell>
              <table:table-cell office:value-type="float" office:value="0.0501073674582364">
                <text:p>0.0501073674582364</text:p>
              </table:table-cell>
              <table:table-cell office:value-type="float" office:value="0.0189463162708818">
                <text:p>0.0189463162708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890000000000001">
                <text:p>0.0890000000000001</text:p>
              </table:table-cell>
              <table:table-cell office:value-type="float" office:value="0.0803286585754431">
                <text:p>0.0803286585754431</text:p>
              </table:table-cell>
              <table:table-cell office:value-type="float" office:value="0.0503426828491138">
                <text:p>0.0503426828491138</text:p>
              </table:table-cell>
              <table:table-cell office:value-type="float" office:value="0.0193286585754431">
                <text:p>0.019328658575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900000000000001">
                <text:p>0.0900000000000001</text:p>
              </table:table-cell>
              <table:table-cell office:value-type="float" office:value="0.0797139204262842">
                <text:p>0.0797139204262842</text:p>
              </table:table-cell>
              <table:table-cell office:value-type="float" office:value="0.0505721591474316">
                <text:p>0.0505721591474316</text:p>
              </table:table-cell>
              <table:table-cell office:value-type="float" office:value="0.0197139204262842">
                <text:p>0.0197139204262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910000000000001">
                <text:p>0.0910000000000001</text:p>
              </table:table-cell>
              <table:table-cell office:value-type="float" office:value="0.0791020828402036">
                <text:p>0.0791020828402036</text:p>
              </table:table-cell>
              <table:table-cell office:value-type="float" office:value="0.0507958343195928">
                <text:p>0.0507958343195928</text:p>
              </table:table-cell>
              <table:table-cell office:value-type="float" office:value="0.0201020828402036">
                <text:p>0.0201020828402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920000000000001">
                <text:p>0.0920000000000001</text:p>
              </table:table-cell>
              <table:table-cell office:value-type="float" office:value="0.0784931270958025">
                <text:p>0.0784931270958025</text:p>
              </table:table-cell>
              <table:table-cell office:value-type="float" office:value="0.0510137458083951">
                <text:p>0.0510137458083951</text:p>
              </table:table-cell>
              <table:table-cell office:value-type="float" office:value="0.0204931270958025">
                <text:p>0.0204931270958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930000000000001">
                <text:p>0.0930000000000001</text:p>
              </table:table-cell>
              <table:table-cell office:value-type="float" office:value="0.0778870347291536">
                <text:p>0.0778870347291536</text:p>
              </table:table-cell>
              <table:table-cell office:value-type="float" office:value="0.0512259305416929">
                <text:p>0.0512259305416929</text:p>
              </table:table-cell>
              <table:table-cell office:value-type="float" office:value="0.0208870347291536">
                <text:p>0.0208870347291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940000000000001">
                <text:p>0.0940000000000001</text:p>
              </table:table-cell>
              <table:table-cell office:value-type="float" office:value="0.0772837875295732">
                <text:p>0.0772837875295732</text:p>
              </table:table-cell>
              <table:table-cell office:value-type="float" office:value="0.0514324249408536">
                <text:p>0.0514324249408536</text:p>
              </table:table-cell>
              <table:table-cell office:value-type="float" office:value="0.0212837875295732">
                <text:p>0.0212837875295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950000000000001">
                <text:p>0.0950000000000001</text:p>
              </table:table-cell>
              <table:table-cell office:value-type="float" office:value="0.0766833675354926">
                <text:p>0.0766833675354926</text:p>
              </table:table-cell>
              <table:table-cell office:value-type="float" office:value="0.0516332649290148">
                <text:p>0.0516332649290148</text:p>
              </table:table-cell>
              <table:table-cell office:value-type="float" office:value="0.0216833675354926">
                <text:p>0.0216833675354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960000000000001">
                <text:p>0.0960000000000001</text:p>
              </table:table-cell>
              <table:table-cell office:value-type="float" office:value="0.0760857570304265">
                <text:p>0.0760857570304265</text:p>
              </table:table-cell>
              <table:table-cell office:value-type="float" office:value="0.051828485939147">
                <text:p>0.051828485939147</text:p>
              </table:table-cell>
              <table:table-cell office:value-type="float" office:value="0.0220857570304265">
                <text:p>0.0220857570304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970000000000001">
                <text:p>0.0970000000000001</text:p>
              </table:table-cell>
              <table:table-cell office:value-type="float" office:value="0.0754909385390368">
                <text:p>0.0754909385390368</text:p>
              </table:table-cell>
              <table:table-cell office:value-type="float" office:value="0.0520181229219265">
                <text:p>0.0520181229219265</text:p>
              </table:table-cell>
              <table:table-cell office:value-type="float" office:value="0.0224909385390368">
                <text:p>0.0224909385390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980000000000001">
                <text:p>0.0980000000000001</text:p>
              </table:table-cell>
              <table:table-cell office:value-type="float" office:value="0.0748988948232876">
                <text:p>0.0748988948232876</text:p>
              </table:table-cell>
              <table:table-cell office:value-type="float" office:value="0.0522022103534248">
                <text:p>0.0522022103534248</text:p>
              </table:table-cell>
              <table:table-cell office:value-type="float" office:value="0.0228988948232876">
                <text:p>0.0228988948232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990000000000001">
                <text:p>0.0990000000000001</text:p>
              </table:table-cell>
              <table:table-cell office:value-type="float" office:value="0.0743096088786914">
                <text:p>0.0743096088786914</text:p>
              </table:table-cell>
              <table:table-cell office:value-type="float" office:value="0.0523807822426174">
                <text:p>0.0523807822426174</text:p>
              </table:table-cell>
              <table:table-cell office:value-type="float" office:value="0.0233096088786913">
                <text:p>0.0233096088786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">
                <text:p>0.1</text:p>
              </table:table-cell>
              <table:table-cell office:value-type="float" office:value="0.0737230639306413">
                <text:p>0.0737230639306413</text:p>
              </table:table-cell>
              <table:table-cell office:value-type="float" office:value="0.0525538721387175">
                <text:p>0.0525538721387175</text:p>
              </table:table-cell>
              <table:table-cell office:value-type="float" office:value="0.0237230639306413">
                <text:p>0.0237230639306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01">
                <text:p>0.101</text:p>
              </table:table-cell>
              <table:table-cell office:value-type="float" office:value="0.0731392434308301">
                <text:p>0.0731392434308301</text:p>
              </table:table-cell>
              <table:table-cell office:value-type="float" office:value="0.0527215131383399">
                <text:p>0.0527215131383399</text:p>
              </table:table-cell>
              <table:table-cell office:value-type="float" office:value="0.0241392434308301">
                <text:p>0.0241392434308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02">
                <text:p>0.102</text:p>
              </table:table-cell>
              <table:table-cell office:value-type="float" office:value="0.0725581310537514">
                <text:p>0.0725581310537514</text:p>
              </table:table-cell>
              <table:table-cell office:value-type="float" office:value="0.0528837378924973">
                <text:p>0.0528837378924973</text:p>
              </table:table-cell>
              <table:table-cell office:value-type="float" office:value="0.0245581310537514">
                <text:p>0.0245581310537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03">
                <text:p>0.103</text:p>
              </table:table-cell>
              <table:table-cell office:value-type="float" office:value="0.0719797106932827">
                <text:p>0.0719797106932827</text:p>
              </table:table-cell>
              <table:table-cell office:value-type="float" office:value="0.0530405786134346">
                <text:p>0.0530405786134346</text:p>
              </table:table-cell>
              <table:table-cell office:value-type="float" office:value="0.0249797106932827">
                <text:p>0.0249797106932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04">
                <text:p>0.104</text:p>
              </table:table-cell>
              <table:table-cell office:value-type="float" office:value="0.0714039664593473">
                <text:p>0.0714039664593473</text:p>
              </table:table-cell>
              <table:table-cell office:value-type="float" office:value="0.0531920670813054">
                <text:p>0.0531920670813054</text:p>
              </table:table-cell>
              <table:table-cell office:value-type="float" office:value="0.0254039664593473">
                <text:p>0.0254039664593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05">
                <text:p>0.105</text:p>
              </table:table-cell>
              <table:table-cell office:value-type="float" office:value="0.0708308826746532">
                <text:p>0.0708308826746532</text:p>
              </table:table-cell>
              <table:table-cell office:value-type="float" office:value="0.0533382346506936">
                <text:p>0.0533382346506936</text:p>
              </table:table-cell>
              <table:table-cell office:value-type="float" office:value="0.0258308826746532">
                <text:p>0.0258308826746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06">
                <text:p>0.106</text:p>
              </table:table-cell>
              <table:table-cell office:value-type="float" office:value="0.0702604438715081">
                <text:p>0.0702604438715081</text:p>
              </table:table-cell>
              <table:table-cell office:value-type="float" office:value="0.0534791122569838">
                <text:p>0.0534791122569838</text:p>
              </table:table-cell>
              <table:table-cell office:value-type="float" office:value="0.0262604438715081">
                <text:p>0.0262604438715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07">
                <text:p>0.107</text:p>
              </table:table-cell>
              <table:table-cell office:value-type="float" office:value="0.0696926347887072">
                <text:p>0.0696926347887072</text:p>
              </table:table-cell>
              <table:table-cell office:value-type="float" office:value="0.0536147304225855">
                <text:p>0.0536147304225855</text:p>
              </table:table-cell>
              <table:table-cell office:value-type="float" office:value="0.0266926347887072">
                <text:p>0.0266926347887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08">
                <text:p>0.108</text:p>
              </table:table-cell>
              <table:table-cell office:value-type="float" office:value="0.0691274403684933">
                <text:p>0.0691274403684933</text:p>
              </table:table-cell>
              <table:table-cell office:value-type="float" office:value="0.0537451192630135">
                <text:p>0.0537451192630135</text:p>
              </table:table-cell>
              <table:table-cell office:value-type="float" office:value="0.0271274403684933">
                <text:p>0.0271274403684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09">
                <text:p>0.109</text:p>
              </table:table-cell>
              <table:table-cell office:value-type="float" office:value="0.0685648457535866">
                <text:p>0.0685648457535866</text:p>
              </table:table-cell>
              <table:table-cell office:value-type="float" office:value="0.0538703084928269">
                <text:p>0.0538703084928269</text:p>
              </table:table-cell>
              <table:table-cell office:value-type="float" office:value="0.0275648457535865">
                <text:p>0.027564845753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1">
                <text:p>0.11</text:p>
              </table:table-cell>
              <table:table-cell office:value-type="float" office:value="0.0680048362842834">
                <text:p>0.0680048362842834</text:p>
              </table:table-cell>
              <table:table-cell office:value-type="float" office:value="0.0539903274314333">
                <text:p>0.0539903274314333</text:p>
              </table:table-cell>
              <table:table-cell office:value-type="float" office:value="0.0280048362842834">
                <text:p>0.0280048362842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11">
                <text:p>0.111</text:p>
              </table:table-cell>
              <table:table-cell office:value-type="float" office:value="0.0674473974956216">
                <text:p>0.0674473974956216</text:p>
              </table:table-cell>
              <table:table-cell office:value-type="float" office:value="0.0541052050087568">
                <text:p>0.0541052050087568</text:p>
              </table:table-cell>
              <table:table-cell office:value-type="float" office:value="0.0284473974956216">
                <text:p>0.0284473974956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12">
                <text:p>0.112</text:p>
              </table:table-cell>
              <table:table-cell office:value-type="float" office:value="0.0668925151146114">
                <text:p>0.0668925151146114</text:p>
              </table:table-cell>
              <table:table-cell office:value-type="float" office:value="0.0542149697707773">
                <text:p>0.0542149697707773</text:p>
              </table:table-cell>
              <table:table-cell office:value-type="float" office:value="0.0288925151146114">
                <text:p>0.0288925151146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13">
                <text:p>0.113</text:p>
              </table:table-cell>
              <table:table-cell office:value-type="float" office:value="0.0663401750575297">
                <text:p>0.0663401750575297</text:p>
              </table:table-cell>
              <table:table-cell office:value-type="float" office:value="0.0543196498849406">
                <text:p>0.0543196498849406</text:p>
              </table:table-cell>
              <table:table-cell office:value-type="float" office:value="0.0293401750575297">
                <text:p>0.0293401750575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14">
                <text:p>0.114</text:p>
              </table:table-cell>
              <table:table-cell office:value-type="float" office:value="0.0657903634272778">
                <text:p>0.0657903634272778</text:p>
              </table:table-cell>
              <table:table-cell office:value-type="float" office:value="0.0544192731454445">
                <text:p>0.0544192731454445</text:p>
              </table:table-cell>
              <table:table-cell office:value-type="float" office:value="0.0297903634272778">
                <text:p>0.0297903634272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15">
                <text:p>0.115</text:p>
              </table:table-cell>
              <table:table-cell office:value-type="float" office:value="0.0652430665107991">
                <text:p>0.0652430665107991</text:p>
              </table:table-cell>
              <table:table-cell office:value-type="float" office:value="0.0545138669784019">
                <text:p>0.0545138669784019</text:p>
              </table:table-cell>
              <table:table-cell office:value-type="float" office:value="0.0302430665107991">
                <text:p>0.0302430665107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16">
                <text:p>0.116</text:p>
              </table:table-cell>
              <table:table-cell office:value-type="float" office:value="0.0646982707765573">
                <text:p>0.0646982707765573</text:p>
              </table:table-cell>
              <table:table-cell office:value-type="float" office:value="0.0546034584468855">
                <text:p>0.0546034584468855</text:p>
              </table:table-cell>
              <table:table-cell office:value-type="float" office:value="0.0306982707765572">
                <text:p>0.0306982707765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17">
                <text:p>0.117</text:p>
              </table:table-cell>
              <table:table-cell office:value-type="float" office:value="0.0641559628720726">
                <text:p>0.0641559628720726</text:p>
              </table:table-cell>
              <table:table-cell office:value-type="float" office:value="0.0546880742558548">
                <text:p>0.0546880742558548</text:p>
              </table:table-cell>
              <table:table-cell office:value-type="float" office:value="0.0311559628720726">
                <text:p>0.0311559628720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18">
                <text:p>0.118</text:p>
              </table:table-cell>
              <table:table-cell office:value-type="float" office:value="0.0636161296215157">
                <text:p>0.0636161296215157</text:p>
              </table:table-cell>
              <table:table-cell office:value-type="float" office:value="0.0547677407569686">
                <text:p>0.0547677407569686</text:p>
              </table:table-cell>
              <table:table-cell office:value-type="float" office:value="0.0316161296215157">
                <text:p>0.0316161296215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19">
                <text:p>0.119</text:p>
              </table:table-cell>
              <table:table-cell office:value-type="float" office:value="0.0630787580233569">
                <text:p>0.0630787580233569</text:p>
              </table:table-cell>
              <table:table-cell office:value-type="float" office:value="0.0548424839532863">
                <text:p>0.0548424839532863</text:p>
              </table:table-cell>
              <table:table-cell office:value-type="float" office:value="0.0320787580233569">
                <text:p>0.0320787580233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2">
                <text:p>0.12</text:p>
              </table:table-cell>
              <table:table-cell office:value-type="float" office:value="0.0625438352480706">
                <text:p>0.0625438352480706</text:p>
              </table:table-cell>
              <table:table-cell office:value-type="float" office:value="0.0549123295038589">
                <text:p>0.0549123295038589</text:p>
              </table:table-cell>
              <table:table-cell office:value-type="float" office:value="0.0325438352480706">
                <text:p>0.0325438352480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21">
                <text:p>0.121</text:p>
              </table:table-cell>
              <table:table-cell office:value-type="float" office:value="0.0620113486358935">
                <text:p>0.0620113486358935</text:p>
              </table:table-cell>
              <table:table-cell office:value-type="float" office:value="0.0549773027282131">
                <text:p>0.0549773027282131</text:p>
              </table:table-cell>
              <table:table-cell office:value-type="float" office:value="0.0330113486358935">
                <text:p>0.0330113486358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22">
                <text:p>0.122</text:p>
              </table:table-cell>
              <table:table-cell office:value-type="float" office:value="0.0614812856946352">
                <text:p>0.0614812856946352</text:p>
              </table:table-cell>
              <table:table-cell office:value-type="float" office:value="0.0550374286107296">
                <text:p>0.0550374286107296</text:p>
              </table:table-cell>
              <table:table-cell office:value-type="float" office:value="0.0334812856946352">
                <text:p>0.0334812856946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23">
                <text:p>0.123</text:p>
              </table:table-cell>
              <table:table-cell office:value-type="float" office:value="0.0609536340975406">
                <text:p>0.0609536340975406</text:p>
              </table:table-cell>
              <table:table-cell office:value-type="float" office:value="0.0550927318049188">
                <text:p>0.0550927318049188</text:p>
              </table:table-cell>
              <table:table-cell office:value-type="float" office:value="0.0339536340975406">
                <text:p>0.0339536340975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24">
                <text:p>0.124</text:p>
              </table:table-cell>
              <table:table-cell office:value-type="float" office:value="0.0604283816812024">
                <text:p>0.0604283816812024</text:p>
              </table:table-cell>
              <table:table-cell office:value-type="float" office:value="0.0551432366375953">
                <text:p>0.0551432366375953</text:p>
              </table:table-cell>
              <table:table-cell office:value-type="float" office:value="0.0344283816812024">
                <text:p>0.0344283816812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25">
                <text:p>0.125</text:p>
              </table:table-cell>
              <table:table-cell office:value-type="float" office:value="0.0599055164435234">
                <text:p>0.0599055164435234</text:p>
              </table:table-cell>
              <table:table-cell office:value-type="float" office:value="0.0551889671129533">
                <text:p>0.0551889671129533</text:p>
              </table:table-cell>
              <table:table-cell office:value-type="float" office:value="0.0349055164435234">
                <text:p>0.0349055164435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26">
                <text:p>0.126</text:p>
              </table:table-cell>
              <table:table-cell office:value-type="float" office:value="0.0593850265417278">
                <text:p>0.0593850265417278</text:p>
              </table:table-cell>
              <table:table-cell office:value-type="float" office:value="0.0552299469165444">
                <text:p>0.0552299469165444</text:p>
              </table:table-cell>
              <table:table-cell office:value-type="float" office:value="0.0353850265417278">
                <text:p>0.0353850265417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27">
                <text:p>0.127</text:p>
              </table:table-cell>
              <table:table-cell office:value-type="float" office:value="0.0588669002904196">
                <text:p>0.0588669002904196</text:p>
              </table:table-cell>
              <table:table-cell office:value-type="float" office:value="0.0552661994191609">
                <text:p>0.0552661994191609</text:p>
              </table:table-cell>
              <table:table-cell office:value-type="float" office:value="0.0358669002904196">
                <text:p>0.0358669002904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28">
                <text:p>0.128</text:p>
              </table:table-cell>
              <table:table-cell office:value-type="float" office:value="0.0583511261596879">
                <text:p>0.0583511261596879</text:p>
              </table:table-cell>
              <table:table-cell office:value-type="float" office:value="0.0552977476806243">
                <text:p>0.0552977476806243</text:p>
              </table:table-cell>
              <table:table-cell office:value-type="float" office:value="0.0363511261596879">
                <text:p>0.0363511261596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29">
                <text:p>0.129</text:p>
              </table:table-cell>
              <table:table-cell office:value-type="float" office:value="0.0578376927732588">
                <text:p>0.0578376927732588</text:p>
              </table:table-cell>
              <table:table-cell office:value-type="float" office:value="0.0553246144534825">
                <text:p>0.0553246144534825</text:p>
              </table:table-cell>
              <table:table-cell office:value-type="float" office:value="0.0368376927732588">
                <text:p>0.0368376927732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3">
                <text:p>0.13</text:p>
              </table:table-cell>
              <table:table-cell office:value-type="float" office:value="0.0573265889066915">
                <text:p>0.0573265889066915</text:p>
              </table:table-cell>
              <table:table-cell office:value-type="float" office:value="0.055346822186617">
                <text:p>0.055346822186617</text:p>
              </table:table-cell>
              <table:table-cell office:value-type="float" office:value="0.0373265889066915">
                <text:p>0.0373265889066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31">
                <text:p>0.131</text:p>
              </table:table-cell>
              <table:table-cell office:value-type="float" office:value="0.0568178034856198">
                <text:p>0.0568178034856198</text:p>
              </table:table-cell>
              <table:table-cell office:value-type="float" office:value="0.0553643930287604">
                <text:p>0.0553643930287604</text:p>
              </table:table-cell>
              <table:table-cell office:value-type="float" office:value="0.0378178034856198">
                <text:p>0.0378178034856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32">
                <text:p>0.132</text:p>
              </table:table-cell>
              <table:table-cell office:value-type="float" office:value="0.0563113255840364">
                <text:p>0.0563113255840364</text:p>
              </table:table-cell>
              <table:table-cell office:value-type="float" office:value="0.0553773488319272">
                <text:p>0.0553773488319272</text:p>
              </table:table-cell>
              <table:table-cell office:value-type="float" office:value="0.0383113255840364">
                <text:p>0.0383113255840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33">
                <text:p>0.133</text:p>
              </table:table-cell>
              <table:table-cell office:value-type="float" office:value="0.0558071444226206">
                <text:p>0.0558071444226206</text:p>
              </table:table-cell>
              <table:table-cell office:value-type="float" office:value="0.0553857111547589">
                <text:p>0.0553857111547589</text:p>
              </table:table-cell>
              <table:table-cell office:value-type="float" office:value="0.0388071444226206">
                <text:p>0.0388071444226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34">
                <text:p>0.134</text:p>
              </table:table-cell>
              <table:table-cell office:value-type="float" office:value="0.0553052493671079">
                <text:p>0.0553052493671079</text:p>
              </table:table-cell>
              <table:table-cell office:value-type="float" office:value="0.0553895012657842">
                <text:p>0.0553895012657842</text:p>
              </table:table-cell>
              <table:table-cell office:value-type="float" office:value="0.0393052493671079">
                <text:p>0.0393052493671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35">
                <text:p>0.135</text:p>
              </table:table-cell>
              <table:table-cell office:value-type="float" office:value="0.0548056299267018">
                <text:p>0.0548056299267018</text:p>
              </table:table-cell>
              <table:table-cell office:value-type="float" office:value="0.0553887401465966">
                <text:p>0.0553887401465966</text:p>
              </table:table-cell>
              <table:table-cell office:value-type="float" office:value="0.0398056299267017">
                <text:p>0.0398056299267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36">
                <text:p>0.136</text:p>
              </table:table-cell>
              <table:table-cell office:value-type="float" office:value="0.0543082757525253">
                <text:p>0.0543082757525253</text:p>
              </table:table-cell>
              <table:table-cell office:value-type="float" office:value="0.0553834484949495">
                <text:p>0.0553834484949495</text:p>
              </table:table-cell>
              <table:table-cell office:value-type="float" office:value="0.0403082757525253">
                <text:p>0.0403082757525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37">
                <text:p>0.137</text:p>
              </table:table-cell>
              <table:table-cell office:value-type="float" office:value="0.0538131766361143">
                <text:p>0.0538131766361143</text:p>
              </table:table-cell>
              <table:table-cell office:value-type="float" office:value="0.0553736467277715">
                <text:p>0.0553736467277715</text:p>
              </table:table-cell>
              <table:table-cell office:value-type="float" office:value="0.0408131766361143">
                <text:p>0.0408131766361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38">
                <text:p>0.138</text:p>
              </table:table-cell>
              <table:table-cell office:value-type="float" office:value="0.0533203225079493">
                <text:p>0.0533203225079493</text:p>
              </table:table-cell>
              <table:table-cell office:value-type="float" office:value="0.0553593549841015">
                <text:p>0.0553593549841015</text:p>
              </table:table-cell>
              <table:table-cell office:value-type="float" office:value="0.0413203225079493">
                <text:p>0.0413203225079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39">
                <text:p>0.139</text:p>
              </table:table-cell>
              <table:table-cell office:value-type="float" office:value="0.0528297034360271">
                <text:p>0.0528297034360271</text:p>
              </table:table-cell>
              <table:table-cell office:value-type="float" office:value="0.0553405931279459">
                <text:p>0.0553405931279459</text:p>
              </table:table-cell>
              <table:table-cell office:value-type="float" office:value="0.0418297034360271">
                <text:p>0.0418297034360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4">
                <text:p>0.14</text:p>
              </table:table-cell>
              <table:table-cell office:value-type="float" office:value="0.0523413096244711">
                <text:p>0.0523413096244711</text:p>
              </table:table-cell>
              <table:table-cell office:value-type="float" office:value="0.055317380751058">
                <text:p>0.055317380751058</text:p>
              </table:table-cell>
              <table:table-cell office:value-type="float" office:value="0.042341309624471">
                <text:p>0.042341309624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41">
                <text:p>0.141</text:p>
              </table:table-cell>
              <table:table-cell office:value-type="float" office:value="0.0518551314121791">
                <text:p>0.0518551314121791</text:p>
              </table:table-cell>
              <table:table-cell office:value-type="float" office:value="0.0552897371756419">
                <text:p>0.0552897371756419</text:p>
              </table:table-cell>
              <table:table-cell office:value-type="float" office:value="0.0428551314121791">
                <text:p>0.0428551314121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42">
                <text:p>0.142</text:p>
              </table:table-cell>
              <table:table-cell office:value-type="float" office:value="0.0513711592715098">
                <text:p>0.0513711592715098</text:p>
              </table:table-cell>
              <table:table-cell office:value-type="float" office:value="0.0552576814569805">
                <text:p>0.0552576814569805</text:p>
              </table:table-cell>
              <table:table-cell office:value-type="float" office:value="0.0433711592715098">
                <text:p>0.0433711592715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43">
                <text:p>0.143</text:p>
              </table:table-cell>
              <table:table-cell office:value-type="float" office:value="0.0508893838070056">
                <text:p>0.0508893838070056</text:p>
              </table:table-cell>
              <table:table-cell office:value-type="float" office:value="0.0552212323859889">
                <text:p>0.0552212323859889</text:p>
              </table:table-cell>
              <table:table-cell office:value-type="float" office:value="0.0438893838070056">
                <text:p>0.0438893838070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44">
                <text:p>0.144</text:p>
              </table:table-cell>
              <table:table-cell office:value-type="float" office:value="0.0504097957541528">
                <text:p>0.0504097957541528</text:p>
              </table:table-cell>
              <table:table-cell office:value-type="float" office:value="0.0551804084916944">
                <text:p>0.0551804084916944</text:p>
              </table:table-cell>
              <table:table-cell office:value-type="float" office:value="0.0444097957541528">
                <text:p>0.0444097957541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45">
                <text:p>0.145</text:p>
              </table:table-cell>
              <table:table-cell office:value-type="float" office:value="0.0499323859781779">
                <text:p>0.0499323859781779</text:p>
              </table:table-cell>
              <table:table-cell office:value-type="float" office:value="0.0551352280436442">
                <text:p>0.0551352280436442</text:p>
              </table:table-cell>
              <table:table-cell office:value-type="float" office:value="0.0449323859781779">
                <text:p>0.0449323859781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46">
                <text:p>0.146</text:p>
              </table:table-cell>
              <table:table-cell office:value-type="float" office:value="0.04945714547288">
                <text:p>0.04945714547288</text:p>
              </table:table-cell>
              <table:table-cell office:value-type="float" office:value="0.0550857090542401">
                <text:p>0.0550857090542401</text:p>
              </table:table-cell>
              <table:table-cell office:value-type="float" office:value="0.04545714547288">
                <text:p>0.04545714547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47">
                <text:p>0.147</text:p>
              </table:table-cell>
              <table:table-cell office:value-type="float" office:value="0.0489840653594989">
                <text:p>0.0489840653594989</text:p>
              </table:table-cell>
              <table:table-cell office:value-type="float" office:value="0.0550318692810024">
                <text:p>0.0550318692810024</text:p>
              </table:table-cell>
              <table:table-cell office:value-type="float" office:value="0.0459840653594988">
                <text:p>0.0459840653594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48">
                <text:p>0.148</text:p>
              </table:table-cell>
              <table:table-cell office:value-type="float" office:value="0.0485131368856184">
                <text:p>0.0485131368856184</text:p>
              </table:table-cell>
              <table:table-cell office:value-type="float" office:value="0.0549737262287632">
                <text:p>0.0549737262287632</text:p>
              </table:table-cell>
              <table:table-cell office:value-type="float" office:value="0.0465131368856184">
                <text:p>0.0465131368856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49">
                <text:p>0.149</text:p>
              </table:table-cell>
              <table:table-cell office:value-type="float" office:value="0.0480443514241053">
                <text:p>0.0480443514241053</text:p>
              </table:table-cell>
              <table:table-cell office:value-type="float" office:value="0.0549112971517894">
                <text:p>0.0549112971517894</text:p>
              </table:table-cell>
              <table:table-cell office:value-type="float" office:value="0.0470443514241053">
                <text:p>0.0470443514241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5">
                <text:p>0.15</text:p>
              </table:table-cell>
              <table:table-cell office:value-type="float" office:value="0.0475777004720821">
                <text:p>0.0475777004720821</text:p>
              </table:table-cell>
              <table:table-cell office:value-type="float" office:value="0.0548445990558358">
                <text:p>0.0548445990558358</text:p>
              </table:table-cell>
              <table:table-cell office:value-type="float" office:value="0.0475777004720821">
                <text:p>0.0475777004720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51">
                <text:p>0.151</text:p>
              </table:table-cell>
              <table:table-cell office:value-type="float" office:value="0.0471131756499352">
                <text:p>0.0471131756499352</text:p>
              </table:table-cell>
              <table:table-cell office:value-type="float" office:value="0.0547736487001296">
                <text:p>0.0547736487001296</text:p>
              </table:table-cell>
              <table:table-cell office:value-type="float" office:value="0.0481131756499352">
                <text:p>0.0481131756499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52">
                <text:p>0.152</text:p>
              </table:table-cell>
              <table:table-cell office:value-type="float" office:value="0.0466507687003569">
                <text:p>0.0466507687003569</text:p>
              </table:table-cell>
              <table:table-cell office:value-type="float" office:value="0.0546984625992862">
                <text:p>0.0546984625992862</text:p>
              </table:table-cell>
              <table:table-cell office:value-type="float" office:value="0.0486507687003569">
                <text:p>0.0486507687003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53">
                <text:p>0.153</text:p>
              </table:table-cell>
              <table:table-cell office:value-type="float" office:value="0.0461904714874217">
                <text:p>0.0461904714874217</text:p>
              </table:table-cell>
              <table:table-cell office:value-type="float" office:value="0.0546190570251567">
                <text:p>0.0546190570251567</text:p>
              </table:table-cell>
              <table:table-cell office:value-type="float" office:value="0.0491904714874216">
                <text:p>0.0491904714874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54">
                <text:p>0.154</text:p>
              </table:table-cell>
              <table:table-cell office:value-type="float" office:value="0.0457322759956963">
                <text:p>0.0457322759956963</text:p>
              </table:table-cell>
              <table:table-cell office:value-type="float" office:value="0.0545354480086074">
                <text:p>0.0545354480086074</text:p>
              </table:table-cell>
              <table:table-cell office:value-type="float" office:value="0.0497322759956963">
                <text:p>0.0497322759956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55">
                <text:p>0.155</text:p>
              </table:table-cell>
              <table:table-cell office:value-type="float" office:value="0.0452761743293841">
                <text:p>0.0452761743293841</text:p>
              </table:table-cell>
              <table:table-cell office:value-type="float" office:value="0.0544476513412319">
                <text:p>0.0544476513412319</text:p>
              </table:table-cell>
              <table:table-cell office:value-type="float" office:value="0.0502761743293841">
                <text:p>0.0502761743293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56">
                <text:p>0.156</text:p>
              </table:table-cell>
              <table:table-cell office:value-type="float" office:value="0.0448221587115023">
                <text:p>0.0448221587115023</text:p>
              </table:table-cell>
              <table:table-cell office:value-type="float" office:value="0.0543556825769955">
                <text:p>0.0543556825769955</text:p>
              </table:table-cell>
              <table:table-cell office:value-type="float" office:value="0.0508221587115023">
                <text:p>0.0508221587115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57">
                <text:p>0.157</text:p>
              </table:table-cell>
              <table:table-cell office:value-type="float" office:value="0.0443702214830934">
                <text:p>0.0443702214830934</text:p>
              </table:table-cell>
              <table:table-cell office:value-type="float" office:value="0.0542595570338133">
                <text:p>0.0542595570338133</text:p>
              </table:table-cell>
              <table:table-cell office:value-type="float" office:value="0.0513702214830933">
                <text:p>0.0513702214830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58">
                <text:p>0.158</text:p>
              </table:table-cell>
              <table:table-cell office:value-type="float" office:value="0.0439203551024699">
                <text:p>0.0439203551024699</text:p>
              </table:table-cell>
              <table:table-cell office:value-type="float" office:value="0.0541592897950602">
                <text:p>0.0541592897950602</text:p>
              </table:table-cell>
              <table:table-cell office:value-type="float" office:value="0.0519203551024699">
                <text:p>0.0519203551024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59">
                <text:p>0.159</text:p>
              </table:table-cell>
              <table:table-cell office:value-type="float" office:value="0.0434725521444927">
                <text:p>0.0434725521444927</text:p>
              </table:table-cell>
              <table:table-cell office:value-type="float" office:value="0.0540548957110147">
                <text:p>0.0540548957110147</text:p>
              </table:table-cell>
              <table:table-cell office:value-type="float" office:value="0.0524725521444927">
                <text:p>0.0524725521444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6">
                <text:p>0.16</text:p>
              </table:table-cell>
              <table:table-cell office:value-type="float" office:value="0.0430268052998824">
                <text:p>0.0430268052998824</text:p>
              </table:table-cell>
              <table:table-cell office:value-type="float" office:value="0.0539463894002354">
                <text:p>0.0539463894002354</text:p>
              </table:table-cell>
              <table:table-cell office:value-type="float" office:value="0.0530268052998823">
                <text:p>0.0530268052998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61">
                <text:p>0.161</text:p>
              </table:table-cell>
              <table:table-cell office:value-type="float" office:value="0.0425831073745645">
                <text:p>0.0425831073745645</text:p>
              </table:table-cell>
              <table:table-cell office:value-type="float" office:value="0.053833785250871">
                <text:p>0.053833785250871</text:p>
              </table:table-cell>
              <table:table-cell office:value-type="float" office:value="0.0535831073745645">
                <text:p>0.0535831073745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62">
                <text:p>0.162</text:p>
              </table:table-cell>
              <table:table-cell office:value-type="float" office:value="0.0421414512890486">
                <text:p>0.0421414512890486</text:p>
              </table:table-cell>
              <table:table-cell office:value-type="float" office:value="0.053717097421903">
                <text:p>0.053717097421903</text:p>
              </table:table-cell>
              <table:table-cell office:value-type="float" office:value="0.0541414512890485">
                <text:p>0.0541414512890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63">
                <text:p>0.163</text:p>
              </table:table-cell>
              <table:table-cell office:value-type="float" office:value="0.0417018300778395">
                <text:p>0.0417018300778395</text:p>
              </table:table-cell>
              <table:table-cell office:value-type="float" office:value="0.053596339844321">
                <text:p>0.053596339844321</text:p>
              </table:table-cell>
              <table:table-cell office:value-type="float" office:value="0.0547018300778395">
                <text:p>0.0547018300778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64">
                <text:p>0.164</text:p>
              </table:table-cell>
              <table:table-cell office:value-type="float" office:value="0.0412642368888843">
                <text:p>0.0412642368888843</text:p>
              </table:table-cell>
              <table:table-cell office:value-type="float" office:value="0.0534715262222316">
                <text:p>0.0534715262222316</text:p>
              </table:table-cell>
              <table:table-cell office:value-type="float" office:value="0.0552642368888842">
                <text:p>0.0552642368888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65">
                <text:p>0.165</text:p>
              </table:table-cell>
              <table:table-cell office:value-type="float" office:value="0.0408286649830509">
                <text:p>0.0408286649830509</text:p>
              </table:table-cell>
              <table:table-cell office:value-type="float" office:value="0.0533426700338982">
                <text:p>0.0533426700338982</text:p>
              </table:table-cell>
              <table:table-cell office:value-type="float" office:value="0.0558286649830509">
                <text:p>0.0558286649830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66">
                <text:p>0.166</text:p>
              </table:table-cell>
              <table:table-cell office:value-type="float" office:value="0.0403951077336427">
                <text:p>0.0403951077336427</text:p>
              </table:table-cell>
              <table:table-cell office:value-type="float" office:value="0.0532097845327147">
                <text:p>0.0532097845327147</text:p>
              </table:table-cell>
              <table:table-cell office:value-type="float" office:value="0.0563951077336427">
                <text:p>0.0563951077336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67">
                <text:p>0.167</text:p>
              </table:table-cell>
              <table:table-cell office:value-type="float" office:value="0.0399635586259454">
                <text:p>0.0399635586259454</text:p>
              </table:table-cell>
              <table:table-cell office:value-type="float" office:value="0.0530728827481092">
                <text:p>0.0530728827481092</text:p>
              </table:table-cell>
              <table:table-cell office:value-type="float" office:value="0.0569635586259454">
                <text:p>0.0569635586259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68">
                <text:p>0.168</text:p>
              </table:table-cell>
              <table:table-cell office:value-type="float" office:value="0.03953401125681">
                <text:p>0.03953401125681</text:p>
              </table:table-cell>
              <table:table-cell office:value-type="float" office:value="0.05293197748638">
                <text:p>0.05293197748638</text:p>
              </table:table-cell>
              <table:table-cell office:value-type="float" office:value="0.05753401125681">
                <text:p>0.05753401125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69">
                <text:p>0.169</text:p>
              </table:table-cell>
              <table:table-cell office:value-type="float" office:value="0.039106459334269">
                <text:p>0.039106459334269</text:p>
              </table:table-cell>
              <table:table-cell office:value-type="float" office:value="0.0527870813314621">
                <text:p>0.0527870813314621</text:p>
              </table:table-cell>
              <table:table-cell office:value-type="float" office:value="0.058106459334269">
                <text:p>0.058106459334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7">
                <text:p>0.17</text:p>
              </table:table-cell>
              <table:table-cell office:value-type="float" office:value="0.0386808966771882">
                <text:p>0.0386808966771882</text:p>
              </table:table-cell>
              <table:table-cell office:value-type="float" office:value="0.0526382066456237">
                <text:p>0.0526382066456237</text:p>
              </table:table-cell>
              <table:table-cell office:value-type="float" office:value="0.0586808966771882">
                <text:p>0.0586808966771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71">
                <text:p>0.171</text:p>
              </table:table-cell>
              <table:table-cell office:value-type="float" office:value="0.038257317214954">
                <text:p>0.038257317214954</text:p>
              </table:table-cell>
              <table:table-cell office:value-type="float" office:value="0.0524853655700921">
                <text:p>0.0524853655700921</text:p>
              </table:table-cell>
              <table:table-cell office:value-type="float" office:value="0.059257317214954">
                <text:p>0.059257317214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72">
                <text:p>0.172</text:p>
              </table:table-cell>
              <table:table-cell office:value-type="float" office:value="0.0378357149871955">
                <text:p>0.0378357149871955</text:p>
              </table:table-cell>
              <table:table-cell office:value-type="float" office:value="0.052328570025609">
                <text:p>0.052328570025609</text:p>
              </table:table-cell>
              <table:table-cell office:value-type="float" office:value="0.0598357149871955">
                <text:p>0.0598357149871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73">
                <text:p>0.173</text:p>
              </table:table-cell>
              <table:table-cell office:value-type="float" office:value="0.0374160841435436">
                <text:p>0.0374160841435436</text:p>
              </table:table-cell>
              <table:table-cell office:value-type="float" office:value="0.0521678317129128">
                <text:p>0.0521678317129128</text:p>
              </table:table-cell>
              <table:table-cell office:value-type="float" office:value="0.0604160841435436">
                <text:p>0.0604160841435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74">
                <text:p>0.174</text:p>
              </table:table-cell>
              <table:table-cell office:value-type="float" office:value="0.0369984189434256">
                <text:p>0.0369984189434256</text:p>
              </table:table-cell>
              <table:table-cell office:value-type="float" office:value="0.0520031621131489">
                <text:p>0.0520031621131489</text:p>
              </table:table-cell>
              <table:table-cell office:value-type="float" office:value="0.0609984189434256">
                <text:p>0.0609984189434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75">
                <text:p>0.175</text:p>
              </table:table-cell>
              <table:table-cell office:value-type="float" office:value="0.0365827137558974">
                <text:p>0.0365827137558974</text:p>
              </table:table-cell>
              <table:table-cell office:value-type="float" office:value="0.0518345724882052">
                <text:p>0.0518345724882052</text:p>
              </table:table-cell>
              <table:table-cell office:value-type="float" office:value="0.0615827137558974">
                <text:p>0.0615827137558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76">
                <text:p>0.176</text:p>
              </table:table-cell>
              <table:table-cell office:value-type="float" office:value="0.0361689630595132">
                <text:p>0.0361689630595132</text:p>
              </table:table-cell>
              <table:table-cell office:value-type="float" office:value="0.0516620738809736">
                <text:p>0.0516620738809736</text:p>
              </table:table-cell>
              <table:table-cell office:value-type="float" office:value="0.0621689630595132">
                <text:p>0.0621689630595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77">
                <text:p>0.177</text:p>
              </table:table-cell>
              <table:table-cell office:value-type="float" office:value="0.0357571614422328">
                <text:p>0.0357571614422328</text:p>
              </table:table-cell>
              <table:table-cell office:value-type="float" office:value="0.0514856771155345">
                <text:p>0.0514856771155345</text:p>
              </table:table-cell>
              <table:table-cell office:value-type="float" office:value="0.0627571614422328">
                <text:p>0.0627571614422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78">
                <text:p>0.178</text:p>
              </table:table-cell>
              <table:table-cell office:value-type="float" office:value="0.0353473036013676">
                <text:p>0.0353473036013676</text:p>
              </table:table-cell>
              <table:table-cell office:value-type="float" office:value="0.0513053927972648">
                <text:p>0.0513053927972648</text:p>
              </table:table-cell>
              <table:table-cell office:value-type="float" office:value="0.0633473036013676">
                <text:p>0.0633473036013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79">
                <text:p>0.179</text:p>
              </table:table-cell>
              <table:table-cell office:value-type="float" office:value="0.0349393843435668">
                <text:p>0.0349393843435668</text:p>
              </table:table-cell>
              <table:table-cell office:value-type="float" office:value="0.0511212313128664">
                <text:p>0.0511212313128664</text:p>
              </table:table-cell>
              <table:table-cell office:value-type="float" office:value="0.0639393843435668">
                <text:p>0.0639393843435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8">
                <text:p>0.18</text:p>
              </table:table-cell>
              <table:table-cell office:value-type="float" office:value="0.0345333985848424">
                <text:p>0.0345333985848424</text:p>
              </table:table-cell>
              <table:table-cell office:value-type="float" office:value="0.0509332028303152">
                <text:p>0.0509332028303152</text:p>
              </table:table-cell>
              <table:table-cell office:value-type="float" office:value="0.0645333985848424">
                <text:p>0.0645333985848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81">
                <text:p>0.181</text:p>
              </table:table-cell>
              <table:table-cell office:value-type="float" office:value="0.0341293413506359">
                <text:p>0.0341293413506359</text:p>
              </table:table-cell>
              <table:table-cell office:value-type="float" office:value="0.0507413172987283">
                <text:p>0.0507413172987283</text:p>
              </table:table-cell>
              <table:table-cell office:value-type="float" office:value="0.0651293413506359">
                <text:p>0.0651293413506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82">
                <text:p>0.182</text:p>
              </table:table-cell>
              <table:table-cell office:value-type="float" office:value="0.0337272077759262">
                <text:p>0.0337272077759262</text:p>
              </table:table-cell>
              <table:table-cell office:value-type="float" office:value="0.0505455844481477">
                <text:p>0.0505455844481477</text:p>
              </table:table-cell>
              <table:table-cell office:value-type="float" office:value="0.0657272077759262">
                <text:p>0.0657272077759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83">
                <text:p>0.183</text:p>
              </table:table-cell>
              <table:table-cell office:value-type="float" office:value="0.0333269931053804">
                <text:p>0.0333269931053804</text:p>
              </table:table-cell>
              <table:table-cell office:value-type="float" office:value="0.0503460137892392">
                <text:p>0.0503460137892392</text:p>
              </table:table-cell>
              <table:table-cell office:value-type="float" office:value="0.0663269931053804">
                <text:p>0.0663269931053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84">
                <text:p>0.184</text:p>
              </table:table-cell>
              <table:table-cell office:value-type="float" office:value="0.0329286926935481">
                <text:p>0.0329286926935481</text:p>
              </table:table-cell>
              <table:table-cell office:value-type="float" office:value="0.0501426146129039">
                <text:p>0.0501426146129039</text:p>
              </table:table-cell>
              <table:table-cell office:value-type="float" office:value="0.0669286926935481">
                <text:p>0.0669286926935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85">
                <text:p>0.185</text:p>
              </table:table-cell>
              <table:table-cell office:value-type="float" office:value="0.0325323020050992">
                <text:p>0.0325323020050992</text:p>
              </table:table-cell>
              <table:table-cell office:value-type="float" office:value="0.0499353959898016">
                <text:p>0.0499353959898016</text:p>
              </table:table-cell>
              <table:table-cell office:value-type="float" office:value="0.0675323020050992">
                <text:p>0.0675323020050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86">
                <text:p>0.186</text:p>
              </table:table-cell>
              <table:table-cell office:value-type="float" office:value="0.0321378166151092">
                <text:p>0.0321378166151092</text:p>
              </table:table-cell>
              <table:table-cell office:value-type="float" office:value="0.0497243667697817">
                <text:p>0.0497243667697817</text:p>
              </table:table-cell>
              <table:table-cell office:value-type="float" office:value="0.0681378166151092">
                <text:p>0.0681378166151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87">
                <text:p>0.187</text:p>
              </table:table-cell>
              <table:table-cell office:value-type="float" office:value="0.0317452322093891">
                <text:p>0.0317452322093891</text:p>
              </table:table-cell>
              <table:table-cell office:value-type="float" office:value="0.0495095355812219">
                <text:p>0.0495095355812219</text:p>
              </table:table-cell>
              <table:table-cell office:value-type="float" office:value="0.0687452322093891">
                <text:p>0.068745232209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88">
                <text:p>0.188</text:p>
              </table:table-cell>
              <table:table-cell office:value-type="float" office:value="0.0313545445848648">
                <text:p>0.0313545445848648</text:p>
              </table:table-cell>
              <table:table-cell office:value-type="float" office:value="0.0492909108302705">
                <text:p>0.0492909108302705</text:p>
              </table:table-cell>
              <table:table-cell office:value-type="float" office:value="0.0693545445848647">
                <text:p>0.0693545445848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89">
                <text:p>0.189</text:p>
              </table:table-cell>
              <table:table-cell office:value-type="float" office:value="0.030965749650005">
                <text:p>0.030965749650005</text:p>
              </table:table-cell>
              <table:table-cell office:value-type="float" office:value="0.0490685006999901">
                <text:p>0.0490685006999901</text:p>
              </table:table-cell>
              <table:table-cell office:value-type="float" office:value="0.069965749650005">
                <text:p>0.069965749650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9">
                <text:p>0.19</text:p>
              </table:table-cell>
              <table:table-cell office:value-type="float" office:value="0.0305788434253001">
                <text:p>0.0305788434253001</text:p>
              </table:table-cell>
              <table:table-cell office:value-type="float" office:value="0.0488423131493999">
                <text:p>0.0488423131493999</text:p>
              </table:table-cell>
              <table:table-cell office:value-type="float" office:value="0.0705788434253001">
                <text:p>0.0705788434253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91">
                <text:p>0.191</text:p>
              </table:table-cell>
              <table:table-cell office:value-type="float" office:value="0.0301938220437927">
                <text:p>0.0301938220437927</text:p>
              </table:table-cell>
              <table:table-cell office:value-type="float" office:value="0.0486123559124146">
                <text:p>0.0486123559124146</text:p>
              </table:table-cell>
              <table:table-cell office:value-type="float" office:value="0.0711938220437927">
                <text:p>0.0711938220437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92">
                <text:p>0.192</text:p>
              </table:table-cell>
              <table:table-cell office:value-type="float" office:value="0.0298106817516627">
                <text:p>0.0298106817516627</text:p>
              </table:table-cell>
              <table:table-cell office:value-type="float" office:value="0.0483786364966746">
                <text:p>0.0483786364966746</text:p>
              </table:table-cell>
              <table:table-cell office:value-type="float" office:value="0.0718106817516627">
                <text:p>0.0718106817516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93">
                <text:p>0.193</text:p>
              </table:table-cell>
              <table:table-cell office:value-type="float" office:value="0.0294294189088664">
                <text:p>0.0294294189088664</text:p>
              </table:table-cell>
              <table:table-cell office:value-type="float" office:value="0.0481411621822672">
                <text:p>0.0481411621822672</text:p>
              </table:table-cell>
              <table:table-cell office:value-type="float" office:value="0.0724294189088664">
                <text:p>0.0724294189088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94">
                <text:p>0.194</text:p>
              </table:table-cell>
              <table:table-cell office:value-type="float" office:value="0.0290500299898342">
                <text:p>0.0290500299898342</text:p>
              </table:table-cell>
              <table:table-cell office:value-type="float" office:value="0.0478999400203316">
                <text:p>0.0478999400203316</text:p>
              </table:table-cell>
              <table:table-cell office:value-type="float" office:value="0.0730500299898342">
                <text:p>0.0730500299898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95">
                <text:p>0.195</text:p>
              </table:table-cell>
              <table:table-cell office:value-type="float" office:value="0.028672511584226">
                <text:p>0.028672511584226</text:p>
              </table:table-cell>
              <table:table-cell office:value-type="float" office:value="0.047654976831548">
                <text:p>0.047654976831548</text:p>
              </table:table-cell>
              <table:table-cell office:value-type="float" office:value="0.0736725115842261">
                <text:p>0.0736725115842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96">
                <text:p>0.196</text:p>
              </table:table-cell>
              <table:table-cell office:value-type="float" office:value="0.0282968603977486">
                <text:p>0.0282968603977486</text:p>
              </table:table-cell>
              <table:table-cell office:value-type="float" office:value="0.0474062792045028">
                <text:p>0.0474062792045028</text:p>
              </table:table-cell>
              <table:table-cell office:value-type="float" office:value="0.0742968603977486">
                <text:p>0.0742968603977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97">
                <text:p>0.197</text:p>
              </table:table-cell>
              <table:table-cell office:value-type="float" office:value="0.0279230732530355">
                <text:p>0.0279230732530355</text:p>
              </table:table-cell>
              <table:table-cell office:value-type="float" office:value="0.0471538534939291">
                <text:p>0.0471538534939291</text:p>
              </table:table-cell>
              <table:table-cell office:value-type="float" office:value="0.0749230732530355">
                <text:p>0.0749230732530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98">
                <text:p>0.198</text:p>
              </table:table-cell>
              <table:table-cell office:value-type="float" office:value="0.0275511470905922">
                <text:p>0.0275511470905922</text:p>
              </table:table-cell>
              <table:table-cell office:value-type="float" office:value="0.0468977058188157">
                <text:p>0.0468977058188157</text:p>
              </table:table-cell>
              <table:table-cell office:value-type="float" office:value="0.0755511470905922">
                <text:p>0.0755511470905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199">
                <text:p>0.199</text:p>
              </table:table-cell>
              <table:table-cell office:value-type="float" office:value="0.0271810789698097">
                <text:p>0.0271810789698097</text:p>
              </table:table-cell>
              <table:table-cell office:value-type="float" office:value="0.0466378420603806">
                <text:p>0.0466378420603806</text:p>
              </table:table-cell>
              <table:table-cell office:value-type="float" office:value="0.0761810789698097">
                <text:p>0.0761810789698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2">
                <text:p>0.2</text:p>
              </table:table-cell>
              <table:table-cell office:value-type="float" office:value="0.026812866070048">
                <text:p>0.026812866070048</text:p>
              </table:table-cell>
              <table:table-cell office:value-type="float" office:value="0.0463742678599041">
                <text:p>0.0463742678599041</text:p>
              </table:table-cell>
              <table:table-cell office:value-type="float" office:value="0.076812866070048">
                <text:p>0.076812866070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201">
                <text:p>0.201</text:p>
              </table:table-cell>
              <table:table-cell office:value-type="float" office:value="0.026446505691792">
                <text:p>0.026446505691792</text:p>
              </table:table-cell>
              <table:table-cell office:value-type="float" office:value="0.046106988616416">
                <text:p>0.046106988616416</text:p>
              </table:table-cell>
              <table:table-cell office:value-type="float" office:value="0.077446505691792">
                <text:p>0.077446505691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202">
                <text:p>0.202</text:p>
              </table:table-cell>
              <table:table-cell office:value-type="float" office:value="0.0260819952578845">
                <text:p>0.0260819952578845</text:p>
              </table:table-cell>
              <table:table-cell office:value-type="float" office:value="0.0458360094842311">
                <text:p>0.0458360094842311</text:p>
              </table:table-cell>
              <table:table-cell office:value-type="float" office:value="0.0780819952578845">
                <text:p>0.0780819952578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203">
                <text:p>0.203</text:p>
              </table:table-cell>
              <table:table-cell office:value-type="float" office:value="0.0257193323148369">
                <text:p>0.0257193323148369</text:p>
              </table:table-cell>
              <table:table-cell office:value-type="float" office:value="0.0455613353703262">
                <text:p>0.0455613353703262</text:p>
              </table:table-cell>
              <table:table-cell office:value-type="float" office:value="0.0787193323148369">
                <text:p>0.0787193323148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204">
                <text:p>0.204</text:p>
              </table:table-cell>
              <table:table-cell office:value-type="float" office:value="0.025358514534223">
                <text:p>0.025358514534223</text:p>
              </table:table-cell>
              <table:table-cell office:value-type="float" office:value="0.045282970931554">
                <text:p>0.045282970931554</text:p>
              </table:table-cell>
              <table:table-cell office:value-type="float" office:value="0.079358514534223">
                <text:p>0.079358514534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205">
                <text:p>0.205</text:p>
              </table:table-cell>
              <table:table-cell office:value-type="float" office:value="0.0249995397141577">
                <text:p>0.0249995397141577</text:p>
              </table:table-cell>
              <table:table-cell office:value-type="float" office:value="0.0450009205716846">
                <text:p>0.0450009205716846</text:p>
              </table:table-cell>
              <table:table-cell office:value-type="float" office:value="0.0799995397141577">
                <text:p>0.0799995397141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206">
                <text:p>0.206</text:p>
              </table:table-cell>
              <table:table-cell office:value-type="float" office:value="0.0246424057808654">
                <text:p>0.0246424057808654</text:p>
              </table:table-cell>
              <table:table-cell office:value-type="float" office:value="0.0447151884382693">
                <text:p>0.0447151884382693</text:p>
              </table:table-cell>
              <table:table-cell office:value-type="float" office:value="0.0806424057808654">
                <text:p>0.0806424057808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207">
                <text:p>0.207</text:p>
              </table:table-cell>
              <table:table-cell office:value-type="float" office:value="0.0242871107903412">
                <text:p>0.0242871107903412</text:p>
              </table:table-cell>
              <table:table-cell office:value-type="float" office:value="0.0444257784193176">
                <text:p>0.0444257784193176</text:p>
              </table:table-cell>
              <table:table-cell office:value-type="float" office:value="0.0812871107903412">
                <text:p>0.0812871107903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208">
                <text:p>0.208</text:p>
              </table:table-cell>
              <table:table-cell office:value-type="float" office:value="0.0239336529301101">
                <text:p>0.0239336529301101</text:p>
              </table:table-cell>
              <table:table-cell office:value-type="float" office:value="0.0441326941397798">
                <text:p>0.0441326941397798</text:p>
              </table:table-cell>
              <table:table-cell office:value-type="float" office:value="0.0819336529301102">
                <text:p>0.0819336529301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209">
                <text:p>0.209</text:p>
              </table:table-cell>
              <table:table-cell office:value-type="float" office:value="0.0235820305210871">
                <text:p>0.0235820305210871</text:p>
              </table:table-cell>
              <table:table-cell office:value-type="float" office:value="0.0438359389578258">
                <text:p>0.0438359389578258</text:p>
              </table:table-cell>
              <table:table-cell office:value-type="float" office:value="0.0825820305210872">
                <text:p>0.0825820305210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21">
                <text:p>0.21</text:p>
              </table:table-cell>
              <table:table-cell office:value-type="float" office:value="0.0232322420195443">
                <text:p>0.0232322420195443</text:p>
              </table:table-cell>
              <table:table-cell office:value-type="float" office:value="0.0435355159609114">
                <text:p>0.0435355159609114</text:p>
              </table:table-cell>
              <table:table-cell office:value-type="float" office:value="0.0832322420195444">
                <text:p>0.0832322420195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211">
                <text:p>0.211</text:p>
              </table:table-cell>
              <table:table-cell office:value-type="float" office:value="0.0228842860191894">
                <text:p>0.0228842860191894</text:p>
              </table:table-cell>
              <table:table-cell office:value-type="float" office:value="0.0432314279616212">
                <text:p>0.0432314279616212</text:p>
              </table:table-cell>
              <table:table-cell office:value-type="float" office:value="0.0838842860191895">
                <text:p>0.0838842860191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212">
                <text:p>0.212</text:p>
              </table:table-cell>
              <table:table-cell office:value-type="float" office:value="0.022538161253361">
                <text:p>0.022538161253361</text:p>
              </table:table-cell>
              <table:table-cell office:value-type="float" office:value="0.0429236774932781">
                <text:p>0.0429236774932781</text:p>
              </table:table-cell>
              <table:table-cell office:value-type="float" office:value="0.084538161253361">
                <text:p>0.084538161253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213">
                <text:p>0.213</text:p>
              </table:table-cell>
              <table:table-cell office:value-type="float" office:value="0.0221938665973463">
                <text:p>0.0221938665973463</text:p>
              </table:table-cell>
              <table:table-cell office:value-type="float" office:value="0.0426122668053074">
                <text:p>0.0426122668053074</text:p>
              </table:table-cell>
              <table:table-cell office:value-type="float" office:value="0.0851938665973463">
                <text:p>0.0851938665973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214">
                <text:p>0.214</text:p>
              </table:table-cell>
              <table:table-cell office:value-type="float" office:value="0.0218514010708281">
                <text:p>0.0218514010708281</text:p>
              </table:table-cell>
              <table:table-cell office:value-type="float" office:value="0.0422971978583438">
                <text:p>0.0422971978583438</text:p>
              </table:table-cell>
              <table:table-cell office:value-type="float" office:value="0.0858514010708282">
                <text:p>0.0858514010708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215">
                <text:p>0.215</text:p>
              </table:table-cell>
              <table:table-cell office:value-type="float" office:value="0.0215107638404663">
                <text:p>0.0215107638404663</text:p>
              </table:table-cell>
              <table:table-cell office:value-type="float" office:value="0.0419784723190675">
                <text:p>0.0419784723190675</text:p>
              </table:table-cell>
              <table:table-cell office:value-type="float" office:value="0.0865107638404663">
                <text:p>0.0865107638404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216">
                <text:p>0.216</text:p>
              </table:table-cell>
              <table:table-cell office:value-type="float" office:value="0.0211719542226215">
                <text:p>0.0211719542226215</text:p>
              </table:table-cell>
              <table:table-cell office:value-type="float" office:value="0.041656091554757">
                <text:p>0.041656091554757</text:p>
              </table:table-cell>
              <table:table-cell office:value-type="float" office:value="0.0871719542226216">
                <text:p>0.0871719542226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217">
                <text:p>0.217</text:p>
              </table:table-cell>
              <table:table-cell office:value-type="float" office:value="0.0208349716862294">
                <text:p>0.0208349716862294</text:p>
              </table:table-cell>
              <table:table-cell office:value-type="float" office:value="0.0413300566275412">
                <text:p>0.0413300566275412</text:p>
              </table:table-cell>
              <table:table-cell office:value-type="float" office:value="0.0878349716862294">
                <text:p>0.0878349716862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218">
                <text:p>0.218</text:p>
              </table:table-cell>
              <table:table-cell office:value-type="float" office:value="0.0204998158558312">
                <text:p>0.0204998158558312</text:p>
              </table:table-cell>
              <table:table-cell office:value-type="float" office:value="0.0410003682883376">
                <text:p>0.0410003682883376</text:p>
              </table:table-cell>
              <table:table-cell office:value-type="float" office:value="0.0884998158558313">
                <text:p>0.0884998158558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219">
                <text:p>0.219</text:p>
              </table:table-cell>
              <table:table-cell office:value-type="float" office:value="0.0201664865147714">
                <text:p>0.0201664865147714</text:p>
              </table:table-cell>
              <table:table-cell office:value-type="float" office:value="0.0406670269704572">
                <text:p>0.0406670269704572</text:p>
              </table:table-cell>
              <table:table-cell office:value-type="float" office:value="0.0891664865147715">
                <text:p>0.0891664865147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22">
                <text:p>0.22</text:p>
              </table:table-cell>
              <table:table-cell office:value-type="float" office:value="0.0198349836085704">
                <text:p>0.0198349836085704</text:p>
              </table:table-cell>
              <table:table-cell office:value-type="float" office:value="0.0403300327828592">
                <text:p>0.0403300327828592</text:p>
              </table:table-cell>
              <table:table-cell office:value-type="float" office:value="0.0898349836085705">
                <text:p>0.0898349836085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221">
                <text:p>0.221</text:p>
              </table:table-cell>
              <table:table-cell office:value-type="float" office:value="0.0195053072484822">
                <text:p>0.0195053072484822</text:p>
              </table:table-cell>
              <table:table-cell office:value-type="float" office:value="0.0399893855030355">
                <text:p>0.0399893855030355</text:p>
              </table:table-cell>
              <table:table-cell office:value-type="float" office:value="0.0905053072484823">
                <text:p>0.0905053072484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222">
                <text:p>0.222</text:p>
              </table:table-cell>
              <table:table-cell office:value-type="float" office:value="0.0191774577152483">
                <text:p>0.0191774577152483</text:p>
              </table:table-cell>
              <table:table-cell office:value-type="float" office:value="0.0396450845695034">
                <text:p>0.0396450845695034</text:p>
              </table:table-cell>
              <table:table-cell office:value-type="float" office:value="0.0911774577152484">
                <text:p>0.0911774577152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223">
                <text:p>0.223</text:p>
              </table:table-cell>
              <table:table-cell office:value-type="float" office:value="0.0188514354630578">
                <text:p>0.0188514354630578</text:p>
              </table:table-cell>
              <table:table-cell office:value-type="float" office:value="0.0392971290738845">
                <text:p>0.0392971290738845</text:p>
              </table:table-cell>
              <table:table-cell office:value-type="float" office:value="0.0918514354630578">
                <text:p>0.0918514354630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224">
                <text:p>0.224</text:p>
              </table:table-cell>
              <table:table-cell office:value-type="float" office:value="0.0185272411237275">
                <text:p>0.0185272411237275</text:p>
              </table:table-cell>
              <table:table-cell office:value-type="float" office:value="0.038945517752545">
                <text:p>0.038945517752545</text:p>
              </table:table-cell>
              <table:table-cell office:value-type="float" office:value="0.0925272411237276">
                <text:p>0.0925272411237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225">
                <text:p>0.225</text:p>
              </table:table-cell>
              <table:table-cell office:value-type="float" office:value="0.0182048755111142">
                <text:p>0.0182048755111142</text:p>
              </table:table-cell>
              <table:table-cell office:value-type="float" office:value="0.0385902489777717">
                <text:p>0.0385902489777717</text:p>
              </table:table-cell>
              <table:table-cell office:value-type="float" office:value="0.0932048755111142">
                <text:p>0.0932048755111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226">
                <text:p>0.226</text:p>
              </table:table-cell>
              <table:table-cell office:value-type="float" office:value="0.0178843396257729">
                <text:p>0.0178843396257729</text:p>
              </table:table-cell>
              <table:table-cell office:value-type="float" office:value="0.0382313207484543">
                <text:p>0.0382313207484543</text:p>
              </table:table-cell>
              <table:table-cell office:value-type="float" office:value="0.0938843396257729">
                <text:p>0.0938843396257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227">
                <text:p>0.227</text:p>
              </table:table-cell>
              <table:table-cell office:value-type="float" office:value="0.0175656346598773">
                <text:p>0.0175656346598773</text:p>
              </table:table-cell>
              <table:table-cell office:value-type="float" office:value="0.0378687306802453">
                <text:p>0.0378687306802453</text:p>
              </table:table-cell>
              <table:table-cell office:value-type="float" office:value="0.0945656346598774">
                <text:p>0.0945656346598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228">
                <text:p>0.228</text:p>
              </table:table-cell>
              <table:table-cell office:value-type="float" office:value="0.0172487620024183">
                <text:p>0.0172487620024183</text:p>
              </table:table-cell>
              <table:table-cell office:value-type="float" office:value="0.0375024759951633">
                <text:p>0.0375024759951633</text:p>
              </table:table-cell>
              <table:table-cell office:value-type="float" office:value="0.0952487620024184">
                <text:p>0.0952487620024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229">
                <text:p>0.229</text:p>
              </table:table-cell>
              <table:table-cell office:value-type="float" office:value="0.0169337232446978">
                <text:p>0.0169337232446978</text:p>
              </table:table-cell>
              <table:table-cell office:value-type="float" office:value="0.0371325535106044">
                <text:p>0.0371325535106044</text:p>
              </table:table-cell>
              <table:table-cell office:value-type="float" office:value="0.0959337232446979">
                <text:p>0.0959337232446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23">
                <text:p>0.23</text:p>
              </table:table-cell>
              <table:table-cell office:value-type="float" office:value="0.0166205201861381">
                <text:p>0.0166205201861381</text:p>
              </table:table-cell>
              <table:table-cell office:value-type="float" office:value="0.0367589596277238">
                <text:p>0.0367589596277238</text:p>
              </table:table-cell>
              <table:table-cell office:value-type="float" office:value="0.0966205201861382">
                <text:p>0.0966205201861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231">
                <text:p>0.231</text:p>
              </table:table-cell>
              <table:table-cell office:value-type="float" office:value="0.0163091548404267">
                <text:p>0.0163091548404267</text:p>
              </table:table-cell>
              <table:table-cell office:value-type="float" office:value="0.0363816903191466">
                <text:p>0.0363816903191466</text:p>
              </table:table-cell>
              <table:table-cell office:value-type="float" office:value="0.0973091548404268">
                <text:p>0.0973091548404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232">
                <text:p>0.232</text:p>
              </table:table-cell>
              <table:table-cell office:value-type="float" office:value="0.0159996294420195">
                <text:p>0.0159996294420195</text:p>
              </table:table-cell>
              <table:table-cell office:value-type="float" office:value="0.036000741115961">
                <text:p>0.036000741115961</text:p>
              </table:table-cell>
              <table:table-cell office:value-type="float" office:value="0.0979996294420196">
                <text:p>0.0979996294420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233">
                <text:p>0.233</text:p>
              </table:table-cell>
              <table:table-cell office:value-type="float" office:value="0.0156919464530266">
                <text:p>0.0156919464530266</text:p>
              </table:table-cell>
              <table:table-cell office:value-type="float" office:value="0.0356161070939468">
                <text:p>0.0356161070939468</text:p>
              </table:table-cell>
              <table:table-cell office:value-type="float" office:value="0.0986919464530267">
                <text:p>0.0986919464530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234">
                <text:p>0.234</text:p>
              </table:table-cell>
              <table:table-cell office:value-type="float" office:value="0.0153861085705066">
                <text:p>0.0153861085705066</text:p>
              </table:table-cell>
              <table:table-cell office:value-type="float" office:value="0.0352277828589867">
                <text:p>0.0352277828589867</text:p>
              </table:table-cell>
              <table:table-cell office:value-type="float" office:value="0.0993861085705067">
                <text:p>0.0993861085705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235">
                <text:p>0.235</text:p>
              </table:table-cell>
              <table:table-cell office:value-type="float" office:value="0.0150821187341998">
                <text:p>0.0150821187341998</text:p>
              </table:table-cell>
              <table:table-cell office:value-type="float" office:value="0.0348357625316005">
                <text:p>0.0348357625316005</text:p>
              </table:table-cell>
              <table:table-cell office:value-type="float" office:value="0.1000821187342">
                <text:p>0.1000821187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236">
                <text:p>0.236</text:p>
              </table:table-cell>
              <table:table-cell office:value-type="float" office:value="0.0147799801347289">
                <text:p>0.0147799801347289</text:p>
              </table:table-cell>
              <table:table-cell office:value-type="float" office:value="0.0344400397305421">
                <text:p>0.0344400397305421</text:p>
              </table:table-cell>
              <table:table-cell office:value-type="float" office:value="0.100779980134729">
                <text:p>0.100779980134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237">
                <text:p>0.237</text:p>
              </table:table-cell>
              <table:table-cell office:value-type="float" office:value="0.014479696222305">
                <text:p>0.014479696222305</text:p>
              </table:table-cell>
              <table:table-cell office:value-type="float" office:value="0.0340406075553901">
                <text:p>0.0340406075553901</text:p>
              </table:table-cell>
              <table:table-cell office:value-type="float" office:value="0.101479696222305">
                <text:p>0.101479696222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238">
                <text:p>0.238</text:p>
              </table:table-cell>
              <table:table-cell office:value-type="float" office:value="0.0141812707159716">
                <text:p>0.0141812707159716</text:p>
              </table:table-cell>
              <table:table-cell office:value-type="float" office:value="0.0336374585680567">
                <text:p>0.0336374585680567</text:p>
              </table:table-cell>
              <table:table-cell office:value-type="float" office:value="0.102181270715972">
                <text:p>0.102181270715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239">
                <text:p>0.239</text:p>
              </table:table-cell>
              <table:table-cell office:value-type="float" office:value="0.0138847076134321">
                <text:p>0.0138847076134321</text:p>
              </table:table-cell>
              <table:table-cell office:value-type="float" office:value="0.0332305847731359">
                <text:p>0.0332305847731359</text:p>
              </table:table-cell>
              <table:table-cell office:value-type="float" office:value="0.102884707613432">
                <text:p>0.102884707613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24">
                <text:p>0.24</text:p>
              </table:table-cell>
              <table:table-cell office:value-type="float" office:value="0.0135900112015004">
                <text:p>0.0135900112015004</text:p>
              </table:table-cell>
              <table:table-cell office:value-type="float" office:value="0.0328199775969992">
                <text:p>0.0328199775969992</text:p>
              </table:table-cell>
              <table:table-cell office:value-type="float" office:value="0.103590011201501">
                <text:p>0.103590011201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241">
                <text:p>0.241</text:p>
              </table:table-cell>
              <table:table-cell office:value-type="float" office:value="0.013297186067228">
                <text:p>0.013297186067228</text:p>
              </table:table-cell>
              <table:table-cell office:value-type="float" office:value="0.0324056278655439">
                <text:p>0.0324056278655439</text:p>
              </table:table-cell>
              <table:table-cell office:value-type="float" office:value="0.104297186067228">
                <text:p>0.104297186067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242">
                <text:p>0.242</text:p>
              </table:table-cell>
              <table:table-cell office:value-type="float" office:value="0.0130062371097571">
                <text:p>0.0130062371097571</text:p>
              </table:table-cell>
              <table:table-cell office:value-type="float" office:value="0.0319875257804858">
                <text:p>0.0319875257804858</text:p>
              </table:table-cell>
              <table:table-cell office:value-type="float" office:value="0.105006237109757">
                <text:p>0.105006237109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243">
                <text:p>0.243</text:p>
              </table:table-cell>
              <table:table-cell office:value-type="float" office:value="0.0127171695529607">
                <text:p>0.0127171695529607</text:p>
              </table:table-cell>
              <table:table-cell office:value-type="float" office:value="0.0315656608940785">
                <text:p>0.0315656608940785</text:p>
              </table:table-cell>
              <table:table-cell office:value-type="float" office:value="0.105717169552961">
                <text:p>0.105717169552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244">
                <text:p>0.244</text:p>
              </table:table-cell>
              <table:table-cell office:value-type="float" office:value="0.0124299889589341">
                <text:p>0.0124299889589341</text:p>
              </table:table-cell>
              <table:table-cell office:value-type="float" office:value="0.0311400220821317">
                <text:p>0.0311400220821317</text:p>
              </table:table-cell>
              <table:table-cell office:value-type="float" office:value="0.106429988958934">
                <text:p>0.106429988958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245">
                <text:p>0.245</text:p>
              </table:table-cell>
              <table:table-cell office:value-type="float" office:value="0.0121447012424078">
                <text:p>0.0121447012424078</text:p>
              </table:table-cell>
              <table:table-cell office:value-type="float" office:value="0.0307105975151845">
                <text:p>0.0307105975151845</text:p>
              </table:table-cell>
              <table:table-cell office:value-type="float" office:value="0.107144701242408">
                <text:p>0.107144701242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246">
                <text:p>0.246</text:p>
              </table:table-cell>
              <table:table-cell office:value-type="float" office:value="0.0118613126861617">
                <text:p>0.0118613126861617</text:p>
              </table:table-cell>
              <table:table-cell office:value-type="float" office:value="0.0302773746276766">
                <text:p>0.0302773746276766</text:p>
              </table:table-cell>
              <table:table-cell office:value-type="float" office:value="0.107861312686162">
                <text:p>0.107861312686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247">
                <text:p>0.247</text:p>
              </table:table-cell>
              <table:table-cell office:value-type="float" office:value="0.0115798299575275">
                <text:p>0.0115798299575275</text:p>
              </table:table-cell>
              <table:table-cell office:value-type="float" office:value="0.0298403400849449">
                <text:p>0.0298403400849449</text:p>
              </table:table-cell>
              <table:table-cell office:value-type="float" office:value="0.108579829957528">
                <text:p>0.108579829957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248">
                <text:p>0.248</text:p>
              </table:table-cell>
              <table:table-cell office:value-type="float" office:value="0.0113002601260745">
                <text:p>0.0113002601260745</text:p>
              </table:table-cell>
              <table:table-cell office:value-type="float" office:value="0.0293994797478509">
                <text:p>0.0293994797478509</text:p>
              </table:table-cell>
              <table:table-cell office:value-type="float" office:value="0.109300260126075">
                <text:p>0.109300260126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249">
                <text:p>0.249</text:p>
              </table:table-cell>
              <table:table-cell office:value-type="float" office:value="0.0110226106825872">
                <text:p>0.0110226106825872</text:p>
              </table:table-cell>
              <table:table-cell office:value-type="float" office:value="0.0289547786348255">
                <text:p>0.0289547786348255</text:p>
              </table:table-cell>
              <table:table-cell office:value-type="float" office:value="0.110022610682587">
                <text:p>0.110022610682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25">
                <text:p>0.25</text:p>
              </table:table-cell>
              <table:table-cell office:value-type="float" office:value="0.0107468895594526">
                <text:p>0.0107468895594526</text:p>
              </table:table-cell>
              <table:table-cell office:value-type="float" office:value="0.0285062208810948">
                <text:p>0.0285062208810948</text:p>
              </table:table-cell>
              <table:table-cell office:value-type="float" office:value="0.110746889559453">
                <text:p>0.110746889559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251">
                <text:p>0.251</text:p>
              </table:table-cell>
              <table:table-cell office:value-type="float" office:value="0.0104731051525906">
                <text:p>0.0104731051525906</text:p>
              </table:table-cell>
              <table:table-cell office:value-type="float" office:value="0.0280537896948187">
                <text:p>0.0280537896948187</text:p>
              </table:table-cell>
              <table:table-cell office:value-type="float" office:value="0.111473105152591">
                <text:p>0.111473105152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252">
                <text:p>0.252</text:p>
              </table:table-cell>
              <table:table-cell office:value-type="float" office:value="0.0102012663450752">
                <text:p>0.0102012663450752</text:p>
              </table:table-cell>
              <table:table-cell office:value-type="float" office:value="0.0275974673098495">
                <text:p>0.0275974673098495</text:p>
              </table:table-cell>
              <table:table-cell office:value-type="float" office:value="0.112201266345075">
                <text:p>0.112201266345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253">
                <text:p>0.253</text:p>
              </table:table-cell>
              <table:table-cell office:value-type="float" office:value="0.00993138253261194">
                <text:p>0.00993138253261194</text:p>
              </table:table-cell>
              <table:table-cell office:value-type="float" office:value="0.0271372349347761">
                <text:p>0.0271372349347761</text:p>
              </table:table-cell>
              <table:table-cell office:value-type="float" office:value="0.112931382532612">
                <text:p>0.112931382532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254">
                <text:p>0.254</text:p>
              </table:table-cell>
              <table:table-cell office:value-type="float" office:value="0.00966346365105804">
                <text:p>0.00966346365105804</text:p>
              </table:table-cell>
              <table:table-cell office:value-type="float" office:value="0.0266730726978839">
                <text:p>0.0266730726978839</text:p>
              </table:table-cell>
              <table:table-cell office:value-type="float" office:value="0.113663463651058">
                <text:p>0.113663463651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255">
                <text:p>0.255</text:p>
              </table:table-cell>
              <table:table-cell office:value-type="float" office:value="0.00939752020619419">
                <text:p>0.00939752020619419</text:p>
              </table:table-cell>
              <table:table-cell office:value-type="float" office:value="0.0262049595876116">
                <text:p>0.0262049595876116</text:p>
              </table:table-cell>
              <table:table-cell office:value-type="float" office:value="0.114397520206194">
                <text:p>0.114397520206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256">
                <text:p>0.256</text:p>
              </table:table-cell>
              <table:table-cell office:value-type="float" office:value="0.00913356330598329">
                <text:p>0.00913356330598329</text:p>
              </table:table-cell>
              <table:table-cell office:value-type="float" office:value="0.0257328733880334">
                <text:p>0.0257328733880334</text:p>
              </table:table-cell>
              <table:table-cell office:value-type="float" office:value="0.115133563305983">
                <text:p>0.115133563305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257">
                <text:p>0.257</text:p>
              </table:table-cell>
              <table:table-cell office:value-type="float" office:value="0.00887160469558275">
                <text:p>0.00887160469558275</text:p>
              </table:table-cell>
              <table:table-cell office:value-type="float" office:value="0.0252567906088345">
                <text:p>0.0252567906088345</text:p>
              </table:table-cell>
              <table:table-cell office:value-type="float" office:value="0.115871604695583">
                <text:p>0.115871604695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258">
                <text:p>0.258</text:p>
              </table:table-cell>
              <table:table-cell office:value-type="float" office:value="0.00861165679541193">
                <text:p>0.00861165679541193</text:p>
              </table:table-cell>
              <table:table-cell office:value-type="float" office:value="0.0247766864091761">
                <text:p>0.0247766864091761</text:p>
              </table:table-cell>
              <table:table-cell office:value-type="float" office:value="0.116611656795412">
                <text:p>0.116611656795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259">
                <text:p>0.259</text:p>
              </table:table-cell>
              <table:table-cell office:value-type="float" office:value="0.0083537327426177">
                <text:p>0.0083537327426177</text:p>
              </table:table-cell>
              <table:table-cell office:value-type="float" office:value="0.0242925345147645">
                <text:p>0.0242925345147645</text:p>
              </table:table-cell>
              <table:table-cell office:value-type="float" office:value="0.117353732742618">
                <text:p>0.117353732742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26">
                <text:p>0.26</text:p>
              </table:table-cell>
              <table:table-cell office:value-type="float" office:value="0.00809784643632862">
                <text:p>0.00809784643632862</text:p>
              </table:table-cell>
              <table:table-cell office:value-type="float" office:value="0.0238043071273427">
                <text:p>0.0238043071273427</text:p>
              </table:table-cell>
              <table:table-cell office:value-type="float" office:value="0.118097846436329">
                <text:p>0.118097846436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261">
                <text:p>0.261</text:p>
              </table:table-cell>
              <table:table-cell office:value-type="float" office:value="0.00784401258714453">
                <text:p>0.00784401258714453</text:p>
              </table:table-cell>
              <table:table-cell office:value-type="float" office:value="0.0233119748257109">
                <text:p>0.0233119748257109</text:p>
              </table:table-cell>
              <table:table-cell office:value-type="float" office:value="0.118844012587145">
                <text:p>0.118844012587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262">
                <text:p>0.262</text:p>
              </table:table-cell>
              <table:table-cell office:value-type="float" office:value="0.00759224677137366">
                <text:p>0.00759224677137366</text:p>
              </table:table-cell>
              <table:table-cell office:value-type="float" office:value="0.0228155064572526">
                <text:p>0.0228155064572526</text:p>
              </table:table-cell>
              <table:table-cell office:value-type="float" office:value="0.119592246771374">
                <text:p>0.119592246771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263">
                <text:p>0.263</text:p>
              </table:table-cell>
              <table:table-cell office:value-type="float" office:value="0.00734256549060655">
                <text:p>0.00734256549060655</text:p>
              </table:table-cell>
              <table:table-cell office:value-type="float" office:value="0.0223148690187869">
                <text:p>0.0223148690187869</text:p>
              </table:table-cell>
              <table:table-cell office:value-type="float" office:value="0.120342565490607">
                <text:p>0.120342565490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264">
                <text:p>0.264</text:p>
              </table:table-cell>
              <table:table-cell office:value-type="float" office:value="0.00709498623730732">
                <text:p>0.00709498623730732</text:p>
              </table:table-cell>
              <table:table-cell office:value-type="float" office:value="0.0218100275253853">
                <text:p>0.0218100275253853</text:p>
              </table:table-cell>
              <table:table-cell office:value-type="float" office:value="0.121094986237307">
                <text:p>0.121094986237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265">
                <text:p>0.265</text:p>
              </table:table-cell>
              <table:table-cell office:value-type="float" office:value="0.00684952756721096">
                <text:p>0.00684952756721096</text:p>
              </table:table-cell>
              <table:table-cell office:value-type="float" office:value="0.021300944865578">
                <text:p>0.021300944865578</text:p>
              </table:table-cell>
              <table:table-cell office:value-type="float" office:value="0.121849527567211">
                <text:p>0.121849527567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266">
                <text:p>0.266</text:p>
              </table:table-cell>
              <table:table-cell office:value-type="float" office:value="0.00660620917944448">
                <text:p>0.00660620917944448</text:p>
              </table:table-cell>
              <table:table-cell office:value-type="float" office:value="0.020787581641111">
                <text:p>0.020787581641111</text:p>
              </table:table-cell>
              <table:table-cell office:value-type="float" office:value="0.122606209179445">
                <text:p>0.122606209179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267">
                <text:p>0.267</text:p>
              </table:table-cell>
              <table:table-cell office:value-type="float" office:value="0.00636505200544404">
                <text:p>0.00636505200544404</text:p>
              </table:table-cell>
              <table:table-cell office:value-type="float" office:value="0.0202698959891119">
                <text:p>0.0202698959891119</text:p>
              </table:table-cell>
              <table:table-cell office:value-type="float" office:value="0.123365052005444">
                <text:p>0.123365052005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268">
                <text:p>0.268</text:p>
              </table:table-cell>
              <table:table-cell office:value-type="float" office:value="0.00612607830792659">
                <text:p>0.00612607830792659</text:p>
              </table:table-cell>
              <table:table-cell office:value-type="float" office:value="0.0197478433841468">
                <text:p>0.0197478433841468</text:p>
              </table:table-cell>
              <table:table-cell office:value-type="float" office:value="0.124126078307927">
                <text:p>0.124126078307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269">
                <text:p>0.269</text:p>
              </table:table-cell>
              <table:table-cell office:value-type="float" office:value="0.00588931179139951">
                <text:p>0.00588931179139951</text:p>
              </table:table-cell>
              <table:table-cell office:value-type="float" office:value="0.0192213764172009">
                <text:p>0.0192213764172009</text:p>
              </table:table-cell>
              <table:table-cell office:value-type="float" office:value="0.1248893117914">
                <text:p>0.1248893117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27">
                <text:p>0.27</text:p>
              </table:table-cell>
              <table:table-cell office:value-type="float" office:value="0.00565477772596587">
                <text:p>0.00565477772596587</text:p>
              </table:table-cell>
              <table:table-cell office:value-type="float" office:value="0.0186904445480682">
                <text:p>0.0186904445480682</text:p>
              </table:table-cell>
              <table:table-cell office:value-type="float" office:value="0.125654777725966">
                <text:p>0.125654777725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271">
                <text:p>0.271</text:p>
              </table:table-cell>
              <table:table-cell office:value-type="float" office:value="0.00542250308651856">
                <text:p>0.00542250308651856</text:p>
              </table:table-cell>
              <table:table-cell office:value-type="float" office:value="0.0181549938269628">
                <text:p>0.0181549938269628</text:p>
              </table:table-cell>
              <table:table-cell office:value-type="float" office:value="0.126422503086519">
                <text:p>0.126422503086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272">
                <text:p>0.272</text:p>
              </table:table-cell>
              <table:table-cell office:value-type="float" office:value="0.00519251670982995">
                <text:p>0.00519251670982995</text:p>
              </table:table-cell>
              <table:table-cell office:value-type="float" office:value="0.01761496658034">
                <text:p>0.01761496658034</text:p>
              </table:table-cell>
              <table:table-cell office:value-type="float" office:value="0.12719251670983">
                <text:p>0.12719251670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273">
                <text:p>0.273</text:p>
              </table:table-cell>
              <table:table-cell office:value-type="float" office:value="0.00496484947255665">
                <text:p>0.00496484947255665</text:p>
              </table:table-cell>
              <table:table-cell office:value-type="float" office:value="0.0170703010548866">
                <text:p>0.0170703010548866</text:p>
              </table:table-cell>
              <table:table-cell office:value-type="float" office:value="0.127964849472557">
                <text:p>0.127964849472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274">
                <text:p>0.274</text:p>
              </table:table-cell>
              <table:table-cell office:value-type="float" office:value="0.00473953449381969">
                <text:p>0.00473953449381969</text:p>
              </table:table-cell>
              <table:table-cell office:value-type="float" office:value="0.0165209310123606">
                <text:p>0.0165209310123606</text:p>
              </table:table-cell>
              <table:table-cell office:value-type="float" office:value="0.12873953449382">
                <text:p>0.12873953449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275">
                <text:p>0.275</text:p>
              </table:table-cell>
              <table:table-cell office:value-type="float" office:value="0.00451660736682701">
                <text:p>0.00451660736682701</text:p>
              </table:table-cell>
              <table:table-cell office:value-type="float" office:value="0.0159667852663459">
                <text:p>0.0159667852663459</text:p>
              </table:table-cell>
              <table:table-cell office:value-type="float" office:value="0.129516607366827">
                <text:p>0.129516607366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276">
                <text:p>0.276</text:p>
              </table:table-cell>
              <table:table-cell office:value-type="float" office:value="0.00429610642502929">
                <text:p>0.00429610642502929</text:p>
              </table:table-cell>
              <table:table-cell office:value-type="float" office:value="0.0154077871499414">
                <text:p>0.0154077871499414</text:p>
              </table:table-cell>
              <table:table-cell office:value-type="float" office:value="0.130296106425029">
                <text:p>0.130296106425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277">
                <text:p>0.277</text:p>
              </table:table-cell>
              <table:table-cell office:value-type="float" office:value="0.00407807304961122">
                <text:p>0.00407807304961122</text:p>
              </table:table-cell>
              <table:table-cell office:value-type="float" office:value="0.0148438539007775">
                <text:p>0.0148438539007775</text:p>
              </table:table-cell>
              <table:table-cell office:value-type="float" office:value="0.131078073049611">
                <text:p>0.131078073049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278">
                <text:p>0.278</text:p>
              </table:table-cell>
              <table:table-cell office:value-type="float" office:value="0.00386255202681563">
                <text:p>0.00386255202681563</text:p>
              </table:table-cell>
              <table:table-cell office:value-type="float" office:value="0.0142748959463687">
                <text:p>0.0142748959463687</text:p>
              </table:table-cell>
              <table:table-cell office:value-type="float" office:value="0.131862552026816">
                <text:p>0.131862552026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279">
                <text:p>0.279</text:p>
              </table:table-cell>
              <table:table-cell office:value-type="float" office:value="0.00364959196581221">
                <text:p>0.00364959196581221</text:p>
              </table:table-cell>
              <table:table-cell office:value-type="float" office:value="0.0137008160683755">
                <text:p>0.0137008160683755</text:p>
              </table:table-cell>
              <table:table-cell office:value-type="float" office:value="0.132649591965812">
                <text:p>0.132649591965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28">
                <text:p>0.28</text:p>
              </table:table-cell>
              <table:table-cell office:value-type="float" office:value="0.00343924579074699">
                <text:p>0.00343924579074699</text:p>
              </table:table-cell>
              <table:table-cell office:value-type="float" office:value="0.0131215084185059">
                <text:p>0.0131215084185059</text:p>
              </table:table-cell>
              <table:table-cell office:value-type="float" office:value="0.133439245790747">
                <text:p>0.133439245790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281">
                <text:p>0.281</text:p>
              </table:table-cell>
              <table:table-cell office:value-type="float" office:value="0.00323157132451855">
                <text:p>0.00323157132451855</text:p>
              </table:table-cell>
              <table:table-cell office:value-type="float" office:value="0.0125368573509628">
                <text:p>0.0125368573509628</text:p>
              </table:table-cell>
              <table:table-cell office:value-type="float" office:value="0.134231571324519">
                <text:p>0.134231571324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282">
                <text:p>0.282</text:p>
              </table:table-cell>
              <table:table-cell office:value-type="float" office:value="0.00302663198712323">
                <text:p>0.00302663198712323</text:p>
              </table:table-cell>
              <table:table-cell office:value-type="float" office:value="0.0119467360257535">
                <text:p>0.0119467360257535</text:p>
              </table:table-cell>
              <table:table-cell office:value-type="float" office:value="0.135026631987123">
                <text:p>0.135026631987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283">
                <text:p>0.283</text:p>
              </table:table-cell>
              <table:table-cell office:value-type="float" office:value="0.00282449763869071">
                <text:p>0.00282449763869071</text:p>
              </table:table-cell>
              <table:table-cell office:value-type="float" office:value="0.0113510047226185">
                <text:p>0.0113510047226185</text:p>
              </table:table-cell>
              <table:table-cell office:value-type="float" office:value="0.135824497638691">
                <text:p>0.135824497638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284">
                <text:p>0.284</text:p>
              </table:table-cell>
              <table:table-cell office:value-type="float" office:value="0.00262524560749639">
                <text:p>0.00262524560749639</text:p>
              </table:table-cell>
              <table:table-cell office:value-type="float" office:value="0.0107495087850071">
                <text:p>0.0107495087850071</text:p>
              </table:table-cell>
              <table:table-cell office:value-type="float" office:value="0.136625245607497">
                <text:p>0.136625245607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285">
                <text:p>0.285</text:p>
              </table:table-cell>
              <table:table-cell office:value-type="float" office:value="0.00242896195768463">
                <text:p>0.00242896195768463</text:p>
              </table:table-cell>
              <table:table-cell office:value-type="float" office:value="0.0101420760846307">
                <text:p>0.0101420760846307</text:p>
              </table:table-cell>
              <table:table-cell office:value-type="float" office:value="0.137428961957685">
                <text:p>0.137428961957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286">
                <text:p>0.286</text:p>
              </table:table-cell>
              <table:table-cell office:value-type="float" office:value="0.0022357430723779">
                <text:p>0.0022357430723779</text:p>
              </table:table-cell>
              <table:table-cell office:value-type="float" office:value="0.00952851385524411">
                <text:p>0.00952851385524411</text:p>
              </table:table-cell>
              <table:table-cell office:value-type="float" office:value="0.138235743072378">
                <text:p>0.138235743072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287">
                <text:p>0.287</text:p>
              </table:table-cell>
              <table:table-cell office:value-type="float" office:value="0.00204569765887385">
                <text:p>0.00204569765887385</text:p>
              </table:table-cell>
              <table:table-cell office:value-type="float" office:value="0.00890860468225222">
                <text:p>0.00890860468225222</text:p>
              </table:table-cell>
              <table:table-cell office:value-type="float" office:value="0.139045697658874">
                <text:p>0.139045697658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288">
                <text:p>0.288</text:p>
              </table:table-cell>
              <table:table-cell office:value-type="float" office:value="0.00185894932975446">
                <text:p>0.00185894932975446</text:p>
              </table:table-cell>
              <table:table-cell office:value-type="float" office:value="0.00828210134049099">
                <text:p>0.00828210134049099</text:p>
              </table:table-cell>
              <table:table-cell office:value-type="float" office:value="0.139858949329755">
                <text:p>0.139858949329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289">
                <text:p>0.289</text:p>
              </table:table-cell>
              <table:table-cell office:value-type="float" office:value="0.00167563998734">
                <text:p>0.00167563998734</text:p>
              </table:table-cell>
              <table:table-cell office:value-type="float" office:value="0.00764872002531992">
                <text:p>0.00764872002531992</text:p>
              </table:table-cell>
              <table:table-cell office:value-type="float" office:value="0.14067563998734">
                <text:p>0.14067563998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29">
                <text:p>0.29</text:p>
              </table:table-cell>
              <table:table-cell office:value-type="float" office:value="0.00149593435767051">
                <text:p>0.00149593435767051</text:p>
              </table:table-cell>
              <table:table-cell office:value-type="float" office:value="0.00700813128465888">
                <text:p>0.00700813128465888</text:p>
              </table:table-cell>
              <table:table-cell office:value-type="float" office:value="0.141495934357671">
                <text:p>0.141495934357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291">
                <text:p>0.291</text:p>
              </table:table-cell>
              <table:table-cell office:value-type="float" office:value="0.00132002621907097">
                <text:p>0.00132002621907097</text:p>
              </table:table-cell>
              <table:table-cell office:value-type="float" office:value="0.00635994756185797">
                <text:p>0.00635994756185797</text:p>
              </table:table-cell>
              <table:table-cell office:value-type="float" office:value="0.142320026219071">
                <text:p>0.142320026219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292">
                <text:p>0.292</text:p>
              </table:table-cell>
              <table:table-cell office:value-type="float" office:value="0.00114814721834457">
                <text:p>0.00114814721834457</text:p>
              </table:table-cell>
              <table:table-cell office:value-type="float" office:value="0.00570370556331076">
                <text:p>0.00570370556331076</text:p>
              </table:table-cell>
              <table:table-cell office:value-type="float" office:value="0.143148147218345">
                <text:p>0.143148147218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293">
                <text:p>0.293</text:p>
              </table:table-cell>
              <table:table-cell office:value-type="float" office:value="0.000980579809217141">
                <text:p>0.000980579809217141</text:p>
              </table:table-cell>
              <table:table-cell office:value-type="float" office:value="0.00503884038156562">
                <text:p>0.00503884038156562</text:p>
              </table:table-cell>
              <table:table-cell office:value-type="float" office:value="0.143980579809217">
                <text:p>0.143980579809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294">
                <text:p>0.294</text:p>
              </table:table-cell>
              <table:table-cell office:value-type="float" office:value="0.000817677107937264">
                <text:p>0.000817677107937264</text:p>
              </table:table-cell>
              <table:table-cell office:value-type="float" office:value="0.00436464578412537">
                <text:p>0.00436464578412537</text:p>
              </table:table-cell>
              <table:table-cell office:value-type="float" office:value="0.144817677107937">
                <text:p>0.144817677107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295">
                <text:p>0.295</text:p>
              </table:table-cell>
              <table:table-cell office:value-type="float" office:value="0.000659895139316659">
                <text:p>0.000659895139316659</text:p>
              </table:table-cell>
              <table:table-cell office:value-type="float" office:value="0.00368020972136657">
                <text:p>0.00368020972136657</text:p>
              </table:table-cell>
              <table:table-cell office:value-type="float" office:value="0.145659895139317">
                <text:p>0.145659895139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296">
                <text:p>0.296</text:p>
              </table:table-cell>
              <table:table-cell office:value-type="float" office:value="0.00050784924169455">
                <text:p>0.00050784924169455</text:p>
              </table:table-cell>
              <table:table-cell office:value-type="float" office:value="0.00298430151661079">
                <text:p>0.00298430151661079</text:p>
              </table:table-cell>
              <table:table-cell office:value-type="float" office:value="0.146507849241695">
                <text:p>0.146507849241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297">
                <text:p>0.297</text:p>
              </table:table-cell>
              <table:table-cell office:value-type="float" office:value="0.000362423320294468">
                <text:p>0.000362423320294468</text:p>
              </table:table-cell>
              <table:table-cell office:value-type="float" office:value="0.00227515335941095">
                <text:p>0.00227515335941095</text:p>
              </table:table-cell>
              <table:table-cell office:value-type="float" office:value="0.147362423320295">
                <text:p>0.147362423320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298">
                <text:p>0.298</text:p>
              </table:table-cell>
              <table:table-cell office:value-type="float" office:value="0.000225015629711252">
                <text:p>0.000225015629711252</text:p>
              </table:table-cell>
              <table:table-cell office:value-type="float" office:value="0.00154996874057738">
                <text:p>0.00154996874057738</text:p>
              </table:table-cell>
              <table:table-cell office:value-type="float" office:value="0.148225015629711">
                <text:p>0.148225015629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299">
                <text:p>0.299</text:p>
              </table:table-cell>
              <table:table-cell office:value-type="float" office:value="0.000098245144585987">
                <text:p>0.000098245144585987</text:p>
              </table:table-cell>
              <table:table-cell office:value-type="float" office:value="0.000803509710827908">
                <text:p>0.000803509710827908</text:p>
              </table:table-cell>
              <table:table-cell office:value-type="float" office:value="0.149098245144586">
                <text:p>0.149098245144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